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9mm" svg:height="89.99mm" svg:x="68.74mm" svg:y="1mm">
            <loext:p draw:notify-on-update-of-ranges="Arkusz1.A2:Arkusz1.A424 Arkusz1.B1:Arkusz1.B1 Arkusz1.B2:Arkusz1.B424 Arkusz1.A2:Arkusz1.A424 Arkusz1.C1:Arkusz1.C1 Arkusz1.C2:Arkusz1.C4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49.36mm" svg:y="1mm">
            <loext:p draw:notify-on-update-of-ranges="Arkusz1.I2:Arkusz1.I411 Arkusz1.J1:Arkusz1.J1 Arkusz1.J2:Arkusz1.J411 Arkusz1.I2:Arkusz1.I411 Arkusz1.K1:Arkusz1.K1 Arkusz1.K2:Arkusz1.K4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elocity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4.36154312" calcext:value-type="float">
            <text:p>4,36154312</text:p>
          </table:table-cell>
          <table:table-cell office:value-type="float" office:value="-0.136690810322762" calcext:value-type="float">
            <text:p>-0,1366908103</text:p>
          </table:table-cell>
          <table:table-cell office:value-type="float" office:value="0.0069001317024231" calcext:value-type="float">
            <text:p>0,0069001317</text:p>
          </table:table-cell>
          <table:table-cell table:number-columns-repeated="5"/>
          <table:table-cell office:value-type="float" office:value="7.7012488" calcext:value-type="float">
            <text:p>7,7012488</text:p>
          </table:table-cell>
          <table:table-cell office:value-type="float" office:value="-0.138549342751503" calcext:value-type="float">
            <text:p>-0,1385493428</text:p>
          </table:table-cell>
          <table:table-cell office:value-type="float" office:value="-0.0526449084281921" calcext:value-type="float">
            <text:p>-0,0526449084</text:p>
          </table:table-cell>
        </table:table-row>
        <table:table-row table:style-name="ro1">
          <table:table-cell office:value-type="float" office:value="4.36357372" calcext:value-type="float">
            <text:p>4,36357372</text:p>
          </table:table-cell>
          <table:table-cell office:value-type="float" office:value="-0.136690810322762" calcext:value-type="float">
            <text:p>-0,1366908103</text:p>
          </table:table-cell>
          <table:table-cell office:value-type="float" office:value="0.0069001317024231" calcext:value-type="float">
            <text:p>0,0069001317</text:p>
          </table:table-cell>
          <table:table-cell table:number-columns-repeated="5"/>
          <table:table-cell office:value-type="float" office:value="7.70258876" calcext:value-type="float">
            <text:p>7,70258876</text:p>
          </table:table-cell>
          <table:table-cell office:value-type="float" office:value="-0.138549342751503" calcext:value-type="float">
            <text:p>-0,1385493428</text:p>
          </table:table-cell>
          <table:table-cell office:value-type="float" office:value="-0.0526449084281921" calcext:value-type="float">
            <text:p>-0,0526449084</text:p>
          </table:table-cell>
        </table:table-row>
        <table:table-row table:style-name="ro1">
          <table:table-cell office:value-type="float" office:value="4.36569514" calcext:value-type="float">
            <text:p>4,36569514</text:p>
          </table:table-cell>
          <table:table-cell office:value-type="float" office:value="-0.136690810322762" calcext:value-type="float">
            <text:p>-0,1366908103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0413172" calcext:value-type="float">
            <text:p>7,70413172</text:p>
          </table:table-cell>
          <table:table-cell office:value-type="float" office:value="-0.138549342751503" calcext:value-type="float">
            <text:p>-0,1385493428</text:p>
          </table:table-cell>
          <table:table-cell office:value-type="float" office:value="-0.0526449084281921" calcext:value-type="float">
            <text:p>-0,0526449084</text:p>
          </table:table-cell>
        </table:table-row>
        <table:table-row table:style-name="ro1">
          <table:table-cell office:value-type="float" office:value="4.36797614" calcext:value-type="float">
            <text:p>4,36797614</text:p>
          </table:table-cell>
          <table:table-cell office:value-type="float" office:value="-0.136690810322762" calcext:value-type="float">
            <text:p>-0,1366908103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055311" calcext:value-type="float">
            <text:p>7,7055311</text:p>
          </table:table-cell>
          <table:table-cell office:value-type="float" office:value="-0.138549342751503" calcext:value-type="float">
            <text:p>-0,1385493428</text:p>
          </table:table-cell>
          <table:table-cell office:value-type="float" office:value="-0.0526449084281921" calcext:value-type="float">
            <text:p>-0,0526449084</text:p>
          </table:table-cell>
        </table:table-row>
        <table:table-row table:style-name="ro1">
          <table:table-cell office:value-type="float" office:value="4.36936196" calcext:value-type="float">
            <text:p>4,36936196</text:p>
          </table:table-cell>
          <table:table-cell office:value-type="float" office:value="-0.136690810322762" calcext:value-type="float">
            <text:p>-0,1366908103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0706562" calcext:value-type="float">
            <text:p>7,70706562</text:p>
          </table:table-cell>
          <table:table-cell office:value-type="float" office:value="-0.138549342751503" calcext:value-type="float">
            <text:p>-0,1385493428</text:p>
          </table:table-cell>
          <table:table-cell office:value-type="float" office:value="-0.0526449084281921" calcext:value-type="float">
            <text:p>-0,0526449084</text:p>
          </table:table-cell>
        </table:table-row>
        <table:table-row table:style-name="ro1">
          <table:table-cell office:value-type="float" office:value="4.37135562" calcext:value-type="float">
            <text:p>4,37135562</text:p>
          </table:table-cell>
          <table:table-cell office:value-type="float" office:value="-0.136548489332199" calcext:value-type="float">
            <text:p>-0,1365484893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0846002" calcext:value-type="float">
            <text:p>7,70846002</text:p>
          </table:table-cell>
          <table:table-cell office:value-type="float" office:value="-0.138549342751503" calcext:value-type="float">
            <text:p>-0,1385493428</text:p>
          </table:table-cell>
          <table:table-cell office:value-type="float" office:value="-0.0526449084281921" calcext:value-type="float">
            <text:p>-0,0526449084</text:p>
          </table:table-cell>
        </table:table-row>
        <table:table-row table:style-name="ro1">
          <table:table-cell office:value-type="float" office:value="4.37338956" calcext:value-type="float">
            <text:p>4,37338956</text:p>
          </table:table-cell>
          <table:table-cell office:value-type="float" office:value="-0.136548489332199" calcext:value-type="float">
            <text:p>-0,1365484893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1000458" calcext:value-type="float">
            <text:p>7,71000458</text:p>
          </table:table-cell>
          <table:table-cell office:value-type="float" office:value="-0.138549342751503" calcext:value-type="float">
            <text:p>-0,1385493428</text:p>
          </table:table-cell>
          <table:table-cell office:value-type="float" office:value="-0.0526449084281921" calcext:value-type="float">
            <text:p>-0,0526449084</text:p>
          </table:table-cell>
        </table:table-row>
        <table:table-row table:style-name="ro1">
          <table:table-cell office:value-type="float" office:value="4.37466616" calcext:value-type="float">
            <text:p>4,37466616</text:p>
          </table:table-cell>
          <table:table-cell office:value-type="float" office:value="-0.136548489332199" calcext:value-type="float">
            <text:p>-0,1365484893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1140376" calcext:value-type="float">
            <text:p>7,71140376</text:p>
          </table:table-cell>
          <table:table-cell office:value-type="float" office:value="-0.138257026672363" calcext:value-type="float">
            <text:p>-0,1382570267</text:p>
          </table:table-cell>
          <table:table-cell office:value-type="float" office:value="-0.0526449084281921" calcext:value-type="float">
            <text:p>-0,0526449084</text:p>
          </table:table-cell>
        </table:table-row>
        <table:table-row table:style-name="ro1">
          <table:table-cell office:value-type="float" office:value="4.3772449" calcext:value-type="float">
            <text:p>4,3772449</text:p>
          </table:table-cell>
          <table:table-cell office:value-type="float" office:value="-0.136548489332199" calcext:value-type="float">
            <text:p>-0,1365484893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1274282" calcext:value-type="float">
            <text:p>7,71274282</text:p>
          </table:table-cell>
          <table:table-cell office:value-type="float" office:value="-0.138257026672363" calcext:value-type="float">
            <text:p>-0,1382570267</text:p>
          </table:table-cell>
          <table:table-cell office:value-type="float" office:value="-0.0526449084281921" calcext:value-type="float">
            <text:p>-0,0526449084</text:p>
          </table:table-cell>
        </table:table-row>
        <table:table-row table:style-name="ro1">
          <table:table-cell office:value-type="float" office:value="4.37923146" calcext:value-type="float">
            <text:p>4,37923146</text:p>
          </table:table-cell>
          <table:table-cell office:value-type="float" office:value="-0.136548489332199" calcext:value-type="float">
            <text:p>-0,1365484893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1450844" calcext:value-type="float">
            <text:p>7,71450844</text:p>
          </table:table-cell>
          <table:table-cell office:value-type="float" office:value="-0.138257026672363" calcext:value-type="float">
            <text:p>-0,1382570267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38131326" calcext:value-type="float">
            <text:p>4,38131326</text:p>
          </table:table-cell>
          <table:table-cell office:value-type="float" office:value="-0.136548489332199" calcext:value-type="float">
            <text:p>-0,1365484893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1606216" calcext:value-type="float">
            <text:p>7,71606216</text:p>
          </table:table-cell>
          <table:table-cell office:value-type="float" office:value="-0.138257026672363" calcext:value-type="float">
            <text:p>-0,1382570267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38326286" calcext:value-type="float">
            <text:p>4,38326286</text:p>
          </table:table-cell>
          <table:table-cell office:value-type="float" office:value="-0.136975944042206" calcext:value-type="float">
            <text:p>-0,136975944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1747128" calcext:value-type="float">
            <text:p>7,71747128</text:p>
          </table:table-cell>
          <table:table-cell office:value-type="float" office:value="-0.138257026672363" calcext:value-type="float">
            <text:p>-0,1382570267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38457728" calcext:value-type="float">
            <text:p>4,38457728</text:p>
          </table:table-cell>
          <table:table-cell office:value-type="float" office:value="-0.136975944042206" calcext:value-type="float">
            <text:p>-0,136975944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1898474" calcext:value-type="float">
            <text:p>7,71898474</text:p>
          </table:table-cell>
          <table:table-cell office:value-type="float" office:value="-0.138257026672363" calcext:value-type="float">
            <text:p>-0,1382570267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38660932" calcext:value-type="float">
            <text:p>4,38660932</text:p>
          </table:table-cell>
          <table:table-cell office:value-type="float" office:value="-0.136975944042206" calcext:value-type="float">
            <text:p>-0,136975944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2033588" calcext:value-type="float">
            <text:p>7,72033588</text:p>
          </table:table-cell>
          <table:table-cell office:value-type="float" office:value="-0.138257026672363" calcext:value-type="float">
            <text:p>-0,1382570267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38869348" calcext:value-type="float">
            <text:p>4,38869348</text:p>
          </table:table-cell>
          <table:table-cell office:value-type="float" office:value="-0.136975944042206" calcext:value-type="float">
            <text:p>-0,136975944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2169252" calcext:value-type="float">
            <text:p>7,72169252</text:p>
          </table:table-cell>
          <table:table-cell office:value-type="float" office:value="-0.138368383049965" calcext:value-type="float">
            <text:p>-0,138368383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39016486" calcext:value-type="float">
            <text:p>4,39016486</text:p>
          </table:table-cell>
          <table:table-cell office:value-type="float" office:value="-0.136975944042206" calcext:value-type="float">
            <text:p>-0,136975944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2318666" calcext:value-type="float">
            <text:p>7,72318666</text:p>
          </table:table-cell>
          <table:table-cell office:value-type="float" office:value="-0.138368383049965" calcext:value-type="float">
            <text:p>-0,138368383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3922955" calcext:value-type="float">
            <text:p>4,3922955</text:p>
          </table:table-cell>
          <table:table-cell office:value-type="float" office:value="-0.134276375174522" calcext:value-type="float">
            <text:p>-0,1342763752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2456332" calcext:value-type="float">
            <text:p>7,72456332</text:p>
          </table:table-cell>
          <table:table-cell office:value-type="float" office:value="-0.138368383049965" calcext:value-type="float">
            <text:p>-0,138368383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39433662" calcext:value-type="float">
            <text:p>4,39433662</text:p>
          </table:table-cell>
          <table:table-cell office:value-type="float" office:value="-0.134276375174522" calcext:value-type="float">
            <text:p>-0,1342763752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2608532" calcext:value-type="float">
            <text:p>7,72608532</text:p>
          </table:table-cell>
          <table:table-cell office:value-type="float" office:value="-0.138368383049965" calcext:value-type="float">
            <text:p>-0,138368383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3963173" calcext:value-type="float">
            <text:p>4,3963173</text:p>
          </table:table-cell>
          <table:table-cell office:value-type="float" office:value="-0.134276375174522" calcext:value-type="float">
            <text:p>-0,1342763752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2749062" calcext:value-type="float">
            <text:p>7,72749062</text:p>
          </table:table-cell>
          <table:table-cell office:value-type="float" office:value="-0.138368383049965" calcext:value-type="float">
            <text:p>-0,138368383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39765586" calcext:value-type="float">
            <text:p>4,39765586</text:p>
          </table:table-cell>
          <table:table-cell office:value-type="float" office:value="-0.134276375174522" calcext:value-type="float">
            <text:p>-0,1342763752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2902056" calcext:value-type="float">
            <text:p>7,72902056</text:p>
          </table:table-cell>
          <table:table-cell office:value-type="float" office:value="-0.138368383049965" calcext:value-type="float">
            <text:p>-0,138368383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39967154" calcext:value-type="float">
            <text:p>4,39967154</text:p>
          </table:table-cell>
          <table:table-cell office:value-type="float" office:value="-0.134276375174522" calcext:value-type="float">
            <text:p>-0,1342763752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3037818" calcext:value-type="float">
            <text:p>7,73037818</text:p>
          </table:table-cell>
          <table:table-cell office:value-type="float" office:value="-0.138368383049965" calcext:value-type="float">
            <text:p>-0,138368383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0167202" calcext:value-type="float">
            <text:p>4,40167202</text:p>
          </table:table-cell>
          <table:table-cell office:value-type="float" office:value="-0.129938140511513" calcext:value-type="float">
            <text:p>-0,1299381405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3175534" calcext:value-type="float">
            <text:p>7,73175534</text:p>
          </table:table-cell>
          <table:table-cell office:value-type="float" office:value="-0.138238131999969" calcext:value-type="float">
            <text:p>-0,138238132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0325646" calcext:value-type="float">
            <text:p>4,40325646</text:p>
          </table:table-cell>
          <table:table-cell office:value-type="float" office:value="-0.129938140511513" calcext:value-type="float">
            <text:p>-0,1299381405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3324856" calcext:value-type="float">
            <text:p>7,73324856</text:p>
          </table:table-cell>
          <table:table-cell office:value-type="float" office:value="-0.138238131999969" calcext:value-type="float">
            <text:p>-0,138238132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0525448" calcext:value-type="float">
            <text:p>4,40525448</text:p>
          </table:table-cell>
          <table:table-cell office:value-type="float" office:value="-0.129938140511513" calcext:value-type="float">
            <text:p>-0,1299381405</text:p>
          </table:table-cell>
          <table:table-cell office:value-type="float" office:value="0.0940278172492981" calcext:value-type="float">
            <text:p>0,0940278172</text:p>
          </table:table-cell>
          <table:table-cell table:number-columns-repeated="5"/>
          <table:table-cell office:value-type="float" office:value="7.73460888" calcext:value-type="float">
            <text:p>7,73460888</text:p>
          </table:table-cell>
          <table:table-cell office:value-type="float" office:value="-0.138238131999969" calcext:value-type="float">
            <text:p>-0,138238132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0734594" calcext:value-type="float">
            <text:p>4,40734594</text:p>
          </table:table-cell>
          <table:table-cell office:value-type="float" office:value="-0.129938140511513" calcext:value-type="float">
            <text:p>-0,1299381405</text:p>
          </table:table-cell>
          <table:table-cell office:value-type="float" office:value="0.0940278172492981" calcext:value-type="float">
            <text:p>0,0940278172</text:p>
          </table:table-cell>
          <table:table-cell/>
          <table:table-cell office:value-type="string" calcext:value-type="string">
            <text:p>delta t</text:p>
          </table:table-cell>
          <table:table-cell table:formula="of:=[.A424]-[.A2]" office:value-type="float" office:value="0.69820592" calcext:value-type="float">
            <text:p>0,69820592</text:p>
          </table:table-cell>
          <table:table-cell table:number-columns-repeated="2"/>
          <table:table-cell office:value-type="float" office:value="7.7361511" calcext:value-type="float">
            <text:p>7,7361511</text:p>
          </table:table-cell>
          <table:table-cell office:value-type="float" office:value="-0.138238131999969" calcext:value-type="float">
            <text:p>-0,138238132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092866" calcext:value-type="float">
            <text:p>4,4092866</text:p>
          </table:table-cell>
          <table:table-cell office:value-type="float" office:value="-0.129938140511513" calcext:value-type="float">
            <text:p>-0,1299381405</text:p>
          </table:table-cell>
          <table:table-cell office:value-type="float" office:value="0.0940278172492981" calcext:value-type="float">
            <text:p>0,0940278172</text:p>
          </table:table-cell>
          <table:table-cell/>
          <table:table-cell office:value-type="string" calcext:value-type="string">
            <text:p>delta x</text:p>
          </table:table-cell>
          <table:table-cell table:formula="of:=[.B424]-[.B2]" office:value-type="float" office:value="0.256947383284569" calcext:value-type="float">
            <text:p>0,2569473833</text:p>
          </table:table-cell>
          <table:table-cell table:number-columns-repeated="2"/>
          <table:table-cell office:value-type="float" office:value="7.73756532" calcext:value-type="float">
            <text:p>7,73756532</text:p>
          </table:table-cell>
          <table:table-cell office:value-type="float" office:value="-0.138238131999969" calcext:value-type="float">
            <text:p>-0,138238132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105847" calcext:value-type="float">
            <text:p>4,4105847</text:p>
          </table:table-cell>
          <table:table-cell office:value-type="float" office:value="-0.129938140511513" calcext:value-type="float">
            <text:p>-0,1299381405</text:p>
          </table:table-cell>
          <table:table-cell office:value-type="float" office:value="0.0940278172492981" calcext:value-type="float">
            <text:p>0,0940278172</text:p>
          </table:table-cell>
          <table:table-cell/>
          <table:table-cell office:value-type="string" calcext:value-type="string">
            <text:p>delta v</text:p>
          </table:table-cell>
          <table:table-cell table:formula="of:=[.C424]-[.C2]" office:value-type="float" office:value="0.569967925548554" calcext:value-type="float">
            <text:p>0,5699679255</text:p>
          </table:table-cell>
          <table:table-cell table:number-columns-repeated="2"/>
          <table:table-cell office:value-type="float" office:value="7.7391032" calcext:value-type="float">
            <text:p>7,7391032</text:p>
          </table:table-cell>
          <table:table-cell office:value-type="float" office:value="-0.138238131999969" calcext:value-type="float">
            <text:p>-0,138238132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1265232" calcext:value-type="float">
            <text:p>4,41265232</text:p>
          </table:table-cell>
          <table:table-cell office:value-type="float" office:value="-0.128264456987381" calcext:value-type="float">
            <text:p>-0,128264457</text:p>
          </table:table-cell>
          <table:table-cell office:value-type="float" office:value="0.0940278172492981" calcext:value-type="float">
            <text:p>0,0940278172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1609478" calcext:value-type="float">
            <text:p>0,1609478</text:p>
          </table:table-cell>
          <table:table-cell office:value-type="string" calcext:value-type="string">
            <text:p>tak naprawdę</text:p>
          </table:table-cell>
          <table:table-cell office:value-type="float" office:value="0.1187" calcext:value-type="float">
            <text:p>0,1187</text:p>
          </table:table-cell>
          <table:table-cell office:value-type="float" office:value="7.74048066" calcext:value-type="float">
            <text:p>7,74048066</text:p>
          </table:table-cell>
          <table:table-cell office:value-type="float" office:value="-0.138238131999969" calcext:value-type="float">
            <text:p>-0,138238132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1507036" calcext:value-type="float">
            <text:p>4,41507036</text:p>
          </table:table-cell>
          <table:table-cell office:value-type="float" office:value="-0.128264456987381" calcext:value-type="float">
            <text:p>-0,128264457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4202728" calcext:value-type="float">
            <text:p>7,74202728</text:p>
          </table:table-cell>
          <table:table-cell office:value-type="float" office:value="-0.13478296995163" calcext:value-type="float">
            <text:p>-0,13478297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1708084" calcext:value-type="float">
            <text:p>4,41708084</text:p>
          </table:table-cell>
          <table:table-cell office:value-type="float" office:value="-0.128264456987381" calcext:value-type="float">
            <text:p>-0,128264457</text:p>
          </table:table-cell>
          <table:table-cell office:value-type="float" office:value="0.168527066707611" calcext:value-type="float">
            <text:p>0,1685270667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7.74336984" calcext:value-type="float">
            <text:p>7,74336984</text:p>
          </table:table-cell>
          <table:table-cell office:value-type="float" office:value="-0.13478296995163" calcext:value-type="float">
            <text:p>-0,13478297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1839972" calcext:value-type="float">
            <text:p>4,41839972</text:p>
          </table:table-cell>
          <table:table-cell office:value-type="float" office:value="-0.128264456987381" calcext:value-type="float">
            <text:p>-0,128264457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4473782" calcext:value-type="float">
            <text:p>7,74473782</text:p>
          </table:table-cell>
          <table:table-cell office:value-type="float" office:value="-0.13478296995163" calcext:value-type="float">
            <text:p>-0,13478297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2040866" calcext:value-type="float">
            <text:p>4,42040866</text:p>
          </table:table-cell>
          <table:table-cell office:value-type="float" office:value="-0.128264456987381" calcext:value-type="float">
            <text:p>-0,128264457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4654138" calcext:value-type="float">
            <text:p>7,74654138</text:p>
          </table:table-cell>
          <table:table-cell office:value-type="float" office:value="-0.13478296995163" calcext:value-type="float">
            <text:p>-0,13478297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2239396" calcext:value-type="float">
            <text:p>4,42239396</text:p>
          </table:table-cell>
          <table:table-cell office:value-type="float" office:value="-0.127056211233139" calcext:value-type="float">
            <text:p>-0,1270562112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480922" calcext:value-type="float">
            <text:p>7,7480922</text:p>
          </table:table-cell>
          <table:table-cell office:value-type="float" office:value="-0.13478296995163" calcext:value-type="float">
            <text:p>-0,13478297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2368844" calcext:value-type="float">
            <text:p>4,42368844</text:p>
          </table:table-cell>
          <table:table-cell office:value-type="float" office:value="-0.127056211233139" calcext:value-type="float">
            <text:p>-0,1270562112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494952" calcext:value-type="float">
            <text:p>7,7494952</text:p>
          </table:table-cell>
          <table:table-cell office:value-type="float" office:value="-0.13478296995163" calcext:value-type="float">
            <text:p>-0,13478297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2598474" calcext:value-type="float">
            <text:p>4,42598474</text:p>
          </table:table-cell>
          <table:table-cell office:value-type="float" office:value="-0.127056211233139" calcext:value-type="float">
            <text:p>-0,1270562112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5099858" calcext:value-type="float">
            <text:p>7,75099858</text:p>
          </table:table-cell>
          <table:table-cell office:value-type="float" office:value="-0.132490858435631" calcext:value-type="float">
            <text:p>-0,1324908584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2804096" calcext:value-type="float">
            <text:p>4,42804096</text:p>
          </table:table-cell>
          <table:table-cell office:value-type="float" office:value="-0.127056211233139" calcext:value-type="float">
            <text:p>-0,1270562112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5236036" calcext:value-type="float">
            <text:p>7,75236036</text:p>
          </table:table-cell>
          <table:table-cell office:value-type="float" office:value="-0.132490858435631" calcext:value-type="float">
            <text:p>-0,1324908584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3004634" calcext:value-type="float">
            <text:p>4,43004634</text:p>
          </table:table-cell>
          <table:table-cell office:value-type="float" office:value="-0.127056211233139" calcext:value-type="float">
            <text:p>-0,1270562112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5371306" calcext:value-type="float">
            <text:p>7,75371306</text:p>
          </table:table-cell>
          <table:table-cell office:value-type="float" office:value="-0.132490858435631" calcext:value-type="float">
            <text:p>-0,1324908584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3134616" calcext:value-type="float">
            <text:p>4,43134616</text:p>
          </table:table-cell>
          <table:table-cell office:value-type="float" office:value="-0.125880882143974" calcext:value-type="float">
            <text:p>-0,1258808821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55244" calcext:value-type="float">
            <text:p>7,755244</text:p>
          </table:table-cell>
          <table:table-cell office:value-type="float" office:value="-0.132490858435631" calcext:value-type="float">
            <text:p>-0,1324908584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3335248" calcext:value-type="float">
            <text:p>4,43335248</text:p>
          </table:table-cell>
          <table:table-cell office:value-type="float" office:value="-0.125880882143974" calcext:value-type="float">
            <text:p>-0,1258808821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5660624" calcext:value-type="float">
            <text:p>7,75660624</text:p>
          </table:table-cell>
          <table:table-cell office:value-type="float" office:value="-0.132490858435631" calcext:value-type="float">
            <text:p>-0,1324908584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3536292" calcext:value-type="float">
            <text:p>4,43536292</text:p>
          </table:table-cell>
          <table:table-cell office:value-type="float" office:value="-0.125880882143974" calcext:value-type="float">
            <text:p>-0,1258808821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5816026" calcext:value-type="float">
            <text:p>7,75816026</text:p>
          </table:table-cell>
          <table:table-cell office:value-type="float" office:value="-0.132490858435631" calcext:value-type="float">
            <text:p>-0,1324908584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367348" calcext:value-type="float">
            <text:p>4,4367348</text:p>
          </table:table-cell>
          <table:table-cell office:value-type="float" office:value="-0.125880882143974" calcext:value-type="float">
            <text:p>-0,1258808821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5954936" calcext:value-type="float">
            <text:p>7,75954936</text:p>
          </table:table-cell>
          <table:table-cell office:value-type="float" office:value="-0.132490858435631" calcext:value-type="float">
            <text:p>-0,1324908584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3896342" calcext:value-type="float">
            <text:p>4,43896342</text:p>
          </table:table-cell>
          <table:table-cell office:value-type="float" office:value="-0.125880882143974" calcext:value-type="float">
            <text:p>-0,1258808821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6110066" calcext:value-type="float">
            <text:p>7,76110066</text:p>
          </table:table-cell>
          <table:table-cell office:value-type="float" office:value="-0.128166511654854" calcext:value-type="float">
            <text:p>-0,1281665117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4070512" calcext:value-type="float">
            <text:p>4,44070512</text:p>
          </table:table-cell>
          <table:table-cell office:value-type="float" office:value="-0.125880882143974" calcext:value-type="float">
            <text:p>-0,1258808821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6249888" calcext:value-type="float">
            <text:p>7,76249888</text:p>
          </table:table-cell>
          <table:table-cell office:value-type="float" office:value="-0.128166511654854" calcext:value-type="float">
            <text:p>-0,1281665117</text:p>
          </table:table-cell>
          <table:table-cell office:value-type="float" office:value="0.069282054901123" calcext:value-type="float">
            <text:p>0,0692820549</text:p>
          </table:table-cell>
        </table:table-row>
        <table:table-row table:style-name="ro1">
          <table:table-cell office:value-type="float" office:value="4.44225768" calcext:value-type="float">
            <text:p>4,44225768</text:p>
          </table:table-cell>
          <table:table-cell office:value-type="float" office:value="-0.125085234642029" calcext:value-type="float">
            <text:p>-0,1250852346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641082" calcext:value-type="float">
            <text:p>7,7641082</text:p>
          </table:table-cell>
          <table:table-cell office:value-type="float" office:value="-0.128166511654854" calcext:value-type="float">
            <text:p>-0,1281665117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4360602" calcext:value-type="float">
            <text:p>4,44360602</text:p>
          </table:table-cell>
          <table:table-cell office:value-type="float" office:value="-0.125085234642029" calcext:value-type="float">
            <text:p>-0,1250852346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6551294" calcext:value-type="float">
            <text:p>7,76551294</text:p>
          </table:table-cell>
          <table:table-cell office:value-type="float" office:value="-0.128166511654854" calcext:value-type="float">
            <text:p>-0,1281665117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4539462" calcext:value-type="float">
            <text:p>4,44539462</text:p>
          </table:table-cell>
          <table:table-cell office:value-type="float" office:value="-0.125085234642029" calcext:value-type="float">
            <text:p>-0,1250852346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670658" calcext:value-type="float">
            <text:p>7,7670658</text:p>
          </table:table-cell>
          <table:table-cell office:value-type="float" office:value="-0.128166511654854" calcext:value-type="float">
            <text:p>-0,1281665117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4675112" calcext:value-type="float">
            <text:p>4,44675112</text:p>
          </table:table-cell>
          <table:table-cell office:value-type="float" office:value="-0.125085234642029" calcext:value-type="float">
            <text:p>-0,1250852346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6842322" calcext:value-type="float">
            <text:p>7,76842322</text:p>
          </table:table-cell>
          <table:table-cell office:value-type="float" office:value="-0.128166511654854" calcext:value-type="float">
            <text:p>-0,1281665117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483081" calcext:value-type="float">
            <text:p>4,4483081</text:p>
          </table:table-cell>
          <table:table-cell office:value-type="float" office:value="-0.125085234642029" calcext:value-type="float">
            <text:p>-0,1250852346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6995312" calcext:value-type="float">
            <text:p>7,76995312</text:p>
          </table:table-cell>
          <table:table-cell office:value-type="float" office:value="-0.128166511654854" calcext:value-type="float">
            <text:p>-0,1281665117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4964296" calcext:value-type="float">
            <text:p>4,44964296</text:p>
          </table:table-cell>
          <table:table-cell office:value-type="float" office:value="-0.125085234642029" calcext:value-type="float">
            <text:p>-0,1250852346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7130818" calcext:value-type="float">
            <text:p>7,77130818</text:p>
          </table:table-cell>
          <table:table-cell office:value-type="float" office:value="-0.126038864254951" calcext:value-type="float">
            <text:p>-0,1260388643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5116376" calcext:value-type="float">
            <text:p>4,45116376</text:p>
          </table:table-cell>
          <table:table-cell office:value-type="float" office:value="-0.124101601541042" calcext:value-type="float">
            <text:p>-0,1241016015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7267106" calcext:value-type="float">
            <text:p>7,77267106</text:p>
          </table:table-cell>
          <table:table-cell office:value-type="float" office:value="-0.126038864254951" calcext:value-type="float">
            <text:p>-0,1260388643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525235" calcext:value-type="float">
            <text:p>4,4525235</text:p>
          </table:table-cell>
          <table:table-cell office:value-type="float" office:value="-0.124101601541042" calcext:value-type="float">
            <text:p>-0,1241016015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7417806" calcext:value-type="float">
            <text:p>7,77417806</text:p>
          </table:table-cell>
          <table:table-cell office:value-type="float" office:value="-0.126038864254951" calcext:value-type="float">
            <text:p>-0,1260388643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5409154" calcext:value-type="float">
            <text:p>4,45409154</text:p>
          </table:table-cell>
          <table:table-cell office:value-type="float" office:value="-0.124101601541042" calcext:value-type="float">
            <text:p>-0,1241016015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755545" calcext:value-type="float">
            <text:p>7,7755545</text:p>
          </table:table-cell>
          <table:table-cell office:value-type="float" office:value="-0.126038864254951" calcext:value-type="float">
            <text:p>-0,1260388643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554803" calcext:value-type="float">
            <text:p>4,4554803</text:p>
          </table:table-cell>
          <table:table-cell office:value-type="float" office:value="-0.124101601541042" calcext:value-type="float">
            <text:p>-0,1241016015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7713372" calcext:value-type="float">
            <text:p>7,77713372</text:p>
          </table:table-cell>
          <table:table-cell office:value-type="float" office:value="-0.126038864254951" calcext:value-type="float">
            <text:p>-0,1260388643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570119" calcext:value-type="float">
            <text:p>4,4570119</text:p>
          </table:table-cell>
          <table:table-cell office:value-type="float" office:value="-0.124101601541042" calcext:value-type="float">
            <text:p>-0,1241016015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7850658" calcext:value-type="float">
            <text:p>7,77850658</text:p>
          </table:table-cell>
          <table:table-cell office:value-type="float" office:value="-0.126038864254951" calcext:value-type="float">
            <text:p>-0,1260388643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5840622" calcext:value-type="float">
            <text:p>4,45840622</text:p>
          </table:table-cell>
          <table:table-cell office:value-type="float" office:value="-0.124101601541042" calcext:value-type="float">
            <text:p>-0,1241016015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8003654" calcext:value-type="float">
            <text:p>7,78003654</text:p>
          </table:table-cell>
          <table:table-cell office:value-type="float" office:value="-0.126038864254951" calcext:value-type="float">
            <text:p>-0,1260388643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5974888" calcext:value-type="float">
            <text:p>4,45974888</text:p>
          </table:table-cell>
          <table:table-cell office:value-type="float" office:value="-0.124101601541042" calcext:value-type="float">
            <text:p>-0,1241016015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8138812" calcext:value-type="float">
            <text:p>7,78138812</text:p>
          </table:table-cell>
          <table:table-cell office:value-type="float" office:value="-0.12431001663208" calcext:value-type="float">
            <text:p>-0,1243100166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6127704" calcext:value-type="float">
            <text:p>4,46127704</text:p>
          </table:table-cell>
          <table:table-cell office:value-type="float" office:value="-0.123141288757324" calcext:value-type="float">
            <text:p>-0,1231412888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8274998" calcext:value-type="float">
            <text:p>7,78274998</text:p>
          </table:table-cell>
          <table:table-cell office:value-type="float" office:value="-0.12431001663208" calcext:value-type="float">
            <text:p>-0,1243100166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6261824" calcext:value-type="float">
            <text:p>4,46261824</text:p>
          </table:table-cell>
          <table:table-cell office:value-type="float" office:value="-0.123141288757324" calcext:value-type="float">
            <text:p>-0,1231412888</text:p>
          </table:table-cell>
          <table:table-cell office:value-type="float" office:value="0.168527066707611" calcext:value-type="float">
            <text:p>0,1685270667</text:p>
          </table:table-cell>
          <table:table-cell table:number-columns-repeated="5"/>
          <table:table-cell office:value-type="float" office:value="7.78426368" calcext:value-type="float">
            <text:p>7,78426368</text:p>
          </table:table-cell>
          <table:table-cell office:value-type="float" office:value="-0.12431001663208" calcext:value-type="float">
            <text:p>-0,1243100166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642804" calcext:value-type="float">
            <text:p>4,4642804</text:p>
          </table:table-cell>
          <table:table-cell office:value-type="float" office:value="-0.123141288757324" calcext:value-type="float">
            <text:p>-0,1231412888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78567218" calcext:value-type="float">
            <text:p>7,78567218</text:p>
          </table:table-cell>
          <table:table-cell office:value-type="float" office:value="-0.12431001663208" calcext:value-type="float">
            <text:p>-0,1243100166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6565654" calcext:value-type="float">
            <text:p>4,46565654</text:p>
          </table:table-cell>
          <table:table-cell office:value-type="float" office:value="-0.123141288757324" calcext:value-type="float">
            <text:p>-0,1231412888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78720814" calcext:value-type="float">
            <text:p>7,78720814</text:p>
          </table:table-cell>
          <table:table-cell office:value-type="float" office:value="-0.12431001663208" calcext:value-type="float">
            <text:p>-0,1243100166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672051" calcext:value-type="float">
            <text:p>4,4672051</text:p>
          </table:table-cell>
          <table:table-cell office:value-type="float" office:value="-0.123141288757324" calcext:value-type="float">
            <text:p>-0,1231412888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7885836" calcext:value-type="float">
            <text:p>7,7885836</text:p>
          </table:table-cell>
          <table:table-cell office:value-type="float" office:value="-0.12431001663208" calcext:value-type="float">
            <text:p>-0,1243100166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6858894" calcext:value-type="float">
            <text:p>4,46858894</text:p>
          </table:table-cell>
          <table:table-cell office:value-type="float" office:value="-0.123141288757324" calcext:value-type="float">
            <text:p>-0,1231412888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79011822" calcext:value-type="float">
            <text:p>7,79011822</text:p>
          </table:table-cell>
          <table:table-cell office:value-type="float" office:value="-0.12431001663208" calcext:value-type="float">
            <text:p>-0,1243100166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7013916" calcext:value-type="float">
            <text:p>4,47013916</text:p>
          </table:table-cell>
          <table:table-cell office:value-type="float" office:value="-0.123141288757324" calcext:value-type="float">
            <text:p>-0,1231412888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79151234" calcext:value-type="float">
            <text:p>7,79151234</text:p>
          </table:table-cell>
          <table:table-cell office:value-type="float" office:value="-0.120589517056942" calcext:value-type="float">
            <text:p>-0,1205895171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7152416" calcext:value-type="float">
            <text:p>4,47152416</text:p>
          </table:table-cell>
          <table:table-cell office:value-type="float" office:value="-0.12219712138176" calcext:value-type="float">
            <text:p>-0,1221971214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79316758" calcext:value-type="float">
            <text:p>7,79316758</text:p>
          </table:table-cell>
          <table:table-cell office:value-type="float" office:value="-0.120589517056942" calcext:value-type="float">
            <text:p>-0,1205895171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7301588" calcext:value-type="float">
            <text:p>4,47301588</text:p>
          </table:table-cell>
          <table:table-cell office:value-type="float" office:value="-0.12219712138176" calcext:value-type="float">
            <text:p>-0,1221971214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79453054" calcext:value-type="float">
            <text:p>7,79453054</text:p>
          </table:table-cell>
          <table:table-cell office:value-type="float" office:value="-0.120589517056942" calcext:value-type="float">
            <text:p>-0,1205895171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7440618" calcext:value-type="float">
            <text:p>4,47440618</text:p>
          </table:table-cell>
          <table:table-cell office:value-type="float" office:value="-0.12219712138176" calcext:value-type="float">
            <text:p>-0,1221971214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79605284" calcext:value-type="float">
            <text:p>7,79605284</text:p>
          </table:table-cell>
          <table:table-cell office:value-type="float" office:value="-0.120589517056942" calcext:value-type="float">
            <text:p>-0,1205895171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7720208" calcext:value-type="float">
            <text:p>4,47720208</text:p>
          </table:table-cell>
          <table:table-cell office:value-type="float" office:value="-0.12219712138176" calcext:value-type="float">
            <text:p>-0,1221971214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797448" calcext:value-type="float">
            <text:p>7,797448</text:p>
          </table:table-cell>
          <table:table-cell office:value-type="float" office:value="-0.120589517056942" calcext:value-type="float">
            <text:p>-0,1205895171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792328" calcext:value-type="float">
            <text:p>4,4792328</text:p>
          </table:table-cell>
          <table:table-cell office:value-type="float" office:value="-0.12219712138176" calcext:value-type="float">
            <text:p>-0,1221971214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7989857" calcext:value-type="float">
            <text:p>7,7989857</text:p>
          </table:table-cell>
          <table:table-cell office:value-type="float" office:value="-0.120589517056942" calcext:value-type="float">
            <text:p>-0,1205895171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8056296" calcext:value-type="float">
            <text:p>4,48056296</text:p>
          </table:table-cell>
          <table:table-cell office:value-type="float" office:value="-0.12219712138176" calcext:value-type="float">
            <text:p>-0,1221971214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0036638" calcext:value-type="float">
            <text:p>7,80036638</text:p>
          </table:table-cell>
          <table:table-cell office:value-type="float" office:value="-0.120589517056942" calcext:value-type="float">
            <text:p>-0,1205895171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826142" calcext:value-type="float">
            <text:p>4,4826142</text:p>
          </table:table-cell>
          <table:table-cell office:value-type="float" office:value="-0.118678696453571" calcext:value-type="float">
            <text:p>-0,1186786965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0171604" calcext:value-type="float">
            <text:p>7,80171604</text:p>
          </table:table-cell>
          <table:table-cell office:value-type="float" office:value="-0.118113309144974" calcext:value-type="float">
            <text:p>-0,1181133091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845897" calcext:value-type="float">
            <text:p>4,4845897</text:p>
          </table:table-cell>
          <table:table-cell office:value-type="float" office:value="-0.118678696453571" calcext:value-type="float">
            <text:p>-0,1186786965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0324752" calcext:value-type="float">
            <text:p>7,80324752</text:p>
          </table:table-cell>
          <table:table-cell office:value-type="float" office:value="-0.118113309144974" calcext:value-type="float">
            <text:p>-0,1181133091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867281" calcext:value-type="float">
            <text:p>4,4867281</text:p>
          </table:table-cell>
          <table:table-cell office:value-type="float" office:value="-0.118678696453571" calcext:value-type="float">
            <text:p>-0,1186786965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0459936" calcext:value-type="float">
            <text:p>7,80459936</text:p>
          </table:table-cell>
          <table:table-cell office:value-type="float" office:value="-0.118113309144974" calcext:value-type="float">
            <text:p>-0,1181133091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8822394" calcext:value-type="float">
            <text:p>4,48822394</text:p>
          </table:table-cell>
          <table:table-cell office:value-type="float" office:value="-0.118678696453571" calcext:value-type="float">
            <text:p>-0,1186786965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0612814" calcext:value-type="float">
            <text:p>7,80612814</text:p>
          </table:table-cell>
          <table:table-cell office:value-type="float" office:value="-0.118113309144974" calcext:value-type="float">
            <text:p>-0,1181133091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9020032" calcext:value-type="float">
            <text:p>4,49020032</text:p>
          </table:table-cell>
          <table:table-cell office:value-type="float" office:value="-0.118678696453571" calcext:value-type="float">
            <text:p>-0,1186786965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075247" calcext:value-type="float">
            <text:p>7,8075247</text:p>
          </table:table-cell>
          <table:table-cell office:value-type="float" office:value="-0.118113309144974" calcext:value-type="float">
            <text:p>-0,1181133091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9224436" calcext:value-type="float">
            <text:p>4,49224436</text:p>
          </table:table-cell>
          <table:table-cell office:value-type="float" office:value="-0.116574943065643" calcext:value-type="float">
            <text:p>-0,1165749431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0905228" calcext:value-type="float">
            <text:p>7,80905228</text:p>
          </table:table-cell>
          <table:table-cell office:value-type="float" office:value="-0.118113309144974" calcext:value-type="float">
            <text:p>-0,1181133091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935421" calcext:value-type="float">
            <text:p>4,4935421</text:p>
          </table:table-cell>
          <table:table-cell office:value-type="float" office:value="-0.116574943065643" calcext:value-type="float">
            <text:p>-0,1165749431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1044884" calcext:value-type="float">
            <text:p>7,81044884</text:p>
          </table:table-cell>
          <table:table-cell office:value-type="float" office:value="-0.118113309144974" calcext:value-type="float">
            <text:p>-0,1181133091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9556006" calcext:value-type="float">
            <text:p>4,49556006</text:p>
          </table:table-cell>
          <table:table-cell office:value-type="float" office:value="-0.116574943065643" calcext:value-type="float">
            <text:p>-0,1165749431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1197386" calcext:value-type="float">
            <text:p>7,81197386</text:p>
          </table:table-cell>
          <table:table-cell office:value-type="float" office:value="-0.116408959031105" calcext:value-type="float">
            <text:p>-0,116408959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9756148" calcext:value-type="float">
            <text:p>4,49756148</text:p>
          </table:table-cell>
          <table:table-cell office:value-type="float" office:value="-0.116574943065643" calcext:value-type="float">
            <text:p>-0,1165749431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1335444" calcext:value-type="float">
            <text:p>7,81335444</text:p>
          </table:table-cell>
          <table:table-cell office:value-type="float" office:value="-0.116408959031105" calcext:value-type="float">
            <text:p>-0,116408959</text:p>
          </table:table-cell>
          <table:table-cell office:value-type="float" office:value="0.201810300350189" calcext:value-type="float">
            <text:p>0,2018103004</text:p>
          </table:table-cell>
        </table:table-row>
        <table:table-row table:style-name="ro1">
          <table:table-cell office:value-type="float" office:value="4.49901418" calcext:value-type="float">
            <text:p>4,49901418</text:p>
          </table:table-cell>
          <table:table-cell office:value-type="float" office:value="-0.116574943065643" calcext:value-type="float">
            <text:p>-0,1165749431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1507642" calcext:value-type="float">
            <text:p>7,81507642</text:p>
          </table:table-cell>
          <table:table-cell office:value-type="float" office:value="-0.116408959031105" calcext:value-type="float">
            <text:p>-0,116408959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0119834" calcext:value-type="float">
            <text:p>4,50119834</text:p>
          </table:table-cell>
          <table:table-cell office:value-type="float" office:value="-0.114430643618107" calcext:value-type="float">
            <text:p>-0,1144306436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1649708" calcext:value-type="float">
            <text:p>7,81649708</text:p>
          </table:table-cell>
          <table:table-cell office:value-type="float" office:value="-0.116408959031105" calcext:value-type="float">
            <text:p>-0,116408959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031987" calcext:value-type="float">
            <text:p>4,5031987</text:p>
          </table:table-cell>
          <table:table-cell office:value-type="float" office:value="-0.114430643618107" calcext:value-type="float">
            <text:p>-0,1144306436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1802368" calcext:value-type="float">
            <text:p>7,81802368</text:p>
          </table:table-cell>
          <table:table-cell office:value-type="float" office:value="-0.116408959031105" calcext:value-type="float">
            <text:p>-0,116408959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052242" calcext:value-type="float">
            <text:p>4,5052242</text:p>
          </table:table-cell>
          <table:table-cell office:value-type="float" office:value="-0.114430643618107" calcext:value-type="float">
            <text:p>-0,1144306436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1942644" calcext:value-type="float">
            <text:p>7,81942644</text:p>
          </table:table-cell>
          <table:table-cell office:value-type="float" office:value="-0.116408959031105" calcext:value-type="float">
            <text:p>-0,116408959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0653798" calcext:value-type="float">
            <text:p>4,50653798</text:p>
          </table:table-cell>
          <table:table-cell office:value-type="float" office:value="-0.114430643618107" calcext:value-type="float">
            <text:p>-0,1144306436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2094902" calcext:value-type="float">
            <text:p>7,82094902</text:p>
          </table:table-cell>
          <table:table-cell office:value-type="float" office:value="-0.114777661859989" calcext:value-type="float">
            <text:p>-0,1147776619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0860384" calcext:value-type="float">
            <text:p>4,50860384</text:p>
          </table:table-cell>
          <table:table-cell office:value-type="float" office:value="-0.114430643618107" calcext:value-type="float">
            <text:p>-0,1144306436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2230462" calcext:value-type="float">
            <text:p>7,82230462</text:p>
          </table:table-cell>
          <table:table-cell office:value-type="float" office:value="-0.114777661859989" calcext:value-type="float">
            <text:p>-0,1147776619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1058698" calcext:value-type="float">
            <text:p>4,51058698</text:p>
          </table:table-cell>
          <table:table-cell office:value-type="float" office:value="-0.114430643618107" calcext:value-type="float">
            <text:p>-0,1144306436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2365618" calcext:value-type="float">
            <text:p>7,82365618</text:p>
          </table:table-cell>
          <table:table-cell office:value-type="float" office:value="-0.114777661859989" calcext:value-type="float">
            <text:p>-0,1147776619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120402" calcext:value-type="float">
            <text:p>4,5120402</text:p>
          </table:table-cell>
          <table:table-cell office:value-type="float" office:value="-0.111041061580181" calcext:value-type="float">
            <text:p>-0,1110410616</text:p>
          </table:table-cell>
          <table:table-cell office:value-type="float" office:value="0.102463364601135" calcext:value-type="float">
            <text:p>0,1024633646</text:p>
          </table:table-cell>
          <table:table-cell table:number-columns-repeated="5"/>
          <table:table-cell office:value-type="float" office:value="7.8251658" calcext:value-type="float">
            <text:p>7,8251658</text:p>
          </table:table-cell>
          <table:table-cell office:value-type="float" office:value="-0.114777661859989" calcext:value-type="float">
            <text:p>-0,1147776619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1431216" calcext:value-type="float">
            <text:p>4,51431216</text:p>
          </table:table-cell>
          <table:table-cell office:value-type="float" office:value="-0.111041061580181" calcext:value-type="float">
            <text:p>-0,1110410616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2655122" calcext:value-type="float">
            <text:p>7,82655122</text:p>
          </table:table-cell>
          <table:table-cell office:value-type="float" office:value="-0.114777661859989" calcext:value-type="float">
            <text:p>-0,1147776619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1634452" calcext:value-type="float">
            <text:p>4,51634452</text:p>
          </table:table-cell>
          <table:table-cell office:value-type="float" office:value="-0.111041061580181" calcext:value-type="float">
            <text:p>-0,1110410616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2809922" calcext:value-type="float">
            <text:p>7,82809922</text:p>
          </table:table-cell>
          <table:table-cell office:value-type="float" office:value="-0.114777661859989" calcext:value-type="float">
            <text:p>-0,1147776619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1836614" calcext:value-type="float">
            <text:p>4,51836614</text:p>
          </table:table-cell>
          <table:table-cell office:value-type="float" office:value="-0.111041061580181" calcext:value-type="float">
            <text:p>-0,1110410616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2949674" calcext:value-type="float">
            <text:p>7,82949674</text:p>
          </table:table-cell>
          <table:table-cell office:value-type="float" office:value="-0.114777661859989" calcext:value-type="float">
            <text:p>-0,1147776619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1964394" calcext:value-type="float">
            <text:p>4,51964394</text:p>
          </table:table-cell>
          <table:table-cell office:value-type="float" office:value="-0.111041061580181" calcext:value-type="float">
            <text:p>-0,1110410616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3102344" calcext:value-type="float">
            <text:p>7,83102344</text:p>
          </table:table-cell>
          <table:table-cell office:value-type="float" office:value="-0.111580848693848" calcext:value-type="float">
            <text:p>-0,1115808487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2169472" calcext:value-type="float">
            <text:p>4,52169472</text:p>
          </table:table-cell>
          <table:table-cell office:value-type="float" office:value="-0.108736552298069" calcext:value-type="float">
            <text:p>-0,1087365523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324061" calcext:value-type="float">
            <text:p>7,8324061</text:p>
          </table:table-cell>
          <table:table-cell office:value-type="float" office:value="-0.111580848693848" calcext:value-type="float">
            <text:p>-0,1115808487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2392608" calcext:value-type="float">
            <text:p>4,52392608</text:p>
          </table:table-cell>
          <table:table-cell office:value-type="float" office:value="-0.108736552298069" calcext:value-type="float">
            <text:p>-0,1087365523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3392026" calcext:value-type="float">
            <text:p>7,83392026</text:p>
          </table:table-cell>
          <table:table-cell office:value-type="float" office:value="-0.111580848693848" calcext:value-type="float">
            <text:p>-0,1115808487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2597898" calcext:value-type="float">
            <text:p>4,52597898</text:p>
          </table:table-cell>
          <table:table-cell office:value-type="float" office:value="-0.108736552298069" calcext:value-type="float">
            <text:p>-0,1087365523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3528952" calcext:value-type="float">
            <text:p>7,83528952</text:p>
          </table:table-cell>
          <table:table-cell office:value-type="float" office:value="-0.111580848693848" calcext:value-type="float">
            <text:p>-0,1115808487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2731838" calcext:value-type="float">
            <text:p>4,52731838</text:p>
          </table:table-cell>
          <table:table-cell office:value-type="float" office:value="-0.108736552298069" calcext:value-type="float">
            <text:p>-0,1087365523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3663882" calcext:value-type="float">
            <text:p>7,83663882</text:p>
          </table:table-cell>
          <table:table-cell office:value-type="float" office:value="-0.111580848693848" calcext:value-type="float">
            <text:p>-0,1115808487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2928514" calcext:value-type="float">
            <text:p>4,52928514</text:p>
          </table:table-cell>
          <table:table-cell office:value-type="float" office:value="-0.108736552298069" calcext:value-type="float">
            <text:p>-0,1087365523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3818584" calcext:value-type="float">
            <text:p>7,83818584</text:p>
          </table:table-cell>
          <table:table-cell office:value-type="float" office:value="-0.111580848693848" calcext:value-type="float">
            <text:p>-0,1115808487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3127594" calcext:value-type="float">
            <text:p>4,53127594</text:p>
          </table:table-cell>
          <table:table-cell office:value-type="float" office:value="-0.108736552298069" calcext:value-type="float">
            <text:p>-0,1087365523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3956152" calcext:value-type="float">
            <text:p>7,83956152</text:p>
          </table:table-cell>
          <table:table-cell office:value-type="float" office:value="-0.111580848693848" calcext:value-type="float">
            <text:p>-0,1115808487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3258612" calcext:value-type="float">
            <text:p>4,53258612</text:p>
          </table:table-cell>
          <table:table-cell office:value-type="float" office:value="-0.105291366577148" calcext:value-type="float">
            <text:p>-0,1052913666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4107472" calcext:value-type="float">
            <text:p>7,84107472</text:p>
          </table:table-cell>
          <table:table-cell office:value-type="float" office:value="-0.109270364046097" calcext:value-type="float">
            <text:p>-0,109270364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3461446" calcext:value-type="float">
            <text:p>4,53461446</text:p>
          </table:table-cell>
          <table:table-cell office:value-type="float" office:value="-0.105291366577148" calcext:value-type="float">
            <text:p>-0,1052913666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4248596" calcext:value-type="float">
            <text:p>7,84248596</text:p>
          </table:table-cell>
          <table:table-cell office:value-type="float" office:value="-0.109270364046097" calcext:value-type="float">
            <text:p>-0,109270364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3659056" calcext:value-type="float">
            <text:p>4,53659056</text:p>
          </table:table-cell>
          <table:table-cell office:value-type="float" office:value="-0.105291366577148" calcext:value-type="float">
            <text:p>-0,1052913666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4400506" calcext:value-type="float">
            <text:p>7,84400506</text:p>
          </table:table-cell>
          <table:table-cell office:value-type="float" office:value="-0.109270364046097" calcext:value-type="float">
            <text:p>-0,109270364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3865298" calcext:value-type="float">
            <text:p>4,53865298</text:p>
          </table:table-cell>
          <table:table-cell office:value-type="float" office:value="-0.105291366577148" calcext:value-type="float">
            <text:p>-0,1052913666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4562342" calcext:value-type="float">
            <text:p>7,84562342</text:p>
          </table:table-cell>
          <table:table-cell office:value-type="float" office:value="-0.109270364046097" calcext:value-type="float">
            <text:p>-0,109270364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4023386" calcext:value-type="float">
            <text:p>4,54023386</text:p>
          </table:table-cell>
          <table:table-cell office:value-type="float" office:value="-0.105291366577148" calcext:value-type="float">
            <text:p>-0,1052913666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4720708" calcext:value-type="float">
            <text:p>7,84720708</text:p>
          </table:table-cell>
          <table:table-cell office:value-type="float" office:value="-0.109270364046097" calcext:value-type="float">
            <text:p>-0,109270364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4221104" calcext:value-type="float">
            <text:p>4,54221104</text:p>
          </table:table-cell>
          <table:table-cell office:value-type="float" office:value="-0.100210696458817" calcext:value-type="float">
            <text:p>-0,1002106965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4855532" calcext:value-type="float">
            <text:p>7,84855532</text:p>
          </table:table-cell>
          <table:table-cell office:value-type="float" office:value="-0.109270364046097" calcext:value-type="float">
            <text:p>-0,109270364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4422702" calcext:value-type="float">
            <text:p>4,54422702</text:p>
          </table:table-cell>
          <table:table-cell office:value-type="float" office:value="-0.100210696458817" calcext:value-type="float">
            <text:p>-0,1002106965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501026" calcext:value-type="float">
            <text:p>7,8501026</text:p>
          </table:table-cell>
          <table:table-cell office:value-type="float" office:value="-0.109270364046097" calcext:value-type="float">
            <text:p>-0,109270364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4555024" calcext:value-type="float">
            <text:p>4,54555024</text:p>
          </table:table-cell>
          <table:table-cell office:value-type="float" office:value="-0.100210696458817" calcext:value-type="float">
            <text:p>-0,1002106965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5146542" calcext:value-type="float">
            <text:p>7,85146542</text:p>
          </table:table-cell>
          <table:table-cell office:value-type="float" office:value="-0.106001861393452" calcext:value-type="float">
            <text:p>-0,1060018614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4760222" calcext:value-type="float">
            <text:p>4,54760222</text:p>
          </table:table-cell>
          <table:table-cell office:value-type="float" office:value="-0.100210696458817" calcext:value-type="float">
            <text:p>-0,1002106965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5297948" calcext:value-type="float">
            <text:p>7,85297948</text:p>
          </table:table-cell>
          <table:table-cell office:value-type="float" office:value="-0.106001861393452" calcext:value-type="float">
            <text:p>-0,1060018614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4954776" calcext:value-type="float">
            <text:p>4,54954776</text:p>
          </table:table-cell>
          <table:table-cell office:value-type="float" office:value="-0.100210696458817" calcext:value-type="float">
            <text:p>-0,1002106965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5435108" calcext:value-type="float">
            <text:p>7,85435108</text:p>
          </table:table-cell>
          <table:table-cell office:value-type="float" office:value="-0.106001861393452" calcext:value-type="float">
            <text:p>-0,1060018614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515872" calcext:value-type="float">
            <text:p>4,5515872</text:p>
          </table:table-cell>
          <table:table-cell office:value-type="float" office:value="-0.0969342589378357" calcext:value-type="float">
            <text:p>-0,0969342589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556855" calcext:value-type="float">
            <text:p>7,8556855</text:p>
          </table:table-cell>
          <table:table-cell office:value-type="float" office:value="-0.106001861393452" calcext:value-type="float">
            <text:p>-0,1060018614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5306306" calcext:value-type="float">
            <text:p>4,55306306</text:p>
          </table:table-cell>
          <table:table-cell office:value-type="float" office:value="-0.0969342589378357" calcext:value-type="float">
            <text:p>-0,0969342589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5724758" calcext:value-type="float">
            <text:p>7,85724758</text:p>
          </table:table-cell>
          <table:table-cell office:value-type="float" office:value="-0.106001861393452" calcext:value-type="float">
            <text:p>-0,1060018614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5506372" calcext:value-type="float">
            <text:p>4,55506372</text:p>
          </table:table-cell>
          <table:table-cell office:value-type="float" office:value="-0.0969342589378357" calcext:value-type="float">
            <text:p>-0,0969342589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5858634" calcext:value-type="float">
            <text:p>7,85858634</text:p>
          </table:table-cell>
          <table:table-cell office:value-type="float" office:value="-0.106001861393452" calcext:value-type="float">
            <text:p>-0,1060018614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5709512" calcext:value-type="float">
            <text:p>4,55709512</text:p>
          </table:table-cell>
          <table:table-cell office:value-type="float" office:value="-0.0969342589378357" calcext:value-type="float">
            <text:p>-0,0969342589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6012096" calcext:value-type="float">
            <text:p>7,86012096</text:p>
          </table:table-cell>
          <table:table-cell office:value-type="float" office:value="-0.106001861393452" calcext:value-type="float">
            <text:p>-0,1060018614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5841014" calcext:value-type="float">
            <text:p>4,55841014</text:p>
          </table:table-cell>
          <table:table-cell office:value-type="float" office:value="-0.0969342589378357" calcext:value-type="float">
            <text:p>-0,0969342589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6300634" calcext:value-type="float">
            <text:p>7,86300634</text:p>
          </table:table-cell>
          <table:table-cell office:value-type="float" office:value="-0.103505410254002" calcext:value-type="float">
            <text:p>-0,1035054103</text:p>
          </table:table-cell>
          <table:table-cell office:value-type="float" office:value="0.235151052474976" calcext:value-type="float">
            <text:p>0,2351510525</text:p>
          </table:table-cell>
        </table:table-row>
        <table:table-row table:style-name="ro1">
          <table:table-cell office:value-type="float" office:value="4.5605011" calcext:value-type="float">
            <text:p>4,5605011</text:p>
          </table:table-cell>
          <table:table-cell office:value-type="float" office:value="-0.0969342589378357" calcext:value-type="float">
            <text:p>-0,0969342589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6509776" calcext:value-type="float">
            <text:p>7,86509776</text:p>
          </table:table-cell>
          <table:table-cell office:value-type="float" office:value="-0.103505410254002" calcext:value-type="float">
            <text:p>-0,1035054103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625553" calcext:value-type="float">
            <text:p>4,5625553</text:p>
          </table:table-cell>
          <table:table-cell office:value-type="float" office:value="-0.0930909663438797" calcext:value-type="float">
            <text:p>-0,0930909663</text:p>
          </table:table-cell>
          <table:table-cell office:value-type="float" office:value="0.242004543542862" calcext:value-type="float">
            <text:p>0,2420045435</text:p>
          </table:table-cell>
          <table:table-cell table:number-columns-repeated="5"/>
          <table:table-cell office:value-type="float" office:value="7.86643412" calcext:value-type="float">
            <text:p>7,86643412</text:p>
          </table:table-cell>
          <table:table-cell office:value-type="float" office:value="-0.103505410254002" calcext:value-type="float">
            <text:p>-0,1035054103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6458172" calcext:value-type="float">
            <text:p>4,56458172</text:p>
          </table:table-cell>
          <table:table-cell office:value-type="float" office:value="-0.0930909663438797" calcext:value-type="float">
            <text:p>-0,0930909663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8685102" calcext:value-type="float">
            <text:p>7,8685102</text:p>
          </table:table-cell>
          <table:table-cell office:value-type="float" office:value="-0.103505410254002" calcext:value-type="float">
            <text:p>-0,1035054103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6613178" calcext:value-type="float">
            <text:p>4,56613178</text:p>
          </table:table-cell>
          <table:table-cell office:value-type="float" office:value="-0.0930909663438797" calcext:value-type="float">
            <text:p>-0,0930909663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87049822" calcext:value-type="float">
            <text:p>7,87049822</text:p>
          </table:table-cell>
          <table:table-cell office:value-type="float" office:value="-0.103505410254002" calcext:value-type="float">
            <text:p>-0,1035054103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6752584" calcext:value-type="float">
            <text:p>4,56752584</text:p>
          </table:table-cell>
          <table:table-cell office:value-type="float" office:value="-0.0930909663438797" calcext:value-type="float">
            <text:p>-0,0930909663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8719355" calcext:value-type="float">
            <text:p>7,8719355</text:p>
          </table:table-cell>
          <table:table-cell office:value-type="float" office:value="-0.0987078547477722" calcext:value-type="float">
            <text:p>-0,0987078547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6903614" calcext:value-type="float">
            <text:p>4,56903614</text:p>
          </table:table-cell>
          <table:table-cell office:value-type="float" office:value="-0.0930909663438797" calcext:value-type="float">
            <text:p>-0,0930909663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87397764" calcext:value-type="float">
            <text:p>7,87397764</text:p>
          </table:table-cell>
          <table:table-cell office:value-type="float" office:value="-0.0987078547477722" calcext:value-type="float">
            <text:p>-0,0987078547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7044114" calcext:value-type="float">
            <text:p>4,57044114</text:p>
          </table:table-cell>
          <table:table-cell office:value-type="float" office:value="-0.0930909663438797" calcext:value-type="float">
            <text:p>-0,0930909663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8759914" calcext:value-type="float">
            <text:p>7,8759914</text:p>
          </table:table-cell>
          <table:table-cell office:value-type="float" office:value="-0.0987078547477722" calcext:value-type="float">
            <text:p>-0,0987078547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7201442" calcext:value-type="float">
            <text:p>4,57201442</text:p>
          </table:table-cell>
          <table:table-cell office:value-type="float" office:value="-0.0887909159064293" calcext:value-type="float">
            <text:p>-0,0887909159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87731924" calcext:value-type="float">
            <text:p>7,87731924</text:p>
          </table:table-cell>
          <table:table-cell office:value-type="float" office:value="-0.0987078547477722" calcext:value-type="float">
            <text:p>-0,0987078547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733689" calcext:value-type="float">
            <text:p>4,5733689</text:p>
          </table:table-cell>
          <table:table-cell office:value-type="float" office:value="-0.0887909159064293" calcext:value-type="float">
            <text:p>-0,0887909159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87928748" calcext:value-type="float">
            <text:p>7,87928748</text:p>
          </table:table-cell>
          <table:table-cell office:value-type="float" office:value="-0.0987078547477722" calcext:value-type="float">
            <text:p>-0,0987078547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7473936" calcext:value-type="float">
            <text:p>4,57473936</text:p>
          </table:table-cell>
          <table:table-cell office:value-type="float" office:value="-0.0887909159064293" calcext:value-type="float">
            <text:p>-0,0887909159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8813659" calcext:value-type="float">
            <text:p>7,8813659</text:p>
          </table:table-cell>
          <table:table-cell office:value-type="float" office:value="-0.0987078547477722" calcext:value-type="float">
            <text:p>-0,0987078547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7624896" calcext:value-type="float">
            <text:p>4,57624896</text:p>
          </table:table-cell>
          <table:table-cell office:value-type="float" office:value="-0.0887909159064293" calcext:value-type="float">
            <text:p>-0,0887909159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88333286" calcext:value-type="float">
            <text:p>7,88333286</text:p>
          </table:table-cell>
          <table:table-cell office:value-type="float" office:value="-0.0962090864777565" calcext:value-type="float">
            <text:p>-0,0962090865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7764776" calcext:value-type="float">
            <text:p>4,57764776</text:p>
          </table:table-cell>
          <table:table-cell office:value-type="float" office:value="-0.0887909159064293" calcext:value-type="float">
            <text:p>-0,0887909159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88463596" calcext:value-type="float">
            <text:p>7,88463596</text:p>
          </table:table-cell>
          <table:table-cell office:value-type="float" office:value="-0.0962090864777565" calcext:value-type="float">
            <text:p>-0,0962090865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79165" calcext:value-type="float">
            <text:p>4,579165</text:p>
          </table:table-cell>
          <table:table-cell office:value-type="float" office:value="-0.0887909159064293" calcext:value-type="float">
            <text:p>-0,0887909159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88703722" calcext:value-type="float">
            <text:p>7,88703722</text:p>
          </table:table-cell>
          <table:table-cell office:value-type="float" office:value="-0.0962090864777565" calcext:value-type="float">
            <text:p>-0,0962090865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8054658" calcext:value-type="float">
            <text:p>4,58054658</text:p>
          </table:table-cell>
          <table:table-cell office:value-type="float" office:value="-0.0887909159064293" calcext:value-type="float">
            <text:p>-0,0887909159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8890915" calcext:value-type="float">
            <text:p>7,8890915</text:p>
          </table:table-cell>
          <table:table-cell office:value-type="float" office:value="-0.0962090864777565" calcext:value-type="float">
            <text:p>-0,0962090865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8235934" calcext:value-type="float">
            <text:p>4,58235934</text:p>
          </table:table-cell>
          <table:table-cell office:value-type="float" office:value="-0.0834623873233795" calcext:value-type="float">
            <text:p>-0,0834623873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89038274" calcext:value-type="float">
            <text:p>7,89038274</text:p>
          </table:table-cell>
          <table:table-cell office:value-type="float" office:value="-0.0962090864777565" calcext:value-type="float">
            <text:p>-0,0962090865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8397206" calcext:value-type="float">
            <text:p>4,58397206</text:p>
          </table:table-cell>
          <table:table-cell office:value-type="float" office:value="-0.0834623873233795" calcext:value-type="float">
            <text:p>-0,0834623873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89237274" calcext:value-type="float">
            <text:p>7,89237274</text:p>
          </table:table-cell>
          <table:table-cell office:value-type="float" office:value="-0.0946320071816444" calcext:value-type="float">
            <text:p>-0,0946320072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8535248" calcext:value-type="float">
            <text:p>4,58535248</text:p>
          </table:table-cell>
          <table:table-cell office:value-type="float" office:value="-0.0834623873233795" calcext:value-type="float">
            <text:p>-0,0834623873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89449102" calcext:value-type="float">
            <text:p>7,89449102</text:p>
          </table:table-cell>
          <table:table-cell office:value-type="float" office:value="-0.0946320071816444" calcext:value-type="float">
            <text:p>-0,0946320072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866833" calcext:value-type="float">
            <text:p>4,5866833</text:p>
          </table:table-cell>
          <table:table-cell office:value-type="float" office:value="-0.0834623873233795" calcext:value-type="float">
            <text:p>-0,0834623873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89649976" calcext:value-type="float">
            <text:p>7,89649976</text:p>
          </table:table-cell>
          <table:table-cell office:value-type="float" office:value="-0.0946320071816444" calcext:value-type="float">
            <text:p>-0,0946320072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88252" calcext:value-type="float">
            <text:p>4,588252</text:p>
          </table:table-cell>
          <table:table-cell office:value-type="float" office:value="-0.0834623873233795" calcext:value-type="float">
            <text:p>-0,0834623873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89798458" calcext:value-type="float">
            <text:p>7,89798458</text:p>
          </table:table-cell>
          <table:table-cell office:value-type="float" office:value="-0.0946320071816444" calcext:value-type="float">
            <text:p>-0,0946320072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8958192" calcext:value-type="float">
            <text:p>4,58958192</text:p>
          </table:table-cell>
          <table:table-cell office:value-type="float" office:value="-0.0834623873233795" calcext:value-type="float">
            <text:p>-0,0834623873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90001758" calcext:value-type="float">
            <text:p>7,90001758</text:p>
          </table:table-cell>
          <table:table-cell office:value-type="float" office:value="-0.0946320071816444" calcext:value-type="float">
            <text:p>-0,0946320072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9115194" calcext:value-type="float">
            <text:p>4,59115194</text:p>
          </table:table-cell>
          <table:table-cell office:value-type="float" office:value="-0.080523855984211" calcext:value-type="float">
            <text:p>-0,080523856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90207588" calcext:value-type="float">
            <text:p>7,90207588</text:p>
          </table:table-cell>
          <table:table-cell office:value-type="float" office:value="-0.0911298021674156" calcext:value-type="float">
            <text:p>-0,0911298022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9251958" calcext:value-type="float">
            <text:p>4,59251958</text:p>
          </table:table-cell>
          <table:table-cell office:value-type="float" office:value="-0.080523855984211" calcext:value-type="float">
            <text:p>-0,080523856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9033678" calcext:value-type="float">
            <text:p>7,9033678</text:p>
          </table:table-cell>
          <table:table-cell office:value-type="float" office:value="-0.0911298021674156" calcext:value-type="float">
            <text:p>-0,0911298022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9401648" calcext:value-type="float">
            <text:p>4,59401648</text:p>
          </table:table-cell>
          <table:table-cell office:value-type="float" office:value="-0.080523855984211" calcext:value-type="float">
            <text:p>-0,080523856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90543842" calcext:value-type="float">
            <text:p>7,90543842</text:p>
          </table:table-cell>
          <table:table-cell office:value-type="float" office:value="-0.0911298021674156" calcext:value-type="float">
            <text:p>-0,0911298022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9540676" calcext:value-type="float">
            <text:p>4,59540676</text:p>
          </table:table-cell>
          <table:table-cell office:value-type="float" office:value="-0.080523855984211" calcext:value-type="float">
            <text:p>-0,080523856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90759282" calcext:value-type="float">
            <text:p>7,90759282</text:p>
          </table:table-cell>
          <table:table-cell office:value-type="float" office:value="-0.0911298021674156" calcext:value-type="float">
            <text:p>-0,0911298022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9673736" calcext:value-type="float">
            <text:p>4,59673736</text:p>
          </table:table-cell>
          <table:table-cell office:value-type="float" office:value="-0.080523855984211" calcext:value-type="float">
            <text:p>-0,080523856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9095597" calcext:value-type="float">
            <text:p>7,9095597</text:p>
          </table:table-cell>
          <table:table-cell office:value-type="float" office:value="-0.0911298021674156" calcext:value-type="float">
            <text:p>-0,0911298022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983108" calcext:value-type="float">
            <text:p>4,5983108</text:p>
          </table:table-cell>
          <table:table-cell office:value-type="float" office:value="-0.080523855984211" calcext:value-type="float">
            <text:p>-0,080523856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91104402" calcext:value-type="float">
            <text:p>7,91104402</text:p>
          </table:table-cell>
          <table:table-cell office:value-type="float" office:value="-0.0862535387277603" calcext:value-type="float">
            <text:p>-0,0862535387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59964756" calcext:value-type="float">
            <text:p>4,59964756</text:p>
          </table:table-cell>
          <table:table-cell office:value-type="float" office:value="-0.080523855984211" calcext:value-type="float">
            <text:p>-0,080523856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91309506" calcext:value-type="float">
            <text:p>7,91309506</text:p>
          </table:table-cell>
          <table:table-cell office:value-type="float" office:value="-0.0862535387277603" calcext:value-type="float">
            <text:p>-0,0862535387</text:p>
          </table:table-cell>
          <table:table-cell office:value-type="float" office:value="0.258070975542068" calcext:value-type="float">
            <text:p>0,2580709755</text:p>
          </table:table-cell>
        </table:table-row>
        <table:table-row table:style-name="ro1">
          <table:table-cell office:value-type="float" office:value="4.60119946" calcext:value-type="float">
            <text:p>4,60119946</text:p>
          </table:table-cell>
          <table:table-cell office:value-type="float" office:value="-0.0781673341989517" calcext:value-type="float">
            <text:p>-0,0781673342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91536586" calcext:value-type="float">
            <text:p>7,91536586</text:p>
          </table:table-cell>
          <table:table-cell office:value-type="float" office:value="-0.0862535387277603" calcext:value-type="float">
            <text:p>-0,0862535387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025462" calcext:value-type="float">
            <text:p>4,6025462</text:p>
          </table:table-cell>
          <table:table-cell office:value-type="float" office:value="-0.0781673341989517" calcext:value-type="float">
            <text:p>-0,0781673342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9173886" calcext:value-type="float">
            <text:p>7,9173886</text:p>
          </table:table-cell>
          <table:table-cell office:value-type="float" office:value="-0.0862535387277603" calcext:value-type="float">
            <text:p>-0,0862535387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040811" calcext:value-type="float">
            <text:p>4,6040811</text:p>
          </table:table-cell>
          <table:table-cell office:value-type="float" office:value="-0.0781673341989517" calcext:value-type="float">
            <text:p>-0,0781673342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91866832" calcext:value-type="float">
            <text:p>7,91866832</text:p>
          </table:table-cell>
          <table:table-cell office:value-type="float" office:value="-0.0862535387277603" calcext:value-type="float">
            <text:p>-0,0862535387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0547338" calcext:value-type="float">
            <text:p>4,60547338</text:p>
          </table:table-cell>
          <table:table-cell office:value-type="float" office:value="-0.0781673341989517" calcext:value-type="float">
            <text:p>-0,0781673342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92069198" calcext:value-type="float">
            <text:p>7,92069198</text:p>
          </table:table-cell>
          <table:table-cell office:value-type="float" office:value="-0.0862535387277603" calcext:value-type="float">
            <text:p>-0,0862535387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0700742" calcext:value-type="float">
            <text:p>4,60700742</text:p>
          </table:table-cell>
          <table:table-cell office:value-type="float" office:value="-0.0781673341989517" calcext:value-type="float">
            <text:p>-0,0781673342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92266156" calcext:value-type="float">
            <text:p>7,92266156</text:p>
          </table:table-cell>
          <table:table-cell office:value-type="float" office:value="-0.0808985456824303" calcext:value-type="float">
            <text:p>-0,0808985457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0838926" calcext:value-type="float">
            <text:p>4,60838926</text:p>
          </table:table-cell>
          <table:table-cell office:value-type="float" office:value="-0.0781673341989517" calcext:value-type="float">
            <text:p>-0,0781673342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92411676" calcext:value-type="float">
            <text:p>7,92411676</text:p>
          </table:table-cell>
          <table:table-cell office:value-type="float" office:value="-0.0808985456824303" calcext:value-type="float">
            <text:p>-0,0808985457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0972218" calcext:value-type="float">
            <text:p>4,60972218</text:p>
          </table:table-cell>
          <table:table-cell office:value-type="float" office:value="-0.0781673341989517" calcext:value-type="float">
            <text:p>-0,0781673342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9261867" calcext:value-type="float">
            <text:p>7,9261867</text:p>
          </table:table-cell>
          <table:table-cell office:value-type="float" office:value="-0.0808985456824303" calcext:value-type="float">
            <text:p>-0,0808985457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1124658" calcext:value-type="float">
            <text:p>4,61124658</text:p>
          </table:table-cell>
          <table:table-cell office:value-type="float" office:value="-0.0745822936296463" calcext:value-type="float">
            <text:p>-0,0745822936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92833526" calcext:value-type="float">
            <text:p>7,92833526</text:p>
          </table:table-cell>
          <table:table-cell office:value-type="float" office:value="-0.0808985456824303" calcext:value-type="float">
            <text:p>-0,0808985457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1258348" calcext:value-type="float">
            <text:p>4,61258348</text:p>
          </table:table-cell>
          <table:table-cell office:value-type="float" office:value="-0.0745822936296463" calcext:value-type="float">
            <text:p>-0,0745822936</text:p>
          </table:table-cell>
          <table:table-cell office:value-type="float" office:value="0.359001904726028" calcext:value-type="float">
            <text:p>0,3590019047</text:p>
          </table:table-cell>
          <table:table-cell table:number-columns-repeated="5"/>
          <table:table-cell office:value-type="float" office:value="7.93037756" calcext:value-type="float">
            <text:p>7,93037756</text:p>
          </table:table-cell>
          <table:table-cell office:value-type="float" office:value="-0.0808985456824303" calcext:value-type="float">
            <text:p>-0,0808985457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143547" calcext:value-type="float">
            <text:p>4,6143547</text:p>
          </table:table-cell>
          <table:table-cell office:value-type="float" office:value="-0.0745822936296463" calcext:value-type="float">
            <text:p>-0,074582293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316968" calcext:value-type="float">
            <text:p>7,9316968</text:p>
          </table:table-cell>
          <table:table-cell office:value-type="float" office:value="-0.0777202397584915" calcext:value-type="float">
            <text:p>-0,0777202398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157249" calcext:value-type="float">
            <text:p>4,6157249</text:p>
          </table:table-cell>
          <table:table-cell office:value-type="float" office:value="-0.0745822936296463" calcext:value-type="float">
            <text:p>-0,074582293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337274" calcext:value-type="float">
            <text:p>7,9337274</text:p>
          </table:table-cell>
          <table:table-cell office:value-type="float" office:value="-0.0777202397584915" calcext:value-type="float">
            <text:p>-0,0777202398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1725652" calcext:value-type="float">
            <text:p>4,61725652</text:p>
          </table:table-cell>
          <table:table-cell office:value-type="float" office:value="-0.0745822936296463" calcext:value-type="float">
            <text:p>-0,074582293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357028" calcext:value-type="float">
            <text:p>7,9357028</text:p>
          </table:table-cell>
          <table:table-cell office:value-type="float" office:value="-0.0777202397584915" calcext:value-type="float">
            <text:p>-0,0777202398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186265" calcext:value-type="float">
            <text:p>4,6186265</text:p>
          </table:table-cell>
          <table:table-cell office:value-type="float" office:value="-0.0745822936296463" calcext:value-type="float">
            <text:p>-0,074582293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379124" calcext:value-type="float">
            <text:p>7,9379124</text:p>
          </table:table-cell>
          <table:table-cell office:value-type="float" office:value="-0.0777202397584915" calcext:value-type="float">
            <text:p>-0,0777202398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2014134" calcext:value-type="float">
            <text:p>4,62014134</text:p>
          </table:table-cell>
          <table:table-cell office:value-type="float" office:value="-0.0745822936296463" calcext:value-type="float">
            <text:p>-0,074582293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3922916" calcext:value-type="float">
            <text:p>7,93922916</text:p>
          </table:table-cell>
          <table:table-cell office:value-type="float" office:value="-0.0777202397584915" calcext:value-type="float">
            <text:p>-0,0777202398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2151858" calcext:value-type="float">
            <text:p>4,62151858</text:p>
          </table:table-cell>
          <table:table-cell office:value-type="float" office:value="-0.0708190053701401" calcext:value-type="float">
            <text:p>-0,0708190054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4128388" calcext:value-type="float">
            <text:p>7,94128388</text:p>
          </table:table-cell>
          <table:table-cell office:value-type="float" office:value="-0.0777202397584915" calcext:value-type="float">
            <text:p>-0,0777202398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230137" calcext:value-type="float">
            <text:p>4,6230137</text:p>
          </table:table-cell>
          <table:table-cell office:value-type="float" office:value="-0.0708190053701401" calcext:value-type="float">
            <text:p>-0,0708190054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4326234" calcext:value-type="float">
            <text:p>7,94326234</text:p>
          </table:table-cell>
          <table:table-cell office:value-type="float" office:value="-0.0741415992379189" calcext:value-type="float">
            <text:p>-0,0741415992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2440682" calcext:value-type="float">
            <text:p>4,62440682</text:p>
          </table:table-cell>
          <table:table-cell office:value-type="float" office:value="-0.0708190053701401" calcext:value-type="float">
            <text:p>-0,0708190054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4456104" calcext:value-type="float">
            <text:p>7,94456104</text:p>
          </table:table-cell>
          <table:table-cell office:value-type="float" office:value="-0.0741415992379189" calcext:value-type="float">
            <text:p>-0,0741415992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2592342" calcext:value-type="float">
            <text:p>4,62592342</text:p>
          </table:table-cell>
          <table:table-cell office:value-type="float" office:value="-0.0708190053701401" calcext:value-type="float">
            <text:p>-0,0708190054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4661652" calcext:value-type="float">
            <text:p>7,94661652</text:p>
          </table:table-cell>
          <table:table-cell office:value-type="float" office:value="-0.0741415992379189" calcext:value-type="float">
            <text:p>-0,0741415992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273279" calcext:value-type="float">
            <text:p>4,6273279</text:p>
          </table:table-cell>
          <table:table-cell office:value-type="float" office:value="-0.0708190053701401" calcext:value-type="float">
            <text:p>-0,0708190054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486192" calcext:value-type="float">
            <text:p>7,9486192</text:p>
          </table:table-cell>
          <table:table-cell office:value-type="float" office:value="-0.0741415992379189" calcext:value-type="float">
            <text:p>-0,0741415992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2869088" calcext:value-type="float">
            <text:p>4,62869088</text:p>
          </table:table-cell>
          <table:table-cell office:value-type="float" office:value="-0.0708190053701401" calcext:value-type="float">
            <text:p>-0,0708190054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5008392" calcext:value-type="float">
            <text:p>7,95008392</text:p>
          </table:table-cell>
          <table:table-cell office:value-type="float" office:value="-0.0741415992379189" calcext:value-type="float">
            <text:p>-0,0741415992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3021758" calcext:value-type="float">
            <text:p>4,63021758</text:p>
          </table:table-cell>
          <table:table-cell office:value-type="float" office:value="-0.0708190053701401" calcext:value-type="float">
            <text:p>-0,0708190054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5211578" calcext:value-type="float">
            <text:p>7,95211578</text:p>
          </table:table-cell>
          <table:table-cell office:value-type="float" office:value="-0.0710393488407135" calcext:value-type="float">
            <text:p>-0,0710393488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316182" calcext:value-type="float">
            <text:p>4,6316182</text:p>
          </table:table-cell>
          <table:table-cell office:value-type="float" office:value="-0.0683450326323509" calcext:value-type="float">
            <text:p>-0,068345032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5414578" calcext:value-type="float">
            <text:p>7,95414578</text:p>
          </table:table-cell>
          <table:table-cell office:value-type="float" office:value="-0.0710393488407135" calcext:value-type="float">
            <text:p>-0,0710393488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3312138" calcext:value-type="float">
            <text:p>4,63312138</text:p>
          </table:table-cell>
          <table:table-cell office:value-type="float" office:value="-0.0683450326323509" calcext:value-type="float">
            <text:p>-0,068345032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5611286" calcext:value-type="float">
            <text:p>7,95611286</text:p>
          </table:table-cell>
          <table:table-cell office:value-type="float" office:value="-0.0710393488407135" calcext:value-type="float">
            <text:p>-0,0710393488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3451898" calcext:value-type="float">
            <text:p>4,63451898</text:p>
          </table:table-cell>
          <table:table-cell office:value-type="float" office:value="-0.0683450326323509" calcext:value-type="float">
            <text:p>-0,068345032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5748014" calcext:value-type="float">
            <text:p>7,95748014</text:p>
          </table:table-cell>
          <table:table-cell office:value-type="float" office:value="-0.0710393488407135" calcext:value-type="float">
            <text:p>-0,0710393488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3607942" calcext:value-type="float">
            <text:p>4,63607942</text:p>
          </table:table-cell>
          <table:table-cell office:value-type="float" office:value="-0.0683450326323509" calcext:value-type="float">
            <text:p>-0,068345032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5956826" calcext:value-type="float">
            <text:p>7,95956826</text:p>
          </table:table-cell>
          <table:table-cell office:value-type="float" office:value="-0.0710393488407135" calcext:value-type="float">
            <text:p>-0,0710393488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3747922" calcext:value-type="float">
            <text:p>4,63747922</text:p>
          </table:table-cell>
          <table:table-cell office:value-type="float" office:value="-0.0683450326323509" calcext:value-type="float">
            <text:p>-0,068345032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6163896" calcext:value-type="float">
            <text:p>7,96163896</text:p>
          </table:table-cell>
          <table:table-cell office:value-type="float" office:value="-0.0677399709820747" calcext:value-type="float">
            <text:p>-0,067739971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3899092" calcext:value-type="float">
            <text:p>4,63899092</text:p>
          </table:table-cell>
          <table:table-cell office:value-type="float" office:value="-0.0683450326323509" calcext:value-type="float">
            <text:p>-0,068345032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6309474" calcext:value-type="float">
            <text:p>7,96309474</text:p>
          </table:table-cell>
          <table:table-cell office:value-type="float" office:value="-0.0677399709820747" calcext:value-type="float">
            <text:p>-0,067739971</text:p>
          </table:table-cell>
          <table:table-cell office:value-type="float" office:value="0.345037430524826" calcext:value-type="float">
            <text:p>0,3450374305</text:p>
          </table:table-cell>
        </table:table-row>
        <table:table-row table:style-name="ro1">
          <table:table-cell office:value-type="float" office:value="4.64035244" calcext:value-type="float">
            <text:p>4,64035244</text:p>
          </table:table-cell>
          <table:table-cell office:value-type="float" office:value="-0.0683450326323509" calcext:value-type="float">
            <text:p>-0,068345032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6524466" calcext:value-type="float">
            <text:p>7,96524466</text:p>
          </table:table-cell>
          <table:table-cell office:value-type="float" office:value="-0.0677399709820747" calcext:value-type="float">
            <text:p>-0,067739971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4171704" calcext:value-type="float">
            <text:p>4,64171704</text:p>
          </table:table-cell>
          <table:table-cell office:value-type="float" office:value="-0.0649734139442444" calcext:value-type="float">
            <text:p>-0,0649734139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673612" calcext:value-type="float">
            <text:p>7,9673612</text:p>
          </table:table-cell>
          <table:table-cell office:value-type="float" office:value="-0.0677399709820747" calcext:value-type="float">
            <text:p>-0,067739971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432331" calcext:value-type="float">
            <text:p>4,6432331</text:p>
          </table:table-cell>
          <table:table-cell office:value-type="float" office:value="-0.0649734139442444" calcext:value-type="float">
            <text:p>-0,0649734139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694103" calcext:value-type="float">
            <text:p>7,9694103</text:p>
          </table:table-cell>
          <table:table-cell office:value-type="float" office:value="-0.0677399709820747" calcext:value-type="float">
            <text:p>-0,067739971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4458892" calcext:value-type="float">
            <text:p>4,64458892</text:p>
          </table:table-cell>
          <table:table-cell office:value-type="float" office:value="-0.0649734139442444" calcext:value-type="float">
            <text:p>-0,0649734139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7070354" calcext:value-type="float">
            <text:p>7,97070354</text:p>
          </table:table-cell>
          <table:table-cell office:value-type="float" office:value="-0.0677399709820747" calcext:value-type="float">
            <text:p>-0,067739971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4638636" calcext:value-type="float">
            <text:p>4,64638636</text:p>
          </table:table-cell>
          <table:table-cell office:value-type="float" office:value="-0.0649734139442444" calcext:value-type="float">
            <text:p>-0,0649734139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7273506" calcext:value-type="float">
            <text:p>7,97273506</text:p>
          </table:table-cell>
          <table:table-cell office:value-type="float" office:value="-0.064004972577095" calcext:value-type="float">
            <text:p>-0,0640049726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4791254" calcext:value-type="float">
            <text:p>4,64791254</text:p>
          </table:table-cell>
          <table:table-cell office:value-type="float" office:value="-0.0649734139442444" calcext:value-type="float">
            <text:p>-0,0649734139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7470842" calcext:value-type="float">
            <text:p>7,97470842</text:p>
          </table:table-cell>
          <table:table-cell office:value-type="float" office:value="-0.064004972577095" calcext:value-type="float">
            <text:p>-0,0640049726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492886" calcext:value-type="float">
            <text:p>4,6492886</text:p>
          </table:table-cell>
          <table:table-cell office:value-type="float" office:value="-0.0649734139442444" calcext:value-type="float">
            <text:p>-0,0649734139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7672342" calcext:value-type="float">
            <text:p>7,97672342</text:p>
          </table:table-cell>
          <table:table-cell office:value-type="float" office:value="-0.064004972577095" calcext:value-type="float">
            <text:p>-0,0640049726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5063336" calcext:value-type="float">
            <text:p>4,65063336</text:p>
          </table:table-cell>
          <table:table-cell office:value-type="float" office:value="-0.0649734139442444" calcext:value-type="float">
            <text:p>-0,0649734139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7861418" calcext:value-type="float">
            <text:p>7,97861418</text:p>
          </table:table-cell>
          <table:table-cell office:value-type="float" office:value="-0.064004972577095" calcext:value-type="float">
            <text:p>-0,0640049726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5216186" calcext:value-type="float">
            <text:p>4,65216186</text:p>
          </table:table-cell>
          <table:table-cell office:value-type="float" office:value="-0.0614852346479893" calcext:value-type="float">
            <text:p>-0,061485234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8063054" calcext:value-type="float">
            <text:p>7,98063054</text:p>
          </table:table-cell>
          <table:table-cell office:value-type="float" office:value="-0.064004972577095" calcext:value-type="float">
            <text:p>-0,0640049726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5352054" calcext:value-type="float">
            <text:p>4,65352054</text:p>
          </table:table-cell>
          <table:table-cell office:value-type="float" office:value="-0.0614852346479893" calcext:value-type="float">
            <text:p>-0,061485234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8266766" calcext:value-type="float">
            <text:p>7,98266766</text:p>
          </table:table-cell>
          <table:table-cell office:value-type="float" office:value="-0.0603243261575699" calcext:value-type="float">
            <text:p>-0,0603243262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550451" calcext:value-type="float">
            <text:p>4,6550451</text:p>
          </table:table-cell>
          <table:table-cell office:value-type="float" office:value="-0.0614852346479893" calcext:value-type="float">
            <text:p>-0,061485234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846961" calcext:value-type="float">
            <text:p>7,9846961</text:p>
          </table:table-cell>
          <table:table-cell office:value-type="float" office:value="-0.0603243261575699" calcext:value-type="float">
            <text:p>-0,0603243262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56401" calcext:value-type="float">
            <text:p>4,656401</text:p>
          </table:table-cell>
          <table:table-cell office:value-type="float" office:value="-0.0614852346479893" calcext:value-type="float">
            <text:p>-0,061485234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8615852" calcext:value-type="float">
            <text:p>7,98615852</text:p>
          </table:table-cell>
          <table:table-cell office:value-type="float" office:value="-0.0603243261575699" calcext:value-type="float">
            <text:p>-0,0603243262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5795526" calcext:value-type="float">
            <text:p>4,65795526</text:p>
          </table:table-cell>
          <table:table-cell office:value-type="float" office:value="-0.0614852346479893" calcext:value-type="float">
            <text:p>-0,061485234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881602" calcext:value-type="float">
            <text:p>7,9881602</text:p>
          </table:table-cell>
          <table:table-cell office:value-type="float" office:value="-0.0603243261575699" calcext:value-type="float">
            <text:p>-0,0603243262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5933976" calcext:value-type="float">
            <text:p>4,65933976</text:p>
          </table:table-cell>
          <table:table-cell office:value-type="float" office:value="-0.0614852346479893" calcext:value-type="float">
            <text:p>-0,061485234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9028288" calcext:value-type="float">
            <text:p>7,99028288</text:p>
          </table:table-cell>
          <table:table-cell office:value-type="float" office:value="-0.0603243261575699" calcext:value-type="float">
            <text:p>-0,0603243262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6068252" calcext:value-type="float">
            <text:p>4,66068252</text:p>
          </table:table-cell>
          <table:table-cell office:value-type="float" office:value="-0.0614852346479893" calcext:value-type="float">
            <text:p>-0,0614852346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9234668" calcext:value-type="float">
            <text:p>7,99234668</text:p>
          </table:table-cell>
          <table:table-cell office:value-type="float" office:value="-0.0525752454996109" calcext:value-type="float">
            <text:p>-0,0525752455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6224652" calcext:value-type="float">
            <text:p>4,66224652</text:p>
          </table:table-cell>
          <table:table-cell office:value-type="float" office:value="-0.0560467541217804" calcext:value-type="float">
            <text:p>-0,0560467541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936659" calcext:value-type="float">
            <text:p>7,9936659</text:p>
          </table:table-cell>
          <table:table-cell office:value-type="float" office:value="-0.0525752454996109" calcext:value-type="float">
            <text:p>-0,0525752455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6357336" calcext:value-type="float">
            <text:p>4,66357336</text:p>
          </table:table-cell>
          <table:table-cell office:value-type="float" office:value="-0.0560467541217804" calcext:value-type="float">
            <text:p>-0,0560467541</text:p>
          </table:table-cell>
          <table:table-cell office:value-type="float" office:value="0.370173454284668" calcext:value-type="float">
            <text:p>0,3701734543</text:p>
          </table:table-cell>
          <table:table-cell table:number-columns-repeated="5"/>
          <table:table-cell office:value-type="float" office:value="7.99563432" calcext:value-type="float">
            <text:p>7,99563432</text:p>
          </table:table-cell>
          <table:table-cell office:value-type="float" office:value="-0.0525752454996109" calcext:value-type="float">
            <text:p>-0,0525752455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6522888" calcext:value-type="float">
            <text:p>4,66522888</text:p>
          </table:table-cell>
          <table:table-cell office:value-type="float" office:value="-0.0560467541217804" calcext:value-type="float">
            <text:p>-0,0560467541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7.99767926" calcext:value-type="float">
            <text:p>7,99767926</text:p>
          </table:table-cell>
          <table:table-cell office:value-type="float" office:value="-0.0525752454996109" calcext:value-type="float">
            <text:p>-0,0525752455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665764" calcext:value-type="float">
            <text:p>4,6665764</text:p>
          </table:table-cell>
          <table:table-cell office:value-type="float" office:value="-0.0560467541217804" calcext:value-type="float">
            <text:p>-0,0560467541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7.99916468" calcext:value-type="float">
            <text:p>7,99916468</text:p>
          </table:table-cell>
          <table:table-cell office:value-type="float" office:value="-0.0525752454996109" calcext:value-type="float">
            <text:p>-0,0525752455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6815842" calcext:value-type="float">
            <text:p>4,66815842</text:p>
          </table:table-cell>
          <table:table-cell office:value-type="float" office:value="-0.0560467541217804" calcext:value-type="float">
            <text:p>-0,0560467541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0123808" calcext:value-type="float">
            <text:p>8,00123808</text:p>
          </table:table-cell>
          <table:table-cell office:value-type="float" office:value="-0.0501533597707748" calcext:value-type="float">
            <text:p>-0,0501533598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6952886" calcext:value-type="float">
            <text:p>4,66952886</text:p>
          </table:table-cell>
          <table:table-cell office:value-type="float" office:value="-0.0560467541217804" calcext:value-type="float">
            <text:p>-0,0560467541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033812" calcext:value-type="float">
            <text:p>8,0033812</text:p>
          </table:table-cell>
          <table:table-cell office:value-type="float" office:value="-0.0501533597707748" calcext:value-type="float">
            <text:p>-0,0501533598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7107334" calcext:value-type="float">
            <text:p>4,67107334</text:p>
          </table:table-cell>
          <table:table-cell office:value-type="float" office:value="-0.0518328472971916" calcext:value-type="float">
            <text:p>-0,0518328473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0530614" calcext:value-type="float">
            <text:p>8,00530614</text:p>
          </table:table-cell>
          <table:table-cell office:value-type="float" office:value="-0.0501533597707748" calcext:value-type="float">
            <text:p>-0,0501533598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7250826" calcext:value-type="float">
            <text:p>4,67250826</text:p>
          </table:table-cell>
          <table:table-cell office:value-type="float" office:value="-0.0518328472971916" calcext:value-type="float">
            <text:p>-0,0518328473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0659656" calcext:value-type="float">
            <text:p>8,00659656</text:p>
          </table:table-cell>
          <table:table-cell office:value-type="float" office:value="-0.0501533597707748" calcext:value-type="float">
            <text:p>-0,0501533598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7401228" calcext:value-type="float">
            <text:p>4,67401228</text:p>
          </table:table-cell>
          <table:table-cell office:value-type="float" office:value="-0.0518328472971916" calcext:value-type="float">
            <text:p>-0,0518328473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0869478" calcext:value-type="float">
            <text:p>8,00869478</text:p>
          </table:table-cell>
          <table:table-cell office:value-type="float" office:value="-0.0501533597707748" calcext:value-type="float">
            <text:p>-0,0501533598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7538828" calcext:value-type="float">
            <text:p>4,67538828</text:p>
          </table:table-cell>
          <table:table-cell office:value-type="float" office:value="-0.0518328472971916" calcext:value-type="float">
            <text:p>-0,0518328473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1096094" calcext:value-type="float">
            <text:p>8,01096094</text:p>
          </table:table-cell>
          <table:table-cell office:value-type="float" office:value="-0.0501533597707748" calcext:value-type="float">
            <text:p>-0,0501533598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7674016" calcext:value-type="float">
            <text:p>4,67674016</text:p>
          </table:table-cell>
          <table:table-cell office:value-type="float" office:value="-0.0518328472971916" calcext:value-type="float">
            <text:p>-0,0518328473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1228776" calcext:value-type="float">
            <text:p>8,01228776</text:p>
          </table:table-cell>
          <table:table-cell office:value-type="float" office:value="-0.0473493486642838" calcext:value-type="float">
            <text:p>-0,0473493487</text:p>
          </table:table-cell>
          <table:table-cell office:value-type="float" office:value="0.370271354913712" calcext:value-type="float">
            <text:p>0,3702713549</text:p>
          </table:table-cell>
        </table:table-row>
        <table:table-row table:style-name="ro1">
          <table:table-cell office:value-type="float" office:value="4.67830988" calcext:value-type="float">
            <text:p>4,67830988</text:p>
          </table:table-cell>
          <table:table-cell office:value-type="float" office:value="-0.0518328472971916" calcext:value-type="float">
            <text:p>-0,0518328473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1451372" calcext:value-type="float">
            <text:p>8,01451372</text:p>
          </table:table-cell>
          <table:table-cell office:value-type="float" office:value="-0.0473493486642838" calcext:value-type="float">
            <text:p>-0,0473493487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6796641" calcext:value-type="float">
            <text:p>4,6796641</text:p>
          </table:table-cell>
          <table:table-cell office:value-type="float" office:value="-0.0518328472971916" calcext:value-type="float">
            <text:p>-0,0518328473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1653222" calcext:value-type="float">
            <text:p>8,01653222</text:p>
          </table:table-cell>
          <table:table-cell office:value-type="float" office:value="-0.0473493486642838" calcext:value-type="float">
            <text:p>-0,0473493487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68128762" calcext:value-type="float">
            <text:p>4,68128762</text:p>
          </table:table-cell>
          <table:table-cell office:value-type="float" office:value="-0.0494231209158897" calcext:value-type="float">
            <text:p>-0,0494231209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185355" calcext:value-type="float">
            <text:p>8,0185355</text:p>
          </table:table-cell>
          <table:table-cell office:value-type="float" office:value="-0.0473493486642838" calcext:value-type="float">
            <text:p>-0,0473493487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6826578" calcext:value-type="float">
            <text:p>4,6826578</text:p>
          </table:table-cell>
          <table:table-cell office:value-type="float" office:value="-0.0494231209158897" calcext:value-type="float">
            <text:p>-0,0494231209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1999946" calcext:value-type="float">
            <text:p>8,01999946</text:p>
          </table:table-cell>
          <table:table-cell office:value-type="float" office:value="-0.0473493486642838" calcext:value-type="float">
            <text:p>-0,0473493487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68417152" calcext:value-type="float">
            <text:p>4,68417152</text:p>
          </table:table-cell>
          <table:table-cell office:value-type="float" office:value="-0.0494231209158897" calcext:value-type="float">
            <text:p>-0,0494231209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2217674" calcext:value-type="float">
            <text:p>8,02217674</text:p>
          </table:table-cell>
          <table:table-cell office:value-type="float" office:value="-0.0436882972717285" calcext:value-type="float">
            <text:p>-0,0436882973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68556016" calcext:value-type="float">
            <text:p>4,68556016</text:p>
          </table:table-cell>
          <table:table-cell office:value-type="float" office:value="-0.0494231209158897" calcext:value-type="float">
            <text:p>-0,0494231209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2424784" calcext:value-type="float">
            <text:p>8,02424784</text:p>
          </table:table-cell>
          <table:table-cell office:value-type="float" office:value="-0.0436882972717285" calcext:value-type="float">
            <text:p>-0,0436882973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68709754" calcext:value-type="float">
            <text:p>4,68709754</text:p>
          </table:table-cell>
          <table:table-cell office:value-type="float" office:value="-0.0494231209158897" calcext:value-type="float">
            <text:p>-0,0494231209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262527" calcext:value-type="float">
            <text:p>8,0262527</text:p>
          </table:table-cell>
          <table:table-cell office:value-type="float" office:value="-0.0436882972717285" calcext:value-type="float">
            <text:p>-0,0436882973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68850308" calcext:value-type="float">
            <text:p>4,68850308</text:p>
          </table:table-cell>
          <table:table-cell office:value-type="float" office:value="-0.0494231209158897" calcext:value-type="float">
            <text:p>-0,0494231209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2759234" calcext:value-type="float">
            <text:p>8,02759234</text:p>
          </table:table-cell>
          <table:table-cell office:value-type="float" office:value="-0.0436882972717285" calcext:value-type="float">
            <text:p>-0,0436882973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6900249" calcext:value-type="float">
            <text:p>4,6900249</text:p>
          </table:table-cell>
          <table:table-cell office:value-type="float" office:value="-0.0494231209158897" calcext:value-type="float">
            <text:p>-0,0494231209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2965896" calcext:value-type="float">
            <text:p>8,02965896</text:p>
          </table:table-cell>
          <table:table-cell office:value-type="float" office:value="-0.0436882972717285" calcext:value-type="float">
            <text:p>-0,0436882973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69139312" calcext:value-type="float">
            <text:p>4,69139312</text:p>
          </table:table-cell>
          <table:table-cell office:value-type="float" office:value="-0.0468967333436012" calcext:value-type="float">
            <text:p>-0,0468967333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3169616" calcext:value-type="float">
            <text:p>8,03169616</text:p>
          </table:table-cell>
          <table:table-cell office:value-type="float" office:value="-0.0406458675861359" calcext:value-type="float">
            <text:p>-0,0406458676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69275548" calcext:value-type="float">
            <text:p>4,69275548</text:p>
          </table:table-cell>
          <table:table-cell office:value-type="float" office:value="-0.0468967333436012" calcext:value-type="float">
            <text:p>-0,0468967333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3373872" calcext:value-type="float">
            <text:p>8,03373872</text:p>
          </table:table-cell>
          <table:table-cell office:value-type="float" office:value="-0.0406458675861359" calcext:value-type="float">
            <text:p>-0,0406458676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69424816" calcext:value-type="float">
            <text:p>4,69424816</text:p>
          </table:table-cell>
          <table:table-cell office:value-type="float" office:value="-0.0468967333436012" calcext:value-type="float">
            <text:p>-0,0468967333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352337" calcext:value-type="float">
            <text:p>8,0352337</text:p>
          </table:table-cell>
          <table:table-cell office:value-type="float" office:value="-0.0406458675861359" calcext:value-type="float">
            <text:p>-0,0406458676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69562896" calcext:value-type="float">
            <text:p>4,69562896</text:p>
          </table:table-cell>
          <table:table-cell office:value-type="float" office:value="-0.0468967333436012" calcext:value-type="float">
            <text:p>-0,0468967333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3675306" calcext:value-type="float">
            <text:p>8,03675306</text:p>
          </table:table-cell>
          <table:table-cell office:value-type="float" office:value="-0.0406458675861359" calcext:value-type="float">
            <text:p>-0,0406458676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69716588" calcext:value-type="float">
            <text:p>4,69716588</text:p>
          </table:table-cell>
          <table:table-cell office:value-type="float" office:value="-0.0468967333436012" calcext:value-type="float">
            <text:p>-0,0468967333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382951" calcext:value-type="float">
            <text:p>8,0382951</text:p>
          </table:table-cell>
          <table:table-cell office:value-type="float" office:value="-0.0406458675861359" calcext:value-type="float">
            <text:p>-0,0406458676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69855492" calcext:value-type="float">
            <text:p>4,69855492</text:p>
          </table:table-cell>
          <table:table-cell office:value-type="float" office:value="-0.0468967333436012" calcext:value-type="float">
            <text:p>-0,0468967333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396551" calcext:value-type="float">
            <text:p>8,0396551</text:p>
          </table:table-cell>
          <table:table-cell office:value-type="float" office:value="-0.0406458675861359" calcext:value-type="float">
            <text:p>-0,0406458676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70008082" calcext:value-type="float">
            <text:p>4,70008082</text:p>
          </table:table-cell>
          <table:table-cell office:value-type="float" office:value="-0.0468967333436012" calcext:value-type="float">
            <text:p>-0,0468967333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4121378" calcext:value-type="float">
            <text:p>8,04121378</text:p>
          </table:table-cell>
          <table:table-cell office:value-type="float" office:value="-0.0361324697732925" calcext:value-type="float">
            <text:p>-0,0361324698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701493" calcext:value-type="float">
            <text:p>4,701493</text:p>
          </table:table-cell>
          <table:table-cell office:value-type="float" office:value="-0.0434334650635719" calcext:value-type="float">
            <text:p>-0,0434334651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4257638" calcext:value-type="float">
            <text:p>8,04257638</text:p>
          </table:table-cell>
          <table:table-cell office:value-type="float" office:value="-0.0361324697732925" calcext:value-type="float">
            <text:p>-0,0361324698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7030082" calcext:value-type="float">
            <text:p>4,7030082</text:p>
          </table:table-cell>
          <table:table-cell office:value-type="float" office:value="-0.0434334650635719" calcext:value-type="float">
            <text:p>-0,0434334651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4411592" calcext:value-type="float">
            <text:p>8,04411592</text:p>
          </table:table-cell>
          <table:table-cell office:value-type="float" office:value="-0.0361324697732925" calcext:value-type="float">
            <text:p>-0,0361324698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70436708" calcext:value-type="float">
            <text:p>4,70436708</text:p>
          </table:table-cell>
          <table:table-cell office:value-type="float" office:value="-0.0434334650635719" calcext:value-type="float">
            <text:p>-0,0434334651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4590092" calcext:value-type="float">
            <text:p>8,04590092</text:p>
          </table:table-cell>
          <table:table-cell office:value-type="float" office:value="-0.0361324697732925" calcext:value-type="float">
            <text:p>-0,0361324698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7057422" calcext:value-type="float">
            <text:p>4,7057422</text:p>
          </table:table-cell>
          <table:table-cell office:value-type="float" office:value="-0.0434334650635719" calcext:value-type="float">
            <text:p>-0,0434334651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4734984" calcext:value-type="float">
            <text:p>8,04734984</text:p>
          </table:table-cell>
          <table:table-cell office:value-type="float" office:value="-0.0361324697732925" calcext:value-type="float">
            <text:p>-0,0361324698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7072891" calcext:value-type="float">
            <text:p>4,7072891</text:p>
          </table:table-cell>
          <table:table-cell office:value-type="float" office:value="-0.0434334650635719" calcext:value-type="float">
            <text:p>-0,0434334651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487034" calcext:value-type="float">
            <text:p>8,0487034</text:p>
          </table:table-cell>
          <table:table-cell office:value-type="float" office:value="-0.0361324697732925" calcext:value-type="float">
            <text:p>-0,0361324698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70865848" calcext:value-type="float">
            <text:p>4,70865848</text:p>
          </table:table-cell>
          <table:table-cell office:value-type="float" office:value="-0.0434334650635719" calcext:value-type="float">
            <text:p>-0,0434334651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5021788" calcext:value-type="float">
            <text:p>8,05021788</text:p>
          </table:table-cell>
          <table:table-cell office:value-type="float" office:value="-0.0361324697732925" calcext:value-type="float">
            <text:p>-0,0361324698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71017456" calcext:value-type="float">
            <text:p>4,71017456</text:p>
          </table:table-cell>
          <table:table-cell office:value-type="float" office:value="-0.0434334650635719" calcext:value-type="float">
            <text:p>-0,0434334651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5162244" calcext:value-type="float">
            <text:p>8,05162244</text:p>
          </table:table-cell>
          <table:table-cell office:value-type="float" office:value="-0.0302277375012636" calcext:value-type="float">
            <text:p>-0,0302277375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71155476" calcext:value-type="float">
            <text:p>4,71155476</text:p>
          </table:table-cell>
          <table:table-cell office:value-type="float" office:value="-0.0409396253526211" calcext:value-type="float">
            <text:p>-0,0409396254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531336" calcext:value-type="float">
            <text:p>8,0531336</text:p>
          </table:table-cell>
          <table:table-cell office:value-type="float" office:value="-0.0302277375012636" calcext:value-type="float">
            <text:p>-0,0302277375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7130879" calcext:value-type="float">
            <text:p>4,7130879</text:p>
          </table:table-cell>
          <table:table-cell office:value-type="float" office:value="-0.0409396253526211" calcext:value-type="float">
            <text:p>-0,0409396254</text:p>
          </table:table-cell>
          <table:table-cell office:value-type="float" office:value="0.370710790157318" calcext:value-type="float">
            <text:p>0,3707107902</text:p>
          </table:table-cell>
          <table:table-cell table:number-columns-repeated="5"/>
          <table:table-cell office:value-type="float" office:value="8.05451314" calcext:value-type="float">
            <text:p>8,05451314</text:p>
          </table:table-cell>
          <table:table-cell office:value-type="float" office:value="-0.0302277375012636" calcext:value-type="float">
            <text:p>-0,0302277375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7147176" calcext:value-type="float">
            <text:p>4,7147176</text:p>
          </table:table-cell>
          <table:table-cell office:value-type="float" office:value="-0.0409396253526211" calcext:value-type="float">
            <text:p>-0,0409396254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5600206" calcext:value-type="float">
            <text:p>8,05600206</text:p>
          </table:table-cell>
          <table:table-cell office:value-type="float" office:value="-0.0302277375012636" calcext:value-type="float">
            <text:p>-0,0302277375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71625668" calcext:value-type="float">
            <text:p>4,71625668</text:p>
          </table:table-cell>
          <table:table-cell office:value-type="float" office:value="-0.0409396253526211" calcext:value-type="float">
            <text:p>-0,0409396254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574019" calcext:value-type="float">
            <text:p>8,0574019</text:p>
          </table:table-cell>
          <table:table-cell office:value-type="float" office:value="-0.0302277375012636" calcext:value-type="float">
            <text:p>-0,0302277375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7176272" calcext:value-type="float">
            <text:p>4,7176272</text:p>
          </table:table-cell>
          <table:table-cell office:value-type="float" office:value="-0.0409396253526211" calcext:value-type="float">
            <text:p>-0,0409396254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5875616" calcext:value-type="float">
            <text:p>8,05875616</text:p>
          </table:table-cell>
          <table:table-cell office:value-type="float" office:value="-0.0302277375012636" calcext:value-type="float">
            <text:p>-0,0302277375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71915714" calcext:value-type="float">
            <text:p>4,71915714</text:p>
          </table:table-cell>
          <table:table-cell office:value-type="float" office:value="-0.0409396253526211" calcext:value-type="float">
            <text:p>-0,0409396254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6028926" calcext:value-type="float">
            <text:p>8,06028926</text:p>
          </table:table-cell>
          <table:table-cell office:value-type="float" office:value="-0.0302277375012636" calcext:value-type="float">
            <text:p>-0,0302277375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72051646" calcext:value-type="float">
            <text:p>4,72051646</text:p>
          </table:table-cell>
          <table:table-cell office:value-type="float" office:value="-0.0409396253526211" calcext:value-type="float">
            <text:p>-0,0409396254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6166584" calcext:value-type="float">
            <text:p>8,06166584</text:p>
          </table:table-cell>
          <table:table-cell office:value-type="float" office:value="-0.0258613210171461" calcext:value-type="float">
            <text:p>-0,025861321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72209552" calcext:value-type="float">
            <text:p>4,72209552</text:p>
          </table:table-cell>
          <table:table-cell office:value-type="float" office:value="-0.0363304913043976" calcext:value-type="float">
            <text:p>-0,0363304913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6317786" calcext:value-type="float">
            <text:p>8,06317786</text:p>
          </table:table-cell>
          <table:table-cell office:value-type="float" office:value="-0.0258613210171461" calcext:value-type="float">
            <text:p>-0,025861321</text:p>
          </table:table-cell>
          <table:table-cell office:value-type="float" office:value="0.40781244635582" calcext:value-type="float">
            <text:p>0,4078124464</text:p>
          </table:table-cell>
        </table:table-row>
        <table:table-row table:style-name="ro1">
          <table:table-cell office:value-type="float" office:value="4.72347408" calcext:value-type="float">
            <text:p>4,72347408</text:p>
          </table:table-cell>
          <table:table-cell office:value-type="float" office:value="-0.0363304913043976" calcext:value-type="float">
            <text:p>-0,0363304913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6467788" calcext:value-type="float">
            <text:p>8,06467788</text:p>
          </table:table-cell>
          <table:table-cell office:value-type="float" office:value="-0.0258613210171461" calcext:value-type="float">
            <text:p>-0,025861321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2496914" calcext:value-type="float">
            <text:p>4,72496914</text:p>
          </table:table-cell>
          <table:table-cell office:value-type="float" office:value="-0.0363304913043976" calcext:value-type="float">
            <text:p>-0,0363304913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6619618" calcext:value-type="float">
            <text:p>8,06619618</text:p>
          </table:table-cell>
          <table:table-cell office:value-type="float" office:value="-0.0258613210171461" calcext:value-type="float">
            <text:p>-0,025861321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2635312" calcext:value-type="float">
            <text:p>4,72635312</text:p>
          </table:table-cell>
          <table:table-cell office:value-type="float" office:value="-0.0363304913043976" calcext:value-type="float">
            <text:p>-0,0363304913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676057" calcext:value-type="float">
            <text:p>8,0676057</text:p>
          </table:table-cell>
          <table:table-cell office:value-type="float" office:value="-0.0258613210171461" calcext:value-type="float">
            <text:p>-0,025861321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2773168" calcext:value-type="float">
            <text:p>4,72773168</text:p>
          </table:table-cell>
          <table:table-cell office:value-type="float" office:value="-0.0363304913043976" calcext:value-type="float">
            <text:p>-0,0363304913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6912158" calcext:value-type="float">
            <text:p>8,06912158</text:p>
          </table:table-cell>
          <table:table-cell office:value-type="float" office:value="-0.0258613210171461" calcext:value-type="float">
            <text:p>-0,025861321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292594" calcext:value-type="float">
            <text:p>4,7292594</text:p>
          </table:table-cell>
          <table:table-cell office:value-type="float" office:value="-0.0363304913043976" calcext:value-type="float">
            <text:p>-0,0363304913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705272" calcext:value-type="float">
            <text:p>8,0705272</text:p>
          </table:table-cell>
          <table:table-cell office:value-type="float" office:value="-0.0258613210171461" calcext:value-type="float">
            <text:p>-0,025861321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3059734" calcext:value-type="float">
            <text:p>4,73059734</text:p>
          </table:table-cell>
          <table:table-cell office:value-type="float" office:value="-0.0363304913043976" calcext:value-type="float">
            <text:p>-0,0363304913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7205044" calcext:value-type="float">
            <text:p>8,07205044</text:p>
          </table:table-cell>
          <table:table-cell office:value-type="float" office:value="-0.020953731611371" calcext:value-type="float">
            <text:p>-0,0209537316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3214618" calcext:value-type="float">
            <text:p>4,73214618</text:p>
          </table:table-cell>
          <table:table-cell office:value-type="float" office:value="-0.0310816392302513" calcext:value-type="float">
            <text:p>-0,0310816392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7340288" calcext:value-type="float">
            <text:p>8,07340288</text:p>
          </table:table-cell>
          <table:table-cell office:value-type="float" office:value="-0.020953731611371" calcext:value-type="float">
            <text:p>-0,0209537316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3350278" calcext:value-type="float">
            <text:p>4,73350278</text:p>
          </table:table-cell>
          <table:table-cell office:value-type="float" office:value="-0.0310816392302513" calcext:value-type="float">
            <text:p>-0,0310816392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7493424" calcext:value-type="float">
            <text:p>8,07493424</text:p>
          </table:table-cell>
          <table:table-cell office:value-type="float" office:value="-0.020953731611371" calcext:value-type="float">
            <text:p>-0,0209537316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350612" calcext:value-type="float">
            <text:p>4,7350612</text:p>
          </table:table-cell>
          <table:table-cell office:value-type="float" office:value="-0.0310816392302513" calcext:value-type="float">
            <text:p>-0,0310816392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7628504" calcext:value-type="float">
            <text:p>8,07628504</text:p>
          </table:table-cell>
          <table:table-cell office:value-type="float" office:value="-0.020953731611371" calcext:value-type="float">
            <text:p>-0,0209537316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3643932" calcext:value-type="float">
            <text:p>4,73643932</text:p>
          </table:table-cell>
          <table:table-cell office:value-type="float" office:value="-0.0310816392302513" calcext:value-type="float">
            <text:p>-0,0310816392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7769184" calcext:value-type="float">
            <text:p>8,07769184</text:p>
          </table:table-cell>
          <table:table-cell office:value-type="float" office:value="-0.020953731611371" calcext:value-type="float">
            <text:p>-0,0209537316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3795858" calcext:value-type="float">
            <text:p>4,73795858</text:p>
          </table:table-cell>
          <table:table-cell office:value-type="float" office:value="-0.0310816392302513" calcext:value-type="float">
            <text:p>-0,0310816392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791955" calcext:value-type="float">
            <text:p>8,0791955</text:p>
          </table:table-cell>
          <table:table-cell office:value-type="float" office:value="-0.020953731611371" calcext:value-type="float">
            <text:p>-0,0209537316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3933574" calcext:value-type="float">
            <text:p>4,73933574</text:p>
          </table:table-cell>
          <table:table-cell office:value-type="float" office:value="-0.0310816392302513" calcext:value-type="float">
            <text:p>-0,0310816392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8056532" calcext:value-type="float">
            <text:p>8,08056532</text:p>
          </table:table-cell>
          <table:table-cell office:value-type="float" office:value="-0.020953731611371" calcext:value-type="float">
            <text:p>-0,0209537316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420904" calcext:value-type="float">
            <text:p>4,7420904</text:p>
          </table:table-cell>
          <table:table-cell office:value-type="float" office:value="-0.0310816392302513" calcext:value-type="float">
            <text:p>-0,0310816392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821297" calcext:value-type="float">
            <text:p>8,0821297</text:p>
          </table:table-cell>
          <table:table-cell office:value-type="float" office:value="-0.0157767478376627" calcext:value-type="float">
            <text:p>-0,0157767478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434348" calcext:value-type="float">
            <text:p>4,7434348</text:p>
          </table:table-cell>
          <table:table-cell office:value-type="float" office:value="-0.0271440502256155" calcext:value-type="float">
            <text:p>-0,0271440502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8350414" calcext:value-type="float">
            <text:p>8,08350414</text:p>
          </table:table-cell>
          <table:table-cell office:value-type="float" office:value="-0.0157767478376627" calcext:value-type="float">
            <text:p>-0,0157767478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4547618" calcext:value-type="float">
            <text:p>4,74547618</text:p>
          </table:table-cell>
          <table:table-cell office:value-type="float" office:value="-0.0271440502256155" calcext:value-type="float">
            <text:p>-0,0271440502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850706" calcext:value-type="float">
            <text:p>8,0850706</text:p>
          </table:table-cell>
          <table:table-cell office:value-type="float" office:value="-0.0157767478376627" calcext:value-type="float">
            <text:p>-0,0157767478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4746742" calcext:value-type="float">
            <text:p>4,74746742</text:p>
          </table:table-cell>
          <table:table-cell office:value-type="float" office:value="-0.0271440502256155" calcext:value-type="float">
            <text:p>-0,0271440502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8643284" calcext:value-type="float">
            <text:p>8,08643284</text:p>
          </table:table-cell>
          <table:table-cell office:value-type="float" office:value="-0.0157767478376627" calcext:value-type="float">
            <text:p>-0,0157767478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487456" calcext:value-type="float">
            <text:p>4,7487456</text:p>
          </table:table-cell>
          <table:table-cell office:value-type="float" office:value="-0.0271440502256155" calcext:value-type="float">
            <text:p>-0,0271440502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879971" calcext:value-type="float">
            <text:p>8,0879971</text:p>
          </table:table-cell>
          <table:table-cell office:value-type="float" office:value="-0.0157767478376627" calcext:value-type="float">
            <text:p>-0,0157767478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509195" calcext:value-type="float">
            <text:p>4,7509195</text:p>
          </table:table-cell>
          <table:table-cell office:value-type="float" office:value="-0.023342514410615" calcext:value-type="float">
            <text:p>-0,0233425144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8934296" calcext:value-type="float">
            <text:p>8,08934296</text:p>
          </table:table-cell>
          <table:table-cell office:value-type="float" office:value="-0.0157767478376627" calcext:value-type="float">
            <text:p>-0,0157767478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527544" calcext:value-type="float">
            <text:p>4,7527544</text:p>
          </table:table-cell>
          <table:table-cell office:value-type="float" office:value="-0.023342514410615" calcext:value-type="float">
            <text:p>-0,0233425144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9069932" calcext:value-type="float">
            <text:p>8,09069932</text:p>
          </table:table-cell>
          <table:table-cell office:value-type="float" office:value="-0.0157767478376627" calcext:value-type="float">
            <text:p>-0,0157767478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5420956" calcext:value-type="float">
            <text:p>4,75420956</text:p>
          </table:table-cell>
          <table:table-cell office:value-type="float" office:value="-0.023342514410615" calcext:value-type="float">
            <text:p>-0,0233425144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922084" calcext:value-type="float">
            <text:p>8,0922084</text:p>
          </table:table-cell>
          <table:table-cell office:value-type="float" office:value="-0.0107149695977569" calcext:value-type="float">
            <text:p>-0,0107149696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5621424" calcext:value-type="float">
            <text:p>4,75621424</text:p>
          </table:table-cell>
          <table:table-cell office:value-type="float" office:value="-0.023342514410615" calcext:value-type="float">
            <text:p>-0,0233425144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9358686" calcext:value-type="float">
            <text:p>8,09358686</text:p>
          </table:table-cell>
          <table:table-cell office:value-type="float" office:value="-0.0107149695977569" calcext:value-type="float">
            <text:p>-0,0107149696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5835388" calcext:value-type="float">
            <text:p>4,75835388</text:p>
          </table:table-cell>
          <table:table-cell office:value-type="float" office:value="-0.023342514410615" calcext:value-type="float">
            <text:p>-0,0233425144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95391" calcext:value-type="float">
            <text:p>8,095391</text:p>
          </table:table-cell>
          <table:table-cell office:value-type="float" office:value="-0.0107149695977569" calcext:value-type="float">
            <text:p>-0,0107149696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6041054" calcext:value-type="float">
            <text:p>4,76041054</text:p>
          </table:table-cell>
          <table:table-cell office:value-type="float" office:value="-0.023342514410615" calcext:value-type="float">
            <text:p>-0,0233425144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9702152" calcext:value-type="float">
            <text:p>8,09702152</text:p>
          </table:table-cell>
          <table:table-cell office:value-type="float" office:value="-0.0107149695977569" calcext:value-type="float">
            <text:p>-0,0107149696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6172392" calcext:value-type="float">
            <text:p>4,76172392</text:p>
          </table:table-cell>
          <table:table-cell office:value-type="float" office:value="-0.0197710990905762" calcext:value-type="float">
            <text:p>-0,0197710991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9841114" calcext:value-type="float">
            <text:p>8,09841114</text:p>
          </table:table-cell>
          <table:table-cell office:value-type="float" office:value="-0.0107149695977569" calcext:value-type="float">
            <text:p>-0,0107149696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6374184" calcext:value-type="float">
            <text:p>4,76374184</text:p>
          </table:table-cell>
          <table:table-cell office:value-type="float" office:value="-0.0197710990905762" calcext:value-type="float">
            <text:p>-0,0197710991</text:p>
          </table:table-cell>
          <table:table-cell office:value-type="float" office:value="0.302142560482025" calcext:value-type="float">
            <text:p>0,3021425605</text:p>
          </table:table-cell>
          <table:table-cell table:number-columns-repeated="5"/>
          <table:table-cell office:value-type="float" office:value="8.09974544" calcext:value-type="float">
            <text:p>8,09974544</text:p>
          </table:table-cell>
          <table:table-cell office:value-type="float" office:value="-0.0107149695977569" calcext:value-type="float">
            <text:p>-0,0107149696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6636194" calcext:value-type="float">
            <text:p>4,76636194</text:p>
          </table:table-cell>
          <table:table-cell office:value-type="float" office:value="-0.0197710990905762" calcext:value-type="float">
            <text:p>-0,0197710991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0129738" calcext:value-type="float">
            <text:p>8,10129738</text:p>
          </table:table-cell>
          <table:table-cell office:value-type="float" office:value="-0.00617065420374274" calcext:value-type="float">
            <text:p>-0,0061706542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6841846" calcext:value-type="float">
            <text:p>4,76841846</text:p>
          </table:table-cell>
          <table:table-cell office:value-type="float" office:value="-0.0197710990905762" calcext:value-type="float">
            <text:p>-0,0197710991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0264284" calcext:value-type="float">
            <text:p>8,10264284</text:p>
          </table:table-cell>
          <table:table-cell office:value-type="float" office:value="-0.00617065420374274" calcext:value-type="float">
            <text:p>-0,0061706542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6967556" calcext:value-type="float">
            <text:p>4,76967556</text:p>
          </table:table-cell>
          <table:table-cell office:value-type="float" office:value="-0.0197710990905762" calcext:value-type="float">
            <text:p>-0,0197710991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0415484" calcext:value-type="float">
            <text:p>8,10415484</text:p>
          </table:table-cell>
          <table:table-cell office:value-type="float" office:value="-0.00617065420374274" calcext:value-type="float">
            <text:p>-0,0061706542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7171302" calcext:value-type="float">
            <text:p>4,77171302</text:p>
          </table:table-cell>
          <table:table-cell office:value-type="float" office:value="-0.0160577781498432" calcext:value-type="float">
            <text:p>-0,0160577781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0553826" calcext:value-type="float">
            <text:p>8,10553826</text:p>
          </table:table-cell>
          <table:table-cell office:value-type="float" office:value="-0.00617065420374274" calcext:value-type="float">
            <text:p>-0,0061706542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7371224" calcext:value-type="float">
            <text:p>4,77371224</text:p>
          </table:table-cell>
          <table:table-cell office:value-type="float" office:value="-0.0160577781498432" calcext:value-type="float">
            <text:p>-0,0160577781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070673" calcext:value-type="float">
            <text:p>8,1070673</text:p>
          </table:table-cell>
          <table:table-cell office:value-type="float" office:value="-0.00617065420374274" calcext:value-type="float">
            <text:p>-0,0061706542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7573894" calcext:value-type="float">
            <text:p>4,77573894</text:p>
          </table:table-cell>
          <table:table-cell office:value-type="float" office:value="-0.0160577781498432" calcext:value-type="float">
            <text:p>-0,0160577781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0846634" calcext:value-type="float">
            <text:p>8,10846634</text:p>
          </table:table-cell>
          <table:table-cell office:value-type="float" office:value="-0.00617065420374274" calcext:value-type="float">
            <text:p>-0,0061706542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772247" calcext:value-type="float">
            <text:p>4,7772247</text:p>
          </table:table-cell>
          <table:table-cell office:value-type="float" office:value="-0.0160577781498432" calcext:value-type="float">
            <text:p>-0,0160577781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0995414" calcext:value-type="float">
            <text:p>8,10995414</text:p>
          </table:table-cell>
          <table:table-cell office:value-type="float" office:value="-0.00617065420374274" calcext:value-type="float">
            <text:p>-0,0061706542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7925644" calcext:value-type="float">
            <text:p>4,77925644</text:p>
          </table:table-cell>
          <table:table-cell office:value-type="float" office:value="-0.0160577781498432" calcext:value-type="float">
            <text:p>-0,0160577781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1134554" calcext:value-type="float">
            <text:p>8,11134554</text:p>
          </table:table-cell>
          <table:table-cell office:value-type="float" office:value="-0.00138362881261855" calcext:value-type="float">
            <text:p>-0,0013836288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8140494" calcext:value-type="float">
            <text:p>4,78140494</text:p>
          </table:table-cell>
          <table:table-cell office:value-type="float" office:value="-0.0160577781498432" calcext:value-type="float">
            <text:p>-0,0160577781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126856" calcext:value-type="float">
            <text:p>8,1126856</text:p>
          </table:table-cell>
          <table:table-cell office:value-type="float" office:value="-0.00138362881261855" calcext:value-type="float">
            <text:p>-0,0013836288</text:p>
          </table:table-cell>
          <table:table-cell office:value-type="float" office:value="0.429760545492172" calcext:value-type="float">
            <text:p>0,4297605455</text:p>
          </table:table-cell>
        </table:table-row>
        <table:table-row table:style-name="ro1">
          <table:table-cell office:value-type="float" office:value="4.7826942" calcext:value-type="float">
            <text:p>4,7826942</text:p>
          </table:table-cell>
          <table:table-cell office:value-type="float" office:value="-0.0115520479157567" calcext:value-type="float">
            <text:p>-0,0115520479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1447952" calcext:value-type="float">
            <text:p>8,11447952</text:p>
          </table:table-cell>
          <table:table-cell office:value-type="float" office:value="-0.00138362881261855" calcext:value-type="float">
            <text:p>-0,001383628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78498028" calcext:value-type="float">
            <text:p>4,78498028</text:p>
          </table:table-cell>
          <table:table-cell office:value-type="float" office:value="-0.0115520479157567" calcext:value-type="float">
            <text:p>-0,0115520479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1601432" calcext:value-type="float">
            <text:p>8,11601432</text:p>
          </table:table-cell>
          <table:table-cell office:value-type="float" office:value="-0.00138362881261855" calcext:value-type="float">
            <text:p>-0,001383628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78694252" calcext:value-type="float">
            <text:p>4,78694252</text:p>
          </table:table-cell>
          <table:table-cell office:value-type="float" office:value="-0.0115520479157567" calcext:value-type="float">
            <text:p>-0,0115520479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1739856" calcext:value-type="float">
            <text:p>8,11739856</text:p>
          </table:table-cell>
          <table:table-cell office:value-type="float" office:value="-0.00138362881261855" calcext:value-type="float">
            <text:p>-0,001383628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78899254" calcext:value-type="float">
            <text:p>4,78899254</text:p>
          </table:table-cell>
          <table:table-cell office:value-type="float" office:value="-0.0115520479157567" calcext:value-type="float">
            <text:p>-0,0115520479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189177" calcext:value-type="float">
            <text:p>8,1189177</text:p>
          </table:table-cell>
          <table:table-cell office:value-type="float" office:value="-0.00138362881261855" calcext:value-type="float">
            <text:p>-0,001383628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79030616" calcext:value-type="float">
            <text:p>4,79030616</text:p>
          </table:table-cell>
          <table:table-cell office:value-type="float" office:value="-0.0115520479157567" calcext:value-type="float">
            <text:p>-0,0115520479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2028318" calcext:value-type="float">
            <text:p>8,12028318</text:p>
          </table:table-cell>
          <table:table-cell office:value-type="float" office:value="-0.00138362881261855" calcext:value-type="float">
            <text:p>-0,001383628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79243362" calcext:value-type="float">
            <text:p>4,79243362</text:p>
          </table:table-cell>
          <table:table-cell office:value-type="float" office:value="-0.00695632956922054" calcext:value-type="float">
            <text:p>-0,0069563296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2166036" calcext:value-type="float">
            <text:p>8,12166036</text:p>
          </table:table-cell>
          <table:table-cell office:value-type="float" office:value="0.00393661484122276" calcext:value-type="float">
            <text:p>0,003936614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79451416" calcext:value-type="float">
            <text:p>4,79451416</text:p>
          </table:table-cell>
          <table:table-cell office:value-type="float" office:value="-0.00695632956922054" calcext:value-type="float">
            <text:p>-0,0069563296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2319094" calcext:value-type="float">
            <text:p>8,12319094</text:p>
          </table:table-cell>
          <table:table-cell office:value-type="float" office:value="0.00393661484122276" calcext:value-type="float">
            <text:p>0,003936614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79645494" calcext:value-type="float">
            <text:p>4,79645494</text:p>
          </table:table-cell>
          <table:table-cell office:value-type="float" office:value="-0.00695632956922054" calcext:value-type="float">
            <text:p>-0,0069563296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2453574" calcext:value-type="float">
            <text:p>8,12453574</text:p>
          </table:table-cell>
          <table:table-cell office:value-type="float" office:value="0.00393661484122276" calcext:value-type="float">
            <text:p>0,003936614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79791644" calcext:value-type="float">
            <text:p>4,79791644</text:p>
          </table:table-cell>
          <table:table-cell office:value-type="float" office:value="-0.00695632956922054" calcext:value-type="float">
            <text:p>-0,0069563296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2604534" calcext:value-type="float">
            <text:p>8,12604534</text:p>
          </table:table-cell>
          <table:table-cell office:value-type="float" office:value="0.00393661484122276" calcext:value-type="float">
            <text:p>0,003936614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79971662" calcext:value-type="float">
            <text:p>4,79971662</text:p>
          </table:table-cell>
          <table:table-cell office:value-type="float" office:value="-0.00695632956922054" calcext:value-type="float">
            <text:p>-0,0069563296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274392" calcext:value-type="float">
            <text:p>8,1274392</text:p>
          </table:table-cell>
          <table:table-cell office:value-type="float" office:value="0.00393661484122276" calcext:value-type="float">
            <text:p>0,003936614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0175674" calcext:value-type="float">
            <text:p>4,80175674</text:p>
          </table:table-cell>
          <table:table-cell office:value-type="float" office:value="-0.00229158392176032" calcext:value-type="float">
            <text:p>-0,0022915839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2894752" calcext:value-type="float">
            <text:p>8,12894752</text:p>
          </table:table-cell>
          <table:table-cell office:value-type="float" office:value="0.00393661484122276" calcext:value-type="float">
            <text:p>0,003936614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0334382" calcext:value-type="float">
            <text:p>4,80334382</text:p>
          </table:table-cell>
          <table:table-cell office:value-type="float" office:value="-0.00229158392176032" calcext:value-type="float">
            <text:p>-0,0022915839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3031914" calcext:value-type="float">
            <text:p>8,13031914</text:p>
          </table:table-cell>
          <table:table-cell office:value-type="float" office:value="0.00393661484122276" calcext:value-type="float">
            <text:p>0,003936614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0534274" calcext:value-type="float">
            <text:p>4,80534274</text:p>
          </table:table-cell>
          <table:table-cell office:value-type="float" office:value="-0.00229158392176032" calcext:value-type="float">
            <text:p>-0,0022915839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3169338" calcext:value-type="float">
            <text:p>8,13169338</text:p>
          </table:table-cell>
          <table:table-cell office:value-type="float" office:value="0.0102738570421934" calcext:value-type="float">
            <text:p>0,010273857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0741124" calcext:value-type="float">
            <text:p>4,80741124</text:p>
          </table:table-cell>
          <table:table-cell office:value-type="float" office:value="-0.00229158392176032" calcext:value-type="float">
            <text:p>-0,0022915839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3319896" calcext:value-type="float">
            <text:p>8,13319896</text:p>
          </table:table-cell>
          <table:table-cell office:value-type="float" office:value="0.0102738570421934" calcext:value-type="float">
            <text:p>0,010273857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0934376" calcext:value-type="float">
            <text:p>4,80934376</text:p>
          </table:table-cell>
          <table:table-cell office:value-type="float" office:value="-0.00229158392176032" calcext:value-type="float">
            <text:p>-0,0022915839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3457158" calcext:value-type="float">
            <text:p>8,13457158</text:p>
          </table:table-cell>
          <table:table-cell office:value-type="float" office:value="0.0102738570421934" calcext:value-type="float">
            <text:p>0,010273857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1069914" calcext:value-type="float">
            <text:p>4,81069914</text:p>
          </table:table-cell>
          <table:table-cell office:value-type="float" office:value="-0.00229158392176032" calcext:value-type="float">
            <text:p>-0,0022915839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3612402" calcext:value-type="float">
            <text:p>8,13612402</text:p>
          </table:table-cell>
          <table:table-cell office:value-type="float" office:value="0.0102738570421934" calcext:value-type="float">
            <text:p>0,010273857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1294694" calcext:value-type="float">
            <text:p>4,81294694</text:p>
          </table:table-cell>
          <table:table-cell office:value-type="float" office:value="0.00191524508409202" calcext:value-type="float">
            <text:p>0,0019152451</text:p>
          </table:table-cell>
          <table:table-cell office:value-type="float" office:value="0.423370510339737" calcext:value-type="float">
            <text:p>0,4233705103</text:p>
          </table:table-cell>
          <table:table-cell table:number-columns-repeated="5"/>
          <table:table-cell office:value-type="float" office:value="8.13753334" calcext:value-type="float">
            <text:p>8,13753334</text:p>
          </table:table-cell>
          <table:table-cell office:value-type="float" office:value="0.0102738570421934" calcext:value-type="float">
            <text:p>0,010273857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1523058" calcext:value-type="float">
            <text:p>4,81523058</text:p>
          </table:table-cell>
          <table:table-cell office:value-type="float" office:value="0.00191524508409202" calcext:value-type="float">
            <text:p>0,0019152451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3906264" calcext:value-type="float">
            <text:p>8,13906264</text:p>
          </table:table-cell>
          <table:table-cell office:value-type="float" office:value="0.0102738570421934" calcext:value-type="float">
            <text:p>0,010273857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1723238" calcext:value-type="float">
            <text:p>4,81723238</text:p>
          </table:table-cell>
          <table:table-cell office:value-type="float" office:value="0.00191524508409202" calcext:value-type="float">
            <text:p>0,0019152451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4042438" calcext:value-type="float">
            <text:p>8,14042438</text:p>
          </table:table-cell>
          <table:table-cell office:value-type="float" office:value="0.0102738570421934" calcext:value-type="float">
            <text:p>0,010273857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185297" calcext:value-type="float">
            <text:p>4,8185297</text:p>
          </table:table-cell>
          <table:table-cell office:value-type="float" office:value="0.00191524508409202" calcext:value-type="float">
            <text:p>0,0019152451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4195422" calcext:value-type="float">
            <text:p>8,14195422</text:p>
          </table:table-cell>
          <table:table-cell office:value-type="float" office:value="0.0151224518194795" calcext:value-type="float">
            <text:p>0,015122451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2055138" calcext:value-type="float">
            <text:p>4,82055138</text:p>
          </table:table-cell>
          <table:table-cell office:value-type="float" office:value="0.00191524508409202" calcext:value-type="float">
            <text:p>0,0019152451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4331162" calcext:value-type="float">
            <text:p>8,14331162</text:p>
          </table:table-cell>
          <table:table-cell office:value-type="float" office:value="0.0151224518194795" calcext:value-type="float">
            <text:p>0,015122451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2254318" calcext:value-type="float">
            <text:p>4,82254318</text:p>
          </table:table-cell>
          <table:table-cell office:value-type="float" office:value="0.00715019227936864" calcext:value-type="float">
            <text:p>0,0071501923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446728" calcext:value-type="float">
            <text:p>8,1446728</text:p>
          </table:table-cell>
          <table:table-cell office:value-type="float" office:value="0.0151224518194795" calcext:value-type="float">
            <text:p>0,015122451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2409584" calcext:value-type="float">
            <text:p>4,82409584</text:p>
          </table:table-cell>
          <table:table-cell office:value-type="float" office:value="0.00715019227936864" calcext:value-type="float">
            <text:p>0,0071501923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465586" calcext:value-type="float">
            <text:p>8,1465586</text:p>
          </table:table-cell>
          <table:table-cell office:value-type="float" office:value="0.0151224518194795" calcext:value-type="float">
            <text:p>0,015122451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260976" calcext:value-type="float">
            <text:p>4,8260976</text:p>
          </table:table-cell>
          <table:table-cell office:value-type="float" office:value="0.00715019227936864" calcext:value-type="float">
            <text:p>0,0071501923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4810574" calcext:value-type="float">
            <text:p>8,14810574</text:p>
          </table:table-cell>
          <table:table-cell office:value-type="float" office:value="0.0151224518194795" calcext:value-type="float">
            <text:p>0,015122451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2804094" calcext:value-type="float">
            <text:p>4,82804094</text:p>
          </table:table-cell>
          <table:table-cell office:value-type="float" office:value="0.00715019227936864" calcext:value-type="float">
            <text:p>0,0071501923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494947" calcext:value-type="float">
            <text:p>8,1494947</text:p>
          </table:table-cell>
          <table:table-cell office:value-type="float" office:value="0.0151224518194795" calcext:value-type="float">
            <text:p>0,0151224518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2940772" calcext:value-type="float">
            <text:p>4,82940772</text:p>
          </table:table-cell>
          <table:table-cell office:value-type="float" office:value="0.00715019227936864" calcext:value-type="float">
            <text:p>0,0071501923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510008" calcext:value-type="float">
            <text:p>8,1510008</text:p>
          </table:table-cell>
          <table:table-cell office:value-type="float" office:value="0.0197785571217537" calcext:value-type="float">
            <text:p>0,0197785571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3096074" calcext:value-type="float">
            <text:p>4,83096074</text:p>
          </table:table-cell>
          <table:table-cell office:value-type="float" office:value="0.0119736101478338" calcext:value-type="float">
            <text:p>0,0119736101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5237738" calcext:value-type="float">
            <text:p>8,15237738</text:p>
          </table:table-cell>
          <table:table-cell office:value-type="float" office:value="0.0197785571217537" calcext:value-type="float">
            <text:p>0,0197785571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323356" calcext:value-type="float">
            <text:p>4,8323356</text:p>
          </table:table-cell>
          <table:table-cell office:value-type="float" office:value="0.0119736101478338" calcext:value-type="float">
            <text:p>0,0119736101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5371574" calcext:value-type="float">
            <text:p>8,15371574</text:p>
          </table:table-cell>
          <table:table-cell office:value-type="float" office:value="0.0197785571217537" calcext:value-type="float">
            <text:p>0,0197785571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3367702" calcext:value-type="float">
            <text:p>4,83367702</text:p>
          </table:table-cell>
          <table:table-cell office:value-type="float" office:value="0.0119736101478338" calcext:value-type="float">
            <text:p>0,0119736101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5524012" calcext:value-type="float">
            <text:p>8,15524012</text:p>
          </table:table-cell>
          <table:table-cell office:value-type="float" office:value="0.0197785571217537" calcext:value-type="float">
            <text:p>0,0197785571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3519354" calcext:value-type="float">
            <text:p>4,83519354</text:p>
          </table:table-cell>
          <table:table-cell office:value-type="float" office:value="0.0119736101478338" calcext:value-type="float">
            <text:p>0,0119736101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5659002" calcext:value-type="float">
            <text:p>8,15659002</text:p>
          </table:table-cell>
          <table:table-cell office:value-type="float" office:value="0.0197785571217537" calcext:value-type="float">
            <text:p>0,0197785571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365379" calcext:value-type="float">
            <text:p>4,8365379</text:p>
          </table:table-cell>
          <table:table-cell office:value-type="float" office:value="0.0119736101478338" calcext:value-type="float">
            <text:p>0,0119736101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5813648" calcext:value-type="float">
            <text:p>8,15813648</text:p>
          </table:table-cell>
          <table:table-cell office:value-type="float" office:value="0.0197785571217537" calcext:value-type="float">
            <text:p>0,0197785571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3810104" calcext:value-type="float">
            <text:p>4,83810104</text:p>
          </table:table-cell>
          <table:table-cell office:value-type="float" office:value="0.0119736101478338" calcext:value-type="float">
            <text:p>0,0119736101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595345" calcext:value-type="float">
            <text:p>8,1595345</text:p>
          </table:table-cell>
          <table:table-cell office:value-type="float" office:value="0.0197785571217537" calcext:value-type="float">
            <text:p>0,0197785571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3947538" calcext:value-type="float">
            <text:p>4,83947538</text:p>
          </table:table-cell>
          <table:table-cell office:value-type="float" office:value="0.0119736101478338" calcext:value-type="float">
            <text:p>0,0119736101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6106258" calcext:value-type="float">
            <text:p>8,16106258</text:p>
          </table:table-cell>
          <table:table-cell office:value-type="float" office:value="0.0248943511396647" calcext:value-type="float">
            <text:p>0,0248943511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4101424" calcext:value-type="float">
            <text:p>4,84101424</text:p>
          </table:table-cell>
          <table:table-cell office:value-type="float" office:value="0.0166908837854862" calcext:value-type="float">
            <text:p>0,0166908838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6246816" calcext:value-type="float">
            <text:p>8,16246816</text:p>
          </table:table-cell>
          <table:table-cell office:value-type="float" office:value="0.0248943511396647" calcext:value-type="float">
            <text:p>0,0248943511</text:p>
          </table:table-cell>
          <table:table-cell office:value-type="float" office:value="0.489553838968277" calcext:value-type="float">
            <text:p>0,489553839</text:p>
          </table:table-cell>
        </table:table-row>
        <table:table-row table:style-name="ro1">
          <table:table-cell office:value-type="float" office:value="4.84238776" calcext:value-type="float">
            <text:p>4,84238776</text:p>
          </table:table-cell>
          <table:table-cell office:value-type="float" office:value="0.0166908837854862" calcext:value-type="float">
            <text:p>0,0166908838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640918" calcext:value-type="float">
            <text:p>8,1640918</text:p>
          </table:table-cell>
          <table:table-cell office:value-type="float" office:value="0.0248943511396647" calcext:value-type="float">
            <text:p>0,024894351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4372238" calcext:value-type="float">
            <text:p>4,84372238</text:p>
          </table:table-cell>
          <table:table-cell office:value-type="float" office:value="0.0166908837854862" calcext:value-type="float">
            <text:p>0,0166908838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6549252" calcext:value-type="float">
            <text:p>8,16549252</text:p>
          </table:table-cell>
          <table:table-cell office:value-type="float" office:value="0.0248943511396647" calcext:value-type="float">
            <text:p>0,024894351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4552304" calcext:value-type="float">
            <text:p>4,84552304</text:p>
          </table:table-cell>
          <table:table-cell office:value-type="float" office:value="0.0166908837854862" calcext:value-type="float">
            <text:p>0,0166908838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6706334" calcext:value-type="float">
            <text:p>8,16706334</text:p>
          </table:table-cell>
          <table:table-cell office:value-type="float" office:value="0.0248943511396647" calcext:value-type="float">
            <text:p>0,024894351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4705636" calcext:value-type="float">
            <text:p>4,84705636</text:p>
          </table:table-cell>
          <table:table-cell office:value-type="float" office:value="0.0166908837854862" calcext:value-type="float">
            <text:p>0,0166908838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6844726" calcext:value-type="float">
            <text:p>8,16844726</text:p>
          </table:table-cell>
          <table:table-cell office:value-type="float" office:value="0.0248943511396647" calcext:value-type="float">
            <text:p>0,024894351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4844672" calcext:value-type="float">
            <text:p>4,84844672</text:p>
          </table:table-cell>
          <table:table-cell office:value-type="float" office:value="0.0166908837854862" calcext:value-type="float">
            <text:p>0,0166908838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6995136" calcext:value-type="float">
            <text:p>8,16995136</text:p>
          </table:table-cell>
          <table:table-cell office:value-type="float" office:value="0.0248943511396647" calcext:value-type="float">
            <text:p>0,024894351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499225" calcext:value-type="float">
            <text:p>4,8499225</text:p>
          </table:table-cell>
          <table:table-cell office:value-type="float" office:value="0.0166908837854862" calcext:value-type="float">
            <text:p>0,0166908838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7132866" calcext:value-type="float">
            <text:p>8,17132866</text:p>
          </table:table-cell>
          <table:table-cell office:value-type="float" office:value="0.0310022160410881" calcext:value-type="float">
            <text:p>0,031002216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513241" calcext:value-type="float">
            <text:p>4,8513241</text:p>
          </table:table-cell>
          <table:table-cell office:value-type="float" office:value="0.0198748782277107" calcext:value-type="float">
            <text:p>0,0198748782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7268794" calcext:value-type="float">
            <text:p>8,17268794</text:p>
          </table:table-cell>
          <table:table-cell office:value-type="float" office:value="0.0310022160410881" calcext:value-type="float">
            <text:p>0,031002216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526737" calcext:value-type="float">
            <text:p>4,8526737</text:p>
          </table:table-cell>
          <table:table-cell office:value-type="float" office:value="0.0198748782277107" calcext:value-type="float">
            <text:p>0,0198748782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7418878" calcext:value-type="float">
            <text:p>8,17418878</text:p>
          </table:table-cell>
          <table:table-cell office:value-type="float" office:value="0.0310022160410881" calcext:value-type="float">
            <text:p>0,031002216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541872" calcext:value-type="float">
            <text:p>4,8541872</text:p>
          </table:table-cell>
          <table:table-cell office:value-type="float" office:value="0.0198748782277107" calcext:value-type="float">
            <text:p>0,0198748782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7556318" calcext:value-type="float">
            <text:p>8,17556318</text:p>
          </table:table-cell>
          <table:table-cell office:value-type="float" office:value="0.0310022160410881" calcext:value-type="float">
            <text:p>0,031002216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5556522" calcext:value-type="float">
            <text:p>4,85556522</text:p>
          </table:table-cell>
          <table:table-cell office:value-type="float" office:value="0.0198748782277107" calcext:value-type="float">
            <text:p>0,0198748782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7710822" calcext:value-type="float">
            <text:p>8,17710822</text:p>
          </table:table-cell>
          <table:table-cell office:value-type="float" office:value="0.0310022160410881" calcext:value-type="float">
            <text:p>0,031002216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5711698" calcext:value-type="float">
            <text:p>4,85711698</text:p>
          </table:table-cell>
          <table:table-cell office:value-type="float" office:value="0.0198748782277107" calcext:value-type="float">
            <text:p>0,0198748782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7851666" calcext:value-type="float">
            <text:p>8,17851666</text:p>
          </table:table-cell>
          <table:table-cell office:value-type="float" office:value="0.0310022160410881" calcext:value-type="float">
            <text:p>0,031002216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5851124" calcext:value-type="float">
            <text:p>4,85851124</text:p>
          </table:table-cell>
          <table:table-cell office:value-type="float" office:value="0.0198748782277107" calcext:value-type="float">
            <text:p>0,0198748782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800616" calcext:value-type="float">
            <text:p>8,1800616</text:p>
          </table:table-cell>
          <table:table-cell office:value-type="float" office:value="0.0310022160410881" calcext:value-type="float">
            <text:p>0,031002216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6001532" calcext:value-type="float">
            <text:p>4,86001532</text:p>
          </table:table-cell>
          <table:table-cell office:value-type="float" office:value="0.0198748782277107" calcext:value-type="float">
            <text:p>0,0198748782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8144178" calcext:value-type="float">
            <text:p>8,18144178</text:p>
          </table:table-cell>
          <table:table-cell office:value-type="float" office:value="0.0364549830555916" calcext:value-type="float">
            <text:p>0,036454983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613853" calcext:value-type="float">
            <text:p>4,8613853</text:p>
          </table:table-cell>
          <table:table-cell office:value-type="float" office:value="0.0230083651840687" calcext:value-type="float">
            <text:p>0,0230083652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8296464" calcext:value-type="float">
            <text:p>8,18296464</text:p>
          </table:table-cell>
          <table:table-cell office:value-type="float" office:value="0.0364549830555916" calcext:value-type="float">
            <text:p>0,036454983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627287" calcext:value-type="float">
            <text:p>4,8627287</text:p>
          </table:table-cell>
          <table:table-cell office:value-type="float" office:value="0.0230083651840687" calcext:value-type="float">
            <text:p>0,0230083652</text:p>
          </table:table-cell>
          <table:table-cell office:value-type="float" office:value="0.433726876974106" calcext:value-type="float">
            <text:p>0,433726877</text:p>
          </table:table-cell>
          <table:table-cell table:number-columns-repeated="5"/>
          <table:table-cell office:value-type="float" office:value="8.18431166" calcext:value-type="float">
            <text:p>8,18431166</text:p>
          </table:table-cell>
          <table:table-cell office:value-type="float" office:value="0.0364549830555916" calcext:value-type="float">
            <text:p>0,036454983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6437576" calcext:value-type="float">
            <text:p>4,86437576</text:p>
          </table:table-cell>
          <table:table-cell office:value-type="float" office:value="0.0230083651840687" calcext:value-type="float">
            <text:p>0,0230083652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18566358" calcext:value-type="float">
            <text:p>8,18566358</text:p>
          </table:table-cell>
          <table:table-cell office:value-type="float" office:value="0.0364549830555916" calcext:value-type="float">
            <text:p>0,036454983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6574038" calcext:value-type="float">
            <text:p>4,86574038</text:p>
          </table:table-cell>
          <table:table-cell office:value-type="float" office:value="0.0230083651840687" calcext:value-type="float">
            <text:p>0,0230083652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1872048" calcext:value-type="float">
            <text:p>8,1872048</text:p>
          </table:table-cell>
          <table:table-cell office:value-type="float" office:value="0.0364549830555916" calcext:value-type="float">
            <text:p>0,036454983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6727792" calcext:value-type="float">
            <text:p>4,86727792</text:p>
          </table:table-cell>
          <table:table-cell office:value-type="float" office:value="0.0230083651840687" calcext:value-type="float">
            <text:p>0,0230083652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18858808" calcext:value-type="float">
            <text:p>8,18858808</text:p>
          </table:table-cell>
          <table:table-cell office:value-type="float" office:value="0.0364549830555916" calcext:value-type="float">
            <text:p>0,036454983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686277" calcext:value-type="float">
            <text:p>4,8686277</text:p>
          </table:table-cell>
          <table:table-cell office:value-type="float" office:value="0.0230083651840687" calcext:value-type="float">
            <text:p>0,0230083652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19012322" calcext:value-type="float">
            <text:p>8,19012322</text:p>
          </table:table-cell>
          <table:table-cell office:value-type="float" office:value="0.0364549830555916" calcext:value-type="float">
            <text:p>0,036454983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7014924" calcext:value-type="float">
            <text:p>4,87014924</text:p>
          </table:table-cell>
          <table:table-cell office:value-type="float" office:value="0.0230083651840687" calcext:value-type="float">
            <text:p>0,0230083652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19151296" calcext:value-type="float">
            <text:p>8,19151296</text:p>
          </table:table-cell>
          <table:table-cell office:value-type="float" office:value="0.0414018630981445" calcext:value-type="float">
            <text:p>0,041401863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7155522" calcext:value-type="float">
            <text:p>4,87155522</text:p>
          </table:table-cell>
          <table:table-cell office:value-type="float" office:value="0.0285884663462639" calcext:value-type="float">
            <text:p>0,0285884663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19306272" calcext:value-type="float">
            <text:p>8,19306272</text:p>
          </table:table-cell>
          <table:table-cell office:value-type="float" office:value="0.0414018630981445" calcext:value-type="float">
            <text:p>0,041401863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7306046" calcext:value-type="float">
            <text:p>4,87306046</text:p>
          </table:table-cell>
          <table:table-cell office:value-type="float" office:value="0.0285884663462639" calcext:value-type="float">
            <text:p>0,0285884663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19455558" calcext:value-type="float">
            <text:p>8,19455558</text:p>
          </table:table-cell>
          <table:table-cell office:value-type="float" office:value="0.0414018630981445" calcext:value-type="float">
            <text:p>0,041401863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745143" calcext:value-type="float">
            <text:p>4,8745143</text:p>
          </table:table-cell>
          <table:table-cell office:value-type="float" office:value="0.0285884663462639" calcext:value-type="float">
            <text:p>0,0285884663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19609702" calcext:value-type="float">
            <text:p>8,19609702</text:p>
          </table:table-cell>
          <table:table-cell office:value-type="float" office:value="0.0414018630981445" calcext:value-type="float">
            <text:p>0,041401863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760462" calcext:value-type="float">
            <text:p>4,8760462</text:p>
          </table:table-cell>
          <table:table-cell office:value-type="float" office:value="0.0285884663462639" calcext:value-type="float">
            <text:p>0,0285884663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19750238" calcext:value-type="float">
            <text:p>8,19750238</text:p>
          </table:table-cell>
          <table:table-cell office:value-type="float" office:value="0.0414018630981445" calcext:value-type="float">
            <text:p>0,041401863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7743926" calcext:value-type="float">
            <text:p>4,87743926</text:p>
          </table:table-cell>
          <table:table-cell office:value-type="float" office:value="0.0285884663462639" calcext:value-type="float">
            <text:p>0,0285884663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19903902" calcext:value-type="float">
            <text:p>8,19903902</text:p>
          </table:table-cell>
          <table:table-cell office:value-type="float" office:value="0.0414018630981445" calcext:value-type="float">
            <text:p>0,041401863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7894754" calcext:value-type="float">
            <text:p>4,87894754</text:p>
          </table:table-cell>
          <table:table-cell office:value-type="float" office:value="0.0285884663462639" calcext:value-type="float">
            <text:p>0,0285884663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0041418" calcext:value-type="float">
            <text:p>8,20041418</text:p>
          </table:table-cell>
          <table:table-cell office:value-type="float" office:value="0.0414018630981445" calcext:value-type="float">
            <text:p>0,0414018631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8030914" calcext:value-type="float">
            <text:p>4,88030914</text:p>
          </table:table-cell>
          <table:table-cell office:value-type="float" office:value="0.0285884663462639" calcext:value-type="float">
            <text:p>0,0285884663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0191696" calcext:value-type="float">
            <text:p>8,20191696</text:p>
          </table:table-cell>
          <table:table-cell office:value-type="float" office:value="0.0457842648029327" calcext:value-type="float">
            <text:p>0,0457842648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8168688" calcext:value-type="float">
            <text:p>4,88168688</text:p>
          </table:table-cell>
          <table:table-cell office:value-type="float" office:value="0.0357182696461678" calcext:value-type="float">
            <text:p>0,0357182696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032845" calcext:value-type="float">
            <text:p>8,2032845</text:p>
          </table:table-cell>
          <table:table-cell office:value-type="float" office:value="0.0457842648029327" calcext:value-type="float">
            <text:p>0,0457842648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834253" calcext:value-type="float">
            <text:p>4,8834253</text:p>
          </table:table-cell>
          <table:table-cell office:value-type="float" office:value="0.0357182696461678" calcext:value-type="float">
            <text:p>0,0357182696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0461382" calcext:value-type="float">
            <text:p>8,20461382</text:p>
          </table:table-cell>
          <table:table-cell office:value-type="float" office:value="0.0457842648029327" calcext:value-type="float">
            <text:p>0,0457842648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8506014" calcext:value-type="float">
            <text:p>4,88506014</text:p>
          </table:table-cell>
          <table:table-cell office:value-type="float" office:value="0.0357182696461678" calcext:value-type="float">
            <text:p>0,0357182696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0616882" calcext:value-type="float">
            <text:p>8,20616882</text:p>
          </table:table-cell>
          <table:table-cell office:value-type="float" office:value="0.0457842648029327" calcext:value-type="float">
            <text:p>0,0457842648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8663962" calcext:value-type="float">
            <text:p>4,88663962</text:p>
          </table:table-cell>
          <table:table-cell office:value-type="float" office:value="0.0357182696461678" calcext:value-type="float">
            <text:p>0,0357182696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0756218" calcext:value-type="float">
            <text:p>8,20756218</text:p>
          </table:table-cell>
          <table:table-cell office:value-type="float" office:value="0.0457842648029327" calcext:value-type="float">
            <text:p>0,0457842648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8819726" calcext:value-type="float">
            <text:p>4,88819726</text:p>
          </table:table-cell>
          <table:table-cell office:value-type="float" office:value="0.0357182696461678" calcext:value-type="float">
            <text:p>0,0357182696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0909016" calcext:value-type="float">
            <text:p>8,20909016</text:p>
          </table:table-cell>
          <table:table-cell office:value-type="float" office:value="0.0457842648029327" calcext:value-type="float">
            <text:p>0,0457842648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8956738" calcext:value-type="float">
            <text:p>4,88956738</text:p>
          </table:table-cell>
          <table:table-cell office:value-type="float" office:value="0.0357182696461678" calcext:value-type="float">
            <text:p>0,0357182696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1046102" calcext:value-type="float">
            <text:p>8,21046102</text:p>
          </table:table-cell>
          <table:table-cell office:value-type="float" office:value="0.0457842648029327" calcext:value-type="float">
            <text:p>0,0457842648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9112568" calcext:value-type="float">
            <text:p>4,89112568</text:p>
          </table:table-cell>
          <table:table-cell office:value-type="float" office:value="0.042401771992445" calcext:value-type="float">
            <text:p>0,042401772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1200614" calcext:value-type="float">
            <text:p>8,21200614</text:p>
          </table:table-cell>
          <table:table-cell office:value-type="float" office:value="0.050166055560112" calcext:value-type="float">
            <text:p>0,0501660556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9249904" calcext:value-type="float">
            <text:p>4,89249904</text:p>
          </table:table-cell>
          <table:table-cell office:value-type="float" office:value="0.042401771992445" calcext:value-type="float">
            <text:p>0,042401772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1336582" calcext:value-type="float">
            <text:p>8,21336582</text:p>
          </table:table-cell>
          <table:table-cell office:value-type="float" office:value="0.050166055560112" calcext:value-type="float">
            <text:p>0,0501660556</text:p>
          </table:table-cell>
          <table:table-cell office:value-type="float" office:value="0.525559604167938" calcext:value-type="float">
            <text:p>0,5255596042</text:p>
          </table:table-cell>
        </table:table-row>
        <table:table-row table:style-name="ro1">
          <table:table-cell office:value-type="float" office:value="4.89401982" calcext:value-type="float">
            <text:p>4,89401982</text:p>
          </table:table-cell>
          <table:table-cell office:value-type="float" office:value="0.042401771992445" calcext:value-type="float">
            <text:p>0,042401772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1517018" calcext:value-type="float">
            <text:p>8,21517018</text:p>
          </table:table-cell>
          <table:table-cell office:value-type="float" office:value="0.050166055560112" calcext:value-type="float">
            <text:p>0,0501660556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89536932" calcext:value-type="float">
            <text:p>4,89536932</text:p>
          </table:table-cell>
          <table:table-cell office:value-type="float" office:value="0.042401771992445" calcext:value-type="float">
            <text:p>0,042401772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1655796" calcext:value-type="float">
            <text:p>8,21655796</text:p>
          </table:table-cell>
          <table:table-cell office:value-type="float" office:value="0.050166055560112" calcext:value-type="float">
            <text:p>0,0501660556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89672064" calcext:value-type="float">
            <text:p>4,89672064</text:p>
          </table:table-cell>
          <table:table-cell office:value-type="float" office:value="0.042401771992445" calcext:value-type="float">
            <text:p>0,042401772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1810232" calcext:value-type="float">
            <text:p>8,21810232</text:p>
          </table:table-cell>
          <table:table-cell office:value-type="float" office:value="0.050166055560112" calcext:value-type="float">
            <text:p>0,0501660556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89825064" calcext:value-type="float">
            <text:p>4,89825064</text:p>
          </table:table-cell>
          <table:table-cell office:value-type="float" office:value="0.042401771992445" calcext:value-type="float">
            <text:p>0,042401772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1949438" calcext:value-type="float">
            <text:p>8,21949438</text:p>
          </table:table-cell>
          <table:table-cell office:value-type="float" office:value="0.050166055560112" calcext:value-type="float">
            <text:p>0,0501660556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8996128" calcext:value-type="float">
            <text:p>4,8996128</text:p>
          </table:table-cell>
          <table:table-cell office:value-type="float" office:value="0.042401771992445" calcext:value-type="float">
            <text:p>0,042401772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2102866" calcext:value-type="float">
            <text:p>8,22102866</text:p>
          </table:table-cell>
          <table:table-cell office:value-type="float" office:value="0.0546526350080967" calcext:value-type="float">
            <text:p>0,054652635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0111908" calcext:value-type="float">
            <text:p>4,90111908</text:p>
          </table:table-cell>
          <table:table-cell office:value-type="float" office:value="0.0473820306360722" calcext:value-type="float">
            <text:p>0,0473820306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2237436" calcext:value-type="float">
            <text:p>8,22237436</text:p>
          </table:table-cell>
          <table:table-cell office:value-type="float" office:value="0.0546526350080967" calcext:value-type="float">
            <text:p>0,054652635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0251252" calcext:value-type="float">
            <text:p>4,90251252</text:p>
          </table:table-cell>
          <table:table-cell office:value-type="float" office:value="0.0473820306360722" calcext:value-type="float">
            <text:p>0,0473820306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2373528" calcext:value-type="float">
            <text:p>8,22373528</text:p>
          </table:table-cell>
          <table:table-cell office:value-type="float" office:value="0.0546526350080967" calcext:value-type="float">
            <text:p>0,054652635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040158" calcext:value-type="float">
            <text:p>4,9040158</text:p>
          </table:table-cell>
          <table:table-cell office:value-type="float" office:value="0.0473820306360722" calcext:value-type="float">
            <text:p>0,0473820306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2524356" calcext:value-type="float">
            <text:p>8,22524356</text:p>
          </table:table-cell>
          <table:table-cell office:value-type="float" office:value="0.0546526350080967" calcext:value-type="float">
            <text:p>0,054652635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0537578" calcext:value-type="float">
            <text:p>4,90537578</text:p>
          </table:table-cell>
          <table:table-cell office:value-type="float" office:value="0.0473820306360722" calcext:value-type="float">
            <text:p>0,0473820306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2660178" calcext:value-type="float">
            <text:p>8,22660178</text:p>
          </table:table-cell>
          <table:table-cell office:value-type="float" office:value="0.0546526350080967" calcext:value-type="float">
            <text:p>0,054652635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0673844" calcext:value-type="float">
            <text:p>4,90673844</text:p>
          </table:table-cell>
          <table:table-cell office:value-type="float" office:value="0.0473820306360722" calcext:value-type="float">
            <text:p>0,0473820306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2815382" calcext:value-type="float">
            <text:p>8,22815382</text:p>
          </table:table-cell>
          <table:table-cell office:value-type="float" office:value="0.0546526350080967" calcext:value-type="float">
            <text:p>0,054652635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0827016" calcext:value-type="float">
            <text:p>4,90827016</text:p>
          </table:table-cell>
          <table:table-cell office:value-type="float" office:value="0.0473820306360722" calcext:value-type="float">
            <text:p>0,0473820306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2953754" calcext:value-type="float">
            <text:p>8,22953754</text:p>
          </table:table-cell>
          <table:table-cell office:value-type="float" office:value="0.0546526350080967" calcext:value-type="float">
            <text:p>0,054652635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0962382" calcext:value-type="float">
            <text:p>4,90962382</text:p>
          </table:table-cell>
          <table:table-cell office:value-type="float" office:value="0.0473820306360722" calcext:value-type="float">
            <text:p>0,0473820306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3105456" calcext:value-type="float">
            <text:p>8,23105456</text:p>
          </table:table-cell>
          <table:table-cell office:value-type="float" office:value="0.0598451048135757" calcext:value-type="float">
            <text:p>0,0598451048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11171" calcext:value-type="float">
            <text:p>4,911171</text:p>
          </table:table-cell>
          <table:table-cell office:value-type="float" office:value="0.0516223721206188" calcext:value-type="float">
            <text:p>0,0516223721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324526" calcext:value-type="float">
            <text:p>8,2324526</text:p>
          </table:table-cell>
          <table:table-cell office:value-type="float" office:value="0.0598451048135757" calcext:value-type="float">
            <text:p>0,0598451048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132685" calcext:value-type="float">
            <text:p>4,9132685</text:p>
          </table:table-cell>
          <table:table-cell office:value-type="float" office:value="0.0516223721206188" calcext:value-type="float">
            <text:p>0,0516223721</text:p>
          </table:table-cell>
          <table:table-cell office:value-type="float" office:value="0.421862423419952" calcext:value-type="float">
            <text:p>0,4218624234</text:p>
          </table:table-cell>
          <table:table-cell table:number-columns-repeated="5"/>
          <table:table-cell office:value-type="float" office:value="8.23394858" calcext:value-type="float">
            <text:p>8,23394858</text:p>
          </table:table-cell>
          <table:table-cell office:value-type="float" office:value="0.0598451048135757" calcext:value-type="float">
            <text:p>0,0598451048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1555708" calcext:value-type="float">
            <text:p>4,91555708</text:p>
          </table:table-cell>
          <table:table-cell office:value-type="float" office:value="0.0516223721206188" calcext:value-type="float">
            <text:p>0,0516223721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3534636" calcext:value-type="float">
            <text:p>8,23534636</text:p>
          </table:table-cell>
          <table:table-cell office:value-type="float" office:value="0.0598451048135757" calcext:value-type="float">
            <text:p>0,0598451048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1761014" calcext:value-type="float">
            <text:p>4,91761014</text:p>
          </table:table-cell>
          <table:table-cell office:value-type="float" office:value="0.0516223721206188" calcext:value-type="float">
            <text:p>0,0516223721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3670348" calcext:value-type="float">
            <text:p>8,23670348</text:p>
          </table:table-cell>
          <table:table-cell office:value-type="float" office:value="0.0598451048135757" calcext:value-type="float">
            <text:p>0,0598451048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1905956" calcext:value-type="float">
            <text:p>4,91905956</text:p>
          </table:table-cell>
          <table:table-cell office:value-type="float" office:value="0.0516223721206188" calcext:value-type="float">
            <text:p>0,0516223721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382457" calcext:value-type="float">
            <text:p>8,2382457</text:p>
          </table:table-cell>
          <table:table-cell office:value-type="float" office:value="0.0598451048135757" calcext:value-type="float">
            <text:p>0,0598451048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2099572" calcext:value-type="float">
            <text:p>4,92099572</text:p>
          </table:table-cell>
          <table:table-cell office:value-type="float" office:value="0.0516223721206188" calcext:value-type="float">
            <text:p>0,0516223721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3960632" calcext:value-type="float">
            <text:p>8,23960632</text:p>
          </table:table-cell>
          <table:table-cell office:value-type="float" office:value="0.0598451048135757" calcext:value-type="float">
            <text:p>0,0598451048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230742" calcext:value-type="float">
            <text:p>4,9230742</text:p>
          </table:table-cell>
          <table:table-cell office:value-type="float" office:value="0.0570554360747337" calcext:value-type="float">
            <text:p>0,0570554361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4116206" calcext:value-type="float">
            <text:p>8,24116206</text:p>
          </table:table-cell>
          <table:table-cell office:value-type="float" office:value="0.0658801272511482" calcext:value-type="float">
            <text:p>0,0658801273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2437456" calcext:value-type="float">
            <text:p>4,92437456</text:p>
          </table:table-cell>
          <table:table-cell office:value-type="float" office:value="0.0570554360747337" calcext:value-type="float">
            <text:p>0,0570554361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425402" calcext:value-type="float">
            <text:p>8,2425402</text:p>
          </table:table-cell>
          <table:table-cell office:value-type="float" office:value="0.0658801272511482" calcext:value-type="float">
            <text:p>0,0658801273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2637848" calcext:value-type="float">
            <text:p>4,92637848</text:p>
          </table:table-cell>
          <table:table-cell office:value-type="float" office:value="0.0570554360747337" calcext:value-type="float">
            <text:p>0,0570554361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4406618" calcext:value-type="float">
            <text:p>8,24406618</text:p>
          </table:table-cell>
          <table:table-cell office:value-type="float" office:value="0.0658801272511482" calcext:value-type="float">
            <text:p>0,0658801273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285608" calcext:value-type="float">
            <text:p>4,9285608</text:p>
          </table:table-cell>
          <table:table-cell office:value-type="float" office:value="0.0570554360747337" calcext:value-type="float">
            <text:p>0,0570554361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4570866" calcext:value-type="float">
            <text:p>8,24570866</text:p>
          </table:table-cell>
          <table:table-cell office:value-type="float" office:value="0.0658801272511482" calcext:value-type="float">
            <text:p>0,0658801273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3040936" calcext:value-type="float">
            <text:p>4,93040936</text:p>
          </table:table-cell>
          <table:table-cell office:value-type="float" office:value="0.0570554360747337" calcext:value-type="float">
            <text:p>0,0570554361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4729046" calcext:value-type="float">
            <text:p>8,24729046</text:p>
          </table:table-cell>
          <table:table-cell office:value-type="float" office:value="0.0658801272511482" calcext:value-type="float">
            <text:p>0,0658801273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319193" calcext:value-type="float">
            <text:p>4,9319193</text:p>
          </table:table-cell>
          <table:table-cell office:value-type="float" office:value="0.0639742687344551" calcext:value-type="float">
            <text:p>0,0639742687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4863638" calcext:value-type="float">
            <text:p>8,24863638</text:p>
          </table:table-cell>
          <table:table-cell office:value-type="float" office:value="0.0658801272511482" calcext:value-type="float">
            <text:p>0,0658801273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3329986" calcext:value-type="float">
            <text:p>4,93329986</text:p>
          </table:table-cell>
          <table:table-cell office:value-type="float" office:value="0.0639742687344551" calcext:value-type="float">
            <text:p>0,0639742687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5018352" calcext:value-type="float">
            <text:p>8,25018352</text:p>
          </table:table-cell>
          <table:table-cell office:value-type="float" office:value="0.0658801272511482" calcext:value-type="float">
            <text:p>0,0658801273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3463752" calcext:value-type="float">
            <text:p>4,93463752</text:p>
          </table:table-cell>
          <table:table-cell office:value-type="float" office:value="0.0639742687344551" calcext:value-type="float">
            <text:p>0,0639742687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5153372" calcext:value-type="float">
            <text:p>8,25153372</text:p>
          </table:table-cell>
          <table:table-cell office:value-type="float" office:value="0.0718115419149399" calcext:value-type="float">
            <text:p>0,0718115419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3618318" calcext:value-type="float">
            <text:p>4,93618318</text:p>
          </table:table-cell>
          <table:table-cell office:value-type="float" office:value="0.0639742687344551" calcext:value-type="float">
            <text:p>0,0639742687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5306286" calcext:value-type="float">
            <text:p>8,25306286</text:p>
          </table:table-cell>
          <table:table-cell office:value-type="float" office:value="0.0718115419149399" calcext:value-type="float">
            <text:p>0,0718115419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3758286" calcext:value-type="float">
            <text:p>4,93758286</text:p>
          </table:table-cell>
          <table:table-cell office:value-type="float" office:value="0.0639742687344551" calcext:value-type="float">
            <text:p>0,0639742687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5445714" calcext:value-type="float">
            <text:p>8,25445714</text:p>
          </table:table-cell>
          <table:table-cell office:value-type="float" office:value="0.0718115419149399" calcext:value-type="float">
            <text:p>0,0718115419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3909378" calcext:value-type="float">
            <text:p>4,93909378</text:p>
          </table:table-cell>
          <table:table-cell office:value-type="float" office:value="0.0639742687344551" calcext:value-type="float">
            <text:p>0,0639742687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5595818" calcext:value-type="float">
            <text:p>8,25595818</text:p>
          </table:table-cell>
          <table:table-cell office:value-type="float" office:value="0.0718115419149399" calcext:value-type="float">
            <text:p>0,0718115419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4049476" calcext:value-type="float">
            <text:p>4,94049476</text:p>
          </table:table-cell>
          <table:table-cell office:value-type="float" office:value="0.0639742687344551" calcext:value-type="float">
            <text:p>0,0639742687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5736006" calcext:value-type="float">
            <text:p>8,25736006</text:p>
          </table:table-cell>
          <table:table-cell office:value-type="float" office:value="0.0718115419149399" calcext:value-type="float">
            <text:p>0,0718115419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4200764" calcext:value-type="float">
            <text:p>4,94200764</text:p>
          </table:table-cell>
          <table:table-cell office:value-type="float" office:value="0.0700877010822296" calcext:value-type="float">
            <text:p>0,0700877011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5869694" calcext:value-type="float">
            <text:p>8,25869694</text:p>
          </table:table-cell>
          <table:table-cell office:value-type="float" office:value="0.0718115419149399" calcext:value-type="float">
            <text:p>0,0718115419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433914" calcext:value-type="float">
            <text:p>4,9433914</text:p>
          </table:table-cell>
          <table:table-cell office:value-type="float" office:value="0.0700877010822296" calcext:value-type="float">
            <text:p>0,0700877011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6021724" calcext:value-type="float">
            <text:p>8,26021724</text:p>
          </table:table-cell>
          <table:table-cell office:value-type="float" office:value="0.0718115419149399" calcext:value-type="float">
            <text:p>0,0718115419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4624258" calcext:value-type="float">
            <text:p>4,94624258</text:p>
          </table:table-cell>
          <table:table-cell office:value-type="float" office:value="0.0700877010822296" calcext:value-type="float">
            <text:p>0,0700877011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6159898" calcext:value-type="float">
            <text:p>8,26159898</text:p>
          </table:table-cell>
          <table:table-cell office:value-type="float" office:value="0.0778152048587799" calcext:value-type="float">
            <text:p>0,0778152049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4758564" calcext:value-type="float">
            <text:p>4,94758564</text:p>
          </table:table-cell>
          <table:table-cell office:value-type="float" office:value="0.0700877010822296" calcext:value-type="float">
            <text:p>0,0700877011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6312348" calcext:value-type="float">
            <text:p>8,26312348</text:p>
          </table:table-cell>
          <table:table-cell office:value-type="float" office:value="0.0778152048587799" calcext:value-type="float">
            <text:p>0,0778152049</text:p>
          </table:table-cell>
          <table:table-cell office:value-type="float" office:value="0.505434095859528" calcext:value-type="float">
            <text:p>0,5054340959</text:p>
          </table:table-cell>
        </table:table-row>
        <table:table-row table:style-name="ro1">
          <table:table-cell office:value-type="float" office:value="4.94959694" calcext:value-type="float">
            <text:p>4,94959694</text:p>
          </table:table-cell>
          <table:table-cell office:value-type="float" office:value="0.0700877010822296" calcext:value-type="float">
            <text:p>0,0700877011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6464556" calcext:value-type="float">
            <text:p>8,26464556</text:p>
          </table:table-cell>
          <table:table-cell office:value-type="float" office:value="0.0778152048587799" calcext:value-type="float">
            <text:p>0,0778152049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5158532" calcext:value-type="float">
            <text:p>4,95158532</text:p>
          </table:table-cell>
          <table:table-cell office:value-type="float" office:value="0.0751688778400421" calcext:value-type="float">
            <text:p>0,0751688778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6617214" calcext:value-type="float">
            <text:p>8,26617214</text:p>
          </table:table-cell>
          <table:table-cell office:value-type="float" office:value="0.0778152048587799" calcext:value-type="float">
            <text:p>0,0778152049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5357914" calcext:value-type="float">
            <text:p>4,95357914</text:p>
          </table:table-cell>
          <table:table-cell office:value-type="float" office:value="0.0751688778400421" calcext:value-type="float">
            <text:p>0,0751688778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6846472" calcext:value-type="float">
            <text:p>8,26846472</text:p>
          </table:table-cell>
          <table:table-cell office:value-type="float" office:value="0.0778152048587799" calcext:value-type="float">
            <text:p>0,0778152049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5505248" calcext:value-type="float">
            <text:p>4,95505248</text:p>
          </table:table-cell>
          <table:table-cell office:value-type="float" office:value="0.0751688778400421" calcext:value-type="float">
            <text:p>0,0751688778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7045392" calcext:value-type="float">
            <text:p>8,27045392</text:p>
          </table:table-cell>
          <table:table-cell office:value-type="float" office:value="0.0778152048587799" calcext:value-type="float">
            <text:p>0,0778152049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5712208" calcext:value-type="float">
            <text:p>4,95712208</text:p>
          </table:table-cell>
          <table:table-cell office:value-type="float" office:value="0.0751688778400421" calcext:value-type="float">
            <text:p>0,0751688778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7192314" calcext:value-type="float">
            <text:p>8,27192314</text:p>
          </table:table-cell>
          <table:table-cell office:value-type="float" office:value="0.0858305394649506" calcext:value-type="float">
            <text:p>0,0858305395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591875" calcext:value-type="float">
            <text:p>4,9591875</text:p>
          </table:table-cell>
          <table:table-cell office:value-type="float" office:value="0.0751688778400421" calcext:value-type="float">
            <text:p>0,0751688778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7375536" calcext:value-type="float">
            <text:p>8,27375536</text:p>
          </table:table-cell>
          <table:table-cell office:value-type="float" office:value="0.0858305394649506" calcext:value-type="float">
            <text:p>0,0858305395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605028" calcext:value-type="float">
            <text:p>4,9605028</text:p>
          </table:table-cell>
          <table:table-cell office:value-type="float" office:value="0.0751688778400421" calcext:value-type="float">
            <text:p>0,0751688778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759292" calcext:value-type="float">
            <text:p>8,2759292</text:p>
          </table:table-cell>
          <table:table-cell office:value-type="float" office:value="0.0858305394649506" calcext:value-type="float">
            <text:p>0,0858305395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6258296" calcext:value-type="float">
            <text:p>4,96258296</text:p>
          </table:table-cell>
          <table:table-cell office:value-type="float" office:value="0.0792166888713837" calcext:value-type="float">
            <text:p>0,0792166889</text:p>
          </table:table-cell>
          <table:table-cell office:value-type="float" office:value="0.57228010892868" calcext:value-type="float">
            <text:p>0,5722801089</text:p>
          </table:table-cell>
          <table:table-cell table:number-columns-repeated="5"/>
          <table:table-cell office:value-type="float" office:value="8.27727774" calcext:value-type="float">
            <text:p>8,27727774</text:p>
          </table:table-cell>
          <table:table-cell office:value-type="float" office:value="0.0858305394649506" calcext:value-type="float">
            <text:p>0,0858305395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6475482" calcext:value-type="float">
            <text:p>4,96475482</text:p>
          </table:table-cell>
          <table:table-cell office:value-type="float" office:value="0.0792166888713837" calcext:value-type="float">
            <text:p>0,0792166889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27925284" calcext:value-type="float">
            <text:p>8,27925284</text:p>
          </table:table-cell>
          <table:table-cell office:value-type="float" office:value="0.0858305394649506" calcext:value-type="float">
            <text:p>0,0858305395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6697578" calcext:value-type="float">
            <text:p>4,96697578</text:p>
          </table:table-cell>
          <table:table-cell office:value-type="float" office:value="0.0792166888713837" calcext:value-type="float">
            <text:p>0,0792166889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28134472" calcext:value-type="float">
            <text:p>8,28134472</text:p>
          </table:table-cell>
          <table:table-cell office:value-type="float" office:value="0.0858305394649506" calcext:value-type="float">
            <text:p>0,0858305395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6826504" calcext:value-type="float">
            <text:p>4,96826504</text:p>
          </table:table-cell>
          <table:table-cell office:value-type="float" office:value="0.0792166888713837" calcext:value-type="float">
            <text:p>0,0792166889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283286" calcext:value-type="float">
            <text:p>8,283286</text:p>
          </table:table-cell>
          <table:table-cell office:value-type="float" office:value="0.0920632928609848" calcext:value-type="float">
            <text:p>0,0920632929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7022462" calcext:value-type="float">
            <text:p>4,97022462</text:p>
          </table:table-cell>
          <table:table-cell office:value-type="float" office:value="0.0792166888713837" calcext:value-type="float">
            <text:p>0,0792166889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2845888" calcext:value-type="float">
            <text:p>8,2845888</text:p>
          </table:table-cell>
          <table:table-cell office:value-type="float" office:value="0.0920632928609848" calcext:value-type="float">
            <text:p>0,0920632929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7229006" calcext:value-type="float">
            <text:p>4,97229006</text:p>
          </table:table-cell>
          <table:table-cell office:value-type="float" office:value="0.0845356360077858" calcext:value-type="float">
            <text:p>0,084535636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28665536" calcext:value-type="float">
            <text:p>8,28665536</text:p>
          </table:table-cell>
          <table:table-cell office:value-type="float" office:value="0.0920632928609848" calcext:value-type="float">
            <text:p>0,0920632929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7358804" calcext:value-type="float">
            <text:p>4,97358804</text:p>
          </table:table-cell>
          <table:table-cell office:value-type="float" office:value="0.0845356360077858" calcext:value-type="float">
            <text:p>0,084535636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28901718" calcext:value-type="float">
            <text:p>8,28901718</text:p>
          </table:table-cell>
          <table:table-cell office:value-type="float" office:value="0.0920632928609848" calcext:value-type="float">
            <text:p>0,0920632929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75617" calcext:value-type="float">
            <text:p>4,975617</text:p>
          </table:table-cell>
          <table:table-cell office:value-type="float" office:value="0.0845356360077858" calcext:value-type="float">
            <text:p>0,084535636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29034824" calcext:value-type="float">
            <text:p>8,29034824</text:p>
          </table:table-cell>
          <table:table-cell office:value-type="float" office:value="0.0920632928609848" calcext:value-type="float">
            <text:p>0,0920632929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7763742" calcext:value-type="float">
            <text:p>4,97763742</text:p>
          </table:table-cell>
          <table:table-cell office:value-type="float" office:value="0.0845356360077858" calcext:value-type="float">
            <text:p>0,084535636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29236294" calcext:value-type="float">
            <text:p>8,29236294</text:p>
          </table:table-cell>
          <table:table-cell office:value-type="float" office:value="0.0970224365592003" calcext:value-type="float">
            <text:p>0,0970224366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7968116" calcext:value-type="float">
            <text:p>4,97968116</text:p>
          </table:table-cell>
          <table:table-cell office:value-type="float" office:value="0.0845356360077858" calcext:value-type="float">
            <text:p>0,084535636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29441662" calcext:value-type="float">
            <text:p>8,29441662</text:p>
          </table:table-cell>
          <table:table-cell office:value-type="float" office:value="0.0970224365592003" calcext:value-type="float">
            <text:p>0,0970224366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8117718" calcext:value-type="float">
            <text:p>4,98117718</text:p>
          </table:table-cell>
          <table:table-cell office:value-type="float" office:value="0.0896124616265297" calcext:value-type="float">
            <text:p>0,0896124616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29639074" calcext:value-type="float">
            <text:p>8,29639074</text:p>
          </table:table-cell>
          <table:table-cell office:value-type="float" office:value="0.0970224365592003" calcext:value-type="float">
            <text:p>0,0970224366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8315444" calcext:value-type="float">
            <text:p>4,98315444</text:p>
          </table:table-cell>
          <table:table-cell office:value-type="float" office:value="0.0896124616265297" calcext:value-type="float">
            <text:p>0,0896124616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2976981" calcext:value-type="float">
            <text:p>8,2976981</text:p>
          </table:table-cell>
          <table:table-cell office:value-type="float" office:value="0.0970224365592003" calcext:value-type="float">
            <text:p>0,0970224366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852641" calcext:value-type="float">
            <text:p>4,9852641</text:p>
          </table:table-cell>
          <table:table-cell office:value-type="float" office:value="0.0896124616265297" calcext:value-type="float">
            <text:p>0,0896124616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29974388" calcext:value-type="float">
            <text:p>8,29974388</text:p>
          </table:table-cell>
          <table:table-cell office:value-type="float" office:value="0.0970224365592003" calcext:value-type="float">
            <text:p>0,0970224366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8658252" calcext:value-type="float">
            <text:p>4,98658252</text:p>
          </table:table-cell>
          <table:table-cell office:value-type="float" office:value="0.0896124616265297" calcext:value-type="float">
            <text:p>0,0896124616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30196796" calcext:value-type="float">
            <text:p>8,30196796</text:p>
          </table:table-cell>
          <table:table-cell office:value-type="float" office:value="0.10333438962698" calcext:value-type="float">
            <text:p>0,1033343896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8864482" calcext:value-type="float">
            <text:p>4,98864482</text:p>
          </table:table-cell>
          <table:table-cell office:value-type="float" office:value="0.0896124616265297" calcext:value-type="float">
            <text:p>0,0896124616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30326898" calcext:value-type="float">
            <text:p>8,30326898</text:p>
          </table:table-cell>
          <table:table-cell office:value-type="float" office:value="0.10333438962698" calcext:value-type="float">
            <text:p>0,1033343896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9068324" calcext:value-type="float">
            <text:p>4,99068324</text:p>
          </table:table-cell>
          <table:table-cell office:value-type="float" office:value="0.0896124616265297" calcext:value-type="float">
            <text:p>0,0896124616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30526378" calcext:value-type="float">
            <text:p>8,30526378</text:p>
          </table:table-cell>
          <table:table-cell office:value-type="float" office:value="0.10333438962698" calcext:value-type="float">
            <text:p>0,1033343896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9298232" calcext:value-type="float">
            <text:p>4,99298232</text:p>
          </table:table-cell>
          <table:table-cell office:value-type="float" office:value="0.0951328501105309" calcext:value-type="float">
            <text:p>0,0951328501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307358" calcext:value-type="float">
            <text:p>8,307358</text:p>
          </table:table-cell>
          <table:table-cell office:value-type="float" office:value="0.10333438962698" calcext:value-type="float">
            <text:p>0,1033343896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9428472" calcext:value-type="float">
            <text:p>4,99428472</text:p>
          </table:table-cell>
          <table:table-cell office:value-type="float" office:value="0.0951328501105309" calcext:value-type="float">
            <text:p>0,0951328501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30931272" calcext:value-type="float">
            <text:p>8,30931272</text:p>
          </table:table-cell>
          <table:table-cell office:value-type="float" office:value="0.10333438962698" calcext:value-type="float">
            <text:p>0,1033343896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962796" calcext:value-type="float">
            <text:p>4,9962796</text:p>
          </table:table-cell>
          <table:table-cell office:value-type="float" office:value="0.0951328501105309" calcext:value-type="float">
            <text:p>0,0951328501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31065828" calcext:value-type="float">
            <text:p>8,31065828</text:p>
          </table:table-cell>
          <table:table-cell office:value-type="float" office:value="0.10333438962698" calcext:value-type="float">
            <text:p>0,1033343896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9835586" calcext:value-type="float">
            <text:p>4,99835586</text:p>
          </table:table-cell>
          <table:table-cell office:value-type="float" office:value="0.0951328501105309" calcext:value-type="float">
            <text:p>0,0951328501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31293096" calcext:value-type="float">
            <text:p>8,31293096</text:p>
          </table:table-cell>
          <table:table-cell office:value-type="float" office:value="0.108693234622478" calcext:value-type="float">
            <text:p>0,1086932346</text:p>
          </table:table-cell>
          <table:table-cell office:value-type="float" office:value="0.552982985973358" calcext:value-type="float">
            <text:p>0,552982986</text:p>
          </table:table-cell>
        </table:table-row>
        <table:table-row table:style-name="ro1">
          <table:table-cell office:value-type="float" office:value="4.99963202" calcext:value-type="float">
            <text:p>4,99963202</text:p>
          </table:table-cell>
          <table:table-cell office:value-type="float" office:value="0.0951328501105309" calcext:value-type="float">
            <text:p>0,0951328501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31512656" calcext:value-type="float">
            <text:p>8,31512656</text:p>
          </table:table-cell>
          <table:table-cell office:value-type="float" office:value="0.108693234622478" calcext:value-type="float">
            <text:p>0,1086932346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016494" calcext:value-type="float">
            <text:p>5,0016494</text:p>
          </table:table-cell>
          <table:table-cell office:value-type="float" office:value="0.101861707866192" calcext:value-type="float">
            <text:p>0,1018617079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31653684" calcext:value-type="float">
            <text:p>8,31653684</text:p>
          </table:table-cell>
          <table:table-cell office:value-type="float" office:value="0.108693234622478" calcext:value-type="float">
            <text:p>0,1086932346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0363828" calcext:value-type="float">
            <text:p>5,00363828</text:p>
          </table:table-cell>
          <table:table-cell office:value-type="float" office:value="0.101861707866192" calcext:value-type="float">
            <text:p>0,1018617079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31808016" calcext:value-type="float">
            <text:p>8,31808016</text:p>
          </table:table-cell>
          <table:table-cell office:value-type="float" office:value="0.108693234622478" calcext:value-type="float">
            <text:p>0,1086932346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0566464" calcext:value-type="float">
            <text:p>5,00566464</text:p>
          </table:table-cell>
          <table:table-cell office:value-type="float" office:value="0.101861707866192" calcext:value-type="float">
            <text:p>0,1018617079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3194679" calcext:value-type="float">
            <text:p>8,3194679</text:p>
          </table:table-cell>
          <table:table-cell office:value-type="float" office:value="0.108693234622478" calcext:value-type="float">
            <text:p>0,1086932346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0715998" calcext:value-type="float">
            <text:p>5,00715998</text:p>
          </table:table-cell>
          <table:table-cell office:value-type="float" office:value="0.101861707866192" calcext:value-type="float">
            <text:p>0,1018617079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32096224" calcext:value-type="float">
            <text:p>8,32096224</text:p>
          </table:table-cell>
          <table:table-cell office:value-type="float" office:value="0.11338321864605" calcext:value-type="float">
            <text:p>0,1133832186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0922896" calcext:value-type="float">
            <text:p>5,00922896</text:p>
          </table:table-cell>
          <table:table-cell office:value-type="float" office:value="0.101861707866192" calcext:value-type="float">
            <text:p>0,1018617079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3223429" calcext:value-type="float">
            <text:p>8,3223429</text:p>
          </table:table-cell>
          <table:table-cell office:value-type="float" office:value="0.11338321864605" calcext:value-type="float">
            <text:p>0,1133832186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1138582" calcext:value-type="float">
            <text:p>5,01138582</text:p>
          </table:table-cell>
          <table:table-cell office:value-type="float" office:value="0.101861707866192" calcext:value-type="float">
            <text:p>0,1018617079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32367494" calcext:value-type="float">
            <text:p>8,32367494</text:p>
          </table:table-cell>
          <table:table-cell office:value-type="float" office:value="0.11338321864605" calcext:value-type="float">
            <text:p>0,1133832186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1338314" calcext:value-type="float">
            <text:p>5,01338314</text:p>
          </table:table-cell>
          <table:table-cell office:value-type="float" office:value="0.108060091733933" calcext:value-type="float">
            <text:p>0,1080600917</text:p>
          </table:table-cell>
          <table:table-cell office:value-type="float" office:value="0.551886320114136" calcext:value-type="float">
            <text:p>0,5518863201</text:p>
          </table:table-cell>
          <table:table-cell table:number-columns-repeated="5"/>
          <table:table-cell office:value-type="float" office:value="8.32519972" calcext:value-type="float">
            <text:p>8,32519972</text:p>
          </table:table-cell>
          <table:table-cell office:value-type="float" office:value="0.11338321864605" calcext:value-type="float">
            <text:p>0,1133832186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150582" calcext:value-type="float">
            <text:p>5,0150582</text:p>
          </table:table-cell>
          <table:table-cell office:value-type="float" office:value="0.108060091733933" calcext:value-type="float">
            <text:p>0,1080600917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265435" calcext:value-type="float">
            <text:p>8,3265435</text:p>
          </table:table-cell>
          <table:table-cell office:value-type="float" office:value="0.11338321864605" calcext:value-type="float">
            <text:p>0,1133832186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1705962" calcext:value-type="float">
            <text:p>5,01705962</text:p>
          </table:table-cell>
          <table:table-cell office:value-type="float" office:value="0.108060091733933" calcext:value-type="float">
            <text:p>0,1080600917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2859534" calcext:value-type="float">
            <text:p>8,32859534</text:p>
          </table:table-cell>
          <table:table-cell office:value-type="float" office:value="0.11338321864605" calcext:value-type="float">
            <text:p>0,1133832186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1911134" calcext:value-type="float">
            <text:p>5,01911134</text:p>
          </table:table-cell>
          <table:table-cell office:value-type="float" office:value="0.108060091733933" calcext:value-type="float">
            <text:p>0,1080600917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3063552" calcext:value-type="float">
            <text:p>8,33063552</text:p>
          </table:table-cell>
          <table:table-cell office:value-type="float" office:value="0.11338321864605" calcext:value-type="float">
            <text:p>0,1133832186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2040968" calcext:value-type="float">
            <text:p>5,02040968</text:p>
          </table:table-cell>
          <table:table-cell office:value-type="float" office:value="0.108060091733933" calcext:value-type="float">
            <text:p>0,1080600917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3268446" calcext:value-type="float">
            <text:p>8,33268446</text:p>
          </table:table-cell>
          <table:table-cell office:value-type="float" office:value="0.117013394832611" calcext:value-type="float">
            <text:p>0,1170133948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2237968" calcext:value-type="float">
            <text:p>5,02237968</text:p>
          </table:table-cell>
          <table:table-cell office:value-type="float" office:value="0.113104671239853" calcext:value-type="float">
            <text:p>0,1131046712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3415358" calcext:value-type="float">
            <text:p>8,33415358</text:p>
          </table:table-cell>
          <table:table-cell office:value-type="float" office:value="0.117013394832611" calcext:value-type="float">
            <text:p>0,1170133948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2444708" calcext:value-type="float">
            <text:p>5,02444708</text:p>
          </table:table-cell>
          <table:table-cell office:value-type="float" office:value="0.113104671239853" calcext:value-type="float">
            <text:p>0,1131046712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361256" calcext:value-type="float">
            <text:p>8,3361256</text:p>
          </table:table-cell>
          <table:table-cell office:value-type="float" office:value="0.117013394832611" calcext:value-type="float">
            <text:p>0,1170133948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2640996" calcext:value-type="float">
            <text:p>5,02640996</text:p>
          </table:table-cell>
          <table:table-cell office:value-type="float" office:value="0.113104671239853" calcext:value-type="float">
            <text:p>0,1131046712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382182" calcext:value-type="float">
            <text:p>8,3382182</text:p>
          </table:table-cell>
          <table:table-cell office:value-type="float" office:value="0.117013394832611" calcext:value-type="float">
            <text:p>0,1170133948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2772672" calcext:value-type="float">
            <text:p>5,02772672</text:p>
          </table:table-cell>
          <table:table-cell office:value-type="float" office:value="0.113104671239853" calcext:value-type="float">
            <text:p>0,1131046712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401689" calcext:value-type="float">
            <text:p>8,3401689</text:p>
          </table:table-cell>
          <table:table-cell office:value-type="float" office:value="0.117013394832611" calcext:value-type="float">
            <text:p>0,1170133948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2974592" calcext:value-type="float">
            <text:p>5,02974592</text:p>
          </table:table-cell>
          <table:table-cell office:value-type="float" office:value="0.113104671239853" calcext:value-type="float">
            <text:p>0,1131046712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41518" calcext:value-type="float">
            <text:p>8,341518</text:p>
          </table:table-cell>
          <table:table-cell office:value-type="float" office:value="0.117316320538521" calcext:value-type="float">
            <text:p>0,1173163205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3202542" calcext:value-type="float">
            <text:p>5,03202542</text:p>
          </table:table-cell>
          <table:table-cell office:value-type="float" office:value="0.117278978228569" calcext:value-type="float">
            <text:p>0,1172789782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4355634" calcext:value-type="float">
            <text:p>8,34355634</text:p>
          </table:table-cell>
          <table:table-cell office:value-type="float" office:value="0.117316320538521" calcext:value-type="float">
            <text:p>0,1173163205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3333436" calcext:value-type="float">
            <text:p>5,03333436</text:p>
          </table:table-cell>
          <table:table-cell office:value-type="float" office:value="0.117278978228569" calcext:value-type="float">
            <text:p>0,1172789782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4553506" calcext:value-type="float">
            <text:p>8,34553506</text:p>
          </table:table-cell>
          <table:table-cell office:value-type="float" office:value="0.117316320538521" calcext:value-type="float">
            <text:p>0,1173163205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3510738" calcext:value-type="float">
            <text:p>5,03510738</text:p>
          </table:table-cell>
          <table:table-cell office:value-type="float" office:value="0.117278978228569" calcext:value-type="float">
            <text:p>0,1172789782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4702612" calcext:value-type="float">
            <text:p>8,34702612</text:p>
          </table:table-cell>
          <table:table-cell office:value-type="float" office:value="0.117316320538521" calcext:value-type="float">
            <text:p>0,1173163205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3650278" calcext:value-type="float">
            <text:p>5,03650278</text:p>
          </table:table-cell>
          <table:table-cell office:value-type="float" office:value="0.117278978228569" calcext:value-type="float">
            <text:p>0,1172789782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491082" calcext:value-type="float">
            <text:p>8,3491082</text:p>
          </table:table-cell>
          <table:table-cell office:value-type="float" office:value="0.117316320538521" calcext:value-type="float">
            <text:p>0,1173163205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3802896" calcext:value-type="float">
            <text:p>5,03802896</text:p>
          </table:table-cell>
          <table:table-cell office:value-type="float" office:value="0.117278978228569" calcext:value-type="float">
            <text:p>0,1172789782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5117624" calcext:value-type="float">
            <text:p>8,35117624</text:p>
          </table:table-cell>
          <table:table-cell office:value-type="float" office:value="0.117316320538521" calcext:value-type="float">
            <text:p>0,1173163205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3941826" calcext:value-type="float">
            <text:p>5,03941826</text:p>
          </table:table-cell>
          <table:table-cell office:value-type="float" office:value="0.117278978228569" calcext:value-type="float">
            <text:p>0,1172789782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5318344" calcext:value-type="float">
            <text:p>8,35318344</text:p>
          </table:table-cell>
          <table:table-cell office:value-type="float" office:value="0.117381744086742" calcext:value-type="float">
            <text:p>0,1173817441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4093214" calcext:value-type="float">
            <text:p>5,04093214</text:p>
          </table:table-cell>
          <table:table-cell office:value-type="float" office:value="0.120402529835701" calcext:value-type="float">
            <text:p>0,1204025298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5503046" calcext:value-type="float">
            <text:p>8,35503046</text:p>
          </table:table-cell>
          <table:table-cell office:value-type="float" office:value="0.117381744086742" calcext:value-type="float">
            <text:p>0,1173817441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4231834" calcext:value-type="float">
            <text:p>5,04231834</text:p>
          </table:table-cell>
          <table:table-cell office:value-type="float" office:value="0.120402529835701" calcext:value-type="float">
            <text:p>0,1204025298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5711618" calcext:value-type="float">
            <text:p>8,35711618</text:p>
          </table:table-cell>
          <table:table-cell office:value-type="float" office:value="0.117381744086742" calcext:value-type="float">
            <text:p>0,1173817441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4365762" calcext:value-type="float">
            <text:p>5,04365762</text:p>
          </table:table-cell>
          <table:table-cell office:value-type="float" office:value="0.120402529835701" calcext:value-type="float">
            <text:p>0,1204025298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5911114" calcext:value-type="float">
            <text:p>8,35911114</text:p>
          </table:table-cell>
          <table:table-cell office:value-type="float" office:value="0.117381744086742" calcext:value-type="float">
            <text:p>0,1173817441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4543956" calcext:value-type="float">
            <text:p>5,04543956</text:p>
          </table:table-cell>
          <table:table-cell office:value-type="float" office:value="0.120402529835701" calcext:value-type="float">
            <text:p>0,1204025298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6115664" calcext:value-type="float">
            <text:p>8,36115664</text:p>
          </table:table-cell>
          <table:table-cell office:value-type="float" office:value="0.117381744086742" calcext:value-type="float">
            <text:p>0,1173817441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4701426" calcext:value-type="float">
            <text:p>5,04701426</text:p>
          </table:table-cell>
          <table:table-cell office:value-type="float" office:value="0.120402529835701" calcext:value-type="float">
            <text:p>0,1204025298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6251946" calcext:value-type="float">
            <text:p>8,36251946</text:p>
          </table:table-cell>
          <table:table-cell office:value-type="float" office:value="0.11592773348093" calcext:value-type="float">
            <text:p>0,1159277335</text:p>
          </table:table-cell>
          <table:table-cell office:value-type="float" office:value="0.617560565471649" calcext:value-type="float">
            <text:p>0,6175605655</text:p>
          </table:table-cell>
        </table:table-row>
        <table:table-row table:style-name="ro1">
          <table:table-cell office:value-type="float" office:value="5.04837118" calcext:value-type="float">
            <text:p>5,04837118</text:p>
          </table:table-cell>
          <table:table-cell office:value-type="float" office:value="0.120402529835701" calcext:value-type="float">
            <text:p>0,1204025298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646408" calcext:value-type="float">
            <text:p>8,3646408</text:p>
          </table:table-cell>
          <table:table-cell office:value-type="float" office:value="0.11592773348093" calcext:value-type="float">
            <text:p>0,1159277335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4973122" calcext:value-type="float">
            <text:p>5,04973122</text:p>
          </table:table-cell>
          <table:table-cell office:value-type="float" office:value="0.120402529835701" calcext:value-type="float">
            <text:p>0,1204025298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6665526" calcext:value-type="float">
            <text:p>8,36665526</text:p>
          </table:table-cell>
          <table:table-cell office:value-type="float" office:value="0.11592773348093" calcext:value-type="float">
            <text:p>0,1159277335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5124908" calcext:value-type="float">
            <text:p>5,05124908</text:p>
          </table:table-cell>
          <table:table-cell office:value-type="float" office:value="0.120256572961807" calcext:value-type="float">
            <text:p>0,120256573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687456" calcext:value-type="float">
            <text:p>8,3687456</text:p>
          </table:table-cell>
          <table:table-cell office:value-type="float" office:value="0.11592773348093" calcext:value-type="float">
            <text:p>0,1159277335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5261786" calcext:value-type="float">
            <text:p>5,05261786</text:p>
          </table:table-cell>
          <table:table-cell office:value-type="float" office:value="0.120256572961807" calcext:value-type="float">
            <text:p>0,120256573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7033604" calcext:value-type="float">
            <text:p>8,37033604</text:p>
          </table:table-cell>
          <table:table-cell office:value-type="float" office:value="0.11592773348093" calcext:value-type="float">
            <text:p>0,1159277335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5413084" calcext:value-type="float">
            <text:p>5,05413084</text:p>
          </table:table-cell>
          <table:table-cell office:value-type="float" office:value="0.120256572961807" calcext:value-type="float">
            <text:p>0,120256573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7231014" calcext:value-type="float">
            <text:p>8,37231014</text:p>
          </table:table-cell>
          <table:table-cell office:value-type="float" office:value="0.114924639463425" calcext:value-type="float">
            <text:p>0,1149246395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5548156" calcext:value-type="float">
            <text:p>5,05548156</text:p>
          </table:table-cell>
          <table:table-cell office:value-type="float" office:value="0.120256572961807" calcext:value-type="float">
            <text:p>0,120256573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7434824" calcext:value-type="float">
            <text:p>8,37434824</text:p>
          </table:table-cell>
          <table:table-cell office:value-type="float" office:value="0.114924639463425" calcext:value-type="float">
            <text:p>0,1149246395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570426" calcext:value-type="float">
            <text:p>5,0570426</text:p>
          </table:table-cell>
          <table:table-cell office:value-type="float" office:value="0.120256572961807" calcext:value-type="float">
            <text:p>0,120256573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7563496" calcext:value-type="float">
            <text:p>8,37563496</text:p>
          </table:table-cell>
          <table:table-cell office:value-type="float" office:value="0.114924639463425" calcext:value-type="float">
            <text:p>0,1149246395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5839586" calcext:value-type="float">
            <text:p>5,05839586</text:p>
          </table:table-cell>
          <table:table-cell office:value-type="float" office:value="0.120256572961807" calcext:value-type="float">
            <text:p>0,120256573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7770194" calcext:value-type="float">
            <text:p>8,37770194</text:p>
          </table:table-cell>
          <table:table-cell office:value-type="float" office:value="0.114924639463425" calcext:value-type="float">
            <text:p>0,1149246395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5974904" calcext:value-type="float">
            <text:p>5,05974904</text:p>
          </table:table-cell>
          <table:table-cell office:value-type="float" office:value="0.120256572961807" calcext:value-type="float">
            <text:p>0,120256573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797421" calcext:value-type="float">
            <text:p>8,3797421</text:p>
          </table:table-cell>
          <table:table-cell office:value-type="float" office:value="0.114924639463425" calcext:value-type="float">
            <text:p>0,1149246395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612952" calcext:value-type="float">
            <text:p>5,0612952</text:p>
          </table:table-cell>
          <table:table-cell office:value-type="float" office:value="0.118023723363876" calcext:value-type="float">
            <text:p>0,1180237234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8194022" calcext:value-type="float">
            <text:p>8,38194022</text:p>
          </table:table-cell>
          <table:table-cell office:value-type="float" office:value="0.111707612872124" calcext:value-type="float">
            <text:p>0,1117076129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6264776" calcext:value-type="float">
            <text:p>5,06264776</text:p>
          </table:table-cell>
          <table:table-cell office:value-type="float" office:value="0.118023723363876" calcext:value-type="float">
            <text:p>0,1180237234</text:p>
          </table:table-cell>
          <table:table-cell office:value-type="float" office:value="0.576868057250977" calcext:value-type="float">
            <text:p>0,5768680573</text:p>
          </table:table-cell>
          <table:table-cell table:number-columns-repeated="5"/>
          <table:table-cell office:value-type="float" office:value="8.38324456" calcext:value-type="float">
            <text:p>8,38324456</text:p>
          </table:table-cell>
          <table:table-cell office:value-type="float" office:value="0.111707612872124" calcext:value-type="float">
            <text:p>0,1117076129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6427954" calcext:value-type="float">
            <text:p>5,06427954</text:p>
          </table:table-cell>
          <table:table-cell office:value-type="float" office:value="0.118023723363876" calcext:value-type="float">
            <text:p>0,1180237234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38522454" calcext:value-type="float">
            <text:p>8,38522454</text:p>
          </table:table-cell>
          <table:table-cell office:value-type="float" office:value="0.111707612872124" calcext:value-type="float">
            <text:p>0,1117076129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6562762" calcext:value-type="float">
            <text:p>5,06562762</text:p>
          </table:table-cell>
          <table:table-cell office:value-type="float" office:value="0.118023723363876" calcext:value-type="float">
            <text:p>0,1180237234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38737094" calcext:value-type="float">
            <text:p>8,38737094</text:p>
          </table:table-cell>
          <table:table-cell office:value-type="float" office:value="0.111707612872124" calcext:value-type="float">
            <text:p>0,1117076129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671814" calcext:value-type="float">
            <text:p>5,0671814</text:p>
          </table:table-cell>
          <table:table-cell office:value-type="float" office:value="0.118023723363876" calcext:value-type="float">
            <text:p>0,1180237234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38938352" calcext:value-type="float">
            <text:p>8,38938352</text:p>
          </table:table-cell>
          <table:table-cell office:value-type="float" office:value="0.111707612872124" calcext:value-type="float">
            <text:p>0,1117076129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6854772" calcext:value-type="float">
            <text:p>5,06854772</text:p>
          </table:table-cell>
          <table:table-cell office:value-type="float" office:value="0.118023723363876" calcext:value-type="float">
            <text:p>0,1180237234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3906931" calcext:value-type="float">
            <text:p>8,3906931</text:p>
          </table:table-cell>
          <table:table-cell office:value-type="float" office:value="0.111707612872124" calcext:value-type="float">
            <text:p>0,1117076129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7008618" calcext:value-type="float">
            <text:p>5,07008618</text:p>
          </table:table-cell>
          <table:table-cell office:value-type="float" office:value="0.118023723363876" calcext:value-type="float">
            <text:p>0,1180237234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3926502" calcext:value-type="float">
            <text:p>8,3926502</text:p>
          </table:table-cell>
          <table:table-cell office:value-type="float" office:value="0.111899107694626" calcext:value-type="float">
            <text:p>0,1118991077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7146088" calcext:value-type="float">
            <text:p>5,07146088</text:p>
          </table:table-cell>
          <table:table-cell office:value-type="float" office:value="0.114470981061459" calcext:value-type="float">
            <text:p>0,1144709811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39466156" calcext:value-type="float">
            <text:p>8,39466156</text:p>
          </table:table-cell>
          <table:table-cell office:value-type="float" office:value="0.111899107694626" calcext:value-type="float">
            <text:p>0,1118991077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72972" calcext:value-type="float">
            <text:p>5,072972</text:p>
          </table:table-cell>
          <table:table-cell office:value-type="float" office:value="0.114470981061459" calcext:value-type="float">
            <text:p>0,1144709811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39614706" calcext:value-type="float">
            <text:p>8,39614706</text:p>
          </table:table-cell>
          <table:table-cell office:value-type="float" office:value="0.111899107694626" calcext:value-type="float">
            <text:p>0,1118991077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7433038" calcext:value-type="float">
            <text:p>5,07433038</text:p>
          </table:table-cell>
          <table:table-cell office:value-type="float" office:value="0.114470981061459" calcext:value-type="float">
            <text:p>0,1144709811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39823034" calcext:value-type="float">
            <text:p>8,39823034</text:p>
          </table:table-cell>
          <table:table-cell office:value-type="float" office:value="0.111899107694626" calcext:value-type="float">
            <text:p>0,1118991077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7569494" calcext:value-type="float">
            <text:p>5,07569494</text:p>
          </table:table-cell>
          <table:table-cell office:value-type="float" office:value="0.114470981061459" calcext:value-type="float">
            <text:p>0,1144709811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0040104" calcext:value-type="float">
            <text:p>8,40040104</text:p>
          </table:table-cell>
          <table:table-cell office:value-type="float" office:value="0.111899107694626" calcext:value-type="float">
            <text:p>0,1118991077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7728866" calcext:value-type="float">
            <text:p>5,07728866</text:p>
          </table:table-cell>
          <table:table-cell office:value-type="float" office:value="0.114470981061459" calcext:value-type="float">
            <text:p>0,1144709811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0236138" calcext:value-type="float">
            <text:p>8,40236138</text:p>
          </table:table-cell>
          <table:table-cell office:value-type="float" office:value="0.114828452467918" calcext:value-type="float">
            <text:p>0,1148284525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7863146" calcext:value-type="float">
            <text:p>5,07863146</text:p>
          </table:table-cell>
          <table:table-cell office:value-type="float" office:value="0.114470981061459" calcext:value-type="float">
            <text:p>0,1144709811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036577" calcext:value-type="float">
            <text:p>8,4036577</text:p>
          </table:table-cell>
          <table:table-cell office:value-type="float" office:value="0.114828452467918" calcext:value-type="float">
            <text:p>0,1148284525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801785" calcext:value-type="float">
            <text:p>5,0801785</text:p>
          </table:table-cell>
          <table:table-cell office:value-type="float" office:value="0.114470981061459" calcext:value-type="float">
            <text:p>0,1144709811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0565966" calcext:value-type="float">
            <text:p>8,40565966</text:p>
          </table:table-cell>
          <table:table-cell office:value-type="float" office:value="0.114828452467918" calcext:value-type="float">
            <text:p>0,1148284525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815639" calcext:value-type="float">
            <text:p>5,0815639</text:p>
          </table:table-cell>
          <table:table-cell office:value-type="float" office:value="0.110681556165218" calcext:value-type="float">
            <text:p>0,1106815562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0771036" calcext:value-type="float">
            <text:p>8,40771036</text:p>
          </table:table-cell>
          <table:table-cell office:value-type="float" office:value="0.114828452467918" calcext:value-type="float">
            <text:p>0,1148284525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8307658" calcext:value-type="float">
            <text:p>5,08307658</text:p>
          </table:table-cell>
          <table:table-cell office:value-type="float" office:value="0.110681556165218" calcext:value-type="float">
            <text:p>0,1106815562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091618" calcext:value-type="float">
            <text:p>8,4091618</text:p>
          </table:table-cell>
          <table:table-cell office:value-type="float" office:value="0.114828452467918" calcext:value-type="float">
            <text:p>0,1148284525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846926" calcext:value-type="float">
            <text:p>5,0846926</text:p>
          </table:table-cell>
          <table:table-cell office:value-type="float" office:value="0.110681556165218" calcext:value-type="float">
            <text:p>0,1106815562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1126478" calcext:value-type="float">
            <text:p>8,41126478</text:p>
          </table:table-cell>
          <table:table-cell office:value-type="float" office:value="0.117881052196026" calcext:value-type="float">
            <text:p>0,1178810522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8639" calcext:value-type="float">
            <text:p>5,08639</text:p>
          </table:table-cell>
          <table:table-cell office:value-type="float" office:value="0.110681556165218" calcext:value-type="float">
            <text:p>0,1106815562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133583" calcext:value-type="float">
            <text:p>8,4133583</text:p>
          </table:table-cell>
          <table:table-cell office:value-type="float" office:value="0.117881052196026" calcext:value-type="float">
            <text:p>0,1178810522</text:p>
          </table:table-cell>
          <table:table-cell office:value-type="float" office:value="0.144689977169037" calcext:value-type="float">
            <text:p>0,1446899772</text:p>
          </table:table-cell>
        </table:table-row>
        <table:table-row table:style-name="ro1">
          <table:table-cell office:value-type="float" office:value="5.08794498" calcext:value-type="float">
            <text:p>5,08794498</text:p>
          </table:table-cell>
          <table:table-cell office:value-type="float" office:value="0.110681556165218" calcext:value-type="float">
            <text:p>0,1106815562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155052" calcext:value-type="float">
            <text:p>8,4155052</text:p>
          </table:table-cell>
          <table:table-cell office:value-type="float" office:value="0.117881052196026" calcext:value-type="float">
            <text:p>0,1178810522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08930688" calcext:value-type="float">
            <text:p>5,08930688</text:p>
          </table:table-cell>
          <table:table-cell office:value-type="float" office:value="0.110681556165218" calcext:value-type="float">
            <text:p>0,1106815562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1709534" calcext:value-type="float">
            <text:p>8,41709534</text:p>
          </table:table-cell>
          <table:table-cell office:value-type="float" office:value="0.117881052196026" calcext:value-type="float">
            <text:p>0,1178810522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09067344" calcext:value-type="float">
            <text:p>5,09067344</text:p>
          </table:table-cell>
          <table:table-cell office:value-type="float" office:value="0.110681556165218" calcext:value-type="float">
            <text:p>0,1106815562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185238" calcext:value-type="float">
            <text:p>8,4185238</text:p>
          </table:table-cell>
          <table:table-cell office:value-type="float" office:value="0.117881052196026" calcext:value-type="float">
            <text:p>0,1178810522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09221588" calcext:value-type="float">
            <text:p>5,09221588</text:p>
          </table:table-cell>
          <table:table-cell office:value-type="float" office:value="0.109895423054695" calcext:value-type="float">
            <text:p>0,1098954231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200649" calcext:value-type="float">
            <text:p>8,4200649</text:p>
          </table:table-cell>
          <table:table-cell office:value-type="float" office:value="0.117881052196026" calcext:value-type="float">
            <text:p>0,1178810522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09357916" calcext:value-type="float">
            <text:p>5,09357916</text:p>
          </table:table-cell>
          <table:table-cell office:value-type="float" office:value="0.109895423054695" calcext:value-type="float">
            <text:p>0,1098954231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2146874" calcext:value-type="float">
            <text:p>8,42146874</text:p>
          </table:table-cell>
          <table:table-cell office:value-type="float" office:value="0.119645789265633" calcext:value-type="float">
            <text:p>0,1196457893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09507882" calcext:value-type="float">
            <text:p>5,09507882</text:p>
          </table:table-cell>
          <table:table-cell office:value-type="float" office:value="0.109895423054695" calcext:value-type="float">
            <text:p>0,1098954231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2298808" calcext:value-type="float">
            <text:p>8,42298808</text:p>
          </table:table-cell>
          <table:table-cell office:value-type="float" office:value="0.119645789265633" calcext:value-type="float">
            <text:p>0,1196457893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09646124" calcext:value-type="float">
            <text:p>5,09646124</text:p>
          </table:table-cell>
          <table:table-cell office:value-type="float" office:value="0.109895423054695" calcext:value-type="float">
            <text:p>0,1098954231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24343" calcext:value-type="float">
            <text:p>8,424343</text:p>
          </table:table-cell>
          <table:table-cell office:value-type="float" office:value="0.119645789265633" calcext:value-type="float">
            <text:p>0,1196457893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0980185" calcext:value-type="float">
            <text:p>5,0980185</text:p>
          </table:table-cell>
          <table:table-cell office:value-type="float" office:value="0.109895423054695" calcext:value-type="float">
            <text:p>0,1098954231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2570972" calcext:value-type="float">
            <text:p>8,42570972</text:p>
          </table:table-cell>
          <table:table-cell office:value-type="float" office:value="0.119645789265633" calcext:value-type="float">
            <text:p>0,1196457893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0993809" calcext:value-type="float">
            <text:p>5,0993809</text:p>
          </table:table-cell>
          <table:table-cell office:value-type="float" office:value="0.109895423054695" calcext:value-type="float">
            <text:p>0,1098954231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2724362" calcext:value-type="float">
            <text:p>8,42724362</text:p>
          </table:table-cell>
          <table:table-cell office:value-type="float" office:value="0.119645789265633" calcext:value-type="float">
            <text:p>0,1196457893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007422" calcext:value-type="float">
            <text:p>5,1007422</text:p>
          </table:table-cell>
          <table:table-cell office:value-type="float" office:value="0.109895423054695" calcext:value-type="float">
            <text:p>0,1098954231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28613" calcext:value-type="float">
            <text:p>8,428613</text:p>
          </table:table-cell>
          <table:table-cell office:value-type="float" office:value="0.119645789265633" calcext:value-type="float">
            <text:p>0,1196457893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0226244" calcext:value-type="float">
            <text:p>5,10226244</text:p>
          </table:table-cell>
          <table:table-cell office:value-type="float" office:value="0.110334284603596" calcext:value-type="float">
            <text:p>0,1103342846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3014154" calcext:value-type="float">
            <text:p>8,43014154</text:p>
          </table:table-cell>
          <table:table-cell office:value-type="float" office:value="0.119645789265633" calcext:value-type="float">
            <text:p>0,1196457893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0363424" calcext:value-type="float">
            <text:p>5,10363424</text:p>
          </table:table-cell>
          <table:table-cell office:value-type="float" office:value="0.110334284603596" calcext:value-type="float">
            <text:p>0,1103342846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3151446" calcext:value-type="float">
            <text:p>8,43151446</text:p>
          </table:table-cell>
          <table:table-cell office:value-type="float" office:value="0.120977595448494" calcext:value-type="float">
            <text:p>0,1209775954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0515366" calcext:value-type="float">
            <text:p>5,10515366</text:p>
          </table:table-cell>
          <table:table-cell office:value-type="float" office:value="0.110334284603596" calcext:value-type="float">
            <text:p>0,1103342846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3303094" calcext:value-type="float">
            <text:p>8,43303094</text:p>
          </table:table-cell>
          <table:table-cell office:value-type="float" office:value="0.120977595448494" calcext:value-type="float">
            <text:p>0,1209775954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065359" calcext:value-type="float">
            <text:p>5,1065359</text:p>
          </table:table-cell>
          <table:table-cell office:value-type="float" office:value="0.110334284603596" calcext:value-type="float">
            <text:p>0,1103342846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343854" calcext:value-type="float">
            <text:p>8,4343854</text:p>
          </table:table-cell>
          <table:table-cell office:value-type="float" office:value="0.120977595448494" calcext:value-type="float">
            <text:p>0,1209775954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0809082" calcext:value-type="float">
            <text:p>5,10809082</text:p>
          </table:table-cell>
          <table:table-cell office:value-type="float" office:value="0.110334284603596" calcext:value-type="float">
            <text:p>0,1103342846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3574858" calcext:value-type="float">
            <text:p>8,43574858</text:p>
          </table:table-cell>
          <table:table-cell office:value-type="float" office:value="0.120977595448494" calcext:value-type="float">
            <text:p>0,1209775954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0947002" calcext:value-type="float">
            <text:p>5,10947002</text:p>
          </table:table-cell>
          <table:table-cell office:value-type="float" office:value="0.110334284603596" calcext:value-type="float">
            <text:p>0,1103342846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3729854" calcext:value-type="float">
            <text:p>8,43729854</text:p>
          </table:table-cell>
          <table:table-cell office:value-type="float" office:value="0.120977595448494" calcext:value-type="float">
            <text:p>0,1209775954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1101912" calcext:value-type="float">
            <text:p>5,11101912</text:p>
          </table:table-cell>
          <table:table-cell office:value-type="float" office:value="0.113452799618244" calcext:value-type="float">
            <text:p>0,1134527996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3865452" calcext:value-type="float">
            <text:p>8,43865452</text:p>
          </table:table-cell>
          <table:table-cell office:value-type="float" office:value="0.120977595448494" calcext:value-type="float">
            <text:p>0,1209775954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1236668" calcext:value-type="float">
            <text:p>5,11236668</text:p>
          </table:table-cell>
          <table:table-cell office:value-type="float" office:value="0.113452799618244" calcext:value-type="float">
            <text:p>0,1134527996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4016912" calcext:value-type="float">
            <text:p>8,44016912</text:p>
          </table:table-cell>
          <table:table-cell office:value-type="float" office:value="0.120977595448494" calcext:value-type="float">
            <text:p>0,1209775954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137432" calcext:value-type="float">
            <text:p>5,1137432</text:p>
          </table:table-cell>
          <table:table-cell office:value-type="float" office:value="0.113452799618244" calcext:value-type="float">
            <text:p>0,1134527996</text:p>
          </table:table-cell>
          <table:table-cell office:value-type="float" office:value="0.199272632598877" calcext:value-type="float">
            <text:p>0,1992726326</text:p>
          </table:table-cell>
          <table:table-cell table:number-columns-repeated="5"/>
          <table:table-cell office:value-type="float" office:value="8.44156662" calcext:value-type="float">
            <text:p>8,44156662</text:p>
          </table:table-cell>
          <table:table-cell office:value-type="float" office:value="0.119648054242134" calcext:value-type="float">
            <text:p>0,1196480542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1549314" calcext:value-type="float">
            <text:p>5,11549314</text:p>
          </table:table-cell>
          <table:table-cell office:value-type="float" office:value="0.113452799618244" calcext:value-type="float">
            <text:p>0,1134527996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4309918" calcext:value-type="float">
            <text:p>8,44309918</text:p>
          </table:table-cell>
          <table:table-cell office:value-type="float" office:value="0.119648054242134" calcext:value-type="float">
            <text:p>0,1196480542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1706684" calcext:value-type="float">
            <text:p>5,11706684</text:p>
          </table:table-cell>
          <table:table-cell office:value-type="float" office:value="0.113452799618244" calcext:value-type="float">
            <text:p>0,1134527996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4447284" calcext:value-type="float">
            <text:p>8,44447284</text:p>
          </table:table-cell>
          <table:table-cell office:value-type="float" office:value="0.119648054242134" calcext:value-type="float">
            <text:p>0,1196480542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1846082" calcext:value-type="float">
            <text:p>5,11846082</text:p>
          </table:table-cell>
          <table:table-cell office:value-type="float" office:value="0.113452799618244" calcext:value-type="float">
            <text:p>0,1134527996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4627834" calcext:value-type="float">
            <text:p>8,44627834</text:p>
          </table:table-cell>
          <table:table-cell office:value-type="float" office:value="0.119648054242134" calcext:value-type="float">
            <text:p>0,1196480542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1995554" calcext:value-type="float">
            <text:p>5,11995554</text:p>
          </table:table-cell>
          <table:table-cell office:value-type="float" office:value="0.113452799618244" calcext:value-type="float">
            <text:p>0,1134527996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4765208" calcext:value-type="float">
            <text:p>8,44765208</text:p>
          </table:table-cell>
          <table:table-cell office:value-type="float" office:value="0.119648054242134" calcext:value-type="float">
            <text:p>0,1196480542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2133718" calcext:value-type="float">
            <text:p>5,12133718</text:p>
          </table:table-cell>
          <table:table-cell office:value-type="float" office:value="0.114495389163494" calcext:value-type="float">
            <text:p>0,1144953892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491797" calcext:value-type="float">
            <text:p>8,4491797</text:p>
          </table:table-cell>
          <table:table-cell office:value-type="float" office:value="0.119648054242134" calcext:value-type="float">
            <text:p>0,1196480542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226719" calcext:value-type="float">
            <text:p>5,1226719</text:p>
          </table:table-cell>
          <table:table-cell office:value-type="float" office:value="0.114495389163494" calcext:value-type="float">
            <text:p>0,1144953892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5053852" calcext:value-type="float">
            <text:p>8,45053852</text:p>
          </table:table-cell>
          <table:table-cell office:value-type="float" office:value="0.119648054242134" calcext:value-type="float">
            <text:p>0,1196480542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2420214" calcext:value-type="float">
            <text:p>5,12420214</text:p>
          </table:table-cell>
          <table:table-cell office:value-type="float" office:value="0.114495389163494" calcext:value-type="float">
            <text:p>0,1144953892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5208132" calcext:value-type="float">
            <text:p>8,45208132</text:p>
          </table:table-cell>
          <table:table-cell office:value-type="float" office:value="0.119580209255219" calcext:value-type="float">
            <text:p>0,1195802093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255501" calcext:value-type="float">
            <text:p>5,1255501</text:p>
          </table:table-cell>
          <table:table-cell office:value-type="float" office:value="0.114495389163494" calcext:value-type="float">
            <text:p>0,1144953892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5347114" calcext:value-type="float">
            <text:p>8,45347114</text:p>
          </table:table-cell>
          <table:table-cell office:value-type="float" office:value="0.119580209255219" calcext:value-type="float">
            <text:p>0,1195802093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2711698" calcext:value-type="float">
            <text:p>5,12711698</text:p>
          </table:table-cell>
          <table:table-cell office:value-type="float" office:value="0.114495389163494" calcext:value-type="float">
            <text:p>0,1144953892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5495976" calcext:value-type="float">
            <text:p>8,45495976</text:p>
          </table:table-cell>
          <table:table-cell office:value-type="float" office:value="0.119580209255219" calcext:value-type="float">
            <text:p>0,1195802093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2849494" calcext:value-type="float">
            <text:p>5,12849494</text:p>
          </table:table-cell>
          <table:table-cell office:value-type="float" office:value="0.114495389163494" calcext:value-type="float">
            <text:p>0,1144953892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5638168" calcext:value-type="float">
            <text:p>8,45638168</text:p>
          </table:table-cell>
          <table:table-cell office:value-type="float" office:value="0.119580209255219" calcext:value-type="float">
            <text:p>0,1195802093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3058952" calcext:value-type="float">
            <text:p>5,13058952</text:p>
          </table:table-cell>
          <table:table-cell office:value-type="float" office:value="0.114495389163494" calcext:value-type="float">
            <text:p>0,1144953892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579144" calcext:value-type="float">
            <text:p>8,4579144</text:p>
          </table:table-cell>
          <table:table-cell office:value-type="float" office:value="0.119580209255219" calcext:value-type="float">
            <text:p>0,1195802093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3267438" calcext:value-type="float">
            <text:p>5,13267438</text:p>
          </table:table-cell>
          <table:table-cell office:value-type="float" office:value="0.116839826107025" calcext:value-type="float">
            <text:p>0,1168398261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5929432" calcext:value-type="float">
            <text:p>8,45929432</text:p>
          </table:table-cell>
          <table:table-cell office:value-type="float" office:value="0.119580209255219" calcext:value-type="float">
            <text:p>0,1195802093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3466792" calcext:value-type="float">
            <text:p>5,13466792</text:p>
          </table:table-cell>
          <table:table-cell office:value-type="float" office:value="0.116839826107025" calcext:value-type="float">
            <text:p>0,1168398261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6063328" calcext:value-type="float">
            <text:p>8,46063328</text:p>
          </table:table-cell>
          <table:table-cell office:value-type="float" office:value="0.119580209255219" calcext:value-type="float">
            <text:p>0,1195802093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3615984" calcext:value-type="float">
            <text:p>5,13615984</text:p>
          </table:table-cell>
          <table:table-cell office:value-type="float" office:value="0.116839826107025" calcext:value-type="float">
            <text:p>0,1168398261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6219656" calcext:value-type="float">
            <text:p>8,46219656</text:p>
          </table:table-cell>
          <table:table-cell office:value-type="float" office:value="0.11985956132412" calcext:value-type="float">
            <text:p>0,1198595613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3819338" calcext:value-type="float">
            <text:p>5,13819338</text:p>
          </table:table-cell>
          <table:table-cell office:value-type="float" office:value="0.116839826107025" calcext:value-type="float">
            <text:p>0,1168398261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635794" calcext:value-type="float">
            <text:p>8,4635794</text:p>
          </table:table-cell>
          <table:table-cell office:value-type="float" office:value="0.11985956132412" calcext:value-type="float">
            <text:p>0,1198595613</text:p>
          </table:table-cell>
          <table:table-cell office:value-type="float" office:value="0.0390663743019104" calcext:value-type="float">
            <text:p>0,0390663743</text:p>
          </table:table-cell>
        </table:table-row>
        <table:table-row table:style-name="ro1">
          <table:table-cell office:value-type="float" office:value="5.14027314" calcext:value-type="float">
            <text:p>5,14027314</text:p>
          </table:table-cell>
          <table:table-cell office:value-type="float" office:value="0.116839826107025" calcext:value-type="float">
            <text:p>0,1168398261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6521736" calcext:value-type="float">
            <text:p>8,46521736</text:p>
          </table:table-cell>
          <table:table-cell office:value-type="float" office:value="0.11985956132412" calcext:value-type="float">
            <text:p>0,1198595613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4226134" calcext:value-type="float">
            <text:p>5,14226134</text:p>
          </table:table-cell>
          <table:table-cell office:value-type="float" office:value="0.11943607032299" calcext:value-type="float">
            <text:p>0,1194360703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665955" calcext:value-type="float">
            <text:p>8,4665955</text:p>
          </table:table-cell>
          <table:table-cell office:value-type="float" office:value="0.11985956132412" calcext:value-type="float">
            <text:p>0,1198595613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4359152" calcext:value-type="float">
            <text:p>5,14359152</text:p>
          </table:table-cell>
          <table:table-cell office:value-type="float" office:value="0.11943607032299" calcext:value-type="float">
            <text:p>0,1194360703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6814804" calcext:value-type="float">
            <text:p>8,46814804</text:p>
          </table:table-cell>
          <table:table-cell office:value-type="float" office:value="0.11985956132412" calcext:value-type="float">
            <text:p>0,1198595613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4562612" calcext:value-type="float">
            <text:p>5,14562612</text:p>
          </table:table-cell>
          <table:table-cell office:value-type="float" office:value="0.11943607032299" calcext:value-type="float">
            <text:p>0,1194360703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6953092" calcext:value-type="float">
            <text:p>8,46953092</text:p>
          </table:table-cell>
          <table:table-cell office:value-type="float" office:value="0.11985956132412" calcext:value-type="float">
            <text:p>0,1198595613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4762514" calcext:value-type="float">
            <text:p>5,14762514</text:p>
          </table:table-cell>
          <table:table-cell office:value-type="float" office:value="0.11943607032299" calcext:value-type="float">
            <text:p>0,1194360703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7102226" calcext:value-type="float">
            <text:p>8,47102226</text:p>
          </table:table-cell>
          <table:table-cell office:value-type="float" office:value="0.120154075324535" calcext:value-type="float">
            <text:p>0,1201540753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4918622" calcext:value-type="float">
            <text:p>5,14918622</text:p>
          </table:table-cell>
          <table:table-cell office:value-type="float" office:value="0.11943607032299" calcext:value-type="float">
            <text:p>0,1194360703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7241128" calcext:value-type="float">
            <text:p>8,47241128</text:p>
          </table:table-cell>
          <table:table-cell office:value-type="float" office:value="0.120154075324535" calcext:value-type="float">
            <text:p>0,1201540753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5114606" calcext:value-type="float">
            <text:p>5,15114606</text:p>
          </table:table-cell>
          <table:table-cell office:value-type="float" office:value="0.121320873498917" calcext:value-type="float">
            <text:p>0,1213208735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7391336" calcext:value-type="float">
            <text:p>8,47391336</text:p>
          </table:table-cell>
          <table:table-cell office:value-type="float" office:value="0.120154075324535" calcext:value-type="float">
            <text:p>0,1201540753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5355114" calcext:value-type="float">
            <text:p>5,15355114</text:p>
          </table:table-cell>
          <table:table-cell office:value-type="float" office:value="0.121320873498917" calcext:value-type="float">
            <text:p>0,1213208735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7526876" calcext:value-type="float">
            <text:p>8,47526876</text:p>
          </table:table-cell>
          <table:table-cell office:value-type="float" office:value="0.120154075324535" calcext:value-type="float">
            <text:p>0,1201540753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5553318" calcext:value-type="float">
            <text:p>5,15553318</text:p>
          </table:table-cell>
          <table:table-cell office:value-type="float" office:value="0.121320873498917" calcext:value-type="float">
            <text:p>0,1213208735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7663242" calcext:value-type="float">
            <text:p>8,47663242</text:p>
          </table:table-cell>
          <table:table-cell office:value-type="float" office:value="0.120154075324535" calcext:value-type="float">
            <text:p>0,1201540753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5700904" calcext:value-type="float">
            <text:p>5,15700904</text:p>
          </table:table-cell>
          <table:table-cell office:value-type="float" office:value="0.121320873498917" calcext:value-type="float">
            <text:p>0,1213208735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781786" calcext:value-type="float">
            <text:p>8,4781786</text:p>
          </table:table-cell>
          <table:table-cell office:value-type="float" office:value="0.120154075324535" calcext:value-type="float">
            <text:p>0,1201540753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5902234" calcext:value-type="float">
            <text:p>5,15902234</text:p>
          </table:table-cell>
          <table:table-cell office:value-type="float" office:value="0.121320873498917" calcext:value-type="float">
            <text:p>0,1213208735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7955844" calcext:value-type="float">
            <text:p>8,47955844</text:p>
          </table:table-cell>
          <table:table-cell office:value-type="float" office:value="0.120154075324535" calcext:value-type="float">
            <text:p>0,1201540753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6104562" calcext:value-type="float">
            <text:p>5,16104562</text:p>
          </table:table-cell>
          <table:table-cell office:value-type="float" office:value="0.121320873498917" calcext:value-type="float">
            <text:p>0,1213208735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8108378" calcext:value-type="float">
            <text:p>8,48108378</text:p>
          </table:table-cell>
          <table:table-cell office:value-type="float" office:value="0.118257239460945" calcext:value-type="float">
            <text:p>0,1182572395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6308244" calcext:value-type="float">
            <text:p>5,16308244</text:p>
          </table:table-cell>
          <table:table-cell office:value-type="float" office:value="0.120486371219158" calcext:value-type="float">
            <text:p>0,1204863712</text:p>
          </table:table-cell>
          <table:table-cell office:value-type="float" office:value="-0.0914184749126434" calcext:value-type="float">
            <text:p>-0,0914184749</text:p>
          </table:table-cell>
          <table:table-cell table:number-columns-repeated="5"/>
          <table:table-cell office:value-type="float" office:value="8.482491" calcext:value-type="float">
            <text:p>8,482491</text:p>
          </table:table-cell>
          <table:table-cell office:value-type="float" office:value="0.118257239460945" calcext:value-type="float">
            <text:p>0,1182572395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6453572" calcext:value-type="float">
            <text:p>5,16453572</text:p>
          </table:table-cell>
          <table:table-cell office:value-type="float" office:value="0.120486371219158" calcext:value-type="float">
            <text:p>0,1204863712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4840019" calcext:value-type="float">
            <text:p>8,4840019</text:p>
          </table:table-cell>
          <table:table-cell office:value-type="float" office:value="0.118257239460945" calcext:value-type="float">
            <text:p>0,1182572395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6654004" calcext:value-type="float">
            <text:p>5,16654004</text:p>
          </table:table-cell>
          <table:table-cell office:value-type="float" office:value="0.120486371219158" calcext:value-type="float">
            <text:p>0,1204863712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48612462" calcext:value-type="float">
            <text:p>8,48612462</text:p>
          </table:table-cell>
          <table:table-cell office:value-type="float" office:value="0.118257239460945" calcext:value-type="float">
            <text:p>0,1182572395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6854938" calcext:value-type="float">
            <text:p>5,16854938</text:p>
          </table:table-cell>
          <table:table-cell office:value-type="float" office:value="0.120486371219158" calcext:value-type="float">
            <text:p>0,1204863712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48813952" calcext:value-type="float">
            <text:p>8,48813952</text:p>
          </table:table-cell>
          <table:table-cell office:value-type="float" office:value="0.118257239460945" calcext:value-type="float">
            <text:p>0,1182572395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7001488" calcext:value-type="float">
            <text:p>5,17001488</text:p>
          </table:table-cell>
          <table:table-cell office:value-type="float" office:value="0.120486371219158" calcext:value-type="float">
            <text:p>0,1204863712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49022182" calcext:value-type="float">
            <text:p>8,49022182</text:p>
          </table:table-cell>
          <table:table-cell office:value-type="float" office:value="0.118257239460945" calcext:value-type="float">
            <text:p>0,1182572395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7220306" calcext:value-type="float">
            <text:p>5,17220306</text:p>
          </table:table-cell>
          <table:table-cell office:value-type="float" office:value="0.120382077991962" calcext:value-type="float">
            <text:p>0,120382078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49152838" calcext:value-type="float">
            <text:p>8,49152838</text:p>
          </table:table-cell>
          <table:table-cell office:value-type="float" office:value="0.117060512304306" calcext:value-type="float">
            <text:p>0,1170605123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7416094" calcext:value-type="float">
            <text:p>5,17416094</text:p>
          </table:table-cell>
          <table:table-cell office:value-type="float" office:value="0.120382077991962" calcext:value-type="float">
            <text:p>0,120382078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49351554" calcext:value-type="float">
            <text:p>8,49351554</text:p>
          </table:table-cell>
          <table:table-cell office:value-type="float" office:value="0.117060512304306" calcext:value-type="float">
            <text:p>0,1170605123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7620024" calcext:value-type="float">
            <text:p>5,17620024</text:p>
          </table:table-cell>
          <table:table-cell office:value-type="float" office:value="0.120382077991962" calcext:value-type="float">
            <text:p>0,120382078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49551574" calcext:value-type="float">
            <text:p>8,49551574</text:p>
          </table:table-cell>
          <table:table-cell office:value-type="float" office:value="0.117060512304306" calcext:value-type="float">
            <text:p>0,1170605123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7755426" calcext:value-type="float">
            <text:p>5,17755426</text:p>
          </table:table-cell>
          <table:table-cell office:value-type="float" office:value="0.120382077991962" calcext:value-type="float">
            <text:p>0,120382078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497572" calcext:value-type="float">
            <text:p>8,497572</text:p>
          </table:table-cell>
          <table:table-cell office:value-type="float" office:value="0.117060512304306" calcext:value-type="float">
            <text:p>0,1170605123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7964746" calcext:value-type="float">
            <text:p>5,17964746</text:p>
          </table:table-cell>
          <table:table-cell office:value-type="float" office:value="0.120382077991962" calcext:value-type="float">
            <text:p>0,120382078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49902896" calcext:value-type="float">
            <text:p>8,49902896</text:p>
          </table:table-cell>
          <table:table-cell office:value-type="float" office:value="0.117060512304306" calcext:value-type="float">
            <text:p>0,1170605123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8190002" calcext:value-type="float">
            <text:p>5,18190002</text:p>
          </table:table-cell>
          <table:table-cell office:value-type="float" office:value="0.122561261057854" calcext:value-type="float">
            <text:p>0,1225612611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010525" calcext:value-type="float">
            <text:p>8,5010525</text:p>
          </table:table-cell>
          <table:table-cell office:value-type="float" office:value="0.117060512304306" calcext:value-type="float">
            <text:p>0,1170605123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8394426" calcext:value-type="float">
            <text:p>5,18394426</text:p>
          </table:table-cell>
          <table:table-cell office:value-type="float" office:value="0.122561261057854" calcext:value-type="float">
            <text:p>0,1225612611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0312052" calcext:value-type="float">
            <text:p>8,50312052</text:p>
          </table:table-cell>
          <table:table-cell office:value-type="float" office:value="0.118382357060909" calcext:value-type="float">
            <text:p>0,1183823571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852783" calcext:value-type="float">
            <text:p>5,1852783</text:p>
          </table:table-cell>
          <table:table-cell office:value-type="float" office:value="0.122561261057854" calcext:value-type="float">
            <text:p>0,1225612611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0442916" calcext:value-type="float">
            <text:p>8,50442916</text:p>
          </table:table-cell>
          <table:table-cell office:value-type="float" office:value="0.118382357060909" calcext:value-type="float">
            <text:p>0,1183823571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8726962" calcext:value-type="float">
            <text:p>5,18726962</text:p>
          </table:table-cell>
          <table:table-cell office:value-type="float" office:value="0.122561261057854" calcext:value-type="float">
            <text:p>0,1225612611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0644614" calcext:value-type="float">
            <text:p>8,50644614</text:p>
          </table:table-cell>
          <table:table-cell office:value-type="float" office:value="0.118382357060909" calcext:value-type="float">
            <text:p>0,1183823571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8934168" calcext:value-type="float">
            <text:p>5,18934168</text:p>
          </table:table-cell>
          <table:table-cell office:value-type="float" office:value="0.122561261057854" calcext:value-type="float">
            <text:p>0,1225612611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0856134" calcext:value-type="float">
            <text:p>8,50856134</text:p>
          </table:table-cell>
          <table:table-cell office:value-type="float" office:value="0.118382357060909" calcext:value-type="float">
            <text:p>0,1183823571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907084" calcext:value-type="float">
            <text:p>5,1907084</text:p>
          </table:table-cell>
          <table:table-cell office:value-type="float" office:value="0.122561261057854" calcext:value-type="float">
            <text:p>0,1225612611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105615" calcext:value-type="float">
            <text:p>8,5105615</text:p>
          </table:table-cell>
          <table:table-cell office:value-type="float" office:value="0.118382357060909" calcext:value-type="float">
            <text:p>0,1183823571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927265" calcext:value-type="float">
            <text:p>5,1927265</text:p>
          </table:table-cell>
          <table:table-cell office:value-type="float" office:value="0.12348797172308" calcext:value-type="float">
            <text:p>0,1234879717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1206318" calcext:value-type="float">
            <text:p>8,51206318</text:p>
          </table:table-cell>
          <table:table-cell office:value-type="float" office:value="0.118862494826317" calcext:value-type="float">
            <text:p>0,1188624948</text:p>
          </table:table-cell>
          <table:table-cell office:value-type="float" office:value="0.0395701825618744" calcext:value-type="float">
            <text:p>0,0395701826</text:p>
          </table:table-cell>
        </table:table-row>
        <table:table-row table:style-name="ro1">
          <table:table-cell office:value-type="float" office:value="5.19474042" calcext:value-type="float">
            <text:p>5,19474042</text:p>
          </table:table-cell>
          <table:table-cell office:value-type="float" office:value="0.12348797172308" calcext:value-type="float">
            <text:p>0,1234879717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1425632" calcext:value-type="float">
            <text:p>8,51425632</text:p>
          </table:table-cell>
          <table:table-cell office:value-type="float" office:value="0.118862494826317" calcext:value-type="float">
            <text:p>0,1188624948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19695212" calcext:value-type="float">
            <text:p>5,19695212</text:p>
          </table:table-cell>
          <table:table-cell office:value-type="float" office:value="0.12348797172308" calcext:value-type="float">
            <text:p>0,1234879717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163505" calcext:value-type="float">
            <text:p>8,5163505</text:p>
          </table:table-cell>
          <table:table-cell office:value-type="float" office:value="0.118862494826317" calcext:value-type="float">
            <text:p>0,1188624948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19824874" calcext:value-type="float">
            <text:p>5,19824874</text:p>
          </table:table-cell>
          <table:table-cell office:value-type="float" office:value="0.12348797172308" calcext:value-type="float">
            <text:p>0,1234879717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1834388" calcext:value-type="float">
            <text:p>8,51834388</text:p>
          </table:table-cell>
          <table:table-cell office:value-type="float" office:value="0.118862494826317" calcext:value-type="float">
            <text:p>0,1188624948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0025538" calcext:value-type="float">
            <text:p>5,20025538</text:p>
          </table:table-cell>
          <table:table-cell office:value-type="float" office:value="0.12348797172308" calcext:value-type="float">
            <text:p>0,1234879717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1965694" calcext:value-type="float">
            <text:p>8,51965694</text:p>
          </table:table-cell>
          <table:table-cell office:value-type="float" office:value="0.118862494826317" calcext:value-type="float">
            <text:p>0,1188624948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0236596" calcext:value-type="float">
            <text:p>5,20236596</text:p>
          </table:table-cell>
          <table:table-cell office:value-type="float" office:value="0.123829081654549" calcext:value-type="float">
            <text:p>0,1238290817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2164346" calcext:value-type="float">
            <text:p>8,52164346</text:p>
          </table:table-cell>
          <table:table-cell office:value-type="float" office:value="0.120871998369694" calcext:value-type="float">
            <text:p>0,1208719984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0365232" calcext:value-type="float">
            <text:p>5,20365232</text:p>
          </table:table-cell>
          <table:table-cell office:value-type="float" office:value="0.123829081654549" calcext:value-type="float">
            <text:p>0,1238290817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2366058" calcext:value-type="float">
            <text:p>8,52366058</text:p>
          </table:table-cell>
          <table:table-cell office:value-type="float" office:value="0.120871998369694" calcext:value-type="float">
            <text:p>0,1208719984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0568406" calcext:value-type="float">
            <text:p>5,20568406</text:p>
          </table:table-cell>
          <table:table-cell office:value-type="float" office:value="0.123829081654549" calcext:value-type="float">
            <text:p>0,1238290817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251126" calcext:value-type="float">
            <text:p>8,5251126</text:p>
          </table:table-cell>
          <table:table-cell office:value-type="float" office:value="0.120871998369694" calcext:value-type="float">
            <text:p>0,1208719984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0771066" calcext:value-type="float">
            <text:p>5,20771066</text:p>
          </table:table-cell>
          <table:table-cell office:value-type="float" office:value="0.123829081654549" calcext:value-type="float">
            <text:p>0,1238290817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2709378" calcext:value-type="float">
            <text:p>8,52709378</text:p>
          </table:table-cell>
          <table:table-cell office:value-type="float" office:value="0.120871998369694" calcext:value-type="float">
            <text:p>0,1208719984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0974978" calcext:value-type="float">
            <text:p>5,20974978</text:p>
          </table:table-cell>
          <table:table-cell office:value-type="float" office:value="0.123829081654549" calcext:value-type="float">
            <text:p>0,1238290817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2917888" calcext:value-type="float">
            <text:p>8,52917888</text:p>
          </table:table-cell>
          <table:table-cell office:value-type="float" office:value="0.120871998369694" calcext:value-type="float">
            <text:p>0,1208719984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1121242" calcext:value-type="float">
            <text:p>5,21121242</text:p>
          </table:table-cell>
          <table:table-cell office:value-type="float" office:value="0.123746946454048" calcext:value-type="float">
            <text:p>0,1237469465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305758" calcext:value-type="float">
            <text:p>8,5305758</text:p>
          </table:table-cell>
          <table:table-cell office:value-type="float" office:value="0.120871998369694" calcext:value-type="float">
            <text:p>0,1208719984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1322242" calcext:value-type="float">
            <text:p>5,21322242</text:p>
          </table:table-cell>
          <table:table-cell office:value-type="float" office:value="0.123746946454048" calcext:value-type="float">
            <text:p>0,1237469465</text:p>
          </table:table-cell>
          <table:table-cell office:value-type="float" office:value="0.14067143201828" calcext:value-type="float">
            <text:p>0,140671432</text:p>
          </table:table-cell>
          <table:table-cell table:number-columns-repeated="5"/>
          <table:table-cell office:value-type="float" office:value="8.5325625" calcext:value-type="float">
            <text:p>8,5325625</text:p>
          </table:table-cell>
          <table:table-cell office:value-type="float" office:value="0.121835097670555" calcext:value-type="float">
            <text:p>0,1218350977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155819" calcext:value-type="float">
            <text:p>5,2155819</text:p>
          </table:table-cell>
          <table:table-cell office:value-type="float" office:value="0.123746946454048" calcext:value-type="float">
            <text:p>0,1237469465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3459006" calcext:value-type="float">
            <text:p>8,53459006</text:p>
          </table:table-cell>
          <table:table-cell office:value-type="float" office:value="0.121835097670555" calcext:value-type="float">
            <text:p>0,1218350977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1750366" calcext:value-type="float">
            <text:p>5,21750366</text:p>
          </table:table-cell>
          <table:table-cell office:value-type="float" office:value="0.123746946454048" calcext:value-type="float">
            <text:p>0,1237469465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3663134" calcext:value-type="float">
            <text:p>8,53663134</text:p>
          </table:table-cell>
          <table:table-cell office:value-type="float" office:value="0.121835097670555" calcext:value-type="float">
            <text:p>0,1218350977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1901484" calcext:value-type="float">
            <text:p>5,21901484</text:p>
          </table:table-cell>
          <table:table-cell office:value-type="float" office:value="0.123746946454048" calcext:value-type="float">
            <text:p>0,1237469465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3811302" calcext:value-type="float">
            <text:p>8,53811302</text:p>
          </table:table-cell>
          <table:table-cell office:value-type="float" office:value="0.121835097670555" calcext:value-type="float">
            <text:p>0,1218350977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2039558" calcext:value-type="float">
            <text:p>5,22039558</text:p>
          </table:table-cell>
          <table:table-cell office:value-type="float" office:value="0.123746946454048" calcext:value-type="float">
            <text:p>0,1237469465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4011198" calcext:value-type="float">
            <text:p>8,54011198</text:p>
          </table:table-cell>
          <table:table-cell office:value-type="float" office:value="0.121835097670555" calcext:value-type="float">
            <text:p>0,1218350977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2175038" calcext:value-type="float">
            <text:p>5,22175038</text:p>
          </table:table-cell>
          <table:table-cell office:value-type="float" office:value="0.123522490262985" calcext:value-type="float">
            <text:p>0,1235224903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4217596" calcext:value-type="float">
            <text:p>8,54217596</text:p>
          </table:table-cell>
          <table:table-cell office:value-type="float" office:value="0.122127033770084" calcext:value-type="float">
            <text:p>0,1221270338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2328028" calcext:value-type="float">
            <text:p>5,22328028</text:p>
          </table:table-cell>
          <table:table-cell office:value-type="float" office:value="0.123522490262985" calcext:value-type="float">
            <text:p>0,1235224903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4348716" calcext:value-type="float">
            <text:p>8,54348716</text:p>
          </table:table-cell>
          <table:table-cell office:value-type="float" office:value="0.122127033770084" calcext:value-type="float">
            <text:p>0,1221270338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246395" calcext:value-type="float">
            <text:p>5,2246395</text:p>
          </table:table-cell>
          <table:table-cell office:value-type="float" office:value="0.123522490262985" calcext:value-type="float">
            <text:p>0,1235224903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4548114" calcext:value-type="float">
            <text:p>8,54548114</text:p>
          </table:table-cell>
          <table:table-cell office:value-type="float" office:value="0.122127033770084" calcext:value-type="float">
            <text:p>0,1221270338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2614008" calcext:value-type="float">
            <text:p>5,22614008</text:p>
          </table:table-cell>
          <table:table-cell office:value-type="float" office:value="0.123522490262985" calcext:value-type="float">
            <text:p>0,1235224903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4760674" calcext:value-type="float">
            <text:p>8,54760674</text:p>
          </table:table-cell>
          <table:table-cell office:value-type="float" office:value="0.122127033770084" calcext:value-type="float">
            <text:p>0,1221270338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2756514" calcext:value-type="float">
            <text:p>5,22756514</text:p>
          </table:table-cell>
          <table:table-cell office:value-type="float" office:value="0.123522490262985" calcext:value-type="float">
            <text:p>0,1235224903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4972198" calcext:value-type="float">
            <text:p>8,54972198</text:p>
          </table:table-cell>
          <table:table-cell office:value-type="float" office:value="0.122127033770084" calcext:value-type="float">
            <text:p>0,1221270338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290856" calcext:value-type="float">
            <text:p>5,2290856</text:p>
          </table:table-cell>
          <table:table-cell office:value-type="float" office:value="0.123522490262985" calcext:value-type="float">
            <text:p>0,1235224903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5119348" calcext:value-type="float">
            <text:p>8,55119348</text:p>
          </table:table-cell>
          <table:table-cell office:value-type="float" office:value="0.121982574462891" calcext:value-type="float">
            <text:p>0,1219825745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304898" calcext:value-type="float">
            <text:p>5,2304898</text:p>
          </table:table-cell>
          <table:table-cell office:value-type="float" office:value="0.123522490262985" calcext:value-type="float">
            <text:p>0,1235224903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5299718" calcext:value-type="float">
            <text:p>8,55299718</text:p>
          </table:table-cell>
          <table:table-cell office:value-type="float" office:value="0.121982574462891" calcext:value-type="float">
            <text:p>0,1219825745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3198102" calcext:value-type="float">
            <text:p>5,23198102</text:p>
          </table:table-cell>
          <table:table-cell office:value-type="float" office:value="0.12316307425499" calcext:value-type="float">
            <text:p>0,1231630743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5437268" calcext:value-type="float">
            <text:p>8,55437268</text:p>
          </table:table-cell>
          <table:table-cell office:value-type="float" office:value="0.121982574462891" calcext:value-type="float">
            <text:p>0,1219825745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3336284" calcext:value-type="float">
            <text:p>5,23336284</text:p>
          </table:table-cell>
          <table:table-cell office:value-type="float" office:value="0.12316307425499" calcext:value-type="float">
            <text:p>0,1231630743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5570914" calcext:value-type="float">
            <text:p>8,55570914</text:p>
          </table:table-cell>
          <table:table-cell office:value-type="float" office:value="0.121982574462891" calcext:value-type="float">
            <text:p>0,1219825745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346909" calcext:value-type="float">
            <text:p>5,2346909</text:p>
          </table:table-cell>
          <table:table-cell office:value-type="float" office:value="0.12316307425499" calcext:value-type="float">
            <text:p>0,1231630743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572742" calcext:value-type="float">
            <text:p>8,5572742</text:p>
          </table:table-cell>
          <table:table-cell office:value-type="float" office:value="0.121982574462891" calcext:value-type="float">
            <text:p>0,1219825745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3625296" calcext:value-type="float">
            <text:p>5,23625296</text:p>
          </table:table-cell>
          <table:table-cell office:value-type="float" office:value="0.12316307425499" calcext:value-type="float">
            <text:p>0,1231630743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5860384" calcext:value-type="float">
            <text:p>8,55860384</text:p>
          </table:table-cell>
          <table:table-cell office:value-type="float" office:value="0.121982574462891" calcext:value-type="float">
            <text:p>0,1219825745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3765454" calcext:value-type="float">
            <text:p>5,23765454</text:p>
          </table:table-cell>
          <table:table-cell office:value-type="float" office:value="0.12316307425499" calcext:value-type="float">
            <text:p>0,1231630743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6013124" calcext:value-type="float">
            <text:p>8,56013124</text:p>
          </table:table-cell>
          <table:table-cell office:value-type="float" office:value="0.121982574462891" calcext:value-type="float">
            <text:p>0,1219825745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39159" calcext:value-type="float">
            <text:p>5,239159</text:p>
          </table:table-cell>
          <table:table-cell office:value-type="float" office:value="0.12316307425499" calcext:value-type="float">
            <text:p>0,1231630743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6149438" calcext:value-type="float">
            <text:p>8,56149438</text:p>
          </table:table-cell>
          <table:table-cell office:value-type="float" office:value="0.121899224817753" calcext:value-type="float">
            <text:p>0,1218992248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4055016" calcext:value-type="float">
            <text:p>5,24055016</text:p>
          </table:table-cell>
          <table:table-cell office:value-type="float" office:value="0.12316307425499" calcext:value-type="float">
            <text:p>0,1231630743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6302712" calcext:value-type="float">
            <text:p>8,56302712</text:p>
          </table:table-cell>
          <table:table-cell office:value-type="float" office:value="0.121899224817753" calcext:value-type="float">
            <text:p>0,1218992248</text:p>
          </table:table-cell>
          <table:table-cell office:value-type="float" office:value="-0.0199413299560547" calcext:value-type="float">
            <text:p>-0,01994133</text:p>
          </table:table-cell>
        </table:table-row>
        <table:table-row table:style-name="ro1">
          <table:table-cell office:value-type="float" office:value="5.24207302" calcext:value-type="float">
            <text:p>5,24207302</text:p>
          </table:table-cell>
          <table:table-cell office:value-type="float" office:value="0.122725680470467" calcext:value-type="float">
            <text:p>0,1227256805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6453042" calcext:value-type="float">
            <text:p>8,56453042</text:p>
          </table:table-cell>
          <table:table-cell office:value-type="float" office:value="0.121899224817753" calcext:value-type="float">
            <text:p>0,1218992248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4344986" calcext:value-type="float">
            <text:p>5,24344986</text:p>
          </table:table-cell>
          <table:table-cell office:value-type="float" office:value="0.122725680470467" calcext:value-type="float">
            <text:p>0,1227256805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6604152" calcext:value-type="float">
            <text:p>8,56604152</text:p>
          </table:table-cell>
          <table:table-cell office:value-type="float" office:value="0.121899224817753" calcext:value-type="float">
            <text:p>0,1218992248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4519724" calcext:value-type="float">
            <text:p>5,24519724</text:p>
          </table:table-cell>
          <table:table-cell office:value-type="float" office:value="0.122725680470467" calcext:value-type="float">
            <text:p>0,1227256805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6745056" calcext:value-type="float">
            <text:p>8,56745056</text:p>
          </table:table-cell>
          <table:table-cell office:value-type="float" office:value="0.121899224817753" calcext:value-type="float">
            <text:p>0,1218992248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4658152" calcext:value-type="float">
            <text:p>5,24658152</text:p>
          </table:table-cell>
          <table:table-cell office:value-type="float" office:value="0.122725680470467" calcext:value-type="float">
            <text:p>0,1227256805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6894782" calcext:value-type="float">
            <text:p>8,56894782</text:p>
          </table:table-cell>
          <table:table-cell office:value-type="float" office:value="0.121899224817753" calcext:value-type="float">
            <text:p>0,1218992248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4816654" calcext:value-type="float">
            <text:p>5,24816654</text:p>
          </table:table-cell>
          <table:table-cell office:value-type="float" office:value="0.122725680470467" calcext:value-type="float">
            <text:p>0,1227256805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7033082" calcext:value-type="float">
            <text:p>8,57033082</text:p>
          </table:table-cell>
          <table:table-cell office:value-type="float" office:value="0.121899224817753" calcext:value-type="float">
            <text:p>0,1218992248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4953462" calcext:value-type="float">
            <text:p>5,24953462</text:p>
          </table:table-cell>
          <table:table-cell office:value-type="float" office:value="0.122725680470467" calcext:value-type="float">
            <text:p>0,1227256805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7165994" calcext:value-type="float">
            <text:p>8,57165994</text:p>
          </table:table-cell>
          <table:table-cell office:value-type="float" office:value="0.121589466929436" calcext:value-type="float">
            <text:p>0,1215894669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5106916" calcext:value-type="float">
            <text:p>5,25106916</text:p>
          </table:table-cell>
          <table:table-cell office:value-type="float" office:value="0.122208058834076" calcext:value-type="float">
            <text:p>0,1222080588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73179" calcext:value-type="float">
            <text:p>8,573179</text:p>
          </table:table-cell>
          <table:table-cell office:value-type="float" office:value="0.121589466929436" calcext:value-type="float">
            <text:p>0,1215894669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5244184" calcext:value-type="float">
            <text:p>5,25244184</text:p>
          </table:table-cell>
          <table:table-cell office:value-type="float" office:value="0.122208058834076" calcext:value-type="float">
            <text:p>0,1222080588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7455646" calcext:value-type="float">
            <text:p>8,57455646</text:p>
          </table:table-cell>
          <table:table-cell office:value-type="float" office:value="0.121589466929436" calcext:value-type="float">
            <text:p>0,1215894669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5394472" calcext:value-type="float">
            <text:p>5,25394472</text:p>
          </table:table-cell>
          <table:table-cell office:value-type="float" office:value="0.122208058834076" calcext:value-type="float">
            <text:p>0,1222080588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7607694" calcext:value-type="float">
            <text:p>8,57607694</text:p>
          </table:table-cell>
          <table:table-cell office:value-type="float" office:value="0.121589466929436" calcext:value-type="float">
            <text:p>0,1215894669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5529418" calcext:value-type="float">
            <text:p>5,25529418</text:p>
          </table:table-cell>
          <table:table-cell office:value-type="float" office:value="0.122208058834076" calcext:value-type="float">
            <text:p>0,1222080588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7750354" calcext:value-type="float">
            <text:p>8,57750354</text:p>
          </table:table-cell>
          <table:table-cell office:value-type="float" office:value="0.121589466929436" calcext:value-type="float">
            <text:p>0,1215894669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5664992" calcext:value-type="float">
            <text:p>5,25664992</text:p>
          </table:table-cell>
          <table:table-cell office:value-type="float" office:value="0.122208058834076" calcext:value-type="float">
            <text:p>0,1222080588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78992" calcext:value-type="float">
            <text:p>8,578992</text:p>
          </table:table-cell>
          <table:table-cell office:value-type="float" office:value="0.121589466929436" calcext:value-type="float">
            <text:p>0,1215894669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5819978" calcext:value-type="float">
            <text:p>5,25819978</text:p>
          </table:table-cell>
          <table:table-cell office:value-type="float" office:value="0.122208058834076" calcext:value-type="float">
            <text:p>0,1222080588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803823" calcext:value-type="float">
            <text:p>8,5803823</text:p>
          </table:table-cell>
          <table:table-cell office:value-type="float" office:value="0.121589466929436" calcext:value-type="float">
            <text:p>0,1215894669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5953862" calcext:value-type="float">
            <text:p>5,25953862</text:p>
          </table:table-cell>
          <table:table-cell office:value-type="float" office:value="0.122208058834076" calcext:value-type="float">
            <text:p>0,1222080588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8171194" calcext:value-type="float">
            <text:p>8,58171194</text:p>
          </table:table-cell>
          <table:table-cell office:value-type="float" office:value="0.121494829654694" calcext:value-type="float">
            <text:p>0,1214948297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610599" calcext:value-type="float">
            <text:p>5,2610599</text:p>
          </table:table-cell>
          <table:table-cell office:value-type="float" office:value="0.121739350259304" calcext:value-type="float">
            <text:p>0,1217393503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832382" calcext:value-type="float">
            <text:p>8,5832382</text:p>
          </table:table-cell>
          <table:table-cell office:value-type="float" office:value="0.121494829654694" calcext:value-type="float">
            <text:p>0,1214948297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6241434" calcext:value-type="float">
            <text:p>5,26241434</text:p>
          </table:table-cell>
          <table:table-cell office:value-type="float" office:value="0.121739350259304" calcext:value-type="float">
            <text:p>0,1217393503</text:p>
          </table:table-cell>
          <table:table-cell office:value-type="float" office:value="0.0652115046977997" calcext:value-type="float">
            <text:p>0,0652115047</text:p>
          </table:table-cell>
          <table:table-cell table:number-columns-repeated="5"/>
          <table:table-cell office:value-type="float" office:value="8.58456998" calcext:value-type="float">
            <text:p>8,58456998</text:p>
          </table:table-cell>
          <table:table-cell office:value-type="float" office:value="0.121494829654694" calcext:value-type="float">
            <text:p>0,1214948297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640464" calcext:value-type="float">
            <text:p>5,2640464</text:p>
          </table:table-cell>
          <table:table-cell office:value-type="float" office:value="0.121739350259304" calcext:value-type="float">
            <text:p>0,1217393503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58611844" calcext:value-type="float">
            <text:p>8,58611844</text:p>
          </table:table-cell>
          <table:table-cell office:value-type="float" office:value="0.121494829654694" calcext:value-type="float">
            <text:p>0,1214948297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6541024" calcext:value-type="float">
            <text:p>5,26541024</text:p>
          </table:table-cell>
          <table:table-cell office:value-type="float" office:value="0.121739350259304" calcext:value-type="float">
            <text:p>0,1217393503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58754796" calcext:value-type="float">
            <text:p>8,58754796</text:p>
          </table:table-cell>
          <table:table-cell office:value-type="float" office:value="0.121494829654694" calcext:value-type="float">
            <text:p>0,1214948297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6696218" calcext:value-type="float">
            <text:p>5,26696218</text:p>
          </table:table-cell>
          <table:table-cell office:value-type="float" office:value="0.121739350259304" calcext:value-type="float">
            <text:p>0,1217393503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58904758" calcext:value-type="float">
            <text:p>8,58904758</text:p>
          </table:table-cell>
          <table:table-cell office:value-type="float" office:value="0.121494829654694" calcext:value-type="float">
            <text:p>0,1214948297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6833678" calcext:value-type="float">
            <text:p>5,26833678</text:p>
          </table:table-cell>
          <table:table-cell office:value-type="float" office:value="0.121739350259304" calcext:value-type="float">
            <text:p>0,1217393503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59041652" calcext:value-type="float">
            <text:p>8,59041652</text:p>
          </table:table-cell>
          <table:table-cell office:value-type="float" office:value="0.121494829654694" calcext:value-type="float">
            <text:p>0,1214948297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6966294" calcext:value-type="float">
            <text:p>5,26966294</text:p>
          </table:table-cell>
          <table:table-cell office:value-type="float" office:value="0.121739350259304" calcext:value-type="float">
            <text:p>0,1217393503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5917469" calcext:value-type="float">
            <text:p>8,5917469</text:p>
          </table:table-cell>
          <table:table-cell office:value-type="float" office:value="0.121311418712139" calcext:value-type="float">
            <text:p>0,1213114187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7120046" calcext:value-type="float">
            <text:p>5,27120046</text:p>
          </table:table-cell>
          <table:table-cell office:value-type="float" office:value="0.121295087039471" calcext:value-type="float">
            <text:p>0,121295087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59325866" calcext:value-type="float">
            <text:p>8,59325866</text:p>
          </table:table-cell>
          <table:table-cell office:value-type="float" office:value="0.121311418712139" calcext:value-type="float">
            <text:p>0,1213114187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7254988" calcext:value-type="float">
            <text:p>5,27254988</text:p>
          </table:table-cell>
          <table:table-cell office:value-type="float" office:value="0.121295087039471" calcext:value-type="float">
            <text:p>0,121295087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5946008" calcext:value-type="float">
            <text:p>8,5946008</text:p>
          </table:table-cell>
          <table:table-cell office:value-type="float" office:value="0.121311418712139" calcext:value-type="float">
            <text:p>0,1213114187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740755" calcext:value-type="float">
            <text:p>5,2740755</text:p>
          </table:table-cell>
          <table:table-cell office:value-type="float" office:value="0.121295087039471" calcext:value-type="float">
            <text:p>0,121295087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59614658" calcext:value-type="float">
            <text:p>8,59614658</text:p>
          </table:table-cell>
          <table:table-cell office:value-type="float" office:value="0.121311418712139" calcext:value-type="float">
            <text:p>0,1213114187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7543336" calcext:value-type="float">
            <text:p>5,27543336</text:p>
          </table:table-cell>
          <table:table-cell office:value-type="float" office:value="0.121295087039471" calcext:value-type="float">
            <text:p>0,121295087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59800856" calcext:value-type="float">
            <text:p>8,59800856</text:p>
          </table:table-cell>
          <table:table-cell office:value-type="float" office:value="0.121311418712139" calcext:value-type="float">
            <text:p>0,1213114187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7697886" calcext:value-type="float">
            <text:p>5,27697886</text:p>
          </table:table-cell>
          <table:table-cell office:value-type="float" office:value="0.121295087039471" calcext:value-type="float">
            <text:p>0,121295087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599485" calcext:value-type="float">
            <text:p>8,599485</text:p>
          </table:table-cell>
          <table:table-cell office:value-type="float" office:value="0.121311418712139" calcext:value-type="float">
            <text:p>0,1213114187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7834262" calcext:value-type="float">
            <text:p>5,27834262</text:p>
          </table:table-cell>
          <table:table-cell office:value-type="float" office:value="0.121295087039471" calcext:value-type="float">
            <text:p>0,121295087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0103372" calcext:value-type="float">
            <text:p>8,60103372</text:p>
          </table:table-cell>
          <table:table-cell office:value-type="float" office:value="0.121152423322201" calcext:value-type="float">
            <text:p>0,1211524233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7974598" calcext:value-type="float">
            <text:p>5,27974598</text:p>
          </table:table-cell>
          <table:table-cell office:value-type="float" office:value="0.121295087039471" calcext:value-type="float">
            <text:p>0,121295087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0238188" calcext:value-type="float">
            <text:p>8,60238188</text:p>
          </table:table-cell>
          <table:table-cell office:value-type="float" office:value="0.121152423322201" calcext:value-type="float">
            <text:p>0,1211524233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812719" calcext:value-type="float">
            <text:p>5,2812719</text:p>
          </table:table-cell>
          <table:table-cell office:value-type="float" office:value="0.120863035321236" calcext:value-type="float">
            <text:p>0,1208630353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0374596" calcext:value-type="float">
            <text:p>8,60374596</text:p>
          </table:table-cell>
          <table:table-cell office:value-type="float" office:value="0.121152423322201" calcext:value-type="float">
            <text:p>0,1211524233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8261034" calcext:value-type="float">
            <text:p>5,28261034</text:p>
          </table:table-cell>
          <table:table-cell office:value-type="float" office:value="0.120863035321236" calcext:value-type="float">
            <text:p>0,1208630353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0524726" calcext:value-type="float">
            <text:p>8,60524726</text:p>
          </table:table-cell>
          <table:table-cell office:value-type="float" office:value="0.121152423322201" calcext:value-type="float">
            <text:p>0,1211524233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8414788" calcext:value-type="float">
            <text:p>5,28414788</text:p>
          </table:table-cell>
          <table:table-cell office:value-type="float" office:value="0.120863035321236" calcext:value-type="float">
            <text:p>0,1208630353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0660614" calcext:value-type="float">
            <text:p>8,60660614</text:p>
          </table:table-cell>
          <table:table-cell office:value-type="float" office:value="0.121152423322201" calcext:value-type="float">
            <text:p>0,1211524233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8593804" calcext:value-type="float">
            <text:p>5,28593804</text:p>
          </table:table-cell>
          <table:table-cell office:value-type="float" office:value="0.120863035321236" calcext:value-type="float">
            <text:p>0,1208630353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0818304" calcext:value-type="float">
            <text:p>8,60818304</text:p>
          </table:table-cell>
          <table:table-cell office:value-type="float" office:value="0.121152423322201" calcext:value-type="float">
            <text:p>0,1211524233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874706" calcext:value-type="float">
            <text:p>5,2874706</text:p>
          </table:table-cell>
          <table:table-cell office:value-type="float" office:value="0.120863035321236" calcext:value-type="float">
            <text:p>0,1208630353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1029294" calcext:value-type="float">
            <text:p>8,61029294</text:p>
          </table:table-cell>
          <table:table-cell office:value-type="float" office:value="0.121152423322201" calcext:value-type="float">
            <text:p>0,1211524233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8914698" calcext:value-type="float">
            <text:p>5,28914698</text:p>
          </table:table-cell>
          <table:table-cell office:value-type="float" office:value="0.120863035321236" calcext:value-type="float">
            <text:p>0,1208630353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122847" calcext:value-type="float">
            <text:p>8,6122847</text:p>
          </table:table-cell>
          <table:table-cell office:value-type="float" office:value="0.121001660823822" calcext:value-type="float">
            <text:p>0,1210016608</text:p>
          </table:table-cell>
          <table:table-cell office:value-type="float" office:value="0.0607345998287201" calcext:value-type="float">
            <text:p>0,0607345998</text:p>
          </table:table-cell>
        </table:table-row>
        <table:table-row table:style-name="ro1">
          <table:table-cell office:value-type="float" office:value="5.29053392" calcext:value-type="float">
            <text:p>5,29053392</text:p>
          </table:table-cell>
          <table:table-cell office:value-type="float" office:value="0.120863035321236" calcext:value-type="float">
            <text:p>0,1208630353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1456164" calcext:value-type="float">
            <text:p>8,61456164</text:p>
          </table:table-cell>
          <table:table-cell office:value-type="float" office:value="0.121001660823822" calcext:value-type="float">
            <text:p>0,1210016608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29207426" calcext:value-type="float">
            <text:p>5,29207426</text:p>
          </table:table-cell>
          <table:table-cell office:value-type="float" office:value="0.120443269610405" calcext:value-type="float">
            <text:p>0,1204432696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1654582" calcext:value-type="float">
            <text:p>8,61654582</text:p>
          </table:table-cell>
          <table:table-cell office:value-type="float" office:value="0.121001660823822" calcext:value-type="float">
            <text:p>0,1210016608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29343592" calcext:value-type="float">
            <text:p>5,29343592</text:p>
          </table:table-cell>
          <table:table-cell office:value-type="float" office:value="0.120443269610405" calcext:value-type="float">
            <text:p>0,1204432696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1802036" calcext:value-type="float">
            <text:p>8,61802036</text:p>
          </table:table-cell>
          <table:table-cell office:value-type="float" office:value="0.121001660823822" calcext:value-type="float">
            <text:p>0,1210016608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2949642" calcext:value-type="float">
            <text:p>5,2949642</text:p>
          </table:table-cell>
          <table:table-cell office:value-type="float" office:value="0.120443269610405" calcext:value-type="float">
            <text:p>0,1204432696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1999216" calcext:value-type="float">
            <text:p>8,61999216</text:p>
          </table:table-cell>
          <table:table-cell office:value-type="float" office:value="0.121001660823822" calcext:value-type="float">
            <text:p>0,1210016608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2963057" calcext:value-type="float">
            <text:p>5,2963057</text:p>
          </table:table-cell>
          <table:table-cell office:value-type="float" office:value="0.120443269610405" calcext:value-type="float">
            <text:p>0,1204432696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220329" calcext:value-type="float">
            <text:p>8,6220329</text:p>
          </table:table-cell>
          <table:table-cell office:value-type="float" office:value="0.120854914188385" calcext:value-type="float">
            <text:p>0,1208549142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29769488" calcext:value-type="float">
            <text:p>5,29769488</text:p>
          </table:table-cell>
          <table:table-cell office:value-type="float" office:value="0.120443269610405" calcext:value-type="float">
            <text:p>0,1204432696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2332756" calcext:value-type="float">
            <text:p>8,62332756</text:p>
          </table:table-cell>
          <table:table-cell office:value-type="float" office:value="0.120854914188385" calcext:value-type="float">
            <text:p>0,1208549142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29923074" calcext:value-type="float">
            <text:p>5,29923074</text:p>
          </table:table-cell>
          <table:table-cell office:value-type="float" office:value="0.120443269610405" calcext:value-type="float">
            <text:p>0,1204432696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2531196" calcext:value-type="float">
            <text:p>8,62531196</text:p>
          </table:table-cell>
          <table:table-cell office:value-type="float" office:value="0.120854914188385" calcext:value-type="float">
            <text:p>0,1208549142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0058714" calcext:value-type="float">
            <text:p>5,30058714</text:p>
          </table:table-cell>
          <table:table-cell office:value-type="float" office:value="0.120443269610405" calcext:value-type="float">
            <text:p>0,1204432696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2745486" calcext:value-type="float">
            <text:p>8,62745486</text:p>
          </table:table-cell>
          <table:table-cell office:value-type="float" office:value="0.120854914188385" calcext:value-type="float">
            <text:p>0,1208549142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0212412" calcext:value-type="float">
            <text:p>5,30212412</text:p>
          </table:table-cell>
          <table:table-cell office:value-type="float" office:value="0.120088651776314" calcext:value-type="float">
            <text:p>0,1200886518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2951726" calcext:value-type="float">
            <text:p>8,62951726</text:p>
          </table:table-cell>
          <table:table-cell office:value-type="float" office:value="0.120854914188385" calcext:value-type="float">
            <text:p>0,1208549142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0349802" calcext:value-type="float">
            <text:p>5,30349802</text:p>
          </table:table-cell>
          <table:table-cell office:value-type="float" office:value="0.120088651776314" calcext:value-type="float">
            <text:p>0,1200886518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309807" calcext:value-type="float">
            <text:p>8,6309807</text:p>
          </table:table-cell>
          <table:table-cell office:value-type="float" office:value="0.120716325938702" calcext:value-type="float">
            <text:p>0,1207163259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0502338" calcext:value-type="float">
            <text:p>5,30502338</text:p>
          </table:table-cell>
          <table:table-cell office:value-type="float" office:value="0.120088651776314" calcext:value-type="float">
            <text:p>0,1200886518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3295728" calcext:value-type="float">
            <text:p>8,63295728</text:p>
          </table:table-cell>
          <table:table-cell office:value-type="float" office:value="0.120716325938702" calcext:value-type="float">
            <text:p>0,1207163259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0636624" calcext:value-type="float">
            <text:p>5,30636624</text:p>
          </table:table-cell>
          <table:table-cell office:value-type="float" office:value="0.120088651776314" calcext:value-type="float">
            <text:p>0,1200886518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3499474" calcext:value-type="float">
            <text:p>8,63499474</text:p>
          </table:table-cell>
          <table:table-cell office:value-type="float" office:value="0.120716325938702" calcext:value-type="float">
            <text:p>0,1207163259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079121" calcext:value-type="float">
            <text:p>5,3079121</text:p>
          </table:table-cell>
          <table:table-cell office:value-type="float" office:value="0.120088651776314" calcext:value-type="float">
            <text:p>0,1200886518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3630418" calcext:value-type="float">
            <text:p>8,63630418</text:p>
          </table:table-cell>
          <table:table-cell office:value-type="float" office:value="0.120716325938702" calcext:value-type="float">
            <text:p>0,1207163259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092602" calcext:value-type="float">
            <text:p>5,3092602</text:p>
          </table:table-cell>
          <table:table-cell office:value-type="float" office:value="0.120088651776314" calcext:value-type="float">
            <text:p>0,1200886518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3829798" calcext:value-type="float">
            <text:p>8,63829798</text:p>
          </table:table-cell>
          <table:table-cell office:value-type="float" office:value="0.120716325938702" calcext:value-type="float">
            <text:p>0,1207163259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1063258" calcext:value-type="float">
            <text:p>5,31063258</text:p>
          </table:table-cell>
          <table:table-cell office:value-type="float" office:value="0.120088651776314" calcext:value-type="float">
            <text:p>0,1200886518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403554" calcext:value-type="float">
            <text:p>8,6403554</text:p>
          </table:table-cell>
          <table:table-cell office:value-type="float" office:value="0.120716325938702" calcext:value-type="float">
            <text:p>0,1207163259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1216684" calcext:value-type="float">
            <text:p>5,31216684</text:p>
          </table:table-cell>
          <table:table-cell office:value-type="float" office:value="0.117573127150536" calcext:value-type="float">
            <text:p>0,1175731272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4227778" calcext:value-type="float">
            <text:p>8,64227778</text:p>
          </table:table-cell>
          <table:table-cell office:value-type="float" office:value="0.120642967522144" calcext:value-type="float">
            <text:p>0,1206429675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1352834" calcext:value-type="float">
            <text:p>5,31352834</text:p>
          </table:table-cell>
          <table:table-cell office:value-type="float" office:value="0.117573127150536" calcext:value-type="float">
            <text:p>0,1175731272</text:p>
          </table:table-cell>
          <table:table-cell office:value-type="float" office:value="-0.0401519238948822" calcext:value-type="float">
            <text:p>-0,0401519239</text:p>
          </table:table-cell>
          <table:table-cell table:number-columns-repeated="5"/>
          <table:table-cell office:value-type="float" office:value="8.64358768" calcext:value-type="float">
            <text:p>8,64358768</text:p>
          </table:table-cell>
          <table:table-cell office:value-type="float" office:value="0.120642967522144" calcext:value-type="float">
            <text:p>0,1206429675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1529848" calcext:value-type="float">
            <text:p>5,31529848</text:p>
          </table:table-cell>
          <table:table-cell office:value-type="float" office:value="0.117573127150536" calcext:value-type="float">
            <text:p>0,1175731272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4560896" calcext:value-type="float">
            <text:p>8,64560896</text:p>
          </table:table-cell>
          <table:table-cell office:value-type="float" office:value="0.120642967522144" calcext:value-type="float">
            <text:p>0,1206429675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1665504" calcext:value-type="float">
            <text:p>5,31665504</text:p>
          </table:table-cell>
          <table:table-cell office:value-type="float" office:value="0.117573127150536" calcext:value-type="float">
            <text:p>0,1175731272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476609" calcext:value-type="float">
            <text:p>8,6476609</text:p>
          </table:table-cell>
          <table:table-cell office:value-type="float" office:value="0.120642967522144" calcext:value-type="float">
            <text:p>0,1206429675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1822386" calcext:value-type="float">
            <text:p>5,31822386</text:p>
          </table:table-cell>
          <table:table-cell office:value-type="float" office:value="0.117573127150536" calcext:value-type="float">
            <text:p>0,1175731272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4912622" calcext:value-type="float">
            <text:p>8,64912622</text:p>
          </table:table-cell>
          <table:table-cell office:value-type="float" office:value="0.120642967522144" calcext:value-type="float">
            <text:p>0,1206429675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1956458" calcext:value-type="float">
            <text:p>5,31956458</text:p>
          </table:table-cell>
          <table:table-cell office:value-type="float" office:value="0.117573127150536" calcext:value-type="float">
            <text:p>0,1175731272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511518" calcext:value-type="float">
            <text:p>8,6511518</text:p>
          </table:table-cell>
          <table:table-cell office:value-type="float" office:value="0.118408657610416" calcext:value-type="float">
            <text:p>0,1184086576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2113396" calcext:value-type="float">
            <text:p>5,32113396</text:p>
          </table:table-cell>
          <table:table-cell office:value-type="float" office:value="0.116185531020164" calcext:value-type="float">
            <text:p>0,116185531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532906" calcext:value-type="float">
            <text:p>8,6532906</text:p>
          </table:table-cell>
          <table:table-cell office:value-type="float" office:value="0.118408657610416" calcext:value-type="float">
            <text:p>0,1184086576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225159" calcext:value-type="float">
            <text:p>5,3225159</text:p>
          </table:table-cell>
          <table:table-cell office:value-type="float" office:value="0.116185531020164" calcext:value-type="float">
            <text:p>0,116185531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5522888" calcext:value-type="float">
            <text:p>8,65522888</text:p>
          </table:table-cell>
          <table:table-cell office:value-type="float" office:value="0.118408657610416" calcext:value-type="float">
            <text:p>0,1184086576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2401036" calcext:value-type="float">
            <text:p>5,32401036</text:p>
          </table:table-cell>
          <table:table-cell office:value-type="float" office:value="0.116185531020164" calcext:value-type="float">
            <text:p>0,116185531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5654026" calcext:value-type="float">
            <text:p>8,65654026</text:p>
          </table:table-cell>
          <table:table-cell office:value-type="float" office:value="0.118408657610416" calcext:value-type="float">
            <text:p>0,1184086576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2539308" calcext:value-type="float">
            <text:p>5,32539308</text:p>
          </table:table-cell>
          <table:table-cell office:value-type="float" office:value="0.116185531020164" calcext:value-type="float">
            <text:p>0,116185531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5807756" calcext:value-type="float">
            <text:p>8,65807756</text:p>
          </table:table-cell>
          <table:table-cell office:value-type="float" office:value="0.118408657610416" calcext:value-type="float">
            <text:p>0,1184086576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2671834" calcext:value-type="float">
            <text:p>5,32671834</text:p>
          </table:table-cell>
          <table:table-cell office:value-type="float" office:value="0.116185531020164" calcext:value-type="float">
            <text:p>0,116185531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5944564" calcext:value-type="float">
            <text:p>8,65944564</text:p>
          </table:table-cell>
          <table:table-cell office:value-type="float" office:value="0.118408657610416" calcext:value-type="float">
            <text:p>0,1184086576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28284" calcext:value-type="float">
            <text:p>5,328284</text:p>
          </table:table-cell>
          <table:table-cell office:value-type="float" office:value="0.116185531020164" calcext:value-type="float">
            <text:p>0,116185531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609832" calcext:value-type="float">
            <text:p>8,6609832</text:p>
          </table:table-cell>
          <table:table-cell office:value-type="float" office:value="0.117294140160084" calcext:value-type="float">
            <text:p>0,1172941402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2963292" calcext:value-type="float">
            <text:p>5,32963292</text:p>
          </table:table-cell>
          <table:table-cell office:value-type="float" office:value="0.116185531020164" calcext:value-type="float">
            <text:p>0,116185531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6234734" calcext:value-type="float">
            <text:p>8,66234734</text:p>
          </table:table-cell>
          <table:table-cell office:value-type="float" office:value="0.117294140160084" calcext:value-type="float">
            <text:p>0,1172941402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3115888" calcext:value-type="float">
            <text:p>5,33115888</text:p>
          </table:table-cell>
          <table:table-cell office:value-type="float" office:value="0.115511566400528" calcext:value-type="float">
            <text:p>0,1155115664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6367838" calcext:value-type="float">
            <text:p>8,66367838</text:p>
          </table:table-cell>
          <table:table-cell office:value-type="float" office:value="0.117294140160084" calcext:value-type="float">
            <text:p>0,1172941402</text:p>
          </table:table-cell>
          <table:table-cell office:value-type="float" office:value="-0.0179512798786163" calcext:value-type="float">
            <text:p>-0,0179512799</text:p>
          </table:table-cell>
        </table:table-row>
        <table:table-row table:style-name="ro1">
          <table:table-cell office:value-type="float" office:value="5.33255028" calcext:value-type="float">
            <text:p>5,33255028</text:p>
          </table:table-cell>
          <table:table-cell office:value-type="float" office:value="0.115511566400528" calcext:value-type="float">
            <text:p>0,1155115664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6532226" calcext:value-type="float">
            <text:p>8,66532226</text:p>
          </table:table-cell>
          <table:table-cell office:value-type="float" office:value="0.117294140160084" calcext:value-type="float">
            <text:p>0,1172941402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3406054" calcext:value-type="float">
            <text:p>5,33406054</text:p>
          </table:table-cell>
          <table:table-cell office:value-type="float" office:value="0.115511566400528" calcext:value-type="float">
            <text:p>0,1155115664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6664572" calcext:value-type="float">
            <text:p>8,66664572</text:p>
          </table:table-cell>
          <table:table-cell office:value-type="float" office:value="0.117294140160084" calcext:value-type="float">
            <text:p>0,1172941402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3545514" calcext:value-type="float">
            <text:p>5,33545514</text:p>
          </table:table-cell>
          <table:table-cell office:value-type="float" office:value="0.115511566400528" calcext:value-type="float">
            <text:p>0,1155115664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6821566" calcext:value-type="float">
            <text:p>8,66821566</text:p>
          </table:table-cell>
          <table:table-cell office:value-type="float" office:value="0.117294140160084" calcext:value-type="float">
            <text:p>0,1172941402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3699376" calcext:value-type="float">
            <text:p>5,33699376</text:p>
          </table:table-cell>
          <table:table-cell office:value-type="float" office:value="0.115511566400528" calcext:value-type="float">
            <text:p>0,1155115664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695482" calcext:value-type="float">
            <text:p>8,6695482</text:p>
          </table:table-cell>
          <table:table-cell office:value-type="float" office:value="0.117294140160084" calcext:value-type="float">
            <text:p>0,1172941402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3836994" calcext:value-type="float">
            <text:p>5,33836994</text:p>
          </table:table-cell>
          <table:table-cell office:value-type="float" office:value="0.115511566400528" calcext:value-type="float">
            <text:p>0,1155115664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7108436" calcext:value-type="float">
            <text:p>8,67108436</text:p>
          </table:table-cell>
          <table:table-cell office:value-type="float" office:value="0.116901397705078" calcext:value-type="float">
            <text:p>0,1169013977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3971234" calcext:value-type="float">
            <text:p>5,33971234</text:p>
          </table:table-cell>
          <table:table-cell office:value-type="float" office:value="0.115511566400528" calcext:value-type="float">
            <text:p>0,1155115664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7244828" calcext:value-type="float">
            <text:p>8,67244828</text:p>
          </table:table-cell>
          <table:table-cell office:value-type="float" office:value="0.116901397705078" calcext:value-type="float">
            <text:p>0,1169013977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4123566" calcext:value-type="float">
            <text:p>5,34123566</text:p>
          </table:table-cell>
          <table:table-cell office:value-type="float" office:value="0.115036010742188" calcext:value-type="float">
            <text:p>0,1150360107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7397062" calcext:value-type="float">
            <text:p>8,67397062</text:p>
          </table:table-cell>
          <table:table-cell office:value-type="float" office:value="0.116901397705078" calcext:value-type="float">
            <text:p>0,1169013977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4255978" calcext:value-type="float">
            <text:p>5,34255978</text:p>
          </table:table-cell>
          <table:table-cell office:value-type="float" office:value="0.115036010742188" calcext:value-type="float">
            <text:p>0,1150360107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753612" calcext:value-type="float">
            <text:p>8,6753612</text:p>
          </table:table-cell>
          <table:table-cell office:value-type="float" office:value="0.116901397705078" calcext:value-type="float">
            <text:p>0,1169013977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4410074" calcext:value-type="float">
            <text:p>5,34410074</text:p>
          </table:table-cell>
          <table:table-cell office:value-type="float" office:value="0.115036010742188" calcext:value-type="float">
            <text:p>0,1150360107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7670822" calcext:value-type="float">
            <text:p>8,67670822</text:p>
          </table:table-cell>
          <table:table-cell office:value-type="float" office:value="0.116901397705078" calcext:value-type="float">
            <text:p>0,1169013977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4593556" calcext:value-type="float">
            <text:p>5,34593556</text:p>
          </table:table-cell>
          <table:table-cell office:value-type="float" office:value="0.115036010742188" calcext:value-type="float">
            <text:p>0,1150360107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7826326" calcext:value-type="float">
            <text:p>8,67826326</text:p>
          </table:table-cell>
          <table:table-cell office:value-type="float" office:value="0.116901397705078" calcext:value-type="float">
            <text:p>0,1169013977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4734814" calcext:value-type="float">
            <text:p>5,34734814</text:p>
          </table:table-cell>
          <table:table-cell office:value-type="float" office:value="0.115036010742188" calcext:value-type="float">
            <text:p>0,1150360107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795964" calcext:value-type="float">
            <text:p>8,6795964</text:p>
          </table:table-cell>
          <table:table-cell office:value-type="float" office:value="0.116901397705078" calcext:value-type="float">
            <text:p>0,1169013977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4871426" calcext:value-type="float">
            <text:p>5,34871426</text:p>
          </table:table-cell>
          <table:table-cell office:value-type="float" office:value="0.115036010742188" calcext:value-type="float">
            <text:p>0,1150360107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8112202" calcext:value-type="float">
            <text:p>8,68112202</text:p>
          </table:table-cell>
          <table:table-cell office:value-type="float" office:value="0.11670707911253" calcext:value-type="float">
            <text:p>0,1167070791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5022162" calcext:value-type="float">
            <text:p>5,35022162</text:p>
          </table:table-cell>
          <table:table-cell office:value-type="float" office:value="0.115036010742188" calcext:value-type="float">
            <text:p>0,1150360107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8248896" calcext:value-type="float">
            <text:p>8,68248896</text:p>
          </table:table-cell>
          <table:table-cell office:value-type="float" office:value="0.11670707911253" calcext:value-type="float">
            <text:p>0,1167070791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5159162" calcext:value-type="float">
            <text:p>5,35159162</text:p>
          </table:table-cell>
          <table:table-cell office:value-type="float" office:value="0.114730946719646" calcext:value-type="float">
            <text:p>0,1147309467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840127" calcext:value-type="float">
            <text:p>8,6840127</text:p>
          </table:table-cell>
          <table:table-cell office:value-type="float" office:value="0.11670707911253" calcext:value-type="float">
            <text:p>0,1167070791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5312354" calcext:value-type="float">
            <text:p>5,35312354</text:p>
          </table:table-cell>
          <table:table-cell office:value-type="float" office:value="0.114730946719646" calcext:value-type="float">
            <text:p>0,1147309467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854394" calcext:value-type="float">
            <text:p>8,6854394</text:p>
          </table:table-cell>
          <table:table-cell office:value-type="float" office:value="0.11670707911253" calcext:value-type="float">
            <text:p>0,1167070791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5449658" calcext:value-type="float">
            <text:p>5,35449658</text:p>
          </table:table-cell>
          <table:table-cell office:value-type="float" office:value="0.114730946719646" calcext:value-type="float">
            <text:p>0,1147309467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8695364" calcext:value-type="float">
            <text:p>8,68695364</text:p>
          </table:table-cell>
          <table:table-cell office:value-type="float" office:value="0.11670707911253" calcext:value-type="float">
            <text:p>0,1167070791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5602858" calcext:value-type="float">
            <text:p>5,35602858</text:p>
          </table:table-cell>
          <table:table-cell office:value-type="float" office:value="0.114730946719646" calcext:value-type="float">
            <text:p>0,1147309467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88327" calcext:value-type="float">
            <text:p>8,688327</text:p>
          </table:table-cell>
          <table:table-cell office:value-type="float" office:value="0.11670707911253" calcext:value-type="float">
            <text:p>0,1167070791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5742164" calcext:value-type="float">
            <text:p>5,35742164</text:p>
          </table:table-cell>
          <table:table-cell office:value-type="float" office:value="0.114730946719646" calcext:value-type="float">
            <text:p>0,1147309467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8966764" calcext:value-type="float">
            <text:p>8,68966764</text:p>
          </table:table-cell>
          <table:table-cell office:value-type="float" office:value="0.11670707911253" calcext:value-type="float">
            <text:p>0,1167070791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589319" calcext:value-type="float">
            <text:p>5,3589319</text:p>
          </table:table-cell>
          <table:table-cell office:value-type="float" office:value="0.114730946719646" calcext:value-type="float">
            <text:p>0,1147309467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9119886" calcext:value-type="float">
            <text:p>8,69119886</text:p>
          </table:table-cell>
          <table:table-cell office:value-type="float" office:value="0.116675108671188" calcext:value-type="float">
            <text:p>0,1166751087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6028022" calcext:value-type="float">
            <text:p>5,36028022</text:p>
          </table:table-cell>
          <table:table-cell office:value-type="float" office:value="0.114730946719646" calcext:value-type="float">
            <text:p>0,1147309467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9255968" calcext:value-type="float">
            <text:p>8,69255968</text:p>
          </table:table-cell>
          <table:table-cell office:value-type="float" office:value="0.116675108671188" calcext:value-type="float">
            <text:p>0,1166751087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616315" calcext:value-type="float">
            <text:p>5,3616315</text:p>
          </table:table-cell>
          <table:table-cell office:value-type="float" office:value="0.112634889781475" calcext:value-type="float">
            <text:p>0,1126348898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9410154" calcext:value-type="float">
            <text:p>8,69410154</text:p>
          </table:table-cell>
          <table:table-cell office:value-type="float" office:value="0.116675108671188" calcext:value-type="float">
            <text:p>0,1166751087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6313804" calcext:value-type="float">
            <text:p>5,36313804</text:p>
          </table:table-cell>
          <table:table-cell office:value-type="float" office:value="0.112634889781475" calcext:value-type="float">
            <text:p>0,1126348898</text:p>
          </table:table-cell>
          <table:table-cell office:value-type="float" office:value="-0.0833244621753693" calcext:value-type="float">
            <text:p>-0,0833244622</text:p>
          </table:table-cell>
          <table:table-cell table:number-columns-repeated="5"/>
          <table:table-cell office:value-type="float" office:value="8.69546844" calcext:value-type="float">
            <text:p>8,69546844</text:p>
          </table:table-cell>
          <table:table-cell office:value-type="float" office:value="0.116675108671188" calcext:value-type="float">
            <text:p>0,1166751087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6464566" calcext:value-type="float">
            <text:p>5,36464566</text:p>
          </table:table-cell>
          <table:table-cell office:value-type="float" office:value="0.112634889781475" calcext:value-type="float">
            <text:p>0,1126348898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69724222" calcext:value-type="float">
            <text:p>8,69724222</text:p>
          </table:table-cell>
          <table:table-cell office:value-type="float" office:value="0.116675108671188" calcext:value-type="float">
            <text:p>0,1166751087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6618936" calcext:value-type="float">
            <text:p>5,36618936</text:p>
          </table:table-cell>
          <table:table-cell office:value-type="float" office:value="0.112634889781475" calcext:value-type="float">
            <text:p>0,1126348898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69864788" calcext:value-type="float">
            <text:p>8,69864788</text:p>
          </table:table-cell>
          <table:table-cell office:value-type="float" office:value="0.116675108671188" calcext:value-type="float">
            <text:p>0,1166751087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675842" calcext:value-type="float">
            <text:p>5,3675842</text:p>
          </table:table-cell>
          <table:table-cell office:value-type="float" office:value="0.112634889781475" calcext:value-type="float">
            <text:p>0,1126348898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0027062" calcext:value-type="float">
            <text:p>8,70027062</text:p>
          </table:table-cell>
          <table:table-cell office:value-type="float" office:value="0.116675108671188" calcext:value-type="float">
            <text:p>0,1166751087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6911378" calcext:value-type="float">
            <text:p>5,36911378</text:p>
          </table:table-cell>
          <table:table-cell office:value-type="float" office:value="0.112634889781475" calcext:value-type="float">
            <text:p>0,1126348898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0163712" calcext:value-type="float">
            <text:p>8,70163712</text:p>
          </table:table-cell>
          <table:table-cell office:value-type="float" office:value="0.114790976047516" calcext:value-type="float">
            <text:p>0,114790976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7049206" calcext:value-type="float">
            <text:p>5,37049206</text:p>
          </table:table-cell>
          <table:table-cell office:value-type="float" office:value="0.112634889781475" calcext:value-type="float">
            <text:p>0,1126348898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031545" calcext:value-type="float">
            <text:p>8,7031545</text:p>
          </table:table-cell>
          <table:table-cell office:value-type="float" office:value="0.114790976047516" calcext:value-type="float">
            <text:p>0,114790976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7199372" calcext:value-type="float">
            <text:p>5,37199372</text:p>
          </table:table-cell>
          <table:table-cell office:value-type="float" office:value="0.111458778381348" calcext:value-type="float">
            <text:p>0,1114587784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0452634" calcext:value-type="float">
            <text:p>8,70452634</text:p>
          </table:table-cell>
          <table:table-cell office:value-type="float" office:value="0.114790976047516" calcext:value-type="float">
            <text:p>0,114790976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7334034" calcext:value-type="float">
            <text:p>5,37334034</text:p>
          </table:table-cell>
          <table:table-cell office:value-type="float" office:value="0.111458778381348" calcext:value-type="float">
            <text:p>0,1114587784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0605024" calcext:value-type="float">
            <text:p>8,70605024</text:p>
          </table:table-cell>
          <table:table-cell office:value-type="float" office:value="0.114790976047516" calcext:value-type="float">
            <text:p>0,114790976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7468516" calcext:value-type="float">
            <text:p>5,37468516</text:p>
          </table:table-cell>
          <table:table-cell office:value-type="float" office:value="0.111458778381348" calcext:value-type="float">
            <text:p>0,1114587784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0745364" calcext:value-type="float">
            <text:p>8,70745364</text:p>
          </table:table-cell>
          <table:table-cell office:value-type="float" office:value="0.114790976047516" calcext:value-type="float">
            <text:p>0,114790976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762179" calcext:value-type="float">
            <text:p>5,3762179</text:p>
          </table:table-cell>
          <table:table-cell office:value-type="float" office:value="0.111458778381348" calcext:value-type="float">
            <text:p>0,1114587784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0896526" calcext:value-type="float">
            <text:p>8,70896526</text:p>
          </table:table-cell>
          <table:table-cell office:value-type="float" office:value="0.114790976047516" calcext:value-type="float">
            <text:p>0,114790976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7759892" calcext:value-type="float">
            <text:p>5,37759892</text:p>
          </table:table-cell>
          <table:table-cell office:value-type="float" office:value="0.111458778381348" calcext:value-type="float">
            <text:p>0,1114587784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1032892" calcext:value-type="float">
            <text:p>8,71032892</text:p>
          </table:table-cell>
          <table:table-cell office:value-type="float" office:value="0.114790976047516" calcext:value-type="float">
            <text:p>0,114790976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7912554" calcext:value-type="float">
            <text:p>5,37912554</text:p>
          </table:table-cell>
          <table:table-cell office:value-type="float" office:value="0.111458778381348" calcext:value-type="float">
            <text:p>0,1114587784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116866" calcext:value-type="float">
            <text:p>8,7116866</text:p>
          </table:table-cell>
          <table:table-cell office:value-type="float" office:value="0.113859407603741" calcext:value-type="float">
            <text:p>0,1138594076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8053938" calcext:value-type="float">
            <text:p>5,38053938</text:p>
          </table:table-cell>
          <table:table-cell office:value-type="float" office:value="0.111458778381348" calcext:value-type="float">
            <text:p>0,1114587784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1318802" calcext:value-type="float">
            <text:p>8,71318802</text:p>
          </table:table-cell>
          <table:table-cell office:value-type="float" office:value="0.113859407603741" calcext:value-type="float">
            <text:p>0,1138594076</text:p>
          </table:table-cell>
          <table:table-cell office:value-type="float" office:value="-0.074150413274765" calcext:value-type="float">
            <text:p>-0,0741504133</text:p>
          </table:table-cell>
        </table:table-row>
        <table:table-row table:style-name="ro1">
          <table:table-cell office:value-type="float" office:value="5.38208194" calcext:value-type="float">
            <text:p>5,38208194</text:p>
          </table:table-cell>
          <table:table-cell office:value-type="float" office:value="0.110748790204525" calcext:value-type="float">
            <text:p>0,1107487902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149372" calcext:value-type="float">
            <text:p>8,7149372</text:p>
          </table:table-cell>
          <table:table-cell office:value-type="float" office:value="0.113859407603741" calcext:value-type="float">
            <text:p>0,1138594076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3834535" calcext:value-type="float">
            <text:p>5,3834535</text:p>
          </table:table-cell>
          <table:table-cell office:value-type="float" office:value="0.110748790204525" calcext:value-type="float">
            <text:p>0,1107487902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1632506" calcext:value-type="float">
            <text:p>8,71632506</text:p>
          </table:table-cell>
          <table:table-cell office:value-type="float" office:value="0.113859407603741" calcext:value-type="float">
            <text:p>0,1138594076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3851086" calcext:value-type="float">
            <text:p>5,3851086</text:p>
          </table:table-cell>
          <table:table-cell office:value-type="float" office:value="0.110748790204525" calcext:value-type="float">
            <text:p>0,1107487902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1770272" calcext:value-type="float">
            <text:p>8,71770272</text:p>
          </table:table-cell>
          <table:table-cell office:value-type="float" office:value="0.113859407603741" calcext:value-type="float">
            <text:p>0,1138594076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38650522" calcext:value-type="float">
            <text:p>5,38650522</text:p>
          </table:table-cell>
          <table:table-cell office:value-type="float" office:value="0.110748790204525" calcext:value-type="float">
            <text:p>0,1107487902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2041844" calcext:value-type="float">
            <text:p>8,72041844</text:p>
          </table:table-cell>
          <table:table-cell office:value-type="float" office:value="0.113859407603741" calcext:value-type="float">
            <text:p>0,1138594076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38805194" calcext:value-type="float">
            <text:p>5,38805194</text:p>
          </table:table-cell>
          <table:table-cell office:value-type="float" office:value="0.110748790204525" calcext:value-type="float">
            <text:p>0,1107487902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224204" calcext:value-type="float">
            <text:p>8,7224204</text:p>
          </table:table-cell>
          <table:table-cell office:value-type="float" office:value="0.111575238406658" calcext:value-type="float">
            <text:p>0,1115752384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38943388" calcext:value-type="float">
            <text:p>5,38943388</text:p>
          </table:table-cell>
          <table:table-cell office:value-type="float" office:value="0.110748790204525" calcext:value-type="float">
            <text:p>0,1107487902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2371074" calcext:value-type="float">
            <text:p>8,72371074</text:p>
          </table:table-cell>
          <table:table-cell office:value-type="float" office:value="0.111575238406658" calcext:value-type="float">
            <text:p>0,1115752384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39094186" calcext:value-type="float">
            <text:p>5,39094186</text:p>
          </table:table-cell>
          <table:table-cell office:value-type="float" office:value="0.108639299869537" calcext:value-type="float">
            <text:p>0,1086392999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2572276" calcext:value-type="float">
            <text:p>8,72572276</text:p>
          </table:table-cell>
          <table:table-cell office:value-type="float" office:value="0.111575238406658" calcext:value-type="float">
            <text:p>0,1115752384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39232164" calcext:value-type="float">
            <text:p>5,39232164</text:p>
          </table:table-cell>
          <table:table-cell office:value-type="float" office:value="0.108639299869537" calcext:value-type="float">
            <text:p>0,1086392999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2770832" calcext:value-type="float">
            <text:p>8,72770832</text:p>
          </table:table-cell>
          <table:table-cell office:value-type="float" office:value="0.111575238406658" calcext:value-type="float">
            <text:p>0,1115752384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39365826" calcext:value-type="float">
            <text:p>5,39365826</text:p>
          </table:table-cell>
          <table:table-cell office:value-type="float" office:value="0.108639299869537" calcext:value-type="float">
            <text:p>0,1086392999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2974034" calcext:value-type="float">
            <text:p>8,72974034</text:p>
          </table:table-cell>
          <table:table-cell office:value-type="float" office:value="0.111575238406658" calcext:value-type="float">
            <text:p>0,1115752384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3951893" calcext:value-type="float">
            <text:p>5,3951893</text:p>
          </table:table-cell>
          <table:table-cell office:value-type="float" office:value="0.108639299869537" calcext:value-type="float">
            <text:p>0,1086392999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3121904" calcext:value-type="float">
            <text:p>8,73121904</text:p>
          </table:table-cell>
          <table:table-cell office:value-type="float" office:value="0.11064300686121" calcext:value-type="float">
            <text:p>0,1106430069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3965442" calcext:value-type="float">
            <text:p>5,3965442</text:p>
          </table:table-cell>
          <table:table-cell office:value-type="float" office:value="0.108639299869537" calcext:value-type="float">
            <text:p>0,1086392999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3319956" calcext:value-type="float">
            <text:p>8,73319956</text:p>
          </table:table-cell>
          <table:table-cell office:value-type="float" office:value="0.11064300686121" calcext:value-type="float">
            <text:p>0,1106430069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39837014" calcext:value-type="float">
            <text:p>5,39837014</text:p>
          </table:table-cell>
          <table:table-cell office:value-type="float" office:value="0.108639299869537" calcext:value-type="float">
            <text:p>0,1086392999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3522308" calcext:value-type="float">
            <text:p>8,73522308</text:p>
          </table:table-cell>
          <table:table-cell office:value-type="float" office:value="0.11064300686121" calcext:value-type="float">
            <text:p>0,1106430069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39974694" calcext:value-type="float">
            <text:p>5,39974694</text:p>
          </table:table-cell>
          <table:table-cell office:value-type="float" office:value="0.108639299869537" calcext:value-type="float">
            <text:p>0,1086392999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3660588" calcext:value-type="float">
            <text:p>8,73660588</text:p>
          </table:table-cell>
          <table:table-cell office:value-type="float" office:value="0.11064300686121" calcext:value-type="float">
            <text:p>0,1106430069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4012607" calcext:value-type="float">
            <text:p>5,4012607</text:p>
          </table:table-cell>
          <table:table-cell office:value-type="float" office:value="0.107573240995407" calcext:value-type="float">
            <text:p>0,107573241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3865754" calcext:value-type="float">
            <text:p>8,73865754</text:p>
          </table:table-cell>
          <table:table-cell office:value-type="float" office:value="0.11064300686121" calcext:value-type="float">
            <text:p>0,1106430069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40263574" calcext:value-type="float">
            <text:p>5,40263574</text:p>
          </table:table-cell>
          <table:table-cell office:value-type="float" office:value="0.107573240995407" calcext:value-type="float">
            <text:p>0,107573241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4062804" calcext:value-type="float">
            <text:p>8,74062804</text:p>
          </table:table-cell>
          <table:table-cell office:value-type="float" office:value="0.11064300686121" calcext:value-type="float">
            <text:p>0,1106430069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40415788" calcext:value-type="float">
            <text:p>5,40415788</text:p>
          </table:table-cell>
          <table:table-cell office:value-type="float" office:value="0.107573240995407" calcext:value-type="float">
            <text:p>0,107573241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420824" calcext:value-type="float">
            <text:p>8,7420824</text:p>
          </table:table-cell>
          <table:table-cell office:value-type="float" office:value="0.110072247684002" calcext:value-type="float">
            <text:p>0,1100722477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4055385" calcext:value-type="float">
            <text:p>5,4055385</text:p>
          </table:table-cell>
          <table:table-cell office:value-type="float" office:value="0.107573240995407" calcext:value-type="float">
            <text:p>0,107573241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4450502" calcext:value-type="float">
            <text:p>8,74450502</text:p>
          </table:table-cell>
          <table:table-cell office:value-type="float" office:value="0.110072247684002" calcext:value-type="float">
            <text:p>0,1100722477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40708692" calcext:value-type="float">
            <text:p>5,40708692</text:p>
          </table:table-cell>
          <table:table-cell office:value-type="float" office:value="0.107573240995407" calcext:value-type="float">
            <text:p>0,107573241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4655114" calcext:value-type="float">
            <text:p>8,74655114</text:p>
          </table:table-cell>
          <table:table-cell office:value-type="float" office:value="0.110072247684002" calcext:value-type="float">
            <text:p>0,1100722477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40845876" calcext:value-type="float">
            <text:p>5,40845876</text:p>
          </table:table-cell>
          <table:table-cell office:value-type="float" office:value="0.107573240995407" calcext:value-type="float">
            <text:p>0,107573241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4855024" calcext:value-type="float">
            <text:p>8,74855024</text:p>
          </table:table-cell>
          <table:table-cell office:value-type="float" office:value="0.110072247684002" calcext:value-type="float">
            <text:p>0,1100722477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40997574" calcext:value-type="float">
            <text:p>5,40997574</text:p>
          </table:table-cell>
          <table:table-cell office:value-type="float" office:value="0.107573240995407" calcext:value-type="float">
            <text:p>0,107573241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5055472" calcext:value-type="float">
            <text:p>8,75055472</text:p>
          </table:table-cell>
          <table:table-cell office:value-type="float" office:value="0.110072247684002" calcext:value-type="float">
            <text:p>0,1100722477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41132132" calcext:value-type="float">
            <text:p>5,41132132</text:p>
          </table:table-cell>
          <table:table-cell office:value-type="float" office:value="0.106921695172787" calcext:value-type="float">
            <text:p>0,1069216952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5205018" calcext:value-type="float">
            <text:p>8,75205018</text:p>
          </table:table-cell>
          <table:table-cell office:value-type="float" office:value="0.109960801899433" calcext:value-type="float">
            <text:p>0,1099608019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41268592" calcext:value-type="float">
            <text:p>5,41268592</text:p>
          </table:table-cell>
          <table:table-cell office:value-type="float" office:value="0.106921695172787" calcext:value-type="float">
            <text:p>0,1069216952</text:p>
          </table:table-cell>
          <table:table-cell office:value-type="float" office:value="-0.0987647473812103" calcext:value-type="float">
            <text:p>-0,0987647474</text:p>
          </table:table-cell>
          <table:table-cell table:number-columns-repeated="5"/>
          <table:table-cell office:value-type="float" office:value="8.75400106" calcext:value-type="float">
            <text:p>8,75400106</text:p>
          </table:table-cell>
          <table:table-cell office:value-type="float" office:value="0.109960801899433" calcext:value-type="float">
            <text:p>0,1099608019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41442188" calcext:value-type="float">
            <text:p>5,41442188</text:p>
          </table:table-cell>
          <table:table-cell office:value-type="float" office:value="0.106921695172787" calcext:value-type="float">
            <text:p>0,1069216952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5605972" calcext:value-type="float">
            <text:p>8,75605972</text:p>
          </table:table-cell>
          <table:table-cell office:value-type="float" office:value="0.109960801899433" calcext:value-type="float">
            <text:p>0,1099608019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41596284" calcext:value-type="float">
            <text:p>5,41596284</text:p>
          </table:table-cell>
          <table:table-cell office:value-type="float" office:value="0.106921695172787" calcext:value-type="float">
            <text:p>0,1069216952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5740004" calcext:value-type="float">
            <text:p>8,75740004</text:p>
          </table:table-cell>
          <table:table-cell office:value-type="float" office:value="0.109960801899433" calcext:value-type="float">
            <text:p>0,1099608019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41738632" calcext:value-type="float">
            <text:p>5,41738632</text:p>
          </table:table-cell>
          <table:table-cell office:value-type="float" office:value="0.106921695172787" calcext:value-type="float">
            <text:p>0,1069216952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5943796" calcext:value-type="float">
            <text:p>8,75943796</text:p>
          </table:table-cell>
          <table:table-cell office:value-type="float" office:value="0.109960801899433" calcext:value-type="float">
            <text:p>0,1099608019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41872886" calcext:value-type="float">
            <text:p>5,41872886</text:p>
          </table:table-cell>
          <table:table-cell office:value-type="float" office:value="0.106921695172787" calcext:value-type="float">
            <text:p>0,1069216952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6152346" calcext:value-type="float">
            <text:p>8,76152346</text:p>
          </table:table-cell>
          <table:table-cell office:value-type="float" office:value="0.109960801899433" calcext:value-type="float">
            <text:p>0,1099608019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4202596" calcext:value-type="float">
            <text:p>5,4202596</text:p>
          </table:table-cell>
          <table:table-cell office:value-type="float" office:value="0.106921695172787" calcext:value-type="float">
            <text:p>0,1069216952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634973" calcext:value-type="float">
            <text:p>8,7634973</text:p>
          </table:table-cell>
          <table:table-cell office:value-type="float" office:value="0.109943106770515" calcext:value-type="float">
            <text:p>0,1099431068</text:p>
          </table:table-cell>
          <table:table-cell office:value-type="float" office:value="-0.0686946511268616" calcext:value-type="float">
            <text:p>-0,0686946511</text:p>
          </table:table-cell>
        </table:table-row>
        <table:table-row table:style-name="ro1">
          <table:table-cell office:value-type="float" office:value="5.42163276" calcext:value-type="float">
            <text:p>5,42163276</text:p>
          </table:table-cell>
          <table:table-cell office:value-type="float" office:value="0.104705713689327" calcext:value-type="float">
            <text:p>0,1047057137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6505234" calcext:value-type="float">
            <text:p>8,76505234</text:p>
          </table:table-cell>
          <table:table-cell office:value-type="float" office:value="0.109943106770515" calcext:value-type="float">
            <text:p>0,1099431068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2317404" calcext:value-type="float">
            <text:p>5,42317404</text:p>
          </table:table-cell>
          <table:table-cell office:value-type="float" office:value="0.104705713689327" calcext:value-type="float">
            <text:p>0,1047057137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670564" calcext:value-type="float">
            <text:p>8,7670564</text:p>
          </table:table-cell>
          <table:table-cell office:value-type="float" office:value="0.109943106770515" calcext:value-type="float">
            <text:p>0,1099431068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2453122" calcext:value-type="float">
            <text:p>5,42453122</text:p>
          </table:table-cell>
          <table:table-cell office:value-type="float" office:value="0.104705713689327" calcext:value-type="float">
            <text:p>0,1047057137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691903" calcext:value-type="float">
            <text:p>8,7691903</text:p>
          </table:table-cell>
          <table:table-cell office:value-type="float" office:value="0.109943106770515" calcext:value-type="float">
            <text:p>0,1099431068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2608672" calcext:value-type="float">
            <text:p>5,42608672</text:p>
          </table:table-cell>
          <table:table-cell office:value-type="float" office:value="0.104705713689327" calcext:value-type="float">
            <text:p>0,1047057137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7058806" calcext:value-type="float">
            <text:p>8,77058806</text:p>
          </table:table-cell>
          <table:table-cell office:value-type="float" office:value="0.109943106770515" calcext:value-type="float">
            <text:p>0,1099431068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2874698" calcext:value-type="float">
            <text:p>5,42874698</text:p>
          </table:table-cell>
          <table:table-cell office:value-type="float" office:value="0.104705713689327" calcext:value-type="float">
            <text:p>0,1047057137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7257926" calcext:value-type="float">
            <text:p>8,77257926</text:p>
          </table:table-cell>
          <table:table-cell office:value-type="float" office:value="0.110171340405941" calcext:value-type="float">
            <text:p>0,1101713404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3094392" calcext:value-type="float">
            <text:p>5,43094392</text:p>
          </table:table-cell>
          <table:table-cell office:value-type="float" office:value="0.104705713689327" calcext:value-type="float">
            <text:p>0,1047057137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7458668" calcext:value-type="float">
            <text:p>8,77458668</text:p>
          </table:table-cell>
          <table:table-cell office:value-type="float" office:value="0.110171340405941" calcext:value-type="float">
            <text:p>0,1101713404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3224766" calcext:value-type="float">
            <text:p>5,43224766</text:p>
          </table:table-cell>
          <table:table-cell office:value-type="float" office:value="0.103480398654938" calcext:value-type="float">
            <text:p>0,1034803987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766344" calcext:value-type="float">
            <text:p>8,7766344</text:p>
          </table:table-cell>
          <table:table-cell office:value-type="float" office:value="0.110171340405941" calcext:value-type="float">
            <text:p>0,1101713404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3422064" calcext:value-type="float">
            <text:p>5,43422064</text:p>
          </table:table-cell>
          <table:table-cell office:value-type="float" office:value="0.103480398654938" calcext:value-type="float">
            <text:p>0,1034803987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782565" calcext:value-type="float">
            <text:p>8,7782565</text:p>
          </table:table-cell>
          <table:table-cell office:value-type="float" office:value="0.110171340405941" calcext:value-type="float">
            <text:p>0,1101713404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3624594" calcext:value-type="float">
            <text:p>5,43624594</text:p>
          </table:table-cell>
          <table:table-cell office:value-type="float" office:value="0.103480398654938" calcext:value-type="float">
            <text:p>0,1034803987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8023024" calcext:value-type="float">
            <text:p>8,78023024</text:p>
          </table:table-cell>
          <table:table-cell office:value-type="float" office:value="0.110171340405941" calcext:value-type="float">
            <text:p>0,1101713404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3758372" calcext:value-type="float">
            <text:p>5,43758372</text:p>
          </table:table-cell>
          <table:table-cell office:value-type="float" office:value="0.103480398654938" calcext:value-type="float">
            <text:p>0,1034803987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823127" calcext:value-type="float">
            <text:p>8,7823127</text:p>
          </table:table-cell>
          <table:table-cell office:value-type="float" office:value="0.110325530171394" calcext:value-type="float">
            <text:p>0,1103255302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3962968" calcext:value-type="float">
            <text:p>5,43962968</text:p>
          </table:table-cell>
          <table:table-cell office:value-type="float" office:value="0.103480398654938" calcext:value-type="float">
            <text:p>0,1034803987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8359906" calcext:value-type="float">
            <text:p>8,78359906</text:p>
          </table:table-cell>
          <table:table-cell office:value-type="float" office:value="0.110325530171394" calcext:value-type="float">
            <text:p>0,1103255302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4159878" calcext:value-type="float">
            <text:p>5,44159878</text:p>
          </table:table-cell>
          <table:table-cell office:value-type="float" office:value="0.102697178721428" calcext:value-type="float">
            <text:p>0,1026971787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8556052" calcext:value-type="float">
            <text:p>8,78556052</text:p>
          </table:table-cell>
          <table:table-cell office:value-type="float" office:value="0.110325530171394" calcext:value-type="float">
            <text:p>0,1103255302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4304804" calcext:value-type="float">
            <text:p>5,44304804</text:p>
          </table:table-cell>
          <table:table-cell office:value-type="float" office:value="0.102697178721428" calcext:value-type="float">
            <text:p>0,1026971787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8767282" calcext:value-type="float">
            <text:p>8,78767282</text:p>
          </table:table-cell>
          <table:table-cell office:value-type="float" office:value="0.110325530171394" calcext:value-type="float">
            <text:p>0,1103255302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4510632" calcext:value-type="float">
            <text:p>5,44510632</text:p>
          </table:table-cell>
          <table:table-cell office:value-type="float" office:value="0.102697178721428" calcext:value-type="float">
            <text:p>0,1026971787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8995164" calcext:value-type="float">
            <text:p>8,78995164</text:p>
          </table:table-cell>
          <table:table-cell office:value-type="float" office:value="0.110325530171394" calcext:value-type="float">
            <text:p>0,1103255302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4719036" calcext:value-type="float">
            <text:p>5,44719036</text:p>
          </table:table-cell>
          <table:table-cell office:value-type="float" office:value="0.102697178721428" calcext:value-type="float">
            <text:p>0,1026971787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912642" calcext:value-type="float">
            <text:p>8,7912642</text:p>
          </table:table-cell>
          <table:table-cell office:value-type="float" office:value="0.110733091831207" calcext:value-type="float">
            <text:p>0,1107330918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4926434" calcext:value-type="float">
            <text:p>5,44926434</text:p>
          </table:table-cell>
          <table:table-cell office:value-type="float" office:value="0.102697178721428" calcext:value-type="float">
            <text:p>0,1026971787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932988" calcext:value-type="float">
            <text:p>8,7932988</text:p>
          </table:table-cell>
          <table:table-cell office:value-type="float" office:value="0.110733091831207" calcext:value-type="float">
            <text:p>0,1107330918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505702" calcext:value-type="float">
            <text:p>5,4505702</text:p>
          </table:table-cell>
          <table:table-cell office:value-type="float" office:value="0.102697178721428" calcext:value-type="float">
            <text:p>0,1026971787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9535932" calcext:value-type="float">
            <text:p>8,79535932</text:p>
          </table:table-cell>
          <table:table-cell office:value-type="float" office:value="0.110733091831207" calcext:value-type="float">
            <text:p>0,1107330918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5257596" calcext:value-type="float">
            <text:p>5,45257596</text:p>
          </table:table-cell>
          <table:table-cell office:value-type="float" office:value="0.102250307798386" calcext:value-type="float">
            <text:p>0,1022503078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9662992" calcext:value-type="float">
            <text:p>8,79662992</text:p>
          </table:table-cell>
          <table:table-cell office:value-type="float" office:value="0.110733091831207" calcext:value-type="float">
            <text:p>0,1107330918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5454636" calcext:value-type="float">
            <text:p>5,45454636</text:p>
          </table:table-cell>
          <table:table-cell office:value-type="float" office:value="0.102250307798386" calcext:value-type="float">
            <text:p>0,1022503078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79861704" calcext:value-type="float">
            <text:p>8,79861704</text:p>
          </table:table-cell>
          <table:table-cell office:value-type="float" office:value="0.110733091831207" calcext:value-type="float">
            <text:p>0,1107330918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559959" calcext:value-type="float">
            <text:p>5,4559959</text:p>
          </table:table-cell>
          <table:table-cell office:value-type="float" office:value="0.102250307798386" calcext:value-type="float">
            <text:p>0,1022503078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80064232" calcext:value-type="float">
            <text:p>8,80064232</text:p>
          </table:table-cell>
          <table:table-cell office:value-type="float" office:value="0.110733091831207" calcext:value-type="float">
            <text:p>0,1107330918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5807782" calcext:value-type="float">
            <text:p>5,45807782</text:p>
          </table:table-cell>
          <table:table-cell office:value-type="float" office:value="0.102250307798386" calcext:value-type="float">
            <text:p>0,1022503078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80270466" calcext:value-type="float">
            <text:p>8,80270466</text:p>
          </table:table-cell>
          <table:table-cell office:value-type="float" office:value="0.112884826958179" calcext:value-type="float">
            <text:p>0,112884827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6010884" calcext:value-type="float">
            <text:p>5,46010884</text:p>
          </table:table-cell>
          <table:table-cell office:value-type="float" office:value="0.102250307798386" calcext:value-type="float">
            <text:p>0,1022503078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804277" calcext:value-type="float">
            <text:p>8,804277</text:p>
          </table:table-cell>
          <table:table-cell office:value-type="float" office:value="0.112884826958179" calcext:value-type="float">
            <text:p>0,112884827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6213774" calcext:value-type="float">
            <text:p>5,46213774</text:p>
          </table:table-cell>
          <table:table-cell office:value-type="float" office:value="0.10020662099123" calcext:value-type="float">
            <text:p>0,100206621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80624666" calcext:value-type="float">
            <text:p>8,80624666</text:p>
          </table:table-cell>
          <table:table-cell office:value-type="float" office:value="0.112884826958179" calcext:value-type="float">
            <text:p>0,112884827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6344656" calcext:value-type="float">
            <text:p>5,46344656</text:p>
          </table:table-cell>
          <table:table-cell office:value-type="float" office:value="0.10020662099123" calcext:value-type="float">
            <text:p>0,100206621</text:p>
          </table:table-cell>
          <table:table-cell office:value-type="float" office:value="-0.114263892173767" calcext:value-type="float">
            <text:p>-0,1142638922</text:p>
          </table:table-cell>
          <table:table-cell table:number-columns-repeated="5"/>
          <table:table-cell office:value-type="float" office:value="8.80819734" calcext:value-type="float">
            <text:p>8,80819734</text:p>
          </table:table-cell>
          <table:table-cell office:value-type="float" office:value="0.112884826958179" calcext:value-type="float">
            <text:p>0,112884827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6558712" calcext:value-type="float">
            <text:p>5,46558712</text:p>
          </table:table-cell>
          <table:table-cell office:value-type="float" office:value="0.10020662099123" calcext:value-type="float">
            <text:p>0,100206621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0954794" calcext:value-type="float">
            <text:p>8,80954794</text:p>
          </table:table-cell>
          <table:table-cell office:value-type="float" office:value="0.112884826958179" calcext:value-type="float">
            <text:p>0,112884827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6759738" calcext:value-type="float">
            <text:p>5,46759738</text:p>
          </table:table-cell>
          <table:table-cell office:value-type="float" office:value="0.10020662099123" calcext:value-type="float">
            <text:p>0,100206621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1110584" calcext:value-type="float">
            <text:p>8,81110584</text:p>
          </table:table-cell>
          <table:table-cell office:value-type="float" office:value="0.114317648112774" calcext:value-type="float">
            <text:p>0,1143176481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69642" calcext:value-type="float">
            <text:p>5,469642</text:p>
          </table:table-cell>
          <table:table-cell office:value-type="float" office:value="0.10020662099123" calcext:value-type="float">
            <text:p>0,100206621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1250648" calcext:value-type="float">
            <text:p>8,81250648</text:p>
          </table:table-cell>
          <table:table-cell office:value-type="float" office:value="0.114317648112774" calcext:value-type="float">
            <text:p>0,1143176481</text:p>
          </table:table-cell>
          <table:table-cell office:value-type="float" office:value="-0.078326016664505" calcext:value-type="float">
            <text:p>-0,0783260167</text:p>
          </table:table-cell>
        </table:table-row>
        <table:table-row table:style-name="ro1">
          <table:table-cell office:value-type="float" office:value="5.4712454" calcext:value-type="float">
            <text:p>5,4712454</text:p>
          </table:table-cell>
          <table:table-cell office:value-type="float" office:value="0.099335215985775" calcext:value-type="float">
            <text:p>0,099335216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1423964" calcext:value-type="float">
            <text:p>8,81423964</text:p>
          </table:table-cell>
          <table:table-cell office:value-type="float" office:value="0.114317648112774" calcext:value-type="float">
            <text:p>0,1143176481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47320014" calcext:value-type="float">
            <text:p>5,47320014</text:p>
          </table:table-cell>
          <table:table-cell office:value-type="float" office:value="0.099335215985775" calcext:value-type="float">
            <text:p>0,099335216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1562148" calcext:value-type="float">
            <text:p>8,81562148</text:p>
          </table:table-cell>
          <table:table-cell office:value-type="float" office:value="0.114317648112774" calcext:value-type="float">
            <text:p>0,1143176481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47524108" calcext:value-type="float">
            <text:p>5,47524108</text:p>
          </table:table-cell>
          <table:table-cell office:value-type="float" office:value="0.099335215985775" calcext:value-type="float">
            <text:p>0,099335216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171745" calcext:value-type="float">
            <text:p>8,8171745</text:p>
          </table:table-cell>
          <table:table-cell office:value-type="float" office:value="0.114317648112774" calcext:value-type="float">
            <text:p>0,1143176481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47653716" calcext:value-type="float">
            <text:p>5,47653716</text:p>
          </table:table-cell>
          <table:table-cell office:value-type="float" office:value="0.099335215985775" calcext:value-type="float">
            <text:p>0,099335216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1854324" calcext:value-type="float">
            <text:p>8,81854324</text:p>
          </table:table-cell>
          <table:table-cell office:value-type="float" office:value="0.114317648112774" calcext:value-type="float">
            <text:p>0,1143176481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4785975" calcext:value-type="float">
            <text:p>5,4785975</text:p>
          </table:table-cell>
          <table:table-cell office:value-type="float" office:value="0.099335215985775" calcext:value-type="float">
            <text:p>0,099335216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2006894" calcext:value-type="float">
            <text:p>8,82006894</text:p>
          </table:table-cell>
          <table:table-cell office:value-type="float" office:value="0.114317648112774" calcext:value-type="float">
            <text:p>0,1143176481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48056138" calcext:value-type="float">
            <text:p>5,48056138</text:p>
          </table:table-cell>
          <table:table-cell office:value-type="float" office:value="0.099335215985775" calcext:value-type="float">
            <text:p>0,099335216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2143342" calcext:value-type="float">
            <text:p>8,82143342</text:p>
          </table:table-cell>
          <table:table-cell office:value-type="float" office:value="0.113483794033527" calcext:value-type="float">
            <text:p>0,113483794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4819992" calcext:value-type="float">
            <text:p>5,4819992</text:p>
          </table:table-cell>
          <table:table-cell office:value-type="float" office:value="0.0991742312908173" calcext:value-type="float">
            <text:p>0,0991742313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2297402" calcext:value-type="float">
            <text:p>8,82297402</text:p>
          </table:table-cell>
          <table:table-cell office:value-type="float" office:value="0.113483794033527" calcext:value-type="float">
            <text:p>0,113483794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48405684" calcext:value-type="float">
            <text:p>5,48405684</text:p>
          </table:table-cell>
          <table:table-cell office:value-type="float" office:value="0.0991742312908173" calcext:value-type="float">
            <text:p>0,0991742313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2433452" calcext:value-type="float">
            <text:p>8,82433452</text:p>
          </table:table-cell>
          <table:table-cell office:value-type="float" office:value="0.113483794033527" calcext:value-type="float">
            <text:p>0,113483794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4860878" calcext:value-type="float">
            <text:p>5,4860878</text:p>
          </table:table-cell>
          <table:table-cell office:value-type="float" office:value="0.0991742312908173" calcext:value-type="float">
            <text:p>0,0991742313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256822" calcext:value-type="float">
            <text:p>8,8256822</text:p>
          </table:table-cell>
          <table:table-cell office:value-type="float" office:value="0.113483794033527" calcext:value-type="float">
            <text:p>0,113483794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48813774" calcext:value-type="float">
            <text:p>5,48813774</text:p>
          </table:table-cell>
          <table:table-cell office:value-type="float" office:value="0.0991742312908173" calcext:value-type="float">
            <text:p>0,0991742313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2722458" calcext:value-type="float">
            <text:p>8,82722458</text:p>
          </table:table-cell>
          <table:table-cell office:value-type="float" office:value="0.113483794033527" calcext:value-type="float">
            <text:p>0,113483794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48945706" calcext:value-type="float">
            <text:p>5,48945706</text:p>
          </table:table-cell>
          <table:table-cell office:value-type="float" office:value="0.0991742312908173" calcext:value-type="float">
            <text:p>0,0991742313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2858188" calcext:value-type="float">
            <text:p>8,82858188</text:p>
          </table:table-cell>
          <table:table-cell office:value-type="float" office:value="0.113483794033527" calcext:value-type="float">
            <text:p>0,113483794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49153318" calcext:value-type="float">
            <text:p>5,49153318</text:p>
          </table:table-cell>
          <table:table-cell office:value-type="float" office:value="0.0991742312908173" calcext:value-type="float">
            <text:p>0,0991742313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301013" calcext:value-type="float">
            <text:p>8,8301013</text:p>
          </table:table-cell>
          <table:table-cell office:value-type="float" office:value="0.113483794033527" calcext:value-type="float">
            <text:p>0,113483794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49357464" calcext:value-type="float">
            <text:p>5,49357464</text:p>
          </table:table-cell>
          <table:table-cell office:value-type="float" office:value="0.0992433950304985" calcext:value-type="float">
            <text:p>0,099243395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3149158" calcext:value-type="float">
            <text:p>8,83149158</text:p>
          </table:table-cell>
          <table:table-cell office:value-type="float" office:value="0.113199844956398" calcext:value-type="float">
            <text:p>0,113199845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49567368" calcext:value-type="float">
            <text:p>5,49567368</text:p>
          </table:table-cell>
          <table:table-cell office:value-type="float" office:value="0.0992433950304985" calcext:value-type="float">
            <text:p>0,099243395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3300674" calcext:value-type="float">
            <text:p>8,83300674</text:p>
          </table:table-cell>
          <table:table-cell office:value-type="float" office:value="0.113199844956398" calcext:value-type="float">
            <text:p>0,113199845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49717194" calcext:value-type="float">
            <text:p>5,49717194</text:p>
          </table:table-cell>
          <table:table-cell office:value-type="float" office:value="0.0992433950304985" calcext:value-type="float">
            <text:p>0,099243395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3435288" calcext:value-type="float">
            <text:p>8,83435288</text:p>
          </table:table-cell>
          <table:table-cell office:value-type="float" office:value="0.113199844956398" calcext:value-type="float">
            <text:p>0,113199845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49917752" calcext:value-type="float">
            <text:p>5,49917752</text:p>
          </table:table-cell>
          <table:table-cell office:value-type="float" office:value="0.0992433950304985" calcext:value-type="float">
            <text:p>0,099243395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357469" calcext:value-type="float">
            <text:p>8,8357469</text:p>
          </table:table-cell>
          <table:table-cell office:value-type="float" office:value="0.113199844956398" calcext:value-type="float">
            <text:p>0,113199845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0118812" calcext:value-type="float">
            <text:p>5,50118812</text:p>
          </table:table-cell>
          <table:table-cell office:value-type="float" office:value="0.0992433950304985" calcext:value-type="float">
            <text:p>0,099243395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3729374" calcext:value-type="float">
            <text:p>8,83729374</text:p>
          </table:table-cell>
          <table:table-cell office:value-type="float" office:value="0.113199844956398" calcext:value-type="float">
            <text:p>0,113199845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0251276" calcext:value-type="float">
            <text:p>5,50251276</text:p>
          </table:table-cell>
          <table:table-cell office:value-type="float" office:value="0.0994248166680336" calcext:value-type="float">
            <text:p>0,0994248167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3866714" calcext:value-type="float">
            <text:p>8,83866714</text:p>
          </table:table-cell>
          <table:table-cell office:value-type="float" office:value="0.113199844956398" calcext:value-type="float">
            <text:p>0,113199845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0456086" calcext:value-type="float">
            <text:p>5,50456086</text:p>
          </table:table-cell>
          <table:table-cell office:value-type="float" office:value="0.0994248166680336" calcext:value-type="float">
            <text:p>0,0994248167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4017658" calcext:value-type="float">
            <text:p>8,84017658</text:p>
          </table:table-cell>
          <table:table-cell office:value-type="float" office:value="0.113199844956398" calcext:value-type="float">
            <text:p>0,113199845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0653084" calcext:value-type="float">
            <text:p>5,50653084</text:p>
          </table:table-cell>
          <table:table-cell office:value-type="float" office:value="0.0994248166680336" calcext:value-type="float">
            <text:p>0,0994248167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4154698" calcext:value-type="float">
            <text:p>8,84154698</text:p>
          </table:table-cell>
          <table:table-cell office:value-type="float" office:value="0.114913523197174" calcext:value-type="float">
            <text:p>0,1149135232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0803818" calcext:value-type="float">
            <text:p>5,50803818</text:p>
          </table:table-cell>
          <table:table-cell office:value-type="float" office:value="0.0994248166680336" calcext:value-type="float">
            <text:p>0,0994248167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4304536" calcext:value-type="float">
            <text:p>8,84304536</text:p>
          </table:table-cell>
          <table:table-cell office:value-type="float" office:value="0.114913523197174" calcext:value-type="float">
            <text:p>0,1149135232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1008314" calcext:value-type="float">
            <text:p>5,51008314</text:p>
          </table:table-cell>
          <table:table-cell office:value-type="float" office:value="0.0994248166680336" calcext:value-type="float">
            <text:p>0,0994248167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4442428" calcext:value-type="float">
            <text:p>8,84442428</text:p>
          </table:table-cell>
          <table:table-cell office:value-type="float" office:value="0.114913523197174" calcext:value-type="float">
            <text:p>0,1149135232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1214772" calcext:value-type="float">
            <text:p>5,51214772</text:p>
          </table:table-cell>
          <table:table-cell office:value-type="float" office:value="0.101277850568295" calcext:value-type="float">
            <text:p>0,1012778506</text:p>
          </table:table-cell>
          <table:table-cell office:value-type="float" office:value="-0.134301483631134" calcext:value-type="float">
            <text:p>-0,1343014836</text:p>
          </table:table-cell>
          <table:table-cell table:number-columns-repeated="5"/>
          <table:table-cell office:value-type="float" office:value="8.84622096" calcext:value-type="float">
            <text:p>8,84622096</text:p>
          </table:table-cell>
          <table:table-cell office:value-type="float" office:value="0.114913523197174" calcext:value-type="float">
            <text:p>0,1149135232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1449104" calcext:value-type="float">
            <text:p>5,51449104</text:p>
          </table:table-cell>
          <table:table-cell office:value-type="float" office:value="0.101277850568295" calcext:value-type="float">
            <text:p>0,1012778506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4760204" calcext:value-type="float">
            <text:p>8,84760204</text:p>
          </table:table-cell>
          <table:table-cell office:value-type="float" office:value="0.114913523197174" calcext:value-type="float">
            <text:p>0,1149135232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1649068" calcext:value-type="float">
            <text:p>5,51649068</text:p>
          </table:table-cell>
          <table:table-cell office:value-type="float" office:value="0.101277850568295" calcext:value-type="float">
            <text:p>0,1012778506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4913032" calcext:value-type="float">
            <text:p>8,84913032</text:p>
          </table:table-cell>
          <table:table-cell office:value-type="float" office:value="0.114913523197174" calcext:value-type="float">
            <text:p>0,1149135232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179833" calcext:value-type="float">
            <text:p>5,5179833</text:p>
          </table:table-cell>
          <table:table-cell office:value-type="float" office:value="0.101277850568295" calcext:value-type="float">
            <text:p>0,1012778506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5050642" calcext:value-type="float">
            <text:p>8,85050642</text:p>
          </table:table-cell>
          <table:table-cell office:value-type="float" office:value="0.114913523197174" calcext:value-type="float">
            <text:p>0,1149135232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1931314" calcext:value-type="float">
            <text:p>5,51931314</text:p>
          </table:table-cell>
          <table:table-cell office:value-type="float" office:value="0.101277850568295" calcext:value-type="float">
            <text:p>0,1012778506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5204728" calcext:value-type="float">
            <text:p>8,85204728</text:p>
          </table:table-cell>
          <table:table-cell office:value-type="float" office:value="0.117352791130543" calcext:value-type="float">
            <text:p>0,1173527911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22107" calcext:value-type="float">
            <text:p>5,522107</text:p>
          </table:table-cell>
          <table:table-cell office:value-type="float" office:value="0.101277850568295" calcext:value-type="float">
            <text:p>0,1012778506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5342792" calcext:value-type="float">
            <text:p>8,85342792</text:p>
          </table:table-cell>
          <table:table-cell office:value-type="float" office:value="0.117352791130543" calcext:value-type="float">
            <text:p>0,1173527911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2341252" calcext:value-type="float">
            <text:p>5,52341252</text:p>
          </table:table-cell>
          <table:table-cell office:value-type="float" office:value="0.102500341832638" calcext:value-type="float">
            <text:p>0,1025003418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5491724" calcext:value-type="float">
            <text:p>8,85491724</text:p>
          </table:table-cell>
          <table:table-cell office:value-type="float" office:value="0.117352791130543" calcext:value-type="float">
            <text:p>0,1173527911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2538482" calcext:value-type="float">
            <text:p>5,52538482</text:p>
          </table:table-cell>
          <table:table-cell office:value-type="float" office:value="0.102500341832638" calcext:value-type="float">
            <text:p>0,1025003418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5630428" calcext:value-type="float">
            <text:p>8,85630428</text:p>
          </table:table-cell>
          <table:table-cell office:value-type="float" office:value="0.117352791130543" calcext:value-type="float">
            <text:p>0,1173527911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2738872" calcext:value-type="float">
            <text:p>5,52738872</text:p>
          </table:table-cell>
          <table:table-cell office:value-type="float" office:value="0.102500341832638" calcext:value-type="float">
            <text:p>0,1025003418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5767454" calcext:value-type="float">
            <text:p>8,85767454</text:p>
          </table:table-cell>
          <table:table-cell office:value-type="float" office:value="0.117352791130543" calcext:value-type="float">
            <text:p>0,1173527911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286641" calcext:value-type="float">
            <text:p>5,5286641</text:p>
          </table:table-cell>
          <table:table-cell office:value-type="float" office:value="0.102500341832638" calcext:value-type="float">
            <text:p>0,1025003418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5999734" calcext:value-type="float">
            <text:p>8,85999734</text:p>
          </table:table-cell>
          <table:table-cell office:value-type="float" office:value="0.117352791130543" calcext:value-type="float">
            <text:p>0,1173527911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3066878" calcext:value-type="float">
            <text:p>5,53066878</text:p>
          </table:table-cell>
          <table:table-cell office:value-type="float" office:value="0.102500341832638" calcext:value-type="float">
            <text:p>0,1025003418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620943" calcext:value-type="float">
            <text:p>8,8620943</text:p>
          </table:table-cell>
          <table:table-cell office:value-type="float" office:value="0.118407897651196" calcext:value-type="float">
            <text:p>0,1184078977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326808" calcext:value-type="float">
            <text:p>5,5326808</text:p>
          </table:table-cell>
          <table:table-cell office:value-type="float" office:value="0.103390768170357" calcext:value-type="float">
            <text:p>0,1033907682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6340048" calcext:value-type="float">
            <text:p>8,86340048</text:p>
          </table:table-cell>
          <table:table-cell office:value-type="float" office:value="0.118407897651196" calcext:value-type="float">
            <text:p>0,1184078977</text:p>
          </table:table-cell>
          <table:table-cell office:value-type="float" office:value="0.0874908268451691" calcext:value-type="float">
            <text:p>0,0874908268</text:p>
          </table:table-cell>
        </table:table-row>
        <table:table-row table:style-name="ro1">
          <table:table-cell office:value-type="float" office:value="5.53471568" calcext:value-type="float">
            <text:p>5,53471568</text:p>
          </table:table-cell>
          <table:table-cell office:value-type="float" office:value="0.103390768170357" calcext:value-type="float">
            <text:p>0,1033907682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65508" calcext:value-type="float">
            <text:p>8,865508</text:p>
          </table:table-cell>
          <table:table-cell office:value-type="float" office:value="0.118407897651196" calcext:value-type="float">
            <text:p>0,1184078977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3621506" calcext:value-type="float">
            <text:p>5,53621506</text:p>
          </table:table-cell>
          <table:table-cell office:value-type="float" office:value="0.103390768170357" calcext:value-type="float">
            <text:p>0,1033907682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6754496" calcext:value-type="float">
            <text:p>8,86754496</text:p>
          </table:table-cell>
          <table:table-cell office:value-type="float" office:value="0.118407897651196" calcext:value-type="float">
            <text:p>0,1184078977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3824438" calcext:value-type="float">
            <text:p>5,53824438</text:p>
          </table:table-cell>
          <table:table-cell office:value-type="float" office:value="0.103390768170357" calcext:value-type="float">
            <text:p>0,1033907682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6953152" calcext:value-type="float">
            <text:p>8,86953152</text:p>
          </table:table-cell>
          <table:table-cell office:value-type="float" office:value="0.118407897651196" calcext:value-type="float">
            <text:p>0,1184078977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4036296" calcext:value-type="float">
            <text:p>5,54036296</text:p>
          </table:table-cell>
          <table:table-cell office:value-type="float" office:value="0.103390768170357" calcext:value-type="float">
            <text:p>0,1033907682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7099858" calcext:value-type="float">
            <text:p>8,87099858</text:p>
          </table:table-cell>
          <table:table-cell office:value-type="float" office:value="0.120619967579842" calcext:value-type="float">
            <text:p>0,1206199676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416254" calcext:value-type="float">
            <text:p>5,5416254</text:p>
          </table:table-cell>
          <table:table-cell office:value-type="float" office:value="0.104182414710522" calcext:value-type="float">
            <text:p>0,1041824147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7295422" calcext:value-type="float">
            <text:p>8,87295422</text:p>
          </table:table-cell>
          <table:table-cell office:value-type="float" office:value="0.120619967579842" calcext:value-type="float">
            <text:p>0,1206199676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442078" calcext:value-type="float">
            <text:p>5,5442078</text:p>
          </table:table-cell>
          <table:table-cell office:value-type="float" office:value="0.104182414710522" calcext:value-type="float">
            <text:p>0,1041824147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7503586" calcext:value-type="float">
            <text:p>8,87503586</text:p>
          </table:table-cell>
          <table:table-cell office:value-type="float" office:value="0.120619967579842" calcext:value-type="float">
            <text:p>0,1206199676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4620496" calcext:value-type="float">
            <text:p>5,54620496</text:p>
          </table:table-cell>
          <table:table-cell office:value-type="float" office:value="0.104182414710522" calcext:value-type="float">
            <text:p>0,1041824147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763432" calcext:value-type="float">
            <text:p>8,8763432</text:p>
          </table:table-cell>
          <table:table-cell office:value-type="float" office:value="0.120619967579842" calcext:value-type="float">
            <text:p>0,1206199676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4829684" calcext:value-type="float">
            <text:p>5,54829684</text:p>
          </table:table-cell>
          <table:table-cell office:value-type="float" office:value="0.104182414710522" calcext:value-type="float">
            <text:p>0,1041824147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783777" calcext:value-type="float">
            <text:p>8,8783777</text:p>
          </table:table-cell>
          <table:table-cell office:value-type="float" office:value="0.120619967579842" calcext:value-type="float">
            <text:p>0,1206199676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4958284" calcext:value-type="float">
            <text:p>5,54958284</text:p>
          </table:table-cell>
          <table:table-cell office:value-type="float" office:value="0.104182414710522" calcext:value-type="float">
            <text:p>0,1041824147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80481" calcext:value-type="float">
            <text:p>8,880481</text:p>
          </table:table-cell>
          <table:table-cell office:value-type="float" office:value="0.120619967579842" calcext:value-type="float">
            <text:p>0,1206199676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5157092" calcext:value-type="float">
            <text:p>5,55157092</text:p>
          </table:table-cell>
          <table:table-cell office:value-type="float" office:value="0.1048554033041" calcext:value-type="float">
            <text:p>0,1048554033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8249316" calcext:value-type="float">
            <text:p>8,88249316</text:p>
          </table:table-cell>
          <table:table-cell office:value-type="float" office:value="0.121822319924831" calcext:value-type="float">
            <text:p>0,1218223199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5359724" calcext:value-type="float">
            <text:p>5,55359724</text:p>
          </table:table-cell>
          <table:table-cell office:value-type="float" office:value="0.1048554033041" calcext:value-type="float">
            <text:p>0,1048554033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8392958" calcext:value-type="float">
            <text:p>8,88392958</text:p>
          </table:table-cell>
          <table:table-cell office:value-type="float" office:value="0.121822319924831" calcext:value-type="float">
            <text:p>0,1218223199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5562178" calcext:value-type="float">
            <text:p>5,55562178</text:p>
          </table:table-cell>
          <table:table-cell office:value-type="float" office:value="0.1048554033041" calcext:value-type="float">
            <text:p>0,1048554033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8603356" calcext:value-type="float">
            <text:p>8,88603356</text:p>
          </table:table-cell>
          <table:table-cell office:value-type="float" office:value="0.121822319924831" calcext:value-type="float">
            <text:p>0,1218223199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5712658" calcext:value-type="float">
            <text:p>5,55712658</text:p>
          </table:table-cell>
          <table:table-cell office:value-type="float" office:value="0.1048554033041" calcext:value-type="float">
            <text:p>0,1048554033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8813434" calcext:value-type="float">
            <text:p>8,88813434</text:p>
          </table:table-cell>
          <table:table-cell office:value-type="float" office:value="0.121822319924831" calcext:value-type="float">
            <text:p>0,1218223199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5910912" calcext:value-type="float">
            <text:p>5,55910912</text:p>
          </table:table-cell>
          <table:table-cell office:value-type="float" office:value="0.1048554033041" calcext:value-type="float">
            <text:p>0,1048554033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8945098" calcext:value-type="float">
            <text:p>8,88945098</text:p>
          </table:table-cell>
          <table:table-cell office:value-type="float" office:value="0.121822319924831" calcext:value-type="float">
            <text:p>0,1218223199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6122898" calcext:value-type="float">
            <text:p>5,56122898</text:p>
          </table:table-cell>
          <table:table-cell office:value-type="float" office:value="0.1048554033041" calcext:value-type="float">
            <text:p>0,1048554033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9142776" calcext:value-type="float">
            <text:p>8,89142776</text:p>
          </table:table-cell>
          <table:table-cell office:value-type="float" office:value="0.122433394193649" calcext:value-type="float">
            <text:p>0,1224333942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632588" calcext:value-type="float">
            <text:p>5,5632588</text:p>
          </table:table-cell>
          <table:table-cell office:value-type="float" office:value="0.10729268938303" calcext:value-type="float">
            <text:p>0,1072926894</text:p>
          </table:table-cell>
          <table:table-cell office:value-type="float" office:value="0.0214245915412903" calcext:value-type="float">
            <text:p>0,0214245915</text:p>
          </table:table-cell>
          <table:table-cell table:number-columns-repeated="5"/>
          <table:table-cell office:value-type="float" office:value="8.89346662" calcext:value-type="float">
            <text:p>8,89346662</text:p>
          </table:table-cell>
          <table:table-cell office:value-type="float" office:value="0.122433394193649" calcext:value-type="float">
            <text:p>0,1224333942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6468462" calcext:value-type="float">
            <text:p>5,56468462</text:p>
          </table:table-cell>
          <table:table-cell office:value-type="float" office:value="0.10729268938303" calcext:value-type="float">
            <text:p>0,1072926894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89474692" calcext:value-type="float">
            <text:p>8,89474692</text:p>
          </table:table-cell>
          <table:table-cell office:value-type="float" office:value="0.122433394193649" calcext:value-type="float">
            <text:p>0,1224333942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6669774" calcext:value-type="float">
            <text:p>5,56669774</text:p>
          </table:table-cell>
          <table:table-cell office:value-type="float" office:value="0.10729268938303" calcext:value-type="float">
            <text:p>0,1072926894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8969661" calcext:value-type="float">
            <text:p>8,8969661</text:p>
          </table:table-cell>
          <table:table-cell office:value-type="float" office:value="0.122433394193649" calcext:value-type="float">
            <text:p>0,1224333942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689657" calcext:value-type="float">
            <text:p>5,5689657</text:p>
          </table:table-cell>
          <table:table-cell office:value-type="float" office:value="0.10729268938303" calcext:value-type="float">
            <text:p>0,1072926894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8989569" calcext:value-type="float">
            <text:p>8,8989569</text:p>
          </table:table-cell>
          <table:table-cell office:value-type="float" office:value="0.122433394193649" calcext:value-type="float">
            <text:p>0,1224333942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7101468" calcext:value-type="float">
            <text:p>5,57101468</text:p>
          </table:table-cell>
          <table:table-cell office:value-type="float" office:value="0.10729268938303" calcext:value-type="float">
            <text:p>0,1072926894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0110294" calcext:value-type="float">
            <text:p>8,90110294</text:p>
          </table:table-cell>
          <table:table-cell office:value-type="float" office:value="0.122433394193649" calcext:value-type="float">
            <text:p>0,1224333942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7235094" calcext:value-type="float">
            <text:p>5,57235094</text:p>
          </table:table-cell>
          <table:table-cell office:value-type="float" office:value="0.109239101409912" calcext:value-type="float">
            <text:p>0,1092391014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0248592" calcext:value-type="float">
            <text:p>8,90248592</text:p>
          </table:table-cell>
          <table:table-cell office:value-type="float" office:value="0.125377610325813" calcext:value-type="float">
            <text:p>0,1253776103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7438028" calcext:value-type="float">
            <text:p>5,57438028</text:p>
          </table:table-cell>
          <table:table-cell office:value-type="float" office:value="0.109239101409912" calcext:value-type="float">
            <text:p>0,1092391014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0447252" calcext:value-type="float">
            <text:p>8,90447252</text:p>
          </table:table-cell>
          <table:table-cell office:value-type="float" office:value="0.125377610325813" calcext:value-type="float">
            <text:p>0,1253776103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7634334" calcext:value-type="float">
            <text:p>5,57634334</text:p>
          </table:table-cell>
          <table:table-cell office:value-type="float" office:value="0.109239101409912" calcext:value-type="float">
            <text:p>0,1092391014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0643444" calcext:value-type="float">
            <text:p>8,90643444</text:p>
          </table:table-cell>
          <table:table-cell office:value-type="float" office:value="0.125377610325813" calcext:value-type="float">
            <text:p>0,1253776103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7766886" calcext:value-type="float">
            <text:p>5,57766886</text:p>
          </table:table-cell>
          <table:table-cell office:value-type="float" office:value="0.109239101409912" calcext:value-type="float">
            <text:p>0,1092391014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0800484" calcext:value-type="float">
            <text:p>8,90800484</text:p>
          </table:table-cell>
          <table:table-cell office:value-type="float" office:value="0.125377610325813" calcext:value-type="float">
            <text:p>0,1253776103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797525" calcext:value-type="float">
            <text:p>5,5797525</text:p>
          </table:table-cell>
          <table:table-cell office:value-type="float" office:value="0.109239101409912" calcext:value-type="float">
            <text:p>0,1092391014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093581" calcext:value-type="float">
            <text:p>8,9093581</text:p>
          </table:table-cell>
          <table:table-cell office:value-type="float" office:value="0.125377610325813" calcext:value-type="float">
            <text:p>0,1253776103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8195294" calcext:value-type="float">
            <text:p>5,58195294</text:p>
          </table:table-cell>
          <table:table-cell office:value-type="float" office:value="0.110306397080421" calcext:value-type="float">
            <text:p>0,1103063971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1071312" calcext:value-type="float">
            <text:p>8,91071312</text:p>
          </table:table-cell>
          <table:table-cell office:value-type="float" office:value="0.125377610325813" calcext:value-type="float">
            <text:p>0,1253776103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8325738" calcext:value-type="float">
            <text:p>5,58325738</text:p>
          </table:table-cell>
          <table:table-cell office:value-type="float" office:value="0.110306397080421" calcext:value-type="float">
            <text:p>0,1103063971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1223362" calcext:value-type="float">
            <text:p>8,91223362</text:p>
          </table:table-cell>
          <table:table-cell office:value-type="float" office:value="0.127006411552429" calcext:value-type="float">
            <text:p>0,1270064116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8526016" calcext:value-type="float">
            <text:p>5,58526016</text:p>
          </table:table-cell>
          <table:table-cell office:value-type="float" office:value="0.110306397080421" calcext:value-type="float">
            <text:p>0,1103063971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1359634" calcext:value-type="float">
            <text:p>8,91359634</text:p>
          </table:table-cell>
          <table:table-cell office:value-type="float" office:value="0.127006411552429" calcext:value-type="float">
            <text:p>0,1270064116</text:p>
          </table:table-cell>
          <table:table-cell office:value-type="float" office:value="0.0818049907684326" calcext:value-type="float">
            <text:p>0,0818049908</text:p>
          </table:table-cell>
        </table:table-row>
        <table:table-row table:style-name="ro1">
          <table:table-cell office:value-type="float" office:value="5.58737312" calcext:value-type="float">
            <text:p>5,58737312</text:p>
          </table:table-cell>
          <table:table-cell office:value-type="float" office:value="0.110306397080421" calcext:value-type="float">
            <text:p>0,1103063971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1536092" calcext:value-type="float">
            <text:p>8,91536092</text:p>
          </table:table-cell>
          <table:table-cell office:value-type="float" office:value="0.127006411552429" calcext:value-type="float">
            <text:p>0,1270064116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58937678" calcext:value-type="float">
            <text:p>5,58937678</text:p>
          </table:table-cell>
          <table:table-cell office:value-type="float" office:value="0.110306397080421" calcext:value-type="float">
            <text:p>0,1103063971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1673122" calcext:value-type="float">
            <text:p>8,91673122</text:p>
          </table:table-cell>
          <table:table-cell office:value-type="float" office:value="0.127006411552429" calcext:value-type="float">
            <text:p>0,1270064116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5906927" calcext:value-type="float">
            <text:p>5,5906927</text:p>
          </table:table-cell>
          <table:table-cell office:value-type="float" office:value="0.110306397080421" calcext:value-type="float">
            <text:p>0,1103063971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1830028" calcext:value-type="float">
            <text:p>8,91830028</text:p>
          </table:table-cell>
          <table:table-cell office:value-type="float" office:value="0.127006411552429" calcext:value-type="float">
            <text:p>0,1270064116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5929898" calcext:value-type="float">
            <text:p>5,5929898</text:p>
          </table:table-cell>
          <table:table-cell office:value-type="float" office:value="0.111632153391838" calcext:value-type="float">
            <text:p>0,1116321534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1963416" calcext:value-type="float">
            <text:p>8,91963416</text:p>
          </table:table-cell>
          <table:table-cell office:value-type="float" office:value="0.127006411552429" calcext:value-type="float">
            <text:p>0,1270064116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5949842" calcext:value-type="float">
            <text:p>5,5949842</text:p>
          </table:table-cell>
          <table:table-cell office:value-type="float" office:value="0.111632153391838" calcext:value-type="float">
            <text:p>0,1116321534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2118016" calcext:value-type="float">
            <text:p>8,92118016</text:p>
          </table:table-cell>
          <table:table-cell office:value-type="float" office:value="0.127414360642433" calcext:value-type="float">
            <text:p>0,1274143606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59626788" calcext:value-type="float">
            <text:p>5,59626788</text:p>
          </table:table-cell>
          <table:table-cell office:value-type="float" office:value="0.111632153391838" calcext:value-type="float">
            <text:p>0,1116321534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2253064" calcext:value-type="float">
            <text:p>8,92253064</text:p>
          </table:table-cell>
          <table:table-cell office:value-type="float" office:value="0.127414360642433" calcext:value-type="float">
            <text:p>0,1274143606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5982723" calcext:value-type="float">
            <text:p>5,5982723</text:p>
          </table:table-cell>
          <table:table-cell office:value-type="float" office:value="0.111632153391838" calcext:value-type="float">
            <text:p>0,1116321534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241011" calcext:value-type="float">
            <text:p>8,9241011</text:p>
          </table:table-cell>
          <table:table-cell office:value-type="float" office:value="0.127414360642433" calcext:value-type="float">
            <text:p>0,1274143606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0031806" calcext:value-type="float">
            <text:p>5,60031806</text:p>
          </table:table-cell>
          <table:table-cell office:value-type="float" office:value="0.111632153391838" calcext:value-type="float">
            <text:p>0,1116321534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2547186" calcext:value-type="float">
            <text:p>8,92547186</text:p>
          </table:table-cell>
          <table:table-cell office:value-type="float" office:value="0.127414360642433" calcext:value-type="float">
            <text:p>0,1274143606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0233324" calcext:value-type="float">
            <text:p>5,60233324</text:p>
          </table:table-cell>
          <table:table-cell office:value-type="float" office:value="0.111059725284576" calcext:value-type="float">
            <text:p>0,1110597253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270319" calcext:value-type="float">
            <text:p>8,9270319</text:p>
          </table:table-cell>
          <table:table-cell office:value-type="float" office:value="0.127414360642433" calcext:value-type="float">
            <text:p>0,1274143606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0371076" calcext:value-type="float">
            <text:p>5,60371076</text:p>
          </table:table-cell>
          <table:table-cell office:value-type="float" office:value="0.111059725284576" calcext:value-type="float">
            <text:p>0,1110597253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284055" calcext:value-type="float">
            <text:p>8,9284055</text:p>
          </table:table-cell>
          <table:table-cell office:value-type="float" office:value="0.127414360642433" calcext:value-type="float">
            <text:p>0,1274143606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0574232" calcext:value-type="float">
            <text:p>5,60574232</text:p>
          </table:table-cell>
          <table:table-cell office:value-type="float" office:value="0.111059725284576" calcext:value-type="float">
            <text:p>0,1110597253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2973852" calcext:value-type="float">
            <text:p>8,92973852</text:p>
          </table:table-cell>
          <table:table-cell office:value-type="float" office:value="0.127414360642433" calcext:value-type="float">
            <text:p>0,1274143606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0770824" calcext:value-type="float">
            <text:p>5,60770824</text:p>
          </table:table-cell>
          <table:table-cell office:value-type="float" office:value="0.111059725284576" calcext:value-type="float">
            <text:p>0,1110597253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3128498" calcext:value-type="float">
            <text:p>8,93128498</text:p>
          </table:table-cell>
          <table:table-cell office:value-type="float" office:value="0.125777661800385" calcext:value-type="float">
            <text:p>0,1257776618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0922862" calcext:value-type="float">
            <text:p>5,60922862</text:p>
          </table:table-cell>
          <table:table-cell office:value-type="float" office:value="0.111059725284576" calcext:value-type="float">
            <text:p>0,1110597253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3263314" calcext:value-type="float">
            <text:p>8,93263314</text:p>
          </table:table-cell>
          <table:table-cell office:value-type="float" office:value="0.125777661800385" calcext:value-type="float">
            <text:p>0,1257776618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1062514" calcext:value-type="float">
            <text:p>5,61062514</text:p>
          </table:table-cell>
          <table:table-cell office:value-type="float" office:value="0.111059725284576" calcext:value-type="float">
            <text:p>0,1110597253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3415848" calcext:value-type="float">
            <text:p>8,93415848</text:p>
          </table:table-cell>
          <table:table-cell office:value-type="float" office:value="0.125777661800385" calcext:value-type="float">
            <text:p>0,1257776618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1219024" calcext:value-type="float">
            <text:p>5,61219024</text:p>
          </table:table-cell>
          <table:table-cell office:value-type="float" office:value="0.108284778892994" calcext:value-type="float">
            <text:p>0,1082847789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3553548" calcext:value-type="float">
            <text:p>8,93553548</text:p>
          </table:table-cell>
          <table:table-cell office:value-type="float" office:value="0.125777661800385" calcext:value-type="float">
            <text:p>0,1257776618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1355522" calcext:value-type="float">
            <text:p>5,61355522</text:p>
          </table:table-cell>
          <table:table-cell office:value-type="float" office:value="0.108284778892994" calcext:value-type="float">
            <text:p>0,1082847789</text:p>
          </table:table-cell>
          <table:table-cell office:value-type="float" office:value="0.120296776294708" calcext:value-type="float">
            <text:p>0,1202967763</text:p>
          </table:table-cell>
          <table:table-cell table:number-columns-repeated="5"/>
          <table:table-cell office:value-type="float" office:value="8.93709148" calcext:value-type="float">
            <text:p>8,93709148</text:p>
          </table:table-cell>
          <table:table-cell office:value-type="float" office:value="0.125777661800385" calcext:value-type="float">
            <text:p>0,1257776618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153247" calcext:value-type="float">
            <text:p>5,6153247</text:p>
          </table:table-cell>
          <table:table-cell office:value-type="float" office:value="0.108284778892994" calcext:value-type="float">
            <text:p>0,1082847789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3846512" calcext:value-type="float">
            <text:p>8,93846512</text:p>
          </table:table-cell>
          <table:table-cell office:value-type="float" office:value="0.125777661800385" calcext:value-type="float">
            <text:p>0,1257776618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1666064" calcext:value-type="float">
            <text:p>5,61666064</text:p>
          </table:table-cell>
          <table:table-cell office:value-type="float" office:value="0.108284778892994" calcext:value-type="float">
            <text:p>0,1082847789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3998774" calcext:value-type="float">
            <text:p>8,93998774</text:p>
          </table:table-cell>
          <table:table-cell office:value-type="float" office:value="0.125777661800385" calcext:value-type="float">
            <text:p>0,1257776618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1822468" calcext:value-type="float">
            <text:p>5,61822468</text:p>
          </table:table-cell>
          <table:table-cell office:value-type="float" office:value="0.108284778892994" calcext:value-type="float">
            <text:p>0,1082847789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4135852" calcext:value-type="float">
            <text:p>8,94135852</text:p>
          </table:table-cell>
          <table:table-cell office:value-type="float" office:value="0.123670995235443" calcext:value-type="float">
            <text:p>0,1236709952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195632" calcext:value-type="float">
            <text:p>5,6195632</text:p>
          </table:table-cell>
          <table:table-cell office:value-type="float" office:value="0.108284778892994" calcext:value-type="float">
            <text:p>0,1082847789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4269806" calcext:value-type="float">
            <text:p>8,94269806</text:p>
          </table:table-cell>
          <table:table-cell office:value-type="float" office:value="0.123670995235443" calcext:value-type="float">
            <text:p>0,1236709952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2116376" calcext:value-type="float">
            <text:p>5,62116376</text:p>
          </table:table-cell>
          <table:table-cell office:value-type="float" office:value="0.107152998447418" calcext:value-type="float">
            <text:p>0,1071529984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4423934" calcext:value-type="float">
            <text:p>8,94423934</text:p>
          </table:table-cell>
          <table:table-cell office:value-type="float" office:value="0.123670995235443" calcext:value-type="float">
            <text:p>0,1236709952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225442" calcext:value-type="float">
            <text:p>5,6225442</text:p>
          </table:table-cell>
          <table:table-cell office:value-type="float" office:value="0.107152998447418" calcext:value-type="float">
            <text:p>0,1071529984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460047" calcext:value-type="float">
            <text:p>8,9460047</text:p>
          </table:table-cell>
          <table:table-cell office:value-type="float" office:value="0.123670995235443" calcext:value-type="float">
            <text:p>0,1236709952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240502" calcext:value-type="float">
            <text:p>5,6240502</text:p>
          </table:table-cell>
          <table:table-cell office:value-type="float" office:value="0.107152998447418" calcext:value-type="float">
            <text:p>0,1071529984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4741428" calcext:value-type="float">
            <text:p>8,94741428</text:p>
          </table:table-cell>
          <table:table-cell office:value-type="float" office:value="0.123670995235443" calcext:value-type="float">
            <text:p>0,1236709952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2544504" calcext:value-type="float">
            <text:p>5,62544504</text:p>
          </table:table-cell>
          <table:table-cell office:value-type="float" office:value="0.107152998447418" calcext:value-type="float">
            <text:p>0,1071529984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4874774" calcext:value-type="float">
            <text:p>8,94874774</text:p>
          </table:table-cell>
          <table:table-cell office:value-type="float" office:value="0.123670995235443" calcext:value-type="float">
            <text:p>0,1236709952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2695398" calcext:value-type="float">
            <text:p>5,62695398</text:p>
          </table:table-cell>
          <table:table-cell office:value-type="float" office:value="0.107152998447418" calcext:value-type="float">
            <text:p>0,1071529984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5027728" calcext:value-type="float">
            <text:p>8,95027728</text:p>
          </table:table-cell>
          <table:table-cell office:value-type="float" office:value="0.123670995235443" calcext:value-type="float">
            <text:p>0,1236709952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2834252" calcext:value-type="float">
            <text:p>5,62834252</text:p>
          </table:table-cell>
          <table:table-cell office:value-type="float" office:value="0.107152998447418" calcext:value-type="float">
            <text:p>0,1071529984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51687" calcext:value-type="float">
            <text:p>8,951687</text:p>
          </table:table-cell>
          <table:table-cell office:value-type="float" office:value="0.117464944720268" calcext:value-type="float">
            <text:p>0,1174649447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296702" calcext:value-type="float">
            <text:p>5,6296702</text:p>
          </table:table-cell>
          <table:table-cell office:value-type="float" office:value="0.107152998447418" calcext:value-type="float">
            <text:p>0,1071529984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5318674" calcext:value-type="float">
            <text:p>8,95318674</text:p>
          </table:table-cell>
          <table:table-cell office:value-type="float" office:value="0.117464944720268" calcext:value-type="float">
            <text:p>0,1174649447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3130016" calcext:value-type="float">
            <text:p>5,63130016</text:p>
          </table:table-cell>
          <table:table-cell office:value-type="float" office:value="0.122013814747334" calcext:value-type="float">
            <text:p>0,1220138147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545616" calcext:value-type="float">
            <text:p>8,9545616</text:p>
          </table:table-cell>
          <table:table-cell office:value-type="float" office:value="0.117464944720268" calcext:value-type="float">
            <text:p>0,1174649447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3266584" calcext:value-type="float">
            <text:p>5,63266584</text:p>
          </table:table-cell>
          <table:table-cell office:value-type="float" office:value="0.122013814747334" calcext:value-type="float">
            <text:p>0,1220138147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5607548" calcext:value-type="float">
            <text:p>8,95607548</text:p>
          </table:table-cell>
          <table:table-cell office:value-type="float" office:value="0.117464944720268" calcext:value-type="float">
            <text:p>0,1174649447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3417374" calcext:value-type="float">
            <text:p>5,63417374</text:p>
          </table:table-cell>
          <table:table-cell office:value-type="float" office:value="0.122013814747334" calcext:value-type="float">
            <text:p>0,1220138147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575129" calcext:value-type="float">
            <text:p>8,9575129</text:p>
          </table:table-cell>
          <table:table-cell office:value-type="float" office:value="0.117464944720268" calcext:value-type="float">
            <text:p>0,1174649447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3557332" calcext:value-type="float">
            <text:p>5,63557332</text:p>
          </table:table-cell>
          <table:table-cell office:value-type="float" office:value="0.122013814747334" calcext:value-type="float">
            <text:p>0,1220138147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5902242" calcext:value-type="float">
            <text:p>8,95902242</text:p>
          </table:table-cell>
          <table:table-cell office:value-type="float" office:value="0.117464944720268" calcext:value-type="float">
            <text:p>0,1174649447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3712986" calcext:value-type="float">
            <text:p>5,63712986</text:p>
          </table:table-cell>
          <table:table-cell office:value-type="float" office:value="0.122013814747334" calcext:value-type="float">
            <text:p>0,1220138147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6040626" calcext:value-type="float">
            <text:p>8,96040626</text:p>
          </table:table-cell>
          <table:table-cell office:value-type="float" office:value="0.117464944720268" calcext:value-type="float">
            <text:p>0,1174649447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3852244" calcext:value-type="float">
            <text:p>5,63852244</text:p>
          </table:table-cell>
          <table:table-cell office:value-type="float" office:value="0.122013814747334" calcext:value-type="float">
            <text:p>0,1220138147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6198284" calcext:value-type="float">
            <text:p>8,96198284</text:p>
          </table:table-cell>
          <table:table-cell office:value-type="float" office:value="0.112922668457031" calcext:value-type="float">
            <text:p>0,1129226685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4002598" calcext:value-type="float">
            <text:p>5,64002598</text:p>
          </table:table-cell>
          <table:table-cell office:value-type="float" office:value="0.122013814747334" calcext:value-type="float">
            <text:p>0,1220138147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633396" calcext:value-type="float">
            <text:p>8,9633396</text:p>
          </table:table-cell>
          <table:table-cell office:value-type="float" office:value="0.112922668457031" calcext:value-type="float">
            <text:p>0,1129226685</text:p>
          </table:table-cell>
          <table:table-cell office:value-type="float" office:value="0.171970278024673" calcext:value-type="float">
            <text:p>0,171970278</text:p>
          </table:table-cell>
        </table:table-row>
        <table:table-row table:style-name="ro1">
          <table:table-cell office:value-type="float" office:value="5.64147466" calcext:value-type="float">
            <text:p>5,64147466</text:p>
          </table:table-cell>
          <table:table-cell office:value-type="float" office:value="0.162005349993706" calcext:value-type="float">
            <text:p>0,16200535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6494858" calcext:value-type="float">
            <text:p>8,96494858</text:p>
          </table:table-cell>
          <table:table-cell office:value-type="float" office:value="0.112922668457031" calcext:value-type="float">
            <text:p>0,1129226685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4299522" calcext:value-type="float">
            <text:p>5,64299522</text:p>
          </table:table-cell>
          <table:table-cell office:value-type="float" office:value="0.162005349993706" calcext:value-type="float">
            <text:p>0,16200535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6631774" calcext:value-type="float">
            <text:p>8,96631774</text:p>
          </table:table-cell>
          <table:table-cell office:value-type="float" office:value="0.112922668457031" calcext:value-type="float">
            <text:p>0,1129226685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443536" calcext:value-type="float">
            <text:p>5,6443536</text:p>
          </table:table-cell>
          <table:table-cell office:value-type="float" office:value="0.162005349993706" calcext:value-type="float">
            <text:p>0,16200535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6770616" calcext:value-type="float">
            <text:p>8,96770616</text:p>
          </table:table-cell>
          <table:table-cell office:value-type="float" office:value="0.112922668457031" calcext:value-type="float">
            <text:p>0,1129226685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4616056" calcext:value-type="float">
            <text:p>5,64616056</text:p>
          </table:table-cell>
          <table:table-cell office:value-type="float" office:value="0.162005349993706" calcext:value-type="float">
            <text:p>0,16200535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6921864" calcext:value-type="float">
            <text:p>8,96921864</text:p>
          </table:table-cell>
          <table:table-cell office:value-type="float" office:value="0.112922668457031" calcext:value-type="float">
            <text:p>0,1129226685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4755934" calcext:value-type="float">
            <text:p>5,64755934</text:p>
          </table:table-cell>
          <table:table-cell office:value-type="float" office:value="0.162005349993706" calcext:value-type="float">
            <text:p>0,16200535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7059362" calcext:value-type="float">
            <text:p>8,97059362</text:p>
          </table:table-cell>
          <table:table-cell office:value-type="float" office:value="0.112922668457031" calcext:value-type="float">
            <text:p>0,1129226685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4911094" calcext:value-type="float">
            <text:p>5,64911094</text:p>
          </table:table-cell>
          <table:table-cell office:value-type="float" office:value="0.162005349993706" calcext:value-type="float">
            <text:p>0,16200535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7220818" calcext:value-type="float">
            <text:p>8,97220818</text:p>
          </table:table-cell>
          <table:table-cell office:value-type="float" office:value="0.109290488064289" calcext:value-type="float">
            <text:p>0,1092904881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504911" calcext:value-type="float">
            <text:p>5,6504911</text:p>
          </table:table-cell>
          <table:table-cell office:value-type="float" office:value="0.162005349993706" calcext:value-type="float">
            <text:p>0,16200535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7354716" calcext:value-type="float">
            <text:p>8,97354716</text:p>
          </table:table-cell>
          <table:table-cell office:value-type="float" office:value="0.109290488064289" calcext:value-type="float">
            <text:p>0,1092904881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5207406" calcext:value-type="float">
            <text:p>5,65207406</text:p>
          </table:table-cell>
          <table:table-cell office:value-type="float" office:value="0.163631901144981" calcext:value-type="float">
            <text:p>0,1636319011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750889" calcext:value-type="float">
            <text:p>8,9750889</text:p>
          </table:table-cell>
          <table:table-cell office:value-type="float" office:value="0.109290488064289" calcext:value-type="float">
            <text:p>0,1092904881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5346206" calcext:value-type="float">
            <text:p>5,65346206</text:p>
          </table:table-cell>
          <table:table-cell office:value-type="float" office:value="0.163631901144981" calcext:value-type="float">
            <text:p>0,1636319011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7646432" calcext:value-type="float">
            <text:p>8,97646432</text:p>
          </table:table-cell>
          <table:table-cell office:value-type="float" office:value="0.109290488064289" calcext:value-type="float">
            <text:p>0,1092904881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5495866" calcext:value-type="float">
            <text:p>5,65495866</text:p>
          </table:table-cell>
          <table:table-cell office:value-type="float" office:value="0.163631901144981" calcext:value-type="float">
            <text:p>0,1636319011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7801694" calcext:value-type="float">
            <text:p>8,97801694</text:p>
          </table:table-cell>
          <table:table-cell office:value-type="float" office:value="0.109290488064289" calcext:value-type="float">
            <text:p>0,1092904881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5633152" calcext:value-type="float">
            <text:p>5,65633152</text:p>
          </table:table-cell>
          <table:table-cell office:value-type="float" office:value="0.163631901144981" calcext:value-type="float">
            <text:p>0,1636319011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7936648" calcext:value-type="float">
            <text:p>8,97936648</text:p>
          </table:table-cell>
          <table:table-cell office:value-type="float" office:value="0.109290488064289" calcext:value-type="float">
            <text:p>0,1092904881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5769258" calcext:value-type="float">
            <text:p>5,65769258</text:p>
          </table:table-cell>
          <table:table-cell office:value-type="float" office:value="0.163631901144981" calcext:value-type="float">
            <text:p>0,1636319011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8072956" calcext:value-type="float">
            <text:p>8,98072956</text:p>
          </table:table-cell>
          <table:table-cell office:value-type="float" office:value="0.109290488064289" calcext:value-type="float">
            <text:p>0,1092904881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5922382" calcext:value-type="float">
            <text:p>5,65922382</text:p>
          </table:table-cell>
          <table:table-cell office:value-type="float" office:value="0.163631901144981" calcext:value-type="float">
            <text:p>0,1636319011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823092" calcext:value-type="float">
            <text:p>8,9823092</text:p>
          </table:table-cell>
          <table:table-cell office:value-type="float" office:value="0.0997061729431152" calcext:value-type="float">
            <text:p>0,099706172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605531" calcext:value-type="float">
            <text:p>5,6605531</text:p>
          </table:table-cell>
          <table:table-cell office:value-type="float" office:value="0.163631901144981" calcext:value-type="float">
            <text:p>0,1636319011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8366386" calcext:value-type="float">
            <text:p>8,98366386</text:p>
          </table:table-cell>
          <table:table-cell office:value-type="float" office:value="0.0997061729431152" calcext:value-type="float">
            <text:p>0,099706172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6220246" calcext:value-type="float">
            <text:p>5,66220246</text:p>
          </table:table-cell>
          <table:table-cell office:value-type="float" office:value="0.134809836745262" calcext:value-type="float">
            <text:p>0,1348098367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8523734" calcext:value-type="float">
            <text:p>8,98523734</text:p>
          </table:table-cell>
          <table:table-cell office:value-type="float" office:value="0.0997061729431152" calcext:value-type="float">
            <text:p>0,099706172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635755" calcext:value-type="float">
            <text:p>5,6635755</text:p>
          </table:table-cell>
          <table:table-cell office:value-type="float" office:value="0.134809836745262" calcext:value-type="float">
            <text:p>0,1348098367</text:p>
          </table:table-cell>
          <table:table-cell office:value-type="float" office:value="0.0198417901992798" calcext:value-type="float">
            <text:p>0,0198417902</text:p>
          </table:table-cell>
          <table:table-cell table:number-columns-repeated="5"/>
          <table:table-cell office:value-type="float" office:value="8.98656818" calcext:value-type="float">
            <text:p>8,98656818</text:p>
          </table:table-cell>
          <table:table-cell office:value-type="float" office:value="0.0997061729431152" calcext:value-type="float">
            <text:p>0,099706172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6519918" calcext:value-type="float">
            <text:p>5,66519918</text:p>
          </table:table-cell>
          <table:table-cell office:value-type="float" office:value="0.134809836745262" calcext:value-type="float">
            <text:p>0,1348098367</text:p>
          </table:table-cell>
          <table:table-cell office:value-type="float" office:value="0.530501127243042" calcext:value-type="float">
            <text:p>0,5305011272</text:p>
          </table:table-cell>
          <table:table-cell table:number-columns-repeated="5"/>
          <table:table-cell office:value-type="float" office:value="8.98814876" calcext:value-type="float">
            <text:p>8,98814876</text:p>
          </table:table-cell>
          <table:table-cell office:value-type="float" office:value="0.0997061729431152" calcext:value-type="float">
            <text:p>0,099706172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6657364" calcext:value-type="float">
            <text:p>5,66657364</text:p>
          </table:table-cell>
          <table:table-cell office:value-type="float" office:value="0.134809836745262" calcext:value-type="float">
            <text:p>0,1348098367</text:p>
          </table:table-cell>
          <table:table-cell office:value-type="float" office:value="0.530501127243042" calcext:value-type="float">
            <text:p>0,5305011272</text:p>
          </table:table-cell>
          <table:table-cell table:number-columns-repeated="5"/>
          <table:table-cell office:value-type="float" office:value="8.98951396" calcext:value-type="float">
            <text:p>8,98951396</text:p>
          </table:table-cell>
          <table:table-cell office:value-type="float" office:value="0.0997061729431152" calcext:value-type="float">
            <text:p>0,099706172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6813222" calcext:value-type="float">
            <text:p>5,66813222</text:p>
          </table:table-cell>
          <table:table-cell office:value-type="float" office:value="0.134809836745262" calcext:value-type="float">
            <text:p>0,1348098367</text:p>
          </table:table-cell>
          <table:table-cell office:value-type="float" office:value="0.530501127243042" calcext:value-type="float">
            <text:p>0,5305011272</text:p>
          </table:table-cell>
          <table:table-cell table:number-columns-repeated="5"/>
          <table:table-cell office:value-type="float" office:value="8.99119902" calcext:value-type="float">
            <text:p>8,99119902</text:p>
          </table:table-cell>
          <table:table-cell office:value-type="float" office:value="0.0883578509092331" calcext:value-type="float">
            <text:p>0,088357850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695135" calcext:value-type="float">
            <text:p>5,6695135</text:p>
          </table:table-cell>
          <table:table-cell office:value-type="float" office:value="0.134809836745262" calcext:value-type="float">
            <text:p>0,1348098367</text:p>
          </table:table-cell>
          <table:table-cell office:value-type="float" office:value="0.530501127243042" calcext:value-type="float">
            <text:p>0,5305011272</text:p>
          </table:table-cell>
          <table:table-cell table:number-columns-repeated="5"/>
          <table:table-cell office:value-type="float" office:value="8.99254304" calcext:value-type="float">
            <text:p>8,99254304</text:p>
          </table:table-cell>
          <table:table-cell office:value-type="float" office:value="0.0883578509092331" calcext:value-type="float">
            <text:p>0,088357850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7114102" calcext:value-type="float">
            <text:p>5,67114102</text:p>
          </table:table-cell>
          <table:table-cell office:value-type="float" office:value="0.0728005394339561" calcext:value-type="float">
            <text:p>0,0728005394</text:p>
          </table:table-cell>
          <table:table-cell office:value-type="float" office:value="0.530501127243042" calcext:value-type="float">
            <text:p>0,5305011272</text:p>
          </table:table-cell>
          <table:table-cell table:number-columns-repeated="5"/>
          <table:table-cell office:value-type="float" office:value="8.99407894" calcext:value-type="float">
            <text:p>8,99407894</text:p>
          </table:table-cell>
          <table:table-cell office:value-type="float" office:value="0.0883578509092331" calcext:value-type="float">
            <text:p>0,088357850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7250476" calcext:value-type="float">
            <text:p>5,67250476</text:p>
          </table:table-cell>
          <table:table-cell office:value-type="float" office:value="0.0728005394339561" calcext:value-type="float">
            <text:p>0,0728005394</text:p>
          </table:table-cell>
          <table:table-cell office:value-type="float" office:value="0.530501127243042" calcext:value-type="float">
            <text:p>0,5305011272</text:p>
          </table:table-cell>
          <table:table-cell table:number-columns-repeated="5"/>
          <table:table-cell office:value-type="float" office:value="8.9954621" calcext:value-type="float">
            <text:p>8,9954621</text:p>
          </table:table-cell>
          <table:table-cell office:value-type="float" office:value="0.0883578509092331" calcext:value-type="float">
            <text:p>0,088357850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7400468" calcext:value-type="float">
            <text:p>5,67400468</text:p>
          </table:table-cell>
          <table:table-cell office:value-type="float" office:value="0.0728005394339561" calcext:value-type="float">
            <text:p>0,0728005394</text:p>
          </table:table-cell>
          <table:table-cell office:value-type="float" office:value="0.530501127243042" calcext:value-type="float">
            <text:p>0,5305011272</text:p>
          </table:table-cell>
          <table:table-cell table:number-columns-repeated="5"/>
          <table:table-cell office:value-type="float" office:value="8.99718508" calcext:value-type="float">
            <text:p>8,99718508</text:p>
          </table:table-cell>
          <table:table-cell office:value-type="float" office:value="0.0883578509092331" calcext:value-type="float">
            <text:p>0,088357850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7535874" calcext:value-type="float">
            <text:p>5,67535874</text:p>
          </table:table-cell>
          <table:table-cell office:value-type="float" office:value="0.0728005394339561" calcext:value-type="float">
            <text:p>0,0728005394</text:p>
          </table:table-cell>
          <table:table-cell office:value-type="float" office:value="0.530501127243042" calcext:value-type="float">
            <text:p>0,5305011272</text:p>
          </table:table-cell>
          <table:table-cell table:number-columns-repeated="5"/>
          <table:table-cell office:value-type="float" office:value="8.9986095" calcext:value-type="float">
            <text:p>8,9986095</text:p>
          </table:table-cell>
          <table:table-cell office:value-type="float" office:value="0.0883578509092331" calcext:value-type="float">
            <text:p>0,088357850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767101" calcext:value-type="float">
            <text:p>5,6767101</text:p>
          </table:table-cell>
          <table:table-cell office:value-type="float" office:value="0.0728005394339561" calcext:value-type="float">
            <text:p>0,0728005394</text:p>
          </table:table-cell>
          <table:table-cell office:value-type="float" office:value="0.530501127243042" calcext:value-type="float">
            <text:p>0,5305011272</text:p>
          </table:table-cell>
          <table:table-cell table:number-columns-repeated="5"/>
          <table:table-cell office:value-type="float" office:value="9.00022832" calcext:value-type="float">
            <text:p>9,00022832</text:p>
          </table:table-cell>
          <table:table-cell office:value-type="float" office:value="0.0883578509092331" calcext:value-type="float">
            <text:p>0,088357850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7825524" calcext:value-type="float">
            <text:p>5,67825524</text:p>
          </table:table-cell>
          <table:table-cell office:value-type="float" office:value="0.0728005394339561" calcext:value-type="float">
            <text:p>0,0728005394</text:p>
          </table:table-cell>
          <table:table-cell office:value-type="float" office:value="0.530501127243042" calcext:value-type="float">
            <text:p>0,5305011272</text:p>
          </table:table-cell>
          <table:table-cell table:number-columns-repeated="5"/>
          <table:table-cell office:value-type="float" office:value="9.00159756" calcext:value-type="float">
            <text:p>9,00159756</text:p>
          </table:table-cell>
          <table:table-cell office:value-type="float" office:value="0.043709009885788" calcext:value-type="float">
            <text:p>0,043709009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office:value-type="float" office:value="5.67961328" calcext:value-type="float">
            <text:p>5,67961328</text:p>
          </table:table-cell>
          <table:table-cell office:value-type="float" office:value="0.0728005394339561" calcext:value-type="float">
            <text:p>0,0728005394</text:p>
          </table:table-cell>
          <table:table-cell office:value-type="float" office:value="0.530501127243042" calcext:value-type="float">
            <text:p>0,5305011272</text:p>
          </table:table-cell>
          <table:table-cell table:number-columns-repeated="5"/>
          <table:table-cell office:value-type="float" office:value="9.0031325" calcext:value-type="float">
            <text:p>9,0031325</text:p>
          </table:table-cell>
          <table:table-cell office:value-type="float" office:value="0.043709009885788" calcext:value-type="float">
            <text:p>0,043709009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table:number-columns-repeated="8"/>
          <table:table-cell office:value-type="float" office:value="9.00449584" calcext:value-type="float">
            <text:p>9,00449584</text:p>
          </table:table-cell>
          <table:table-cell office:value-type="float" office:value="0.043709009885788" calcext:value-type="float">
            <text:p>0,043709009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table:number-columns-repeated="8"/>
          <table:table-cell office:value-type="float" office:value="9.00601108" calcext:value-type="float">
            <text:p>9,00601108</text:p>
          </table:table-cell>
          <table:table-cell office:value-type="float" office:value="0.043709009885788" calcext:value-type="float">
            <text:p>0,043709009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table:number-columns-repeated="8"/>
          <table:table-cell office:value-type="float" office:value="9.0074059" calcext:value-type="float">
            <text:p>9,0074059</text:p>
          </table:table-cell>
          <table:table-cell office:value-type="float" office:value="0.043709009885788" calcext:value-type="float">
            <text:p>0,043709009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table:number-columns-repeated="8"/>
          <table:table-cell office:value-type="float" office:value="9.00892476" calcext:value-type="float">
            <text:p>9,00892476</text:p>
          </table:table-cell>
          <table:table-cell office:value-type="float" office:value="0.043709009885788" calcext:value-type="float">
            <text:p>0,043709009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table:number-columns-repeated="8"/>
          <table:table-cell office:value-type="float" office:value="9.01028364" calcext:value-type="float">
            <text:p>9,01028364</text:p>
          </table:table-cell>
          <table:table-cell office:value-type="float" office:value="0.043709009885788" calcext:value-type="float">
            <text:p>0,0437090099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table:number-columns-repeated="8"/>
          <table:table-cell office:value-type="float" office:value="9.01164494" calcext:value-type="float">
            <text:p>9,01164494</text:p>
          </table:table-cell>
          <table:table-cell office:value-type="float" office:value="-0.0420995503664017" calcext:value-type="float">
            <text:p>-0,0420995504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table:number-columns-repeated="8"/>
          <table:table-cell office:value-type="float" office:value="9.01316062" calcext:value-type="float">
            <text:p>9,01316062</text:p>
          </table:table-cell>
          <table:table-cell office:value-type="float" office:value="-0.0420995503664017" calcext:value-type="float">
            <text:p>-0,0420995504</text:p>
          </table:table-cell>
          <table:table-cell office:value-type="float" office:value="-0.281674861907959" calcext:value-type="float">
            <text:p>-0,2816748619</text:p>
          </table:table-cell>
        </table:table-row>
        <table:table-row table:style-name="ro1">
          <table:table-cell table:number-columns-repeated="8"/>
          <table:table-cell office:value-type="float" office:value="9.01493572" calcext:value-type="float">
            <text:p>9,01493572</text:p>
          </table:table-cell>
          <table:table-cell office:value-type="float" office:value="-0.0420995503664017" calcext:value-type="float">
            <text:p>-0,0420995504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1634322" calcext:value-type="float">
            <text:p>9,01634322</text:p>
          </table:table-cell>
          <table:table-cell office:value-type="float" office:value="-0.0420995503664017" calcext:value-type="float">
            <text:p>-0,0420995504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1770848" calcext:value-type="float">
            <text:p>9,01770848</text:p>
          </table:table-cell>
          <table:table-cell office:value-type="float" office:value="-0.0420995503664017" calcext:value-type="float">
            <text:p>-0,0420995504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1923214" calcext:value-type="float">
            <text:p>9,01923214</text:p>
          </table:table-cell>
          <table:table-cell office:value-type="float" office:value="-0.0420995503664017" calcext:value-type="float">
            <text:p>-0,0420995504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2058238" calcext:value-type="float">
            <text:p>9,02058238</text:p>
          </table:table-cell>
          <table:table-cell office:value-type="float" office:value="-0.0420995503664017" calcext:value-type="float">
            <text:p>-0,0420995504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221332" calcext:value-type="float">
            <text:p>9,0221332</text:p>
          </table:table-cell>
          <table:table-cell office:value-type="float" office:value="-0.0963290482759476" calcext:value-type="float">
            <text:p>-0,0963290483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2351694" calcext:value-type="float">
            <text:p>9,02351694</text:p>
          </table:table-cell>
          <table:table-cell office:value-type="float" office:value="-0.0963290482759476" calcext:value-type="float">
            <text:p>-0,0963290483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250562" calcext:value-type="float">
            <text:p>9,0250562</text:p>
          </table:table-cell>
          <table:table-cell office:value-type="float" office:value="-0.0963290482759476" calcext:value-type="float">
            <text:p>-0,0963290483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2644434" calcext:value-type="float">
            <text:p>9,02644434</text:p>
          </table:table-cell>
          <table:table-cell office:value-type="float" office:value="-0.0963290482759476" calcext:value-type="float">
            <text:p>-0,0963290483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279533" calcext:value-type="float">
            <text:p>9,0279533</text:p>
          </table:table-cell>
          <table:table-cell office:value-type="float" office:value="-0.0963290482759476" calcext:value-type="float">
            <text:p>-0,0963290483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2932956" calcext:value-type="float">
            <text:p>9,02932956</text:p>
          </table:table-cell>
          <table:table-cell office:value-type="float" office:value="-0.0963290482759476" calcext:value-type="float">
            <text:p>-0,0963290483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3066586" calcext:value-type="float">
            <text:p>9,03066586</text:p>
          </table:table-cell>
          <table:table-cell office:value-type="float" office:value="-0.0963290482759476" calcext:value-type="float">
            <text:p>-0,0963290483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3218586" calcext:value-type="float">
            <text:p>9,03218586</text:p>
          </table:table-cell>
          <table:table-cell office:value-type="float" office:value="-0.102105610072613" calcext:value-type="float">
            <text:p>-0,1021056101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3353434" calcext:value-type="float">
            <text:p>9,03353434</text:p>
          </table:table-cell>
          <table:table-cell office:value-type="float" office:value="-0.102105610072613" calcext:value-type="float">
            <text:p>-0,1021056101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3507748" calcext:value-type="float">
            <text:p>9,03507748</text:p>
          </table:table-cell>
          <table:table-cell office:value-type="float" office:value="-0.102105610072613" calcext:value-type="float">
            <text:p>-0,1021056101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364532" calcext:value-type="float">
            <text:p>9,0364532</text:p>
          </table:table-cell>
          <table:table-cell office:value-type="float" office:value="-0.102105610072613" calcext:value-type="float">
            <text:p>-0,1021056101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3798098" calcext:value-type="float">
            <text:p>9,03798098</text:p>
          </table:table-cell>
          <table:table-cell office:value-type="float" office:value="-0.102105610072613" calcext:value-type="float">
            <text:p>-0,1021056101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393572" calcext:value-type="float">
            <text:p>9,0393572</text:p>
          </table:table-cell>
          <table:table-cell office:value-type="float" office:value="-0.102105610072613" calcext:value-type="float">
            <text:p>-0,1021056101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4071238" calcext:value-type="float">
            <text:p>9,04071238</text:p>
          </table:table-cell>
          <table:table-cell office:value-type="float" office:value="-0.102105610072613" calcext:value-type="float">
            <text:p>-0,1021056101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4225666" calcext:value-type="float">
            <text:p>9,04225666</text:p>
          </table:table-cell>
          <table:table-cell office:value-type="float" office:value="-0.0932775661349297" calcext:value-type="float">
            <text:p>-0,0932775661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436065" calcext:value-type="float">
            <text:p>9,0436065</text:p>
          </table:table-cell>
          <table:table-cell office:value-type="float" office:value="-0.0932775661349297" calcext:value-type="float">
            <text:p>-0,0932775661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4543482" calcext:value-type="float">
            <text:p>9,04543482</text:p>
          </table:table-cell>
          <table:table-cell office:value-type="float" office:value="-0.0932775661349297" calcext:value-type="float">
            <text:p>-0,0932775661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470067" calcext:value-type="float">
            <text:p>9,0470067</text:p>
          </table:table-cell>
          <table:table-cell office:value-type="float" office:value="-0.0932775661349297" calcext:value-type="float">
            <text:p>-0,0932775661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4837786" calcext:value-type="float">
            <text:p>9,04837786</text:p>
          </table:table-cell>
          <table:table-cell office:value-type="float" office:value="-0.0932775661349297" calcext:value-type="float">
            <text:p>-0,0932775661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4974036" calcext:value-type="float">
            <text:p>9,04974036</text:p>
          </table:table-cell>
          <table:table-cell office:value-type="float" office:value="-0.0932775661349297" calcext:value-type="float">
            <text:p>-0,0932775661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5124146" calcext:value-type="float">
            <text:p>9,05124146</text:p>
          </table:table-cell>
          <table:table-cell office:value-type="float" office:value="-0.0789170488715172" calcext:value-type="float">
            <text:p>-0,0789170489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5260114" calcext:value-type="float">
            <text:p>9,05260114</text:p>
          </table:table-cell>
          <table:table-cell office:value-type="float" office:value="-0.0789170488715172" calcext:value-type="float">
            <text:p>-0,0789170489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5410402" calcext:value-type="float">
            <text:p>9,05410402</text:p>
          </table:table-cell>
          <table:table-cell office:value-type="float" office:value="-0.0789170488715172" calcext:value-type="float">
            <text:p>-0,0789170489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554969" calcext:value-type="float">
            <text:p>9,0554969</text:p>
          </table:table-cell>
          <table:table-cell office:value-type="float" office:value="-0.0789170488715172" calcext:value-type="float">
            <text:p>-0,0789170489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5702732" calcext:value-type="float">
            <text:p>9,05702732</text:p>
          </table:table-cell>
          <table:table-cell office:value-type="float" office:value="-0.0789170488715172" calcext:value-type="float">
            <text:p>-0,0789170489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5838314" calcext:value-type="float">
            <text:p>9,05838314</text:p>
          </table:table-cell>
          <table:table-cell office:value-type="float" office:value="-0.0789170488715172" calcext:value-type="float">
            <text:p>-0,0789170489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5990352" calcext:value-type="float">
            <text:p>9,05990352</text:p>
          </table:table-cell>
          <table:table-cell office:value-type="float" office:value="-0.0789170488715172" calcext:value-type="float">
            <text:p>-0,0789170489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61282" calcext:value-type="float">
            <text:p>9,061282</text:p>
          </table:table-cell>
          <table:table-cell office:value-type="float" office:value="-0.0672305896878242" calcext:value-type="float">
            <text:p>-0,0672305897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6264272" calcext:value-type="float">
            <text:p>9,06264272</text:p>
          </table:table-cell>
          <table:table-cell office:value-type="float" office:value="-0.0672305896878242" calcext:value-type="float">
            <text:p>-0,0672305897</text:p>
          </table:table-cell>
          <table:table-cell office:value-type="float" office:value="-3.10044431686401" calcext:value-type="float">
            <text:p>-3,1004443169</text:p>
          </table:table-cell>
        </table:table-row>
        <table:table-row table:style-name="ro1">
          <table:table-cell table:number-columns-repeated="8"/>
          <table:table-cell office:value-type="float" office:value="9.06428378" calcext:value-type="float">
            <text:p>9,06428378</text:p>
          </table:table-cell>
          <table:table-cell office:value-type="float" office:value="-0.0672305896878242" calcext:value-type="float">
            <text:p>-0,0672305897</text:p>
          </table:table-cell>
          <table:table-cell office:value-type="float" office:value="-0.502620756626129" calcext:value-type="float">
            <text:p>-0,5026207566</text:p>
          </table:table-cell>
        </table:table-row>
        <table:table-row table:style-name="ro1">
          <table:table-cell table:number-columns-repeated="8"/>
          <table:table-cell office:value-type="float" office:value="9.0656505" calcext:value-type="float">
            <text:p>9,0656505</text:p>
          </table:table-cell>
          <table:table-cell office:value-type="float" office:value="-0.0672305896878242" calcext:value-type="float">
            <text:p>-0,0672305897</text:p>
          </table:table-cell>
          <table:table-cell office:value-type="float" office:value="-0.502620756626129" calcext:value-type="float">
            <text:p>-0,5026207566</text:p>
          </table:table-cell>
        </table:table-row>
        <table:table-row table:style-name="ro1">
          <table:table-cell table:number-columns-repeated="8"/>
          <table:table-cell office:value-type="float" office:value="9.06721454" calcext:value-type="float">
            <text:p>9,06721454</text:p>
          </table:table-cell>
          <table:table-cell office:value-type="float" office:value="-0.0672305896878242" calcext:value-type="float">
            <text:p>-0,0672305897</text:p>
          </table:table-cell>
          <table:table-cell office:value-type="float" office:value="-0.502620756626129" calcext:value-type="float">
            <text:p>-0,5026207566</text:p>
          </table:table-cell>
        </table:table-row>
        <table:table-row table:style-name="ro1">
          <table:table-cell table:number-columns-repeated="8"/>
          <table:table-cell office:value-type="float" office:value="9.06855876" calcext:value-type="float">
            <text:p>9,06855876</text:p>
          </table:table-cell>
          <table:table-cell office:value-type="float" office:value="-0.0672305896878242" calcext:value-type="float">
            <text:p>-0,0672305897</text:p>
          </table:table-cell>
          <table:table-cell office:value-type="float" office:value="-0.502620756626129" calcext:value-type="float">
            <text:p>-0,5026207566</text:p>
          </table:table-cell>
        </table:table-row>
        <table:table-row table:style-name="ro1">
          <table:table-cell table:number-columns-repeated="8"/>
          <table:table-cell office:value-type="float" office:value="9.07009286" calcext:value-type="float">
            <text:p>9,07009286</text:p>
          </table:table-cell>
          <table:table-cell office:value-type="float" office:value="-0.0672305896878242" calcext:value-type="float">
            <text:p>-0,0672305897</text:p>
          </table:table-cell>
          <table:table-cell office:value-type="float" office:value="-0.502620756626129" calcext:value-type="float">
            <text:p>-0,5026207566</text:p>
          </table:table-cell>
        </table:table-row>
        <table:table-row table:style-name="ro1">
          <table:table-cell table:number-columns-repeated="8"/>
          <table:table-cell office:value-type="float" office:value="9.07146022" calcext:value-type="float">
            <text:p>9,07146022</text:p>
          </table:table-cell>
          <table:table-cell office:value-type="float" office:value="-0.0657610148191452" calcext:value-type="float">
            <text:p>-0,0657610148</text:p>
          </table:table-cell>
          <table:table-cell office:value-type="float" office:value="-0.502620756626129" calcext:value-type="float">
            <text:p>-0,5026207566</text:p>
          </table:table-cell>
        </table:table-row>
        <table:table-row table:style-name="ro1">
          <table:table-cell table:number-columns-repeated="8"/>
          <table:table-cell office:value-type="float" office:value="9.07297394" calcext:value-type="float">
            <text:p>9,07297394</text:p>
          </table:table-cell>
          <table:table-cell office:value-type="float" office:value="-0.0657610148191452" calcext:value-type="float">
            <text:p>-0,0657610148</text:p>
          </table:table-cell>
          <table:table-cell office:value-type="float" office:value="-0.502620756626129" calcext:value-type="float">
            <text:p>-0,5026207566</text:p>
          </table:table-cell>
        </table:table-row>
        <table:table-row table:style-name="ro1">
          <table:table-cell table:number-columns-repeated="8"/>
          <table:table-cell office:value-type="float" office:value="9.07432588" calcext:value-type="float">
            <text:p>9,07432588</text:p>
          </table:table-cell>
          <table:table-cell office:value-type="float" office:value="-0.0657610148191452" calcext:value-type="float">
            <text:p>-0,0657610148</text:p>
          </table:table-cell>
          <table:table-cell office:value-type="float" office:value="-0.502620756626129" calcext:value-type="float">
            <text:p>-0,5026207566</text:p>
          </table:table-cell>
        </table:table-row>
        <table:table-row table:style-name="ro1">
          <table:table-cell table:number-columns-repeated="8"/>
          <table:table-cell office:value-type="float" office:value="9.07568862" calcext:value-type="float">
            <text:p>9,07568862</text:p>
          </table:table-cell>
          <table:table-cell office:value-type="float" office:value="-0.0657610148191452" calcext:value-type="float">
            <text:p>-0,0657610148</text:p>
          </table:table-cell>
          <table:table-cell office:value-type="float" office:value="-0.502620756626129" calcext:value-type="float">
            <text:p>-0,5026207566</text:p>
          </table:table-cell>
        </table:table-row>
        <table:table-row table:style-name="ro1">
          <table:table-cell table:number-columns-repeated="8"/>
          <table:table-cell office:value-type="float" office:value="9.07722186" calcext:value-type="float">
            <text:p>9,07722186</text:p>
          </table:table-cell>
          <table:table-cell office:value-type="float" office:value="-0.0657610148191452" calcext:value-type="float">
            <text:p>-0,0657610148</text:p>
          </table:table-cell>
          <table:table-cell office:value-type="float" office:value="-0.502620756626129" calcext:value-type="float">
            <text:p>-0,5026207566</text:p>
          </table:table-cell>
        </table:table-row>
        <table:table-row table:style-name="ro1">
          <table:table-cell table:number-columns-repeated="8"/>
          <table:table-cell office:value-type="float" office:value="9.0785784" calcext:value-type="float">
            <text:p>9,0785784</text:p>
          </table:table-cell>
          <table:table-cell office:value-type="float" office:value="-0.0657610148191452" calcext:value-type="float">
            <text:p>-0,0657610148</text:p>
          </table:table-cell>
          <table:table-cell office:value-type="float" office:value="-0.502620756626129" calcext:value-type="float">
            <text:p>-0,5026207566</text:p>
          </table:table-cell>
        </table:table-row>
        <table:table-row table:style-name="ro1">
          <table:table-cell table:number-columns-repeated="8"/>
          <table:table-cell office:value-type="float" office:value="9.08011196" calcext:value-type="float">
            <text:p>9,08011196</text:p>
          </table:table-cell>
          <table:table-cell office:value-type="float" office:value="-0.0657610148191452" calcext:value-type="float">
            <text:p>-0,0657610148</text:p>
          </table:table-cell>
          <table:table-cell office:value-type="float" office:value="-0.502620756626129" calcext:value-type="float">
            <text:p>-0,50262075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.00.0000</text:date>, <text:time style:data-style-name="N2" text:time-value="23:38:05.91683801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20:38:58.140225913</meta:creation-date>
    <dc:date>2017-06-18T00:21:06.931859115</dc:date>
    <meta:editing-duration>PT17M33S</meta:editing-duration>
    <meta:editing-cycles>3</meta:editing-cycles>
    <meta:generator>LibreOffice/5.1.6.2$Linux_X86_64 LibreOffice_project/10m0$Build-2</meta:generator>
    <meta:document-statistic meta:table-count="1" meta:cell-count="50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-4.35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52cm" svg:y="3.454cm" style:legend-expansion="high" chart:style-name="ch2"/>
        <chart:plot-area chart:style-name="ch3" table:cell-range-address="Arkusz1.A2:Arkusz1.C424 Arkusz1.B1:Arkusz1.C1" chart:data-source-has-labels="row" svg:x="0.32cm" svg:y="0.18cm" svg:width="10.312cm" svg:height="8.64cm">
          <chartooo:coordinate-region svg:x="1.153cm" svg:y="0.379cm" svg:width="9.23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2:Arkusz1.B424" chart:label-cell-address="Arkusz1.B1:Arkusz1.B1" chart:class="chart:scatter">
            <chart:domain table:cell-range-address="Arkusz1.A2:Arkusz1.A424"/>
            <chart:regression-curve chart:style-name="ch7">
              <chart:equation chart:display-equation="true" chart:display-r-square="false"/>
            </chart:regression-curve>
            <chart:data-point chart:repeated="423"/>
          </chart:series>
          <chart:series chart:style-name="ch8" chart:values-cell-range-address="Arkusz1.C2:Arkusz1.C424" chart:label-cell-address="Arkusz1.C1:Arkusz1.C1" chart:class="chart:scatter">
            <chart:regression-curve chart:style-name="ch9">
              <chart:equation chart:display-equation="true" chart:display-r-square="false"/>
            </chart:regression-curve>
            <chart:data-point chart:repeated="4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sition</text:p>
                <draw:g>
                  <svg:desc>Arkusz1.B1:Arkusz1.B1</svg:desc>
                </draw:g>
              </table:table-cell>
              <table:table-cell office:value-type="string">
                <text:p>velocity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6154312">
                <text:p>4.36154312</text:p>
                <draw:g>
                  <svg:desc>Arkusz1.A2:Arkusz1.A424</svg:desc>
                </draw:g>
              </table:table-cell>
              <table:table-cell office:value-type="float" office:value="-0.136690810322762">
                <text:p>-0.136690810322762</text:p>
                <draw:g>
                  <svg:desc>Arkusz1.B2:Arkusz1.B424</svg:desc>
                </draw:g>
              </table:table-cell>
              <table:table-cell office:value-type="float" office:value="0.0069001317024231">
                <text:p>0.0069001317024231</text:p>
                <draw:g>
                  <svg:desc>Arkusz1.C2:Arkusz1.C4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6357372">
                <text:p>4.36357372</text:p>
              </table:table-cell>
              <table:table-cell office:value-type="float" office:value="-0.136690810322762">
                <text:p>-0.136690810322762</text:p>
              </table:table-cell>
              <table:table-cell office:value-type="float" office:value="0.0069001317024231">
                <text:p>0.0069001317024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6569514">
                <text:p>4.36569514</text:p>
              </table:table-cell>
              <table:table-cell office:value-type="float" office:value="-0.136690810322762">
                <text:p>-0.136690810322762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6797614">
                <text:p>4.36797614</text:p>
              </table:table-cell>
              <table:table-cell office:value-type="float" office:value="-0.136690810322762">
                <text:p>-0.136690810322762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6936196">
                <text:p>4.36936196</text:p>
              </table:table-cell>
              <table:table-cell office:value-type="float" office:value="-0.136690810322762">
                <text:p>-0.136690810322762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7135562">
                <text:p>4.37135562</text:p>
              </table:table-cell>
              <table:table-cell office:value-type="float" office:value="-0.136548489332199">
                <text:p>-0.136548489332199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7338956">
                <text:p>4.37338956</text:p>
              </table:table-cell>
              <table:table-cell office:value-type="float" office:value="-0.136548489332199">
                <text:p>-0.136548489332199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7466616">
                <text:p>4.37466616</text:p>
              </table:table-cell>
              <table:table-cell office:value-type="float" office:value="-0.136548489332199">
                <text:p>-0.136548489332199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772449">
                <text:p>4.3772449</text:p>
              </table:table-cell>
              <table:table-cell office:value-type="float" office:value="-0.136548489332199">
                <text:p>-0.136548489332199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7923146">
                <text:p>4.37923146</text:p>
              </table:table-cell>
              <table:table-cell office:value-type="float" office:value="-0.136548489332199">
                <text:p>-0.136548489332199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8131326">
                <text:p>4.38131326</text:p>
              </table:table-cell>
              <table:table-cell office:value-type="float" office:value="-0.136548489332199">
                <text:p>-0.136548489332199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8326286">
                <text:p>4.38326286</text:p>
              </table:table-cell>
              <table:table-cell office:value-type="float" office:value="-0.136975944042206">
                <text:p>-0.136975944042206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8457728">
                <text:p>4.38457728</text:p>
              </table:table-cell>
              <table:table-cell office:value-type="float" office:value="-0.136975944042206">
                <text:p>-0.136975944042206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8660932">
                <text:p>4.38660932</text:p>
              </table:table-cell>
              <table:table-cell office:value-type="float" office:value="-0.136975944042206">
                <text:p>-0.136975944042206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8869348">
                <text:p>4.38869348</text:p>
              </table:table-cell>
              <table:table-cell office:value-type="float" office:value="-0.136975944042206">
                <text:p>-0.136975944042206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39016486">
                <text:p>4.39016486</text:p>
              </table:table-cell>
              <table:table-cell office:value-type="float" office:value="-0.136975944042206">
                <text:p>-0.136975944042206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922955">
                <text:p>4.3922955</text:p>
              </table:table-cell>
              <table:table-cell office:value-type="float" office:value="-0.134276375174522">
                <text:p>-0.134276375174522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9433662">
                <text:p>4.39433662</text:p>
              </table:table-cell>
              <table:table-cell office:value-type="float" office:value="-0.134276375174522">
                <text:p>-0.134276375174522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963173">
                <text:p>4.3963173</text:p>
              </table:table-cell>
              <table:table-cell office:value-type="float" office:value="-0.134276375174522">
                <text:p>-0.134276375174522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9765586">
                <text:p>4.39765586</text:p>
              </table:table-cell>
              <table:table-cell office:value-type="float" office:value="-0.134276375174522">
                <text:p>-0.134276375174522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9967154">
                <text:p>4.39967154</text:p>
              </table:table-cell>
              <table:table-cell office:value-type="float" office:value="-0.134276375174522">
                <text:p>-0.134276375174522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0167202">
                <text:p>4.40167202</text:p>
              </table:table-cell>
              <table:table-cell office:value-type="float" office:value="-0.129938140511513">
                <text:p>-0.129938140511513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0325646">
                <text:p>4.40325646</text:p>
              </table:table-cell>
              <table:table-cell office:value-type="float" office:value="-0.129938140511513">
                <text:p>-0.129938140511513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40525448">
                <text:p>4.40525448</text:p>
              </table:table-cell>
              <table:table-cell office:value-type="float" office:value="-0.129938140511513">
                <text:p>-0.129938140511513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40734594">
                <text:p>4.40734594</text:p>
              </table:table-cell>
              <table:table-cell office:value-type="float" office:value="-0.129938140511513">
                <text:p>-0.129938140511513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4092866">
                <text:p>4.4092866</text:p>
              </table:table-cell>
              <table:table-cell office:value-type="float" office:value="-0.129938140511513">
                <text:p>-0.129938140511513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105847">
                <text:p>4.4105847</text:p>
              </table:table-cell>
              <table:table-cell office:value-type="float" office:value="-0.129938140511513">
                <text:p>-0.129938140511513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1265232">
                <text:p>4.41265232</text:p>
              </table:table-cell>
              <table:table-cell office:value-type="float" office:value="-0.128264456987381">
                <text:p>-0.128264456987381</text:p>
              </table:table-cell>
              <table:table-cell office:value-type="float" office:value="0.0940278172492981">
                <text:p>0.09402781724929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41507036">
                <text:p>4.41507036</text:p>
              </table:table-cell>
              <table:table-cell office:value-type="float" office:value="-0.128264456987381">
                <text:p>-0.128264456987381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41708084">
                <text:p>4.41708084</text:p>
              </table:table-cell>
              <table:table-cell office:value-type="float" office:value="-0.128264456987381">
                <text:p>-0.128264456987381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41839972">
                <text:p>4.41839972</text:p>
              </table:table-cell>
              <table:table-cell office:value-type="float" office:value="-0.128264456987381">
                <text:p>-0.128264456987381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42040866">
                <text:p>4.42040866</text:p>
              </table:table-cell>
              <table:table-cell office:value-type="float" office:value="-0.128264456987381">
                <text:p>-0.128264456987381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42239396">
                <text:p>4.42239396</text:p>
              </table:table-cell>
              <table:table-cell office:value-type="float" office:value="-0.127056211233139">
                <text:p>-0.127056211233139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42368844">
                <text:p>4.42368844</text:p>
              </table:table-cell>
              <table:table-cell office:value-type="float" office:value="-0.127056211233139">
                <text:p>-0.127056211233139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2598474">
                <text:p>4.42598474</text:p>
              </table:table-cell>
              <table:table-cell office:value-type="float" office:value="-0.127056211233139">
                <text:p>-0.127056211233139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42804096">
                <text:p>4.42804096</text:p>
              </table:table-cell>
              <table:table-cell office:value-type="float" office:value="-0.127056211233139">
                <text:p>-0.127056211233139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3004634">
                <text:p>4.43004634</text:p>
              </table:table-cell>
              <table:table-cell office:value-type="float" office:value="-0.127056211233139">
                <text:p>-0.127056211233139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43134616">
                <text:p>4.43134616</text:p>
              </table:table-cell>
              <table:table-cell office:value-type="float" office:value="-0.125880882143974">
                <text:p>-0.125880882143974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43335248">
                <text:p>4.43335248</text:p>
              </table:table-cell>
              <table:table-cell office:value-type="float" office:value="-0.125880882143974">
                <text:p>-0.125880882143974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3536292">
                <text:p>4.43536292</text:p>
              </table:table-cell>
              <table:table-cell office:value-type="float" office:value="-0.125880882143974">
                <text:p>-0.125880882143974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4367348">
                <text:p>4.4367348</text:p>
              </table:table-cell>
              <table:table-cell office:value-type="float" office:value="-0.125880882143974">
                <text:p>-0.125880882143974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43896342">
                <text:p>4.43896342</text:p>
              </table:table-cell>
              <table:table-cell office:value-type="float" office:value="-0.125880882143974">
                <text:p>-0.125880882143974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44070512">
                <text:p>4.44070512</text:p>
              </table:table-cell>
              <table:table-cell office:value-type="float" office:value="-0.125880882143974">
                <text:p>-0.125880882143974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4225768">
                <text:p>4.44225768</text:p>
              </table:table-cell>
              <table:table-cell office:value-type="float" office:value="-0.125085234642029">
                <text:p>-0.125085234642029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4360602">
                <text:p>4.44360602</text:p>
              </table:table-cell>
              <table:table-cell office:value-type="float" office:value="-0.125085234642029">
                <text:p>-0.125085234642029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44539462">
                <text:p>4.44539462</text:p>
              </table:table-cell>
              <table:table-cell office:value-type="float" office:value="-0.125085234642029">
                <text:p>-0.125085234642029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44675112">
                <text:p>4.44675112</text:p>
              </table:table-cell>
              <table:table-cell office:value-type="float" office:value="-0.125085234642029">
                <text:p>-0.125085234642029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4483081">
                <text:p>4.4483081</text:p>
              </table:table-cell>
              <table:table-cell office:value-type="float" office:value="-0.125085234642029">
                <text:p>-0.125085234642029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4964296">
                <text:p>4.44964296</text:p>
              </table:table-cell>
              <table:table-cell office:value-type="float" office:value="-0.125085234642029">
                <text:p>-0.125085234642029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45116376">
                <text:p>4.45116376</text:p>
              </table:table-cell>
              <table:table-cell office:value-type="float" office:value="-0.124101601541042">
                <text:p>-0.124101601541042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525235">
                <text:p>4.4525235</text:p>
              </table:table-cell>
              <table:table-cell office:value-type="float" office:value="-0.124101601541042">
                <text:p>-0.124101601541042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45409154">
                <text:p>4.45409154</text:p>
              </table:table-cell>
              <table:table-cell office:value-type="float" office:value="-0.124101601541042">
                <text:p>-0.124101601541042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4554803">
                <text:p>4.4554803</text:p>
              </table:table-cell>
              <table:table-cell office:value-type="float" office:value="-0.124101601541042">
                <text:p>-0.124101601541042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4570119">
                <text:p>4.4570119</text:p>
              </table:table-cell>
              <table:table-cell office:value-type="float" office:value="-0.124101601541042">
                <text:p>-0.124101601541042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45840622">
                <text:p>4.45840622</text:p>
              </table:table-cell>
              <table:table-cell office:value-type="float" office:value="-0.124101601541042">
                <text:p>-0.124101601541042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5974888">
                <text:p>4.45974888</text:p>
              </table:table-cell>
              <table:table-cell office:value-type="float" office:value="-0.124101601541042">
                <text:p>-0.124101601541042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6127704">
                <text:p>4.46127704</text:p>
              </table:table-cell>
              <table:table-cell office:value-type="float" office:value="-0.123141288757324">
                <text:p>-0.123141288757324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46261824">
                <text:p>4.46261824</text:p>
              </table:table-cell>
              <table:table-cell office:value-type="float" office:value="-0.123141288757324">
                <text:p>-0.123141288757324</text:p>
              </table:table-cell>
              <table:table-cell office:value-type="float" office:value="0.168527066707611">
                <text:p>0.1685270667076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4642804">
                <text:p>4.4642804</text:p>
              </table:table-cell>
              <table:table-cell office:value-type="float" office:value="-0.123141288757324">
                <text:p>-0.123141288757324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46565654">
                <text:p>4.46565654</text:p>
              </table:table-cell>
              <table:table-cell office:value-type="float" office:value="-0.123141288757324">
                <text:p>-0.123141288757324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4672051">
                <text:p>4.4672051</text:p>
              </table:table-cell>
              <table:table-cell office:value-type="float" office:value="-0.123141288757324">
                <text:p>-0.123141288757324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46858894">
                <text:p>4.46858894</text:p>
              </table:table-cell>
              <table:table-cell office:value-type="float" office:value="-0.123141288757324">
                <text:p>-0.123141288757324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47013916">
                <text:p>4.47013916</text:p>
              </table:table-cell>
              <table:table-cell office:value-type="float" office:value="-0.123141288757324">
                <text:p>-0.123141288757324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47152416">
                <text:p>4.47152416</text:p>
              </table:table-cell>
              <table:table-cell office:value-type="float" office:value="-0.12219712138176">
                <text:p>-0.12219712138176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47301588">
                <text:p>4.47301588</text:p>
              </table:table-cell>
              <table:table-cell office:value-type="float" office:value="-0.12219712138176">
                <text:p>-0.12219712138176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47440618">
                <text:p>4.47440618</text:p>
              </table:table-cell>
              <table:table-cell office:value-type="float" office:value="-0.12219712138176">
                <text:p>-0.12219712138176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47720208">
                <text:p>4.47720208</text:p>
              </table:table-cell>
              <table:table-cell office:value-type="float" office:value="-0.12219712138176">
                <text:p>-0.12219712138176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4792328">
                <text:p>4.4792328</text:p>
              </table:table-cell>
              <table:table-cell office:value-type="float" office:value="-0.12219712138176">
                <text:p>-0.12219712138176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48056296">
                <text:p>4.48056296</text:p>
              </table:table-cell>
              <table:table-cell office:value-type="float" office:value="-0.12219712138176">
                <text:p>-0.12219712138176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826142">
                <text:p>4.4826142</text:p>
              </table:table-cell>
              <table:table-cell office:value-type="float" office:value="-0.118678696453571">
                <text:p>-0.118678696453571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4845897">
                <text:p>4.4845897</text:p>
              </table:table-cell>
              <table:table-cell office:value-type="float" office:value="-0.118678696453571">
                <text:p>-0.118678696453571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867281">
                <text:p>4.4867281</text:p>
              </table:table-cell>
              <table:table-cell office:value-type="float" office:value="-0.118678696453571">
                <text:p>-0.118678696453571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48822394">
                <text:p>4.48822394</text:p>
              </table:table-cell>
              <table:table-cell office:value-type="float" office:value="-0.118678696453571">
                <text:p>-0.118678696453571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49020032">
                <text:p>4.49020032</text:p>
              </table:table-cell>
              <table:table-cell office:value-type="float" office:value="-0.118678696453571">
                <text:p>-0.118678696453571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49224436">
                <text:p>4.49224436</text:p>
              </table:table-cell>
              <table:table-cell office:value-type="float" office:value="-0.116574943065643">
                <text:p>-0.116574943065643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4935421">
                <text:p>4.4935421</text:p>
              </table:table-cell>
              <table:table-cell office:value-type="float" office:value="-0.116574943065643">
                <text:p>-0.116574943065643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49556006">
                <text:p>4.49556006</text:p>
              </table:table-cell>
              <table:table-cell office:value-type="float" office:value="-0.116574943065643">
                <text:p>-0.116574943065643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49756148">
                <text:p>4.49756148</text:p>
              </table:table-cell>
              <table:table-cell office:value-type="float" office:value="-0.116574943065643">
                <text:p>-0.116574943065643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49901418">
                <text:p>4.49901418</text:p>
              </table:table-cell>
              <table:table-cell office:value-type="float" office:value="-0.116574943065643">
                <text:p>-0.116574943065643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50119834">
                <text:p>4.50119834</text:p>
              </table:table-cell>
              <table:table-cell office:value-type="float" office:value="-0.114430643618107">
                <text:p>-0.114430643618107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031987">
                <text:p>4.5031987</text:p>
              </table:table-cell>
              <table:table-cell office:value-type="float" office:value="-0.114430643618107">
                <text:p>-0.114430643618107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5052242">
                <text:p>4.5052242</text:p>
              </table:table-cell>
              <table:table-cell office:value-type="float" office:value="-0.114430643618107">
                <text:p>-0.114430643618107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50653798">
                <text:p>4.50653798</text:p>
              </table:table-cell>
              <table:table-cell office:value-type="float" office:value="-0.114430643618107">
                <text:p>-0.114430643618107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50860384">
                <text:p>4.50860384</text:p>
              </table:table-cell>
              <table:table-cell office:value-type="float" office:value="-0.114430643618107">
                <text:p>-0.114430643618107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51058698">
                <text:p>4.51058698</text:p>
              </table:table-cell>
              <table:table-cell office:value-type="float" office:value="-0.114430643618107">
                <text:p>-0.114430643618107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5120402">
                <text:p>4.5120402</text:p>
              </table:table-cell>
              <table:table-cell office:value-type="float" office:value="-0.111041061580181">
                <text:p>-0.111041061580181</text:p>
              </table:table-cell>
              <table:table-cell office:value-type="float" office:value="0.102463364601135">
                <text:p>0.1024633646011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51431216">
                <text:p>4.51431216</text:p>
              </table:table-cell>
              <table:table-cell office:value-type="float" office:value="-0.111041061580181">
                <text:p>-0.111041061580181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51634452">
                <text:p>4.51634452</text:p>
              </table:table-cell>
              <table:table-cell office:value-type="float" office:value="-0.111041061580181">
                <text:p>-0.111041061580181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51836614">
                <text:p>4.51836614</text:p>
              </table:table-cell>
              <table:table-cell office:value-type="float" office:value="-0.111041061580181">
                <text:p>-0.111041061580181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51964394">
                <text:p>4.51964394</text:p>
              </table:table-cell>
              <table:table-cell office:value-type="float" office:value="-0.111041061580181">
                <text:p>-0.111041061580181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2169472">
                <text:p>4.52169472</text:p>
              </table:table-cell>
              <table:table-cell office:value-type="float" office:value="-0.108736552298069">
                <text:p>-0.108736552298069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2392608">
                <text:p>4.52392608</text:p>
              </table:table-cell>
              <table:table-cell office:value-type="float" office:value="-0.108736552298069">
                <text:p>-0.108736552298069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2597898">
                <text:p>4.52597898</text:p>
              </table:table-cell>
              <table:table-cell office:value-type="float" office:value="-0.108736552298069">
                <text:p>-0.108736552298069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2731838">
                <text:p>4.52731838</text:p>
              </table:table-cell>
              <table:table-cell office:value-type="float" office:value="-0.108736552298069">
                <text:p>-0.108736552298069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2928514">
                <text:p>4.52928514</text:p>
              </table:table-cell>
              <table:table-cell office:value-type="float" office:value="-0.108736552298069">
                <text:p>-0.108736552298069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3127594">
                <text:p>4.53127594</text:p>
              </table:table-cell>
              <table:table-cell office:value-type="float" office:value="-0.108736552298069">
                <text:p>-0.108736552298069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3258612">
                <text:p>4.53258612</text:p>
              </table:table-cell>
              <table:table-cell office:value-type="float" office:value="-0.105291366577148">
                <text:p>-0.105291366577148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3461446">
                <text:p>4.53461446</text:p>
              </table:table-cell>
              <table:table-cell office:value-type="float" office:value="-0.105291366577148">
                <text:p>-0.105291366577148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53659056">
                <text:p>4.53659056</text:p>
              </table:table-cell>
              <table:table-cell office:value-type="float" office:value="-0.105291366577148">
                <text:p>-0.105291366577148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53865298">
                <text:p>4.53865298</text:p>
              </table:table-cell>
              <table:table-cell office:value-type="float" office:value="-0.105291366577148">
                <text:p>-0.105291366577148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4023386">
                <text:p>4.54023386</text:p>
              </table:table-cell>
              <table:table-cell office:value-type="float" office:value="-0.105291366577148">
                <text:p>-0.105291366577148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54221104">
                <text:p>4.54221104</text:p>
              </table:table-cell>
              <table:table-cell office:value-type="float" office:value="-0.100210696458817">
                <text:p>-0.100210696458817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54422702">
                <text:p>4.54422702</text:p>
              </table:table-cell>
              <table:table-cell office:value-type="float" office:value="-0.100210696458817">
                <text:p>-0.100210696458817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54555024">
                <text:p>4.54555024</text:p>
              </table:table-cell>
              <table:table-cell office:value-type="float" office:value="-0.100210696458817">
                <text:p>-0.100210696458817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54760222">
                <text:p>4.54760222</text:p>
              </table:table-cell>
              <table:table-cell office:value-type="float" office:value="-0.100210696458817">
                <text:p>-0.100210696458817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54954776">
                <text:p>4.54954776</text:p>
              </table:table-cell>
              <table:table-cell office:value-type="float" office:value="-0.100210696458817">
                <text:p>-0.100210696458817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5515872">
                <text:p>4.5515872</text:p>
              </table:table-cell>
              <table:table-cell office:value-type="float" office:value="-0.0969342589378357">
                <text:p>-0.0969342589378357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55306306">
                <text:p>4.55306306</text:p>
              </table:table-cell>
              <table:table-cell office:value-type="float" office:value="-0.0969342589378357">
                <text:p>-0.0969342589378357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55506372">
                <text:p>4.55506372</text:p>
              </table:table-cell>
              <table:table-cell office:value-type="float" office:value="-0.0969342589378357">
                <text:p>-0.0969342589378357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55709512">
                <text:p>4.55709512</text:p>
              </table:table-cell>
              <table:table-cell office:value-type="float" office:value="-0.0969342589378357">
                <text:p>-0.0969342589378357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55841014">
                <text:p>4.55841014</text:p>
              </table:table-cell>
              <table:table-cell office:value-type="float" office:value="-0.0969342589378357">
                <text:p>-0.0969342589378357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5605011">
                <text:p>4.5605011</text:p>
              </table:table-cell>
              <table:table-cell office:value-type="float" office:value="-0.0969342589378357">
                <text:p>-0.0969342589378357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5625553">
                <text:p>4.5625553</text:p>
              </table:table-cell>
              <table:table-cell office:value-type="float" office:value="-0.0930909663438797">
                <text:p>-0.0930909663438797</text:p>
              </table:table-cell>
              <table:table-cell office:value-type="float" office:value="0.242004543542862">
                <text:p>0.2420045435428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6458172">
                <text:p>4.56458172</text:p>
              </table:table-cell>
              <table:table-cell office:value-type="float" office:value="-0.0930909663438797">
                <text:p>-0.0930909663438797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6613178">
                <text:p>4.56613178</text:p>
              </table:table-cell>
              <table:table-cell office:value-type="float" office:value="-0.0930909663438797">
                <text:p>-0.0930909663438797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56752584">
                <text:p>4.56752584</text:p>
              </table:table-cell>
              <table:table-cell office:value-type="float" office:value="-0.0930909663438797">
                <text:p>-0.0930909663438797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56903614">
                <text:p>4.56903614</text:p>
              </table:table-cell>
              <table:table-cell office:value-type="float" office:value="-0.0930909663438797">
                <text:p>-0.0930909663438797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57044114">
                <text:p>4.57044114</text:p>
              </table:table-cell>
              <table:table-cell office:value-type="float" office:value="-0.0930909663438797">
                <text:p>-0.0930909663438797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57201442">
                <text:p>4.57201442</text:p>
              </table:table-cell>
              <table:table-cell office:value-type="float" office:value="-0.0887909159064293">
                <text:p>-0.0887909159064293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5733689">
                <text:p>4.5733689</text:p>
              </table:table-cell>
              <table:table-cell office:value-type="float" office:value="-0.0887909159064293">
                <text:p>-0.0887909159064293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57473936">
                <text:p>4.57473936</text:p>
              </table:table-cell>
              <table:table-cell office:value-type="float" office:value="-0.0887909159064293">
                <text:p>-0.0887909159064293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57624896">
                <text:p>4.57624896</text:p>
              </table:table-cell>
              <table:table-cell office:value-type="float" office:value="-0.0887909159064293">
                <text:p>-0.0887909159064293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57764776">
                <text:p>4.57764776</text:p>
              </table:table-cell>
              <table:table-cell office:value-type="float" office:value="-0.0887909159064293">
                <text:p>-0.0887909159064293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579165">
                <text:p>4.579165</text:p>
              </table:table-cell>
              <table:table-cell office:value-type="float" office:value="-0.0887909159064293">
                <text:p>-0.0887909159064293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58054658">
                <text:p>4.58054658</text:p>
              </table:table-cell>
              <table:table-cell office:value-type="float" office:value="-0.0887909159064293">
                <text:p>-0.0887909159064293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58235934">
                <text:p>4.58235934</text:p>
              </table:table-cell>
              <table:table-cell office:value-type="float" office:value="-0.0834623873233795">
                <text:p>-0.0834623873233795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58397206">
                <text:p>4.58397206</text:p>
              </table:table-cell>
              <table:table-cell office:value-type="float" office:value="-0.0834623873233795">
                <text:p>-0.0834623873233795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58535248">
                <text:p>4.58535248</text:p>
              </table:table-cell>
              <table:table-cell office:value-type="float" office:value="-0.0834623873233795">
                <text:p>-0.0834623873233795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5866833">
                <text:p>4.5866833</text:p>
              </table:table-cell>
              <table:table-cell office:value-type="float" office:value="-0.0834623873233795">
                <text:p>-0.0834623873233795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588252">
                <text:p>4.588252</text:p>
              </table:table-cell>
              <table:table-cell office:value-type="float" office:value="-0.0834623873233795">
                <text:p>-0.0834623873233795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58958192">
                <text:p>4.58958192</text:p>
              </table:table-cell>
              <table:table-cell office:value-type="float" office:value="-0.0834623873233795">
                <text:p>-0.0834623873233795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59115194">
                <text:p>4.59115194</text:p>
              </table:table-cell>
              <table:table-cell office:value-type="float" office:value="-0.080523855984211">
                <text:p>-0.080523855984211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59251958">
                <text:p>4.59251958</text:p>
              </table:table-cell>
              <table:table-cell office:value-type="float" office:value="-0.080523855984211">
                <text:p>-0.080523855984211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59401648">
                <text:p>4.59401648</text:p>
              </table:table-cell>
              <table:table-cell office:value-type="float" office:value="-0.080523855984211">
                <text:p>-0.080523855984211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59540676">
                <text:p>4.59540676</text:p>
              </table:table-cell>
              <table:table-cell office:value-type="float" office:value="-0.080523855984211">
                <text:p>-0.080523855984211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9673736">
                <text:p>4.59673736</text:p>
              </table:table-cell>
              <table:table-cell office:value-type="float" office:value="-0.080523855984211">
                <text:p>-0.080523855984211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983108">
                <text:p>4.5983108</text:p>
              </table:table-cell>
              <table:table-cell office:value-type="float" office:value="-0.080523855984211">
                <text:p>-0.080523855984211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59964756">
                <text:p>4.59964756</text:p>
              </table:table-cell>
              <table:table-cell office:value-type="float" office:value="-0.080523855984211">
                <text:p>-0.080523855984211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0119946">
                <text:p>4.60119946</text:p>
              </table:table-cell>
              <table:table-cell office:value-type="float" office:value="-0.0781673341989517">
                <text:p>-0.0781673341989517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025462">
                <text:p>4.6025462</text:p>
              </table:table-cell>
              <table:table-cell office:value-type="float" office:value="-0.0781673341989517">
                <text:p>-0.0781673341989517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6040811">
                <text:p>4.6040811</text:p>
              </table:table-cell>
              <table:table-cell office:value-type="float" office:value="-0.0781673341989517">
                <text:p>-0.0781673341989517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60547338">
                <text:p>4.60547338</text:p>
              </table:table-cell>
              <table:table-cell office:value-type="float" office:value="-0.0781673341989517">
                <text:p>-0.0781673341989517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60700742">
                <text:p>4.60700742</text:p>
              </table:table-cell>
              <table:table-cell office:value-type="float" office:value="-0.0781673341989517">
                <text:p>-0.0781673341989517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60838926">
                <text:p>4.60838926</text:p>
              </table:table-cell>
              <table:table-cell office:value-type="float" office:value="-0.0781673341989517">
                <text:p>-0.0781673341989517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60972218">
                <text:p>4.60972218</text:p>
              </table:table-cell>
              <table:table-cell office:value-type="float" office:value="-0.0781673341989517">
                <text:p>-0.0781673341989517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61124658">
                <text:p>4.61124658</text:p>
              </table:table-cell>
              <table:table-cell office:value-type="float" office:value="-0.0745822936296463">
                <text:p>-0.0745822936296463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1258348">
                <text:p>4.61258348</text:p>
              </table:table-cell>
              <table:table-cell office:value-type="float" office:value="-0.0745822936296463">
                <text:p>-0.0745822936296463</text:p>
              </table:table-cell>
              <table:table-cell office:value-type="float" office:value="0.359001904726028">
                <text:p>0.3590019047260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6143547">
                <text:p>4.6143547</text:p>
              </table:table-cell>
              <table:table-cell office:value-type="float" office:value="-0.0745822936296463">
                <text:p>-0.0745822936296463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6157249">
                <text:p>4.6157249</text:p>
              </table:table-cell>
              <table:table-cell office:value-type="float" office:value="-0.0745822936296463">
                <text:p>-0.0745822936296463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61725652">
                <text:p>4.61725652</text:p>
              </table:table-cell>
              <table:table-cell office:value-type="float" office:value="-0.0745822936296463">
                <text:p>-0.0745822936296463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6186265">
                <text:p>4.6186265</text:p>
              </table:table-cell>
              <table:table-cell office:value-type="float" office:value="-0.0745822936296463">
                <text:p>-0.0745822936296463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62014134">
                <text:p>4.62014134</text:p>
              </table:table-cell>
              <table:table-cell office:value-type="float" office:value="-0.0745822936296463">
                <text:p>-0.0745822936296463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62151858">
                <text:p>4.62151858</text:p>
              </table:table-cell>
              <table:table-cell office:value-type="float" office:value="-0.0708190053701401">
                <text:p>-0.0708190053701401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6230137">
                <text:p>4.6230137</text:p>
              </table:table-cell>
              <table:table-cell office:value-type="float" office:value="-0.0708190053701401">
                <text:p>-0.0708190053701401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62440682">
                <text:p>4.62440682</text:p>
              </table:table-cell>
              <table:table-cell office:value-type="float" office:value="-0.0708190053701401">
                <text:p>-0.0708190053701401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62592342">
                <text:p>4.62592342</text:p>
              </table:table-cell>
              <table:table-cell office:value-type="float" office:value="-0.0708190053701401">
                <text:p>-0.0708190053701401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6273279">
                <text:p>4.6273279</text:p>
              </table:table-cell>
              <table:table-cell office:value-type="float" office:value="-0.0708190053701401">
                <text:p>-0.0708190053701401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62869088">
                <text:p>4.62869088</text:p>
              </table:table-cell>
              <table:table-cell office:value-type="float" office:value="-0.0708190053701401">
                <text:p>-0.0708190053701401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63021758">
                <text:p>4.63021758</text:p>
              </table:table-cell>
              <table:table-cell office:value-type="float" office:value="-0.0708190053701401">
                <text:p>-0.0708190053701401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6316182">
                <text:p>4.6316182</text:p>
              </table:table-cell>
              <table:table-cell office:value-type="float" office:value="-0.0683450326323509">
                <text:p>-0.0683450326323509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63312138">
                <text:p>4.63312138</text:p>
              </table:table-cell>
              <table:table-cell office:value-type="float" office:value="-0.0683450326323509">
                <text:p>-0.0683450326323509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63451898">
                <text:p>4.63451898</text:p>
              </table:table-cell>
              <table:table-cell office:value-type="float" office:value="-0.0683450326323509">
                <text:p>-0.0683450326323509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63607942">
                <text:p>4.63607942</text:p>
              </table:table-cell>
              <table:table-cell office:value-type="float" office:value="-0.0683450326323509">
                <text:p>-0.0683450326323509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63747922">
                <text:p>4.63747922</text:p>
              </table:table-cell>
              <table:table-cell office:value-type="float" office:value="-0.0683450326323509">
                <text:p>-0.0683450326323509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63899092">
                <text:p>4.63899092</text:p>
              </table:table-cell>
              <table:table-cell office:value-type="float" office:value="-0.0683450326323509">
                <text:p>-0.0683450326323509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64035244">
                <text:p>4.64035244</text:p>
              </table:table-cell>
              <table:table-cell office:value-type="float" office:value="-0.0683450326323509">
                <text:p>-0.0683450326323509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64171704">
                <text:p>4.64171704</text:p>
              </table:table-cell>
              <table:table-cell office:value-type="float" office:value="-0.0649734139442444">
                <text:p>-0.0649734139442444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6432331">
                <text:p>4.6432331</text:p>
              </table:table-cell>
              <table:table-cell office:value-type="float" office:value="-0.0649734139442444">
                <text:p>-0.0649734139442444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64458892">
                <text:p>4.64458892</text:p>
              </table:table-cell>
              <table:table-cell office:value-type="float" office:value="-0.0649734139442444">
                <text:p>-0.0649734139442444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64638636">
                <text:p>4.64638636</text:p>
              </table:table-cell>
              <table:table-cell office:value-type="float" office:value="-0.0649734139442444">
                <text:p>-0.0649734139442444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64791254">
                <text:p>4.64791254</text:p>
              </table:table-cell>
              <table:table-cell office:value-type="float" office:value="-0.0649734139442444">
                <text:p>-0.0649734139442444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6492886">
                <text:p>4.6492886</text:p>
              </table:table-cell>
              <table:table-cell office:value-type="float" office:value="-0.0649734139442444">
                <text:p>-0.0649734139442444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65063336">
                <text:p>4.65063336</text:p>
              </table:table-cell>
              <table:table-cell office:value-type="float" office:value="-0.0649734139442444">
                <text:p>-0.0649734139442444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65216186">
                <text:p>4.65216186</text:p>
              </table:table-cell>
              <table:table-cell office:value-type="float" office:value="-0.0614852346479893">
                <text:p>-0.0614852346479893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65352054">
                <text:p>4.65352054</text:p>
              </table:table-cell>
              <table:table-cell office:value-type="float" office:value="-0.0614852346479893">
                <text:p>-0.0614852346479893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6550451">
                <text:p>4.6550451</text:p>
              </table:table-cell>
              <table:table-cell office:value-type="float" office:value="-0.0614852346479893">
                <text:p>-0.0614852346479893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656401">
                <text:p>4.656401</text:p>
              </table:table-cell>
              <table:table-cell office:value-type="float" office:value="-0.0614852346479893">
                <text:p>-0.0614852346479893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65795526">
                <text:p>4.65795526</text:p>
              </table:table-cell>
              <table:table-cell office:value-type="float" office:value="-0.0614852346479893">
                <text:p>-0.0614852346479893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65933976">
                <text:p>4.65933976</text:p>
              </table:table-cell>
              <table:table-cell office:value-type="float" office:value="-0.0614852346479893">
                <text:p>-0.0614852346479893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66068252">
                <text:p>4.66068252</text:p>
              </table:table-cell>
              <table:table-cell office:value-type="float" office:value="-0.0614852346479893">
                <text:p>-0.0614852346479893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66224652">
                <text:p>4.66224652</text:p>
              </table:table-cell>
              <table:table-cell office:value-type="float" office:value="-0.0560467541217804">
                <text:p>-0.0560467541217804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66357336">
                <text:p>4.66357336</text:p>
              </table:table-cell>
              <table:table-cell office:value-type="float" office:value="-0.0560467541217804">
                <text:p>-0.0560467541217804</text:p>
              </table:table-cell>
              <table:table-cell office:value-type="float" office:value="0.370173454284668">
                <text:p>0.3701734542846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66522888">
                <text:p>4.66522888</text:p>
              </table:table-cell>
              <table:table-cell office:value-type="float" office:value="-0.0560467541217804">
                <text:p>-0.0560467541217804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6665764">
                <text:p>4.6665764</text:p>
              </table:table-cell>
              <table:table-cell office:value-type="float" office:value="-0.0560467541217804">
                <text:p>-0.0560467541217804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66815842">
                <text:p>4.66815842</text:p>
              </table:table-cell>
              <table:table-cell office:value-type="float" office:value="-0.0560467541217804">
                <text:p>-0.0560467541217804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66952886">
                <text:p>4.66952886</text:p>
              </table:table-cell>
              <table:table-cell office:value-type="float" office:value="-0.0560467541217804">
                <text:p>-0.0560467541217804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67107334">
                <text:p>4.67107334</text:p>
              </table:table-cell>
              <table:table-cell office:value-type="float" office:value="-0.0518328472971916">
                <text:p>-0.0518328472971916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67250826">
                <text:p>4.67250826</text:p>
              </table:table-cell>
              <table:table-cell office:value-type="float" office:value="-0.0518328472971916">
                <text:p>-0.0518328472971916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67401228">
                <text:p>4.67401228</text:p>
              </table:table-cell>
              <table:table-cell office:value-type="float" office:value="-0.0518328472971916">
                <text:p>-0.0518328472971916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67538828">
                <text:p>4.67538828</text:p>
              </table:table-cell>
              <table:table-cell office:value-type="float" office:value="-0.0518328472971916">
                <text:p>-0.0518328472971916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67674016">
                <text:p>4.67674016</text:p>
              </table:table-cell>
              <table:table-cell office:value-type="float" office:value="-0.0518328472971916">
                <text:p>-0.0518328472971916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67830988">
                <text:p>4.67830988</text:p>
              </table:table-cell>
              <table:table-cell office:value-type="float" office:value="-0.0518328472971916">
                <text:p>-0.0518328472971916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6796641">
                <text:p>4.6796641</text:p>
              </table:table-cell>
              <table:table-cell office:value-type="float" office:value="-0.0518328472971916">
                <text:p>-0.0518328472971916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68128762">
                <text:p>4.68128762</text:p>
              </table:table-cell>
              <table:table-cell office:value-type="float" office:value="-0.0494231209158897">
                <text:p>-0.0494231209158897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6826578">
                <text:p>4.6826578</text:p>
              </table:table-cell>
              <table:table-cell office:value-type="float" office:value="-0.0494231209158897">
                <text:p>-0.0494231209158897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68417152">
                <text:p>4.68417152</text:p>
              </table:table-cell>
              <table:table-cell office:value-type="float" office:value="-0.0494231209158897">
                <text:p>-0.0494231209158897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68556016">
                <text:p>4.68556016</text:p>
              </table:table-cell>
              <table:table-cell office:value-type="float" office:value="-0.0494231209158897">
                <text:p>-0.0494231209158897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68709754">
                <text:p>4.68709754</text:p>
              </table:table-cell>
              <table:table-cell office:value-type="float" office:value="-0.0494231209158897">
                <text:p>-0.0494231209158897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68850308">
                <text:p>4.68850308</text:p>
              </table:table-cell>
              <table:table-cell office:value-type="float" office:value="-0.0494231209158897">
                <text:p>-0.0494231209158897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6900249">
                <text:p>4.6900249</text:p>
              </table:table-cell>
              <table:table-cell office:value-type="float" office:value="-0.0494231209158897">
                <text:p>-0.0494231209158897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69139312">
                <text:p>4.69139312</text:p>
              </table:table-cell>
              <table:table-cell office:value-type="float" office:value="-0.0468967333436012">
                <text:p>-0.0468967333436012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69275548">
                <text:p>4.69275548</text:p>
              </table:table-cell>
              <table:table-cell office:value-type="float" office:value="-0.0468967333436012">
                <text:p>-0.0468967333436012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69424816">
                <text:p>4.69424816</text:p>
              </table:table-cell>
              <table:table-cell office:value-type="float" office:value="-0.0468967333436012">
                <text:p>-0.0468967333436012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69562896">
                <text:p>4.69562896</text:p>
              </table:table-cell>
              <table:table-cell office:value-type="float" office:value="-0.0468967333436012">
                <text:p>-0.0468967333436012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69716588">
                <text:p>4.69716588</text:p>
              </table:table-cell>
              <table:table-cell office:value-type="float" office:value="-0.0468967333436012">
                <text:p>-0.0468967333436012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69855492">
                <text:p>4.69855492</text:p>
              </table:table-cell>
              <table:table-cell office:value-type="float" office:value="-0.0468967333436012">
                <text:p>-0.0468967333436012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70008082">
                <text:p>4.70008082</text:p>
              </table:table-cell>
              <table:table-cell office:value-type="float" office:value="-0.0468967333436012">
                <text:p>-0.0468967333436012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701493">
                <text:p>4.701493</text:p>
              </table:table-cell>
              <table:table-cell office:value-type="float" office:value="-0.0434334650635719">
                <text:p>-0.0434334650635719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7030082">
                <text:p>4.7030082</text:p>
              </table:table-cell>
              <table:table-cell office:value-type="float" office:value="-0.0434334650635719">
                <text:p>-0.0434334650635719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70436708">
                <text:p>4.70436708</text:p>
              </table:table-cell>
              <table:table-cell office:value-type="float" office:value="-0.0434334650635719">
                <text:p>-0.0434334650635719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7057422">
                <text:p>4.7057422</text:p>
              </table:table-cell>
              <table:table-cell office:value-type="float" office:value="-0.0434334650635719">
                <text:p>-0.0434334650635719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7072891">
                <text:p>4.7072891</text:p>
              </table:table-cell>
              <table:table-cell office:value-type="float" office:value="-0.0434334650635719">
                <text:p>-0.0434334650635719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70865848">
                <text:p>4.70865848</text:p>
              </table:table-cell>
              <table:table-cell office:value-type="float" office:value="-0.0434334650635719">
                <text:p>-0.0434334650635719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71017456">
                <text:p>4.71017456</text:p>
              </table:table-cell>
              <table:table-cell office:value-type="float" office:value="-0.0434334650635719">
                <text:p>-0.0434334650635719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71155476">
                <text:p>4.71155476</text:p>
              </table:table-cell>
              <table:table-cell office:value-type="float" office:value="-0.0409396253526211">
                <text:p>-0.0409396253526211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7130879">
                <text:p>4.7130879</text:p>
              </table:table-cell>
              <table:table-cell office:value-type="float" office:value="-0.0409396253526211">
                <text:p>-0.0409396253526211</text:p>
              </table:table-cell>
              <table:table-cell office:value-type="float" office:value="0.370710790157318">
                <text:p>0.3707107901573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7147176">
                <text:p>4.7147176</text:p>
              </table:table-cell>
              <table:table-cell office:value-type="float" office:value="-0.0409396253526211">
                <text:p>-0.0409396253526211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71625668">
                <text:p>4.71625668</text:p>
              </table:table-cell>
              <table:table-cell office:value-type="float" office:value="-0.0409396253526211">
                <text:p>-0.0409396253526211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7176272">
                <text:p>4.7176272</text:p>
              </table:table-cell>
              <table:table-cell office:value-type="float" office:value="-0.0409396253526211">
                <text:p>-0.0409396253526211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71915714">
                <text:p>4.71915714</text:p>
              </table:table-cell>
              <table:table-cell office:value-type="float" office:value="-0.0409396253526211">
                <text:p>-0.0409396253526211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72051646">
                <text:p>4.72051646</text:p>
              </table:table-cell>
              <table:table-cell office:value-type="float" office:value="-0.0409396253526211">
                <text:p>-0.0409396253526211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72209552">
                <text:p>4.72209552</text:p>
              </table:table-cell>
              <table:table-cell office:value-type="float" office:value="-0.0363304913043976">
                <text:p>-0.0363304913043976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72347408">
                <text:p>4.72347408</text:p>
              </table:table-cell>
              <table:table-cell office:value-type="float" office:value="-0.0363304913043976">
                <text:p>-0.0363304913043976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72496914">
                <text:p>4.72496914</text:p>
              </table:table-cell>
              <table:table-cell office:value-type="float" office:value="-0.0363304913043976">
                <text:p>-0.0363304913043976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72635312">
                <text:p>4.72635312</text:p>
              </table:table-cell>
              <table:table-cell office:value-type="float" office:value="-0.0363304913043976">
                <text:p>-0.0363304913043976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72773168">
                <text:p>4.72773168</text:p>
              </table:table-cell>
              <table:table-cell office:value-type="float" office:value="-0.0363304913043976">
                <text:p>-0.0363304913043976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7292594">
                <text:p>4.7292594</text:p>
              </table:table-cell>
              <table:table-cell office:value-type="float" office:value="-0.0363304913043976">
                <text:p>-0.0363304913043976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73059734">
                <text:p>4.73059734</text:p>
              </table:table-cell>
              <table:table-cell office:value-type="float" office:value="-0.0363304913043976">
                <text:p>-0.0363304913043976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73214618">
                <text:p>4.73214618</text:p>
              </table:table-cell>
              <table:table-cell office:value-type="float" office:value="-0.0310816392302513">
                <text:p>-0.0310816392302513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73350278">
                <text:p>4.73350278</text:p>
              </table:table-cell>
              <table:table-cell office:value-type="float" office:value="-0.0310816392302513">
                <text:p>-0.0310816392302513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7350612">
                <text:p>4.7350612</text:p>
              </table:table-cell>
              <table:table-cell office:value-type="float" office:value="-0.0310816392302513">
                <text:p>-0.0310816392302513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73643932">
                <text:p>4.73643932</text:p>
              </table:table-cell>
              <table:table-cell office:value-type="float" office:value="-0.0310816392302513">
                <text:p>-0.0310816392302513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73795858">
                <text:p>4.73795858</text:p>
              </table:table-cell>
              <table:table-cell office:value-type="float" office:value="-0.0310816392302513">
                <text:p>-0.0310816392302513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73933574">
                <text:p>4.73933574</text:p>
              </table:table-cell>
              <table:table-cell office:value-type="float" office:value="-0.0310816392302513">
                <text:p>-0.0310816392302513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7420904">
                <text:p>4.7420904</text:p>
              </table:table-cell>
              <table:table-cell office:value-type="float" office:value="-0.0310816392302513">
                <text:p>-0.0310816392302513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7434348">
                <text:p>4.7434348</text:p>
              </table:table-cell>
              <table:table-cell office:value-type="float" office:value="-0.0271440502256155">
                <text:p>-0.0271440502256155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74547618">
                <text:p>4.74547618</text:p>
              </table:table-cell>
              <table:table-cell office:value-type="float" office:value="-0.0271440502256155">
                <text:p>-0.0271440502256155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74746742">
                <text:p>4.74746742</text:p>
              </table:table-cell>
              <table:table-cell office:value-type="float" office:value="-0.0271440502256155">
                <text:p>-0.0271440502256155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7487456">
                <text:p>4.7487456</text:p>
              </table:table-cell>
              <table:table-cell office:value-type="float" office:value="-0.0271440502256155">
                <text:p>-0.0271440502256155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509195">
                <text:p>4.7509195</text:p>
              </table:table-cell>
              <table:table-cell office:value-type="float" office:value="-0.023342514410615">
                <text:p>-0.023342514410615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7527544">
                <text:p>4.7527544</text:p>
              </table:table-cell>
              <table:table-cell office:value-type="float" office:value="-0.023342514410615">
                <text:p>-0.023342514410615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75420956">
                <text:p>4.75420956</text:p>
              </table:table-cell>
              <table:table-cell office:value-type="float" office:value="-0.023342514410615">
                <text:p>-0.023342514410615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75621424">
                <text:p>4.75621424</text:p>
              </table:table-cell>
              <table:table-cell office:value-type="float" office:value="-0.023342514410615">
                <text:p>-0.023342514410615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75835388">
                <text:p>4.75835388</text:p>
              </table:table-cell>
              <table:table-cell office:value-type="float" office:value="-0.023342514410615">
                <text:p>-0.023342514410615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76041054">
                <text:p>4.76041054</text:p>
              </table:table-cell>
              <table:table-cell office:value-type="float" office:value="-0.023342514410615">
                <text:p>-0.023342514410615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76172392">
                <text:p>4.76172392</text:p>
              </table:table-cell>
              <table:table-cell office:value-type="float" office:value="-0.0197710990905762">
                <text:p>-0.0197710990905762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76374184">
                <text:p>4.76374184</text:p>
              </table:table-cell>
              <table:table-cell office:value-type="float" office:value="-0.0197710990905762">
                <text:p>-0.0197710990905762</text:p>
              </table:table-cell>
              <table:table-cell office:value-type="float" office:value="0.302142560482025">
                <text:p>0.3021425604820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76636194">
                <text:p>4.76636194</text:p>
              </table:table-cell>
              <table:table-cell office:value-type="float" office:value="-0.0197710990905762">
                <text:p>-0.0197710990905762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76841846">
                <text:p>4.76841846</text:p>
              </table:table-cell>
              <table:table-cell office:value-type="float" office:value="-0.0197710990905762">
                <text:p>-0.0197710990905762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76967556">
                <text:p>4.76967556</text:p>
              </table:table-cell>
              <table:table-cell office:value-type="float" office:value="-0.0197710990905762">
                <text:p>-0.0197710990905762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77171302">
                <text:p>4.77171302</text:p>
              </table:table-cell>
              <table:table-cell office:value-type="float" office:value="-0.0160577781498432">
                <text:p>-0.0160577781498432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77371224">
                <text:p>4.77371224</text:p>
              </table:table-cell>
              <table:table-cell office:value-type="float" office:value="-0.0160577781498432">
                <text:p>-0.0160577781498432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77573894">
                <text:p>4.77573894</text:p>
              </table:table-cell>
              <table:table-cell office:value-type="float" office:value="-0.0160577781498432">
                <text:p>-0.0160577781498432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7772247">
                <text:p>4.7772247</text:p>
              </table:table-cell>
              <table:table-cell office:value-type="float" office:value="-0.0160577781498432">
                <text:p>-0.0160577781498432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77925644">
                <text:p>4.77925644</text:p>
              </table:table-cell>
              <table:table-cell office:value-type="float" office:value="-0.0160577781498432">
                <text:p>-0.0160577781498432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78140494">
                <text:p>4.78140494</text:p>
              </table:table-cell>
              <table:table-cell office:value-type="float" office:value="-0.0160577781498432">
                <text:p>-0.0160577781498432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7826942">
                <text:p>4.7826942</text:p>
              </table:table-cell>
              <table:table-cell office:value-type="float" office:value="-0.0115520479157567">
                <text:p>-0.0115520479157567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78498028">
                <text:p>4.78498028</text:p>
              </table:table-cell>
              <table:table-cell office:value-type="float" office:value="-0.0115520479157567">
                <text:p>-0.0115520479157567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78694252">
                <text:p>4.78694252</text:p>
              </table:table-cell>
              <table:table-cell office:value-type="float" office:value="-0.0115520479157567">
                <text:p>-0.0115520479157567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78899254">
                <text:p>4.78899254</text:p>
              </table:table-cell>
              <table:table-cell office:value-type="float" office:value="-0.0115520479157567">
                <text:p>-0.0115520479157567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79030616">
                <text:p>4.79030616</text:p>
              </table:table-cell>
              <table:table-cell office:value-type="float" office:value="-0.0115520479157567">
                <text:p>-0.0115520479157567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79243362">
                <text:p>4.79243362</text:p>
              </table:table-cell>
              <table:table-cell office:value-type="float" office:value="-0.00695632956922054">
                <text:p>-0.00695632956922054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79451416">
                <text:p>4.79451416</text:p>
              </table:table-cell>
              <table:table-cell office:value-type="float" office:value="-0.00695632956922054">
                <text:p>-0.00695632956922054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79645494">
                <text:p>4.79645494</text:p>
              </table:table-cell>
              <table:table-cell office:value-type="float" office:value="-0.00695632956922054">
                <text:p>-0.00695632956922054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79791644">
                <text:p>4.79791644</text:p>
              </table:table-cell>
              <table:table-cell office:value-type="float" office:value="-0.00695632956922054">
                <text:p>-0.00695632956922054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79971662">
                <text:p>4.79971662</text:p>
              </table:table-cell>
              <table:table-cell office:value-type="float" office:value="-0.00695632956922054">
                <text:p>-0.00695632956922054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80175674">
                <text:p>4.80175674</text:p>
              </table:table-cell>
              <table:table-cell office:value-type="float" office:value="-0.00229158392176032">
                <text:p>-0.00229158392176032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80334382">
                <text:p>4.80334382</text:p>
              </table:table-cell>
              <table:table-cell office:value-type="float" office:value="-0.00229158392176032">
                <text:p>-0.00229158392176032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80534274">
                <text:p>4.80534274</text:p>
              </table:table-cell>
              <table:table-cell office:value-type="float" office:value="-0.00229158392176032">
                <text:p>-0.00229158392176032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80741124">
                <text:p>4.80741124</text:p>
              </table:table-cell>
              <table:table-cell office:value-type="float" office:value="-0.00229158392176032">
                <text:p>-0.00229158392176032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80934376">
                <text:p>4.80934376</text:p>
              </table:table-cell>
              <table:table-cell office:value-type="float" office:value="-0.00229158392176032">
                <text:p>-0.00229158392176032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81069914">
                <text:p>4.81069914</text:p>
              </table:table-cell>
              <table:table-cell office:value-type="float" office:value="-0.00229158392176032">
                <text:p>-0.00229158392176032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81294694">
                <text:p>4.81294694</text:p>
              </table:table-cell>
              <table:table-cell office:value-type="float" office:value="0.00191524508409202">
                <text:p>0.00191524508409202</text:p>
              </table:table-cell>
              <table:table-cell office:value-type="float" office:value="0.423370510339737">
                <text:p>0.4233705103397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81523058">
                <text:p>4.81523058</text:p>
              </table:table-cell>
              <table:table-cell office:value-type="float" office:value="0.00191524508409202">
                <text:p>0.00191524508409202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81723238">
                <text:p>4.81723238</text:p>
              </table:table-cell>
              <table:table-cell office:value-type="float" office:value="0.00191524508409202">
                <text:p>0.00191524508409202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8185297">
                <text:p>4.8185297</text:p>
              </table:table-cell>
              <table:table-cell office:value-type="float" office:value="0.00191524508409202">
                <text:p>0.00191524508409202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82055138">
                <text:p>4.82055138</text:p>
              </table:table-cell>
              <table:table-cell office:value-type="float" office:value="0.00191524508409202">
                <text:p>0.00191524508409202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82254318">
                <text:p>4.82254318</text:p>
              </table:table-cell>
              <table:table-cell office:value-type="float" office:value="0.00715019227936864">
                <text:p>0.00715019227936864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82409584">
                <text:p>4.82409584</text:p>
              </table:table-cell>
              <table:table-cell office:value-type="float" office:value="0.00715019227936864">
                <text:p>0.00715019227936864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8260976">
                <text:p>4.8260976</text:p>
              </table:table-cell>
              <table:table-cell office:value-type="float" office:value="0.00715019227936864">
                <text:p>0.00715019227936864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82804094">
                <text:p>4.82804094</text:p>
              </table:table-cell>
              <table:table-cell office:value-type="float" office:value="0.00715019227936864">
                <text:p>0.00715019227936864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82940772">
                <text:p>4.82940772</text:p>
              </table:table-cell>
              <table:table-cell office:value-type="float" office:value="0.00715019227936864">
                <text:p>0.00715019227936864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83096074">
                <text:p>4.83096074</text:p>
              </table:table-cell>
              <table:table-cell office:value-type="float" office:value="0.0119736101478338">
                <text:p>0.0119736101478338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8323356">
                <text:p>4.8323356</text:p>
              </table:table-cell>
              <table:table-cell office:value-type="float" office:value="0.0119736101478338">
                <text:p>0.0119736101478338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83367702">
                <text:p>4.83367702</text:p>
              </table:table-cell>
              <table:table-cell office:value-type="float" office:value="0.0119736101478338">
                <text:p>0.0119736101478338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83519354">
                <text:p>4.83519354</text:p>
              </table:table-cell>
              <table:table-cell office:value-type="float" office:value="0.0119736101478338">
                <text:p>0.0119736101478338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8365379">
                <text:p>4.8365379</text:p>
              </table:table-cell>
              <table:table-cell office:value-type="float" office:value="0.0119736101478338">
                <text:p>0.0119736101478338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83810104">
                <text:p>4.83810104</text:p>
              </table:table-cell>
              <table:table-cell office:value-type="float" office:value="0.0119736101478338">
                <text:p>0.0119736101478338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83947538">
                <text:p>4.83947538</text:p>
              </table:table-cell>
              <table:table-cell office:value-type="float" office:value="0.0119736101478338">
                <text:p>0.0119736101478338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84101424">
                <text:p>4.84101424</text:p>
              </table:table-cell>
              <table:table-cell office:value-type="float" office:value="0.0166908837854862">
                <text:p>0.0166908837854862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84238776">
                <text:p>4.84238776</text:p>
              </table:table-cell>
              <table:table-cell office:value-type="float" office:value="0.0166908837854862">
                <text:p>0.0166908837854862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84372238">
                <text:p>4.84372238</text:p>
              </table:table-cell>
              <table:table-cell office:value-type="float" office:value="0.0166908837854862">
                <text:p>0.0166908837854862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84552304">
                <text:p>4.84552304</text:p>
              </table:table-cell>
              <table:table-cell office:value-type="float" office:value="0.0166908837854862">
                <text:p>0.0166908837854862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84705636">
                <text:p>4.84705636</text:p>
              </table:table-cell>
              <table:table-cell office:value-type="float" office:value="0.0166908837854862">
                <text:p>0.0166908837854862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84844672">
                <text:p>4.84844672</text:p>
              </table:table-cell>
              <table:table-cell office:value-type="float" office:value="0.0166908837854862">
                <text:p>0.0166908837854862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8499225">
                <text:p>4.8499225</text:p>
              </table:table-cell>
              <table:table-cell office:value-type="float" office:value="0.0166908837854862">
                <text:p>0.0166908837854862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8513241">
                <text:p>4.8513241</text:p>
              </table:table-cell>
              <table:table-cell office:value-type="float" office:value="0.0198748782277107">
                <text:p>0.0198748782277107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8526737">
                <text:p>4.8526737</text:p>
              </table:table-cell>
              <table:table-cell office:value-type="float" office:value="0.0198748782277107">
                <text:p>0.0198748782277107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8541872">
                <text:p>4.8541872</text:p>
              </table:table-cell>
              <table:table-cell office:value-type="float" office:value="0.0198748782277107">
                <text:p>0.0198748782277107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85556522">
                <text:p>4.85556522</text:p>
              </table:table-cell>
              <table:table-cell office:value-type="float" office:value="0.0198748782277107">
                <text:p>0.0198748782277107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85711698">
                <text:p>4.85711698</text:p>
              </table:table-cell>
              <table:table-cell office:value-type="float" office:value="0.0198748782277107">
                <text:p>0.0198748782277107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85851124">
                <text:p>4.85851124</text:p>
              </table:table-cell>
              <table:table-cell office:value-type="float" office:value="0.0198748782277107">
                <text:p>0.0198748782277107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86001532">
                <text:p>4.86001532</text:p>
              </table:table-cell>
              <table:table-cell office:value-type="float" office:value="0.0198748782277107">
                <text:p>0.0198748782277107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8613853">
                <text:p>4.8613853</text:p>
              </table:table-cell>
              <table:table-cell office:value-type="float" office:value="0.0230083651840687">
                <text:p>0.0230083651840687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8627287">
                <text:p>4.8627287</text:p>
              </table:table-cell>
              <table:table-cell office:value-type="float" office:value="0.0230083651840687">
                <text:p>0.0230083651840687</text:p>
              </table:table-cell>
              <table:table-cell office:value-type="float" office:value="0.433726876974106">
                <text:p>0.4337268769741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86437576">
                <text:p>4.86437576</text:p>
              </table:table-cell>
              <table:table-cell office:value-type="float" office:value="0.0230083651840687">
                <text:p>0.0230083651840687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86574038">
                <text:p>4.86574038</text:p>
              </table:table-cell>
              <table:table-cell office:value-type="float" office:value="0.0230083651840687">
                <text:p>0.0230083651840687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86727792">
                <text:p>4.86727792</text:p>
              </table:table-cell>
              <table:table-cell office:value-type="float" office:value="0.0230083651840687">
                <text:p>0.0230083651840687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8686277">
                <text:p>4.8686277</text:p>
              </table:table-cell>
              <table:table-cell office:value-type="float" office:value="0.0230083651840687">
                <text:p>0.0230083651840687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87014924">
                <text:p>4.87014924</text:p>
              </table:table-cell>
              <table:table-cell office:value-type="float" office:value="0.0230083651840687">
                <text:p>0.0230083651840687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87155522">
                <text:p>4.87155522</text:p>
              </table:table-cell>
              <table:table-cell office:value-type="float" office:value="0.0285884663462639">
                <text:p>0.0285884663462639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87306046">
                <text:p>4.87306046</text:p>
              </table:table-cell>
              <table:table-cell office:value-type="float" office:value="0.0285884663462639">
                <text:p>0.0285884663462639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8745143">
                <text:p>4.8745143</text:p>
              </table:table-cell>
              <table:table-cell office:value-type="float" office:value="0.0285884663462639">
                <text:p>0.0285884663462639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8760462">
                <text:p>4.8760462</text:p>
              </table:table-cell>
              <table:table-cell office:value-type="float" office:value="0.0285884663462639">
                <text:p>0.0285884663462639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87743926">
                <text:p>4.87743926</text:p>
              </table:table-cell>
              <table:table-cell office:value-type="float" office:value="0.0285884663462639">
                <text:p>0.0285884663462639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87894754">
                <text:p>4.87894754</text:p>
              </table:table-cell>
              <table:table-cell office:value-type="float" office:value="0.0285884663462639">
                <text:p>0.0285884663462639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88030914">
                <text:p>4.88030914</text:p>
              </table:table-cell>
              <table:table-cell office:value-type="float" office:value="0.0285884663462639">
                <text:p>0.0285884663462639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88168688">
                <text:p>4.88168688</text:p>
              </table:table-cell>
              <table:table-cell office:value-type="float" office:value="0.0357182696461678">
                <text:p>0.0357182696461678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8834253">
                <text:p>4.8834253</text:p>
              </table:table-cell>
              <table:table-cell office:value-type="float" office:value="0.0357182696461678">
                <text:p>0.0357182696461678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88506014">
                <text:p>4.88506014</text:p>
              </table:table-cell>
              <table:table-cell office:value-type="float" office:value="0.0357182696461678">
                <text:p>0.0357182696461678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88663962">
                <text:p>4.88663962</text:p>
              </table:table-cell>
              <table:table-cell office:value-type="float" office:value="0.0357182696461678">
                <text:p>0.0357182696461678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88819726">
                <text:p>4.88819726</text:p>
              </table:table-cell>
              <table:table-cell office:value-type="float" office:value="0.0357182696461678">
                <text:p>0.0357182696461678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88956738">
                <text:p>4.88956738</text:p>
              </table:table-cell>
              <table:table-cell office:value-type="float" office:value="0.0357182696461678">
                <text:p>0.0357182696461678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89112568">
                <text:p>4.89112568</text:p>
              </table:table-cell>
              <table:table-cell office:value-type="float" office:value="0.042401771992445">
                <text:p>0.042401771992445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89249904">
                <text:p>4.89249904</text:p>
              </table:table-cell>
              <table:table-cell office:value-type="float" office:value="0.042401771992445">
                <text:p>0.042401771992445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89401982">
                <text:p>4.89401982</text:p>
              </table:table-cell>
              <table:table-cell office:value-type="float" office:value="0.042401771992445">
                <text:p>0.042401771992445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89536932">
                <text:p>4.89536932</text:p>
              </table:table-cell>
              <table:table-cell office:value-type="float" office:value="0.042401771992445">
                <text:p>0.042401771992445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89672064">
                <text:p>4.89672064</text:p>
              </table:table-cell>
              <table:table-cell office:value-type="float" office:value="0.042401771992445">
                <text:p>0.042401771992445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89825064">
                <text:p>4.89825064</text:p>
              </table:table-cell>
              <table:table-cell office:value-type="float" office:value="0.042401771992445">
                <text:p>0.042401771992445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8996128">
                <text:p>4.8996128</text:p>
              </table:table-cell>
              <table:table-cell office:value-type="float" office:value="0.042401771992445">
                <text:p>0.042401771992445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90111908">
                <text:p>4.90111908</text:p>
              </table:table-cell>
              <table:table-cell office:value-type="float" office:value="0.0473820306360722">
                <text:p>0.0473820306360722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90251252">
                <text:p>4.90251252</text:p>
              </table:table-cell>
              <table:table-cell office:value-type="float" office:value="0.0473820306360722">
                <text:p>0.0473820306360722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9040158">
                <text:p>4.9040158</text:p>
              </table:table-cell>
              <table:table-cell office:value-type="float" office:value="0.0473820306360722">
                <text:p>0.0473820306360722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90537578">
                <text:p>4.90537578</text:p>
              </table:table-cell>
              <table:table-cell office:value-type="float" office:value="0.0473820306360722">
                <text:p>0.0473820306360722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90673844">
                <text:p>4.90673844</text:p>
              </table:table-cell>
              <table:table-cell office:value-type="float" office:value="0.0473820306360722">
                <text:p>0.0473820306360722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90827016">
                <text:p>4.90827016</text:p>
              </table:table-cell>
              <table:table-cell office:value-type="float" office:value="0.0473820306360722">
                <text:p>0.0473820306360722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90962382">
                <text:p>4.90962382</text:p>
              </table:table-cell>
              <table:table-cell office:value-type="float" office:value="0.0473820306360722">
                <text:p>0.0473820306360722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911171">
                <text:p>4.911171</text:p>
              </table:table-cell>
              <table:table-cell office:value-type="float" office:value="0.0516223721206188">
                <text:p>0.0516223721206188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9132685">
                <text:p>4.9132685</text:p>
              </table:table-cell>
              <table:table-cell office:value-type="float" office:value="0.0516223721206188">
                <text:p>0.0516223721206188</text:p>
              </table:table-cell>
              <table:table-cell office:value-type="float" office:value="0.421862423419952">
                <text:p>0.4218624234199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91555708">
                <text:p>4.91555708</text:p>
              </table:table-cell>
              <table:table-cell office:value-type="float" office:value="0.0516223721206188">
                <text:p>0.0516223721206188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91761014">
                <text:p>4.91761014</text:p>
              </table:table-cell>
              <table:table-cell office:value-type="float" office:value="0.0516223721206188">
                <text:p>0.0516223721206188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91905956">
                <text:p>4.91905956</text:p>
              </table:table-cell>
              <table:table-cell office:value-type="float" office:value="0.0516223721206188">
                <text:p>0.0516223721206188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92099572">
                <text:p>4.92099572</text:p>
              </table:table-cell>
              <table:table-cell office:value-type="float" office:value="0.0516223721206188">
                <text:p>0.0516223721206188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9230742">
                <text:p>4.9230742</text:p>
              </table:table-cell>
              <table:table-cell office:value-type="float" office:value="0.0570554360747337">
                <text:p>0.0570554360747337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92437456">
                <text:p>4.92437456</text:p>
              </table:table-cell>
              <table:table-cell office:value-type="float" office:value="0.0570554360747337">
                <text:p>0.0570554360747337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92637848">
                <text:p>4.92637848</text:p>
              </table:table-cell>
              <table:table-cell office:value-type="float" office:value="0.0570554360747337">
                <text:p>0.0570554360747337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9285608">
                <text:p>4.9285608</text:p>
              </table:table-cell>
              <table:table-cell office:value-type="float" office:value="0.0570554360747337">
                <text:p>0.0570554360747337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93040936">
                <text:p>4.93040936</text:p>
              </table:table-cell>
              <table:table-cell office:value-type="float" office:value="0.0570554360747337">
                <text:p>0.0570554360747337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9319193">
                <text:p>4.9319193</text:p>
              </table:table-cell>
              <table:table-cell office:value-type="float" office:value="0.0639742687344551">
                <text:p>0.0639742687344551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93329986">
                <text:p>4.93329986</text:p>
              </table:table-cell>
              <table:table-cell office:value-type="float" office:value="0.0639742687344551">
                <text:p>0.0639742687344551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93463752">
                <text:p>4.93463752</text:p>
              </table:table-cell>
              <table:table-cell office:value-type="float" office:value="0.0639742687344551">
                <text:p>0.0639742687344551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93618318">
                <text:p>4.93618318</text:p>
              </table:table-cell>
              <table:table-cell office:value-type="float" office:value="0.0639742687344551">
                <text:p>0.0639742687344551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93758286">
                <text:p>4.93758286</text:p>
              </table:table-cell>
              <table:table-cell office:value-type="float" office:value="0.0639742687344551">
                <text:p>0.0639742687344551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93909378">
                <text:p>4.93909378</text:p>
              </table:table-cell>
              <table:table-cell office:value-type="float" office:value="0.0639742687344551">
                <text:p>0.0639742687344551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94049476">
                <text:p>4.94049476</text:p>
              </table:table-cell>
              <table:table-cell office:value-type="float" office:value="0.0639742687344551">
                <text:p>0.0639742687344551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94200764">
                <text:p>4.94200764</text:p>
              </table:table-cell>
              <table:table-cell office:value-type="float" office:value="0.0700877010822296">
                <text:p>0.0700877010822296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9433914">
                <text:p>4.9433914</text:p>
              </table:table-cell>
              <table:table-cell office:value-type="float" office:value="0.0700877010822296">
                <text:p>0.0700877010822296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94624258">
                <text:p>4.94624258</text:p>
              </table:table-cell>
              <table:table-cell office:value-type="float" office:value="0.0700877010822296">
                <text:p>0.0700877010822296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94758564">
                <text:p>4.94758564</text:p>
              </table:table-cell>
              <table:table-cell office:value-type="float" office:value="0.0700877010822296">
                <text:p>0.0700877010822296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94959694">
                <text:p>4.94959694</text:p>
              </table:table-cell>
              <table:table-cell office:value-type="float" office:value="0.0700877010822296">
                <text:p>0.0700877010822296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95158532">
                <text:p>4.95158532</text:p>
              </table:table-cell>
              <table:table-cell office:value-type="float" office:value="0.0751688778400421">
                <text:p>0.0751688778400421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95357914">
                <text:p>4.95357914</text:p>
              </table:table-cell>
              <table:table-cell office:value-type="float" office:value="0.0751688778400421">
                <text:p>0.0751688778400421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95505248">
                <text:p>4.95505248</text:p>
              </table:table-cell>
              <table:table-cell office:value-type="float" office:value="0.0751688778400421">
                <text:p>0.0751688778400421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95712208">
                <text:p>4.95712208</text:p>
              </table:table-cell>
              <table:table-cell office:value-type="float" office:value="0.0751688778400421">
                <text:p>0.0751688778400421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9591875">
                <text:p>4.9591875</text:p>
              </table:table-cell>
              <table:table-cell office:value-type="float" office:value="0.0751688778400421">
                <text:p>0.0751688778400421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9605028">
                <text:p>4.9605028</text:p>
              </table:table-cell>
              <table:table-cell office:value-type="float" office:value="0.0751688778400421">
                <text:p>0.0751688778400421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96258296">
                <text:p>4.96258296</text:p>
              </table:table-cell>
              <table:table-cell office:value-type="float" office:value="0.0792166888713837">
                <text:p>0.0792166888713837</text:p>
              </table:table-cell>
              <table:table-cell office:value-type="float" office:value="0.57228010892868">
                <text:p>0.572280108928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96475482">
                <text:p>4.96475482</text:p>
              </table:table-cell>
              <table:table-cell office:value-type="float" office:value="0.0792166888713837">
                <text:p>0.0792166888713837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96697578">
                <text:p>4.96697578</text:p>
              </table:table-cell>
              <table:table-cell office:value-type="float" office:value="0.0792166888713837">
                <text:p>0.0792166888713837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96826504">
                <text:p>4.96826504</text:p>
              </table:table-cell>
              <table:table-cell office:value-type="float" office:value="0.0792166888713837">
                <text:p>0.0792166888713837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97022462">
                <text:p>4.97022462</text:p>
              </table:table-cell>
              <table:table-cell office:value-type="float" office:value="0.0792166888713837">
                <text:p>0.0792166888713837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97229006">
                <text:p>4.97229006</text:p>
              </table:table-cell>
              <table:table-cell office:value-type="float" office:value="0.0845356360077858">
                <text:p>0.0845356360077858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97358804">
                <text:p>4.97358804</text:p>
              </table:table-cell>
              <table:table-cell office:value-type="float" office:value="0.0845356360077858">
                <text:p>0.0845356360077858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975617">
                <text:p>4.975617</text:p>
              </table:table-cell>
              <table:table-cell office:value-type="float" office:value="0.0845356360077858">
                <text:p>0.0845356360077858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97763742">
                <text:p>4.97763742</text:p>
              </table:table-cell>
              <table:table-cell office:value-type="float" office:value="0.0845356360077858">
                <text:p>0.0845356360077858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97968116">
                <text:p>4.97968116</text:p>
              </table:table-cell>
              <table:table-cell office:value-type="float" office:value="0.0845356360077858">
                <text:p>0.0845356360077858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.98117718">
                <text:p>4.98117718</text:p>
              </table:table-cell>
              <table:table-cell office:value-type="float" office:value="0.0896124616265297">
                <text:p>0.0896124616265297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98315444">
                <text:p>4.98315444</text:p>
              </table:table-cell>
              <table:table-cell office:value-type="float" office:value="0.0896124616265297">
                <text:p>0.0896124616265297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9852641">
                <text:p>4.9852641</text:p>
              </table:table-cell>
              <table:table-cell office:value-type="float" office:value="0.0896124616265297">
                <text:p>0.0896124616265297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98658252">
                <text:p>4.98658252</text:p>
              </table:table-cell>
              <table:table-cell office:value-type="float" office:value="0.0896124616265297">
                <text:p>0.0896124616265297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98864482">
                <text:p>4.98864482</text:p>
              </table:table-cell>
              <table:table-cell office:value-type="float" office:value="0.0896124616265297">
                <text:p>0.0896124616265297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99068324">
                <text:p>4.99068324</text:p>
              </table:table-cell>
              <table:table-cell office:value-type="float" office:value="0.0896124616265297">
                <text:p>0.0896124616265297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99298232">
                <text:p>4.99298232</text:p>
              </table:table-cell>
              <table:table-cell office:value-type="float" office:value="0.0951328501105309">
                <text:p>0.0951328501105309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99428472">
                <text:p>4.99428472</text:p>
              </table:table-cell>
              <table:table-cell office:value-type="float" office:value="0.0951328501105309">
                <text:p>0.0951328501105309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9962796">
                <text:p>4.9962796</text:p>
              </table:table-cell>
              <table:table-cell office:value-type="float" office:value="0.0951328501105309">
                <text:p>0.0951328501105309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99835586">
                <text:p>4.99835586</text:p>
              </table:table-cell>
              <table:table-cell office:value-type="float" office:value="0.0951328501105309">
                <text:p>0.0951328501105309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99963202">
                <text:p>4.99963202</text:p>
              </table:table-cell>
              <table:table-cell office:value-type="float" office:value="0.0951328501105309">
                <text:p>0.0951328501105309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0016494">
                <text:p>5.0016494</text:p>
              </table:table-cell>
              <table:table-cell office:value-type="float" office:value="0.101861707866192">
                <text:p>0.101861707866192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00363828">
                <text:p>5.00363828</text:p>
              </table:table-cell>
              <table:table-cell office:value-type="float" office:value="0.101861707866192">
                <text:p>0.101861707866192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00566464">
                <text:p>5.00566464</text:p>
              </table:table-cell>
              <table:table-cell office:value-type="float" office:value="0.101861707866192">
                <text:p>0.101861707866192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00715998">
                <text:p>5.00715998</text:p>
              </table:table-cell>
              <table:table-cell office:value-type="float" office:value="0.101861707866192">
                <text:p>0.101861707866192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00922896">
                <text:p>5.00922896</text:p>
              </table:table-cell>
              <table:table-cell office:value-type="float" office:value="0.101861707866192">
                <text:p>0.101861707866192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01138582">
                <text:p>5.01138582</text:p>
              </table:table-cell>
              <table:table-cell office:value-type="float" office:value="0.101861707866192">
                <text:p>0.101861707866192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01338314">
                <text:p>5.01338314</text:p>
              </table:table-cell>
              <table:table-cell office:value-type="float" office:value="0.108060091733933">
                <text:p>0.108060091733933</text:p>
              </table:table-cell>
              <table:table-cell office:value-type="float" office:value="0.551886320114136">
                <text:p>0.5518863201141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0150582">
                <text:p>5.0150582</text:p>
              </table:table-cell>
              <table:table-cell office:value-type="float" office:value="0.108060091733933">
                <text:p>0.108060091733933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01705962">
                <text:p>5.01705962</text:p>
              </table:table-cell>
              <table:table-cell office:value-type="float" office:value="0.108060091733933">
                <text:p>0.108060091733933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.01911134">
                <text:p>5.01911134</text:p>
              </table:table-cell>
              <table:table-cell office:value-type="float" office:value="0.108060091733933">
                <text:p>0.108060091733933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.02040968">
                <text:p>5.02040968</text:p>
              </table:table-cell>
              <table:table-cell office:value-type="float" office:value="0.108060091733933">
                <text:p>0.108060091733933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.02237968">
                <text:p>5.02237968</text:p>
              </table:table-cell>
              <table:table-cell office:value-type="float" office:value="0.113104671239853">
                <text:p>0.113104671239853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02444708">
                <text:p>5.02444708</text:p>
              </table:table-cell>
              <table:table-cell office:value-type="float" office:value="0.113104671239853">
                <text:p>0.113104671239853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.02640996">
                <text:p>5.02640996</text:p>
              </table:table-cell>
              <table:table-cell office:value-type="float" office:value="0.113104671239853">
                <text:p>0.113104671239853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02772672">
                <text:p>5.02772672</text:p>
              </table:table-cell>
              <table:table-cell office:value-type="float" office:value="0.113104671239853">
                <text:p>0.113104671239853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02974592">
                <text:p>5.02974592</text:p>
              </table:table-cell>
              <table:table-cell office:value-type="float" office:value="0.113104671239853">
                <text:p>0.113104671239853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.03202542">
                <text:p>5.03202542</text:p>
              </table:table-cell>
              <table:table-cell office:value-type="float" office:value="0.117278978228569">
                <text:p>0.117278978228569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03333436">
                <text:p>5.03333436</text:p>
              </table:table-cell>
              <table:table-cell office:value-type="float" office:value="0.117278978228569">
                <text:p>0.117278978228569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.03510738">
                <text:p>5.03510738</text:p>
              </table:table-cell>
              <table:table-cell office:value-type="float" office:value="0.117278978228569">
                <text:p>0.117278978228569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03650278">
                <text:p>5.03650278</text:p>
              </table:table-cell>
              <table:table-cell office:value-type="float" office:value="0.117278978228569">
                <text:p>0.117278978228569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03802896">
                <text:p>5.03802896</text:p>
              </table:table-cell>
              <table:table-cell office:value-type="float" office:value="0.117278978228569">
                <text:p>0.117278978228569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03941826">
                <text:p>5.03941826</text:p>
              </table:table-cell>
              <table:table-cell office:value-type="float" office:value="0.117278978228569">
                <text:p>0.117278978228569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04093214">
                <text:p>5.04093214</text:p>
              </table:table-cell>
              <table:table-cell office:value-type="float" office:value="0.120402529835701">
                <text:p>0.120402529835701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04231834">
                <text:p>5.04231834</text:p>
              </table:table-cell>
              <table:table-cell office:value-type="float" office:value="0.120402529835701">
                <text:p>0.120402529835701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04365762">
                <text:p>5.04365762</text:p>
              </table:table-cell>
              <table:table-cell office:value-type="float" office:value="0.120402529835701">
                <text:p>0.120402529835701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04543956">
                <text:p>5.04543956</text:p>
              </table:table-cell>
              <table:table-cell office:value-type="float" office:value="0.120402529835701">
                <text:p>0.120402529835701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04701426">
                <text:p>5.04701426</text:p>
              </table:table-cell>
              <table:table-cell office:value-type="float" office:value="0.120402529835701">
                <text:p>0.120402529835701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04837118">
                <text:p>5.04837118</text:p>
              </table:table-cell>
              <table:table-cell office:value-type="float" office:value="0.120402529835701">
                <text:p>0.120402529835701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04973122">
                <text:p>5.04973122</text:p>
              </table:table-cell>
              <table:table-cell office:value-type="float" office:value="0.120402529835701">
                <text:p>0.120402529835701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05124908">
                <text:p>5.05124908</text:p>
              </table:table-cell>
              <table:table-cell office:value-type="float" office:value="0.120256572961807">
                <text:p>0.120256572961807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05261786">
                <text:p>5.05261786</text:p>
              </table:table-cell>
              <table:table-cell office:value-type="float" office:value="0.120256572961807">
                <text:p>0.120256572961807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05413084">
                <text:p>5.05413084</text:p>
              </table:table-cell>
              <table:table-cell office:value-type="float" office:value="0.120256572961807">
                <text:p>0.120256572961807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05548156">
                <text:p>5.05548156</text:p>
              </table:table-cell>
              <table:table-cell office:value-type="float" office:value="0.120256572961807">
                <text:p>0.120256572961807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0570426">
                <text:p>5.0570426</text:p>
              </table:table-cell>
              <table:table-cell office:value-type="float" office:value="0.120256572961807">
                <text:p>0.120256572961807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05839586">
                <text:p>5.05839586</text:p>
              </table:table-cell>
              <table:table-cell office:value-type="float" office:value="0.120256572961807">
                <text:p>0.120256572961807</text:p>
              </table:table-cell>
              <table:table-cell office:value-type="float" office:value="0.576868057250977">
                <text:p>0.5768680572509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05974904">
                <text:p>5.05974904</text:p>
              </table:table-cell>
              <table:table-cell office:value-type="float" office:value="0.120256572961807">
                <text:p>0.120256572961807</text:p>
              </table:table-cell>
              <table:table-cell office:value-type="float" office:value="0.576868057250977">
                <text:p>0.576868057250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52cm" svg:y="3.454cm" style:legend-expansion="high" chart:style-name="ch2"/>
        <chart:plot-area chart:style-name="ch3" table:cell-range-address="Arkusz1.I2:Arkusz1.K411 Arkusz1.J1:Arkusz1.K1" chart:data-source-has-labels="row" svg:x="0.32cm" svg:y="0.18cm" svg:width="10.312cm" svg:height="8.64cm">
          <chartooo:coordinate-region svg:x="1.153cm" svg:y="0.379cm" svg:width="9.23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J2:Arkusz1.J411" chart:label-cell-address="Arkusz1.J1:Arkusz1.J1" chart:class="chart:scatter">
            <chart:domain table:cell-range-address="Arkusz1.I2:Arkusz1.I411"/>
            <chart:regression-curve chart:style-name="ch7">
              <chart:equation chart:display-equation="true" chart:display-r-square="false"/>
            </chart:regression-curve>
            <chart:data-point chart:repeated="410"/>
          </chart:series>
          <chart:series chart:style-name="ch8" chart:values-cell-range-address="Arkusz1.K2:Arkusz1.K411" chart:label-cell-address="Arkusz1.K1:Arkusz1.K1" chart:class="chart:scatter">
            <chart:regression-curve chart:style-name="ch9">
              <chart:equation chart:display-equation="true" chart:display-r-square="false"/>
            </chart:regression-curve>
            <chart:data-point chart:repeated="4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I</text:p>
              </table:table-cell>
              <table:table-cell office:value-type="string">
                <text:p>position</text:p>
                <draw:g>
                  <svg:desc>Arkusz1.J1:Arkusz1.J1</svg:desc>
                </draw:g>
              </table:table-cell>
              <table:table-cell office:value-type="string">
                <text:p>velocity</text:p>
                <draw:g>
                  <svg:desc>Arkusz1.K1:Arkusz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012488">
                <text:p>7.7012488</text:p>
                <draw:g>
                  <svg:desc>Arkusz1.I2:Arkusz1.I411</svg:desc>
                </draw:g>
              </table:table-cell>
              <table:table-cell office:value-type="float" office:value="-0.138549342751503">
                <text:p>-0.138549342751503</text:p>
                <draw:g>
                  <svg:desc>Arkusz1.J2:Arkusz1.J411</svg:desc>
                </draw:g>
              </table:table-cell>
              <table:table-cell office:value-type="float" office:value="-0.0526449084281921">
                <text:p>-0.0526449084281921</text:p>
                <draw:g>
                  <svg:desc>Arkusz1.K2:Arkusz1.K4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70258876">
                <text:p>7.70258876</text:p>
              </table:table-cell>
              <table:table-cell office:value-type="float" office:value="-0.138549342751503">
                <text:p>-0.138549342751503</text:p>
              </table:table-cell>
              <table:table-cell office:value-type="float" office:value="-0.0526449084281921">
                <text:p>-0.0526449084281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0413172">
                <text:p>7.70413172</text:p>
              </table:table-cell>
              <table:table-cell office:value-type="float" office:value="-0.138549342751503">
                <text:p>-0.138549342751503</text:p>
              </table:table-cell>
              <table:table-cell office:value-type="float" office:value="-0.0526449084281921">
                <text:p>-0.052644908428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7055311">
                <text:p>7.7055311</text:p>
              </table:table-cell>
              <table:table-cell office:value-type="float" office:value="-0.138549342751503">
                <text:p>-0.138549342751503</text:p>
              </table:table-cell>
              <table:table-cell office:value-type="float" office:value="-0.0526449084281921">
                <text:p>-0.0526449084281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0706562">
                <text:p>7.70706562</text:p>
              </table:table-cell>
              <table:table-cell office:value-type="float" office:value="-0.138549342751503">
                <text:p>-0.138549342751503</text:p>
              </table:table-cell>
              <table:table-cell office:value-type="float" office:value="-0.0526449084281921">
                <text:p>-0.0526449084281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70846002">
                <text:p>7.70846002</text:p>
              </table:table-cell>
              <table:table-cell office:value-type="float" office:value="-0.138549342751503">
                <text:p>-0.138549342751503</text:p>
              </table:table-cell>
              <table:table-cell office:value-type="float" office:value="-0.0526449084281921">
                <text:p>-0.0526449084281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1000458">
                <text:p>7.71000458</text:p>
              </table:table-cell>
              <table:table-cell office:value-type="float" office:value="-0.138549342751503">
                <text:p>-0.138549342751503</text:p>
              </table:table-cell>
              <table:table-cell office:value-type="float" office:value="-0.0526449084281921">
                <text:p>-0.0526449084281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1140376">
                <text:p>7.71140376</text:p>
              </table:table-cell>
              <table:table-cell office:value-type="float" office:value="-0.138257026672363">
                <text:p>-0.138257026672363</text:p>
              </table:table-cell>
              <table:table-cell office:value-type="float" office:value="-0.0526449084281921">
                <text:p>-0.05264490842819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1274282">
                <text:p>7.71274282</text:p>
              </table:table-cell>
              <table:table-cell office:value-type="float" office:value="-0.138257026672363">
                <text:p>-0.138257026672363</text:p>
              </table:table-cell>
              <table:table-cell office:value-type="float" office:value="-0.0526449084281921">
                <text:p>-0.0526449084281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71450844">
                <text:p>7.71450844</text:p>
              </table:table-cell>
              <table:table-cell office:value-type="float" office:value="-0.138257026672363">
                <text:p>-0.138257026672363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71606216">
                <text:p>7.71606216</text:p>
              </table:table-cell>
              <table:table-cell office:value-type="float" office:value="-0.138257026672363">
                <text:p>-0.138257026672363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1747128">
                <text:p>7.71747128</text:p>
              </table:table-cell>
              <table:table-cell office:value-type="float" office:value="-0.138257026672363">
                <text:p>-0.138257026672363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71898474">
                <text:p>7.71898474</text:p>
              </table:table-cell>
              <table:table-cell office:value-type="float" office:value="-0.138257026672363">
                <text:p>-0.138257026672363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2033588">
                <text:p>7.72033588</text:p>
              </table:table-cell>
              <table:table-cell office:value-type="float" office:value="-0.138257026672363">
                <text:p>-0.138257026672363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72169252">
                <text:p>7.72169252</text:p>
              </table:table-cell>
              <table:table-cell office:value-type="float" office:value="-0.138368383049965">
                <text:p>-0.138368383049965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2318666">
                <text:p>7.72318666</text:p>
              </table:table-cell>
              <table:table-cell office:value-type="float" office:value="-0.138368383049965">
                <text:p>-0.138368383049965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72456332">
                <text:p>7.72456332</text:p>
              </table:table-cell>
              <table:table-cell office:value-type="float" office:value="-0.138368383049965">
                <text:p>-0.138368383049965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72608532">
                <text:p>7.72608532</text:p>
              </table:table-cell>
              <table:table-cell office:value-type="float" office:value="-0.138368383049965">
                <text:p>-0.138368383049965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72749062">
                <text:p>7.72749062</text:p>
              </table:table-cell>
              <table:table-cell office:value-type="float" office:value="-0.138368383049965">
                <text:p>-0.138368383049965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72902056">
                <text:p>7.72902056</text:p>
              </table:table-cell>
              <table:table-cell office:value-type="float" office:value="-0.138368383049965">
                <text:p>-0.138368383049965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73037818">
                <text:p>7.73037818</text:p>
              </table:table-cell>
              <table:table-cell office:value-type="float" office:value="-0.138368383049965">
                <text:p>-0.138368383049965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73175534">
                <text:p>7.73175534</text:p>
              </table:table-cell>
              <table:table-cell office:value-type="float" office:value="-0.138238131999969">
                <text:p>-0.138238131999969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3324856">
                <text:p>7.73324856</text:p>
              </table:table-cell>
              <table:table-cell office:value-type="float" office:value="-0.138238131999969">
                <text:p>-0.138238131999969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73460888">
                <text:p>7.73460888</text:p>
              </table:table-cell>
              <table:table-cell office:value-type="float" office:value="-0.138238131999969">
                <text:p>-0.138238131999969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7361511">
                <text:p>7.7361511</text:p>
              </table:table-cell>
              <table:table-cell office:value-type="float" office:value="-0.138238131999969">
                <text:p>-0.138238131999969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73756532">
                <text:p>7.73756532</text:p>
              </table:table-cell>
              <table:table-cell office:value-type="float" office:value="-0.138238131999969">
                <text:p>-0.138238131999969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7391032">
                <text:p>7.7391032</text:p>
              </table:table-cell>
              <table:table-cell office:value-type="float" office:value="-0.138238131999969">
                <text:p>-0.138238131999969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4048066">
                <text:p>7.74048066</text:p>
              </table:table-cell>
              <table:table-cell office:value-type="float" office:value="-0.138238131999969">
                <text:p>-0.138238131999969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74202728">
                <text:p>7.74202728</text:p>
              </table:table-cell>
              <table:table-cell office:value-type="float" office:value="-0.13478296995163">
                <text:p>-0.13478296995163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74336984">
                <text:p>7.74336984</text:p>
              </table:table-cell>
              <table:table-cell office:value-type="float" office:value="-0.13478296995163">
                <text:p>-0.13478296995163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74473782">
                <text:p>7.74473782</text:p>
              </table:table-cell>
              <table:table-cell office:value-type="float" office:value="-0.13478296995163">
                <text:p>-0.13478296995163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4654138">
                <text:p>7.74654138</text:p>
              </table:table-cell>
              <table:table-cell office:value-type="float" office:value="-0.13478296995163">
                <text:p>-0.13478296995163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7480922">
                <text:p>7.7480922</text:p>
              </table:table-cell>
              <table:table-cell office:value-type="float" office:value="-0.13478296995163">
                <text:p>-0.13478296995163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7494952">
                <text:p>7.7494952</text:p>
              </table:table-cell>
              <table:table-cell office:value-type="float" office:value="-0.13478296995163">
                <text:p>-0.13478296995163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75099858">
                <text:p>7.75099858</text:p>
              </table:table-cell>
              <table:table-cell office:value-type="float" office:value="-0.132490858435631">
                <text:p>-0.132490858435631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75236036">
                <text:p>7.75236036</text:p>
              </table:table-cell>
              <table:table-cell office:value-type="float" office:value="-0.132490858435631">
                <text:p>-0.132490858435631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75371306">
                <text:p>7.75371306</text:p>
              </table:table-cell>
              <table:table-cell office:value-type="float" office:value="-0.132490858435631">
                <text:p>-0.132490858435631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755244">
                <text:p>7.755244</text:p>
              </table:table-cell>
              <table:table-cell office:value-type="float" office:value="-0.132490858435631">
                <text:p>-0.132490858435631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75660624">
                <text:p>7.75660624</text:p>
              </table:table-cell>
              <table:table-cell office:value-type="float" office:value="-0.132490858435631">
                <text:p>-0.132490858435631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75816026">
                <text:p>7.75816026</text:p>
              </table:table-cell>
              <table:table-cell office:value-type="float" office:value="-0.132490858435631">
                <text:p>-0.132490858435631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75954936">
                <text:p>7.75954936</text:p>
              </table:table-cell>
              <table:table-cell office:value-type="float" office:value="-0.132490858435631">
                <text:p>-0.132490858435631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76110066">
                <text:p>7.76110066</text:p>
              </table:table-cell>
              <table:table-cell office:value-type="float" office:value="-0.128166511654854">
                <text:p>-0.128166511654854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76249888">
                <text:p>7.76249888</text:p>
              </table:table-cell>
              <table:table-cell office:value-type="float" office:value="-0.128166511654854">
                <text:p>-0.128166511654854</text:p>
              </table:table-cell>
              <table:table-cell office:value-type="float" office:value="0.069282054901123">
                <text:p>0.069282054901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7641082">
                <text:p>7.7641082</text:p>
              </table:table-cell>
              <table:table-cell office:value-type="float" office:value="-0.128166511654854">
                <text:p>-0.128166511654854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76551294">
                <text:p>7.76551294</text:p>
              </table:table-cell>
              <table:table-cell office:value-type="float" office:value="-0.128166511654854">
                <text:p>-0.128166511654854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7670658">
                <text:p>7.7670658</text:p>
              </table:table-cell>
              <table:table-cell office:value-type="float" office:value="-0.128166511654854">
                <text:p>-0.128166511654854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76842322">
                <text:p>7.76842322</text:p>
              </table:table-cell>
              <table:table-cell office:value-type="float" office:value="-0.128166511654854">
                <text:p>-0.128166511654854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76995312">
                <text:p>7.76995312</text:p>
              </table:table-cell>
              <table:table-cell office:value-type="float" office:value="-0.128166511654854">
                <text:p>-0.128166511654854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77130818">
                <text:p>7.77130818</text:p>
              </table:table-cell>
              <table:table-cell office:value-type="float" office:value="-0.126038864254951">
                <text:p>-0.126038864254951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77267106">
                <text:p>7.77267106</text:p>
              </table:table-cell>
              <table:table-cell office:value-type="float" office:value="-0.126038864254951">
                <text:p>-0.126038864254951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77417806">
                <text:p>7.77417806</text:p>
              </table:table-cell>
              <table:table-cell office:value-type="float" office:value="-0.126038864254951">
                <text:p>-0.126038864254951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7755545">
                <text:p>7.7755545</text:p>
              </table:table-cell>
              <table:table-cell office:value-type="float" office:value="-0.126038864254951">
                <text:p>-0.126038864254951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77713372">
                <text:p>7.77713372</text:p>
              </table:table-cell>
              <table:table-cell office:value-type="float" office:value="-0.126038864254951">
                <text:p>-0.126038864254951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77850658">
                <text:p>7.77850658</text:p>
              </table:table-cell>
              <table:table-cell office:value-type="float" office:value="-0.126038864254951">
                <text:p>-0.126038864254951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78003654">
                <text:p>7.78003654</text:p>
              </table:table-cell>
              <table:table-cell office:value-type="float" office:value="-0.126038864254951">
                <text:p>-0.126038864254951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78138812">
                <text:p>7.78138812</text:p>
              </table:table-cell>
              <table:table-cell office:value-type="float" office:value="-0.12431001663208">
                <text:p>-0.12431001663208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78274998">
                <text:p>7.78274998</text:p>
              </table:table-cell>
              <table:table-cell office:value-type="float" office:value="-0.12431001663208">
                <text:p>-0.12431001663208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78426368">
                <text:p>7.78426368</text:p>
              </table:table-cell>
              <table:table-cell office:value-type="float" office:value="-0.12431001663208">
                <text:p>-0.12431001663208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78567218">
                <text:p>7.78567218</text:p>
              </table:table-cell>
              <table:table-cell office:value-type="float" office:value="-0.12431001663208">
                <text:p>-0.12431001663208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78720814">
                <text:p>7.78720814</text:p>
              </table:table-cell>
              <table:table-cell office:value-type="float" office:value="-0.12431001663208">
                <text:p>-0.12431001663208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7885836">
                <text:p>7.7885836</text:p>
              </table:table-cell>
              <table:table-cell office:value-type="float" office:value="-0.12431001663208">
                <text:p>-0.12431001663208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79011822">
                <text:p>7.79011822</text:p>
              </table:table-cell>
              <table:table-cell office:value-type="float" office:value="-0.12431001663208">
                <text:p>-0.12431001663208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9151234">
                <text:p>7.79151234</text:p>
              </table:table-cell>
              <table:table-cell office:value-type="float" office:value="-0.120589517056942">
                <text:p>-0.120589517056942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79316758">
                <text:p>7.79316758</text:p>
              </table:table-cell>
              <table:table-cell office:value-type="float" office:value="-0.120589517056942">
                <text:p>-0.120589517056942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79453054">
                <text:p>7.79453054</text:p>
              </table:table-cell>
              <table:table-cell office:value-type="float" office:value="-0.120589517056942">
                <text:p>-0.120589517056942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79605284">
                <text:p>7.79605284</text:p>
              </table:table-cell>
              <table:table-cell office:value-type="float" office:value="-0.120589517056942">
                <text:p>-0.120589517056942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797448">
                <text:p>7.797448</text:p>
              </table:table-cell>
              <table:table-cell office:value-type="float" office:value="-0.120589517056942">
                <text:p>-0.120589517056942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7989857">
                <text:p>7.7989857</text:p>
              </table:table-cell>
              <table:table-cell office:value-type="float" office:value="-0.120589517056942">
                <text:p>-0.120589517056942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80036638">
                <text:p>7.80036638</text:p>
              </table:table-cell>
              <table:table-cell office:value-type="float" office:value="-0.120589517056942">
                <text:p>-0.120589517056942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80171604">
                <text:p>7.80171604</text:p>
              </table:table-cell>
              <table:table-cell office:value-type="float" office:value="-0.118113309144974">
                <text:p>-0.118113309144974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80324752">
                <text:p>7.80324752</text:p>
              </table:table-cell>
              <table:table-cell office:value-type="float" office:value="-0.118113309144974">
                <text:p>-0.118113309144974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80459936">
                <text:p>7.80459936</text:p>
              </table:table-cell>
              <table:table-cell office:value-type="float" office:value="-0.118113309144974">
                <text:p>-0.118113309144974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80612814">
                <text:p>7.80612814</text:p>
              </table:table-cell>
              <table:table-cell office:value-type="float" office:value="-0.118113309144974">
                <text:p>-0.118113309144974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8075247">
                <text:p>7.8075247</text:p>
              </table:table-cell>
              <table:table-cell office:value-type="float" office:value="-0.118113309144974">
                <text:p>-0.118113309144974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80905228">
                <text:p>7.80905228</text:p>
              </table:table-cell>
              <table:table-cell office:value-type="float" office:value="-0.118113309144974">
                <text:p>-0.118113309144974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81044884">
                <text:p>7.81044884</text:p>
              </table:table-cell>
              <table:table-cell office:value-type="float" office:value="-0.118113309144974">
                <text:p>-0.118113309144974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81197386">
                <text:p>7.81197386</text:p>
              </table:table-cell>
              <table:table-cell office:value-type="float" office:value="-0.116408959031105">
                <text:p>-0.116408959031105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1335444">
                <text:p>7.81335444</text:p>
              </table:table-cell>
              <table:table-cell office:value-type="float" office:value="-0.116408959031105">
                <text:p>-0.116408959031105</text:p>
              </table:table-cell>
              <table:table-cell office:value-type="float" office:value="0.201810300350189">
                <text:p>0.2018103003501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1507642">
                <text:p>7.81507642</text:p>
              </table:table-cell>
              <table:table-cell office:value-type="float" office:value="-0.116408959031105">
                <text:p>-0.116408959031105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1649708">
                <text:p>7.81649708</text:p>
              </table:table-cell>
              <table:table-cell office:value-type="float" office:value="-0.116408959031105">
                <text:p>-0.116408959031105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81802368">
                <text:p>7.81802368</text:p>
              </table:table-cell>
              <table:table-cell office:value-type="float" office:value="-0.116408959031105">
                <text:p>-0.116408959031105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81942644">
                <text:p>7.81942644</text:p>
              </table:table-cell>
              <table:table-cell office:value-type="float" office:value="-0.116408959031105">
                <text:p>-0.116408959031105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82094902">
                <text:p>7.82094902</text:p>
              </table:table-cell>
              <table:table-cell office:value-type="float" office:value="-0.114777661859989">
                <text:p>-0.114777661859989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82230462">
                <text:p>7.82230462</text:p>
              </table:table-cell>
              <table:table-cell office:value-type="float" office:value="-0.114777661859989">
                <text:p>-0.114777661859989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82365618">
                <text:p>7.82365618</text:p>
              </table:table-cell>
              <table:table-cell office:value-type="float" office:value="-0.114777661859989">
                <text:p>-0.114777661859989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251658">
                <text:p>7.8251658</text:p>
              </table:table-cell>
              <table:table-cell office:value-type="float" office:value="-0.114777661859989">
                <text:p>-0.114777661859989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82655122">
                <text:p>7.82655122</text:p>
              </table:table-cell>
              <table:table-cell office:value-type="float" office:value="-0.114777661859989">
                <text:p>-0.114777661859989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82809922">
                <text:p>7.82809922</text:p>
              </table:table-cell>
              <table:table-cell office:value-type="float" office:value="-0.114777661859989">
                <text:p>-0.114777661859989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82949674">
                <text:p>7.82949674</text:p>
              </table:table-cell>
              <table:table-cell office:value-type="float" office:value="-0.114777661859989">
                <text:p>-0.114777661859989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83102344">
                <text:p>7.83102344</text:p>
              </table:table-cell>
              <table:table-cell office:value-type="float" office:value="-0.111580848693848">
                <text:p>-0.111580848693848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8324061">
                <text:p>7.8324061</text:p>
              </table:table-cell>
              <table:table-cell office:value-type="float" office:value="-0.111580848693848">
                <text:p>-0.111580848693848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83392026">
                <text:p>7.83392026</text:p>
              </table:table-cell>
              <table:table-cell office:value-type="float" office:value="-0.111580848693848">
                <text:p>-0.111580848693848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83528952">
                <text:p>7.83528952</text:p>
              </table:table-cell>
              <table:table-cell office:value-type="float" office:value="-0.111580848693848">
                <text:p>-0.111580848693848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83663882">
                <text:p>7.83663882</text:p>
              </table:table-cell>
              <table:table-cell office:value-type="float" office:value="-0.111580848693848">
                <text:p>-0.111580848693848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83818584">
                <text:p>7.83818584</text:p>
              </table:table-cell>
              <table:table-cell office:value-type="float" office:value="-0.111580848693848">
                <text:p>-0.111580848693848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83956152">
                <text:p>7.83956152</text:p>
              </table:table-cell>
              <table:table-cell office:value-type="float" office:value="-0.111580848693848">
                <text:p>-0.111580848693848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84107472">
                <text:p>7.84107472</text:p>
              </table:table-cell>
              <table:table-cell office:value-type="float" office:value="-0.109270364046097">
                <text:p>-0.109270364046097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84248596">
                <text:p>7.84248596</text:p>
              </table:table-cell>
              <table:table-cell office:value-type="float" office:value="-0.109270364046097">
                <text:p>-0.109270364046097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84400506">
                <text:p>7.84400506</text:p>
              </table:table-cell>
              <table:table-cell office:value-type="float" office:value="-0.109270364046097">
                <text:p>-0.109270364046097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84562342">
                <text:p>7.84562342</text:p>
              </table:table-cell>
              <table:table-cell office:value-type="float" office:value="-0.109270364046097">
                <text:p>-0.109270364046097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84720708">
                <text:p>7.84720708</text:p>
              </table:table-cell>
              <table:table-cell office:value-type="float" office:value="-0.109270364046097">
                <text:p>-0.109270364046097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84855532">
                <text:p>7.84855532</text:p>
              </table:table-cell>
              <table:table-cell office:value-type="float" office:value="-0.109270364046097">
                <text:p>-0.109270364046097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8501026">
                <text:p>7.8501026</text:p>
              </table:table-cell>
              <table:table-cell office:value-type="float" office:value="-0.109270364046097">
                <text:p>-0.109270364046097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85146542">
                <text:p>7.85146542</text:p>
              </table:table-cell>
              <table:table-cell office:value-type="float" office:value="-0.106001861393452">
                <text:p>-0.106001861393452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85297948">
                <text:p>7.85297948</text:p>
              </table:table-cell>
              <table:table-cell office:value-type="float" office:value="-0.106001861393452">
                <text:p>-0.106001861393452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85435108">
                <text:p>7.85435108</text:p>
              </table:table-cell>
              <table:table-cell office:value-type="float" office:value="-0.106001861393452">
                <text:p>-0.106001861393452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8556855">
                <text:p>7.8556855</text:p>
              </table:table-cell>
              <table:table-cell office:value-type="float" office:value="-0.106001861393452">
                <text:p>-0.106001861393452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85724758">
                <text:p>7.85724758</text:p>
              </table:table-cell>
              <table:table-cell office:value-type="float" office:value="-0.106001861393452">
                <text:p>-0.106001861393452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85858634">
                <text:p>7.85858634</text:p>
              </table:table-cell>
              <table:table-cell office:value-type="float" office:value="-0.106001861393452">
                <text:p>-0.106001861393452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86012096">
                <text:p>7.86012096</text:p>
              </table:table-cell>
              <table:table-cell office:value-type="float" office:value="-0.106001861393452">
                <text:p>-0.106001861393452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86300634">
                <text:p>7.86300634</text:p>
              </table:table-cell>
              <table:table-cell office:value-type="float" office:value="-0.103505410254002">
                <text:p>-0.103505410254002</text:p>
              </table:table-cell>
              <table:table-cell office:value-type="float" office:value="0.235151052474976">
                <text:p>0.2351510524749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86509776">
                <text:p>7.86509776</text:p>
              </table:table-cell>
              <table:table-cell office:value-type="float" office:value="-0.103505410254002">
                <text:p>-0.103505410254002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86643412">
                <text:p>7.86643412</text:p>
              </table:table-cell>
              <table:table-cell office:value-type="float" office:value="-0.103505410254002">
                <text:p>-0.103505410254002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8685102">
                <text:p>7.8685102</text:p>
              </table:table-cell>
              <table:table-cell office:value-type="float" office:value="-0.103505410254002">
                <text:p>-0.103505410254002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87049822">
                <text:p>7.87049822</text:p>
              </table:table-cell>
              <table:table-cell office:value-type="float" office:value="-0.103505410254002">
                <text:p>-0.103505410254002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8719355">
                <text:p>7.8719355</text:p>
              </table:table-cell>
              <table:table-cell office:value-type="float" office:value="-0.0987078547477722">
                <text:p>-0.0987078547477722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87397764">
                <text:p>7.87397764</text:p>
              </table:table-cell>
              <table:table-cell office:value-type="float" office:value="-0.0987078547477722">
                <text:p>-0.0987078547477722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8759914">
                <text:p>7.8759914</text:p>
              </table:table-cell>
              <table:table-cell office:value-type="float" office:value="-0.0987078547477722">
                <text:p>-0.0987078547477722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87731924">
                <text:p>7.87731924</text:p>
              </table:table-cell>
              <table:table-cell office:value-type="float" office:value="-0.0987078547477722">
                <text:p>-0.0987078547477722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87928748">
                <text:p>7.87928748</text:p>
              </table:table-cell>
              <table:table-cell office:value-type="float" office:value="-0.0987078547477722">
                <text:p>-0.0987078547477722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8813659">
                <text:p>7.8813659</text:p>
              </table:table-cell>
              <table:table-cell office:value-type="float" office:value="-0.0987078547477722">
                <text:p>-0.0987078547477722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88333286">
                <text:p>7.88333286</text:p>
              </table:table-cell>
              <table:table-cell office:value-type="float" office:value="-0.0962090864777565">
                <text:p>-0.0962090864777565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88463596">
                <text:p>7.88463596</text:p>
              </table:table-cell>
              <table:table-cell office:value-type="float" office:value="-0.0962090864777565">
                <text:p>-0.0962090864777565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88703722">
                <text:p>7.88703722</text:p>
              </table:table-cell>
              <table:table-cell office:value-type="float" office:value="-0.0962090864777565">
                <text:p>-0.0962090864777565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8890915">
                <text:p>7.8890915</text:p>
              </table:table-cell>
              <table:table-cell office:value-type="float" office:value="-0.0962090864777565">
                <text:p>-0.0962090864777565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9038274">
                <text:p>7.89038274</text:p>
              </table:table-cell>
              <table:table-cell office:value-type="float" office:value="-0.0962090864777565">
                <text:p>-0.0962090864777565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9237274">
                <text:p>7.89237274</text:p>
              </table:table-cell>
              <table:table-cell office:value-type="float" office:value="-0.0946320071816444">
                <text:p>-0.0946320071816444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89449102">
                <text:p>7.89449102</text:p>
              </table:table-cell>
              <table:table-cell office:value-type="float" office:value="-0.0946320071816444">
                <text:p>-0.0946320071816444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89649976">
                <text:p>7.89649976</text:p>
              </table:table-cell>
              <table:table-cell office:value-type="float" office:value="-0.0946320071816444">
                <text:p>-0.0946320071816444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89798458">
                <text:p>7.89798458</text:p>
              </table:table-cell>
              <table:table-cell office:value-type="float" office:value="-0.0946320071816444">
                <text:p>-0.0946320071816444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90001758">
                <text:p>7.90001758</text:p>
              </table:table-cell>
              <table:table-cell office:value-type="float" office:value="-0.0946320071816444">
                <text:p>-0.0946320071816444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90207588">
                <text:p>7.90207588</text:p>
              </table:table-cell>
              <table:table-cell office:value-type="float" office:value="-0.0911298021674156">
                <text:p>-0.0911298021674156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9033678">
                <text:p>7.9033678</text:p>
              </table:table-cell>
              <table:table-cell office:value-type="float" office:value="-0.0911298021674156">
                <text:p>-0.0911298021674156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90543842">
                <text:p>7.90543842</text:p>
              </table:table-cell>
              <table:table-cell office:value-type="float" office:value="-0.0911298021674156">
                <text:p>-0.0911298021674156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90759282">
                <text:p>7.90759282</text:p>
              </table:table-cell>
              <table:table-cell office:value-type="float" office:value="-0.0911298021674156">
                <text:p>-0.0911298021674156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9095597">
                <text:p>7.9095597</text:p>
              </table:table-cell>
              <table:table-cell office:value-type="float" office:value="-0.0911298021674156">
                <text:p>-0.0911298021674156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91104402">
                <text:p>7.91104402</text:p>
              </table:table-cell>
              <table:table-cell office:value-type="float" office:value="-0.0862535387277603">
                <text:p>-0.0862535387277603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91309506">
                <text:p>7.91309506</text:p>
              </table:table-cell>
              <table:table-cell office:value-type="float" office:value="-0.0862535387277603">
                <text:p>-0.0862535387277603</text:p>
              </table:table-cell>
              <table:table-cell office:value-type="float" office:value="0.258070975542068">
                <text:p>0.2580709755420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91536586">
                <text:p>7.91536586</text:p>
              </table:table-cell>
              <table:table-cell office:value-type="float" office:value="-0.0862535387277603">
                <text:p>-0.0862535387277603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9173886">
                <text:p>7.9173886</text:p>
              </table:table-cell>
              <table:table-cell office:value-type="float" office:value="-0.0862535387277603">
                <text:p>-0.0862535387277603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91866832">
                <text:p>7.91866832</text:p>
              </table:table-cell>
              <table:table-cell office:value-type="float" office:value="-0.0862535387277603">
                <text:p>-0.0862535387277603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92069198">
                <text:p>7.92069198</text:p>
              </table:table-cell>
              <table:table-cell office:value-type="float" office:value="-0.0862535387277603">
                <text:p>-0.0862535387277603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92266156">
                <text:p>7.92266156</text:p>
              </table:table-cell>
              <table:table-cell office:value-type="float" office:value="-0.0808985456824303">
                <text:p>-0.0808985456824303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92411676">
                <text:p>7.92411676</text:p>
              </table:table-cell>
              <table:table-cell office:value-type="float" office:value="-0.0808985456824303">
                <text:p>-0.0808985456824303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9261867">
                <text:p>7.9261867</text:p>
              </table:table-cell>
              <table:table-cell office:value-type="float" office:value="-0.0808985456824303">
                <text:p>-0.0808985456824303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92833526">
                <text:p>7.92833526</text:p>
              </table:table-cell>
              <table:table-cell office:value-type="float" office:value="-0.0808985456824303">
                <text:p>-0.0808985456824303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93037756">
                <text:p>7.93037756</text:p>
              </table:table-cell>
              <table:table-cell office:value-type="float" office:value="-0.0808985456824303">
                <text:p>-0.0808985456824303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9316968">
                <text:p>7.9316968</text:p>
              </table:table-cell>
              <table:table-cell office:value-type="float" office:value="-0.0777202397584915">
                <text:p>-0.0777202397584915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9337274">
                <text:p>7.9337274</text:p>
              </table:table-cell>
              <table:table-cell office:value-type="float" office:value="-0.0777202397584915">
                <text:p>-0.0777202397584915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9357028">
                <text:p>7.9357028</text:p>
              </table:table-cell>
              <table:table-cell office:value-type="float" office:value="-0.0777202397584915">
                <text:p>-0.0777202397584915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9379124">
                <text:p>7.9379124</text:p>
              </table:table-cell>
              <table:table-cell office:value-type="float" office:value="-0.0777202397584915">
                <text:p>-0.0777202397584915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93922916">
                <text:p>7.93922916</text:p>
              </table:table-cell>
              <table:table-cell office:value-type="float" office:value="-0.0777202397584915">
                <text:p>-0.0777202397584915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94128388">
                <text:p>7.94128388</text:p>
              </table:table-cell>
              <table:table-cell office:value-type="float" office:value="-0.0777202397584915">
                <text:p>-0.0777202397584915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94326234">
                <text:p>7.94326234</text:p>
              </table:table-cell>
              <table:table-cell office:value-type="float" office:value="-0.0741415992379189">
                <text:p>-0.0741415992379189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94456104">
                <text:p>7.94456104</text:p>
              </table:table-cell>
              <table:table-cell office:value-type="float" office:value="-0.0741415992379189">
                <text:p>-0.0741415992379189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94661652">
                <text:p>7.94661652</text:p>
              </table:table-cell>
              <table:table-cell office:value-type="float" office:value="-0.0741415992379189">
                <text:p>-0.0741415992379189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9486192">
                <text:p>7.9486192</text:p>
              </table:table-cell>
              <table:table-cell office:value-type="float" office:value="-0.0741415992379189">
                <text:p>-0.0741415992379189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95008392">
                <text:p>7.95008392</text:p>
              </table:table-cell>
              <table:table-cell office:value-type="float" office:value="-0.0741415992379189">
                <text:p>-0.0741415992379189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5211578">
                <text:p>7.95211578</text:p>
              </table:table-cell>
              <table:table-cell office:value-type="float" office:value="-0.0710393488407135">
                <text:p>-0.0710393488407135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5414578">
                <text:p>7.95414578</text:p>
              </table:table-cell>
              <table:table-cell office:value-type="float" office:value="-0.0710393488407135">
                <text:p>-0.0710393488407135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5611286">
                <text:p>7.95611286</text:p>
              </table:table-cell>
              <table:table-cell office:value-type="float" office:value="-0.0710393488407135">
                <text:p>-0.0710393488407135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95748014">
                <text:p>7.95748014</text:p>
              </table:table-cell>
              <table:table-cell office:value-type="float" office:value="-0.0710393488407135">
                <text:p>-0.0710393488407135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95956826">
                <text:p>7.95956826</text:p>
              </table:table-cell>
              <table:table-cell office:value-type="float" office:value="-0.0710393488407135">
                <text:p>-0.0710393488407135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96163896">
                <text:p>7.96163896</text:p>
              </table:table-cell>
              <table:table-cell office:value-type="float" office:value="-0.0677399709820747">
                <text:p>-0.0677399709820747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96309474">
                <text:p>7.96309474</text:p>
              </table:table-cell>
              <table:table-cell office:value-type="float" office:value="-0.0677399709820747">
                <text:p>-0.0677399709820747</text:p>
              </table:table-cell>
              <table:table-cell office:value-type="float" office:value="0.345037430524826">
                <text:p>0.3450374305248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96524466">
                <text:p>7.96524466</text:p>
              </table:table-cell>
              <table:table-cell office:value-type="float" office:value="-0.0677399709820747">
                <text:p>-0.0677399709820747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9673612">
                <text:p>7.9673612</text:p>
              </table:table-cell>
              <table:table-cell office:value-type="float" office:value="-0.0677399709820747">
                <text:p>-0.0677399709820747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9694103">
                <text:p>7.9694103</text:p>
              </table:table-cell>
              <table:table-cell office:value-type="float" office:value="-0.0677399709820747">
                <text:p>-0.0677399709820747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97070354">
                <text:p>7.97070354</text:p>
              </table:table-cell>
              <table:table-cell office:value-type="float" office:value="-0.0677399709820747">
                <text:p>-0.0677399709820747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97273506">
                <text:p>7.97273506</text:p>
              </table:table-cell>
              <table:table-cell office:value-type="float" office:value="-0.064004972577095">
                <text:p>-0.064004972577095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97470842">
                <text:p>7.97470842</text:p>
              </table:table-cell>
              <table:table-cell office:value-type="float" office:value="-0.064004972577095">
                <text:p>-0.064004972577095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97672342">
                <text:p>7.97672342</text:p>
              </table:table-cell>
              <table:table-cell office:value-type="float" office:value="-0.064004972577095">
                <text:p>-0.064004972577095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97861418">
                <text:p>7.97861418</text:p>
              </table:table-cell>
              <table:table-cell office:value-type="float" office:value="-0.064004972577095">
                <text:p>-0.064004972577095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98063054">
                <text:p>7.98063054</text:p>
              </table:table-cell>
              <table:table-cell office:value-type="float" office:value="-0.064004972577095">
                <text:p>-0.064004972577095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98266766">
                <text:p>7.98266766</text:p>
              </table:table-cell>
              <table:table-cell office:value-type="float" office:value="-0.0603243261575699">
                <text:p>-0.0603243261575699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9846961">
                <text:p>7.9846961</text:p>
              </table:table-cell>
              <table:table-cell office:value-type="float" office:value="-0.0603243261575699">
                <text:p>-0.0603243261575699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98615852">
                <text:p>7.98615852</text:p>
              </table:table-cell>
              <table:table-cell office:value-type="float" office:value="-0.0603243261575699">
                <text:p>-0.0603243261575699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9881602">
                <text:p>7.9881602</text:p>
              </table:table-cell>
              <table:table-cell office:value-type="float" office:value="-0.0603243261575699">
                <text:p>-0.0603243261575699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99028288">
                <text:p>7.99028288</text:p>
              </table:table-cell>
              <table:table-cell office:value-type="float" office:value="-0.0603243261575699">
                <text:p>-0.0603243261575699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99234668">
                <text:p>7.99234668</text:p>
              </table:table-cell>
              <table:table-cell office:value-type="float" office:value="-0.0525752454996109">
                <text:p>-0.0525752454996109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936659">
                <text:p>7.9936659</text:p>
              </table:table-cell>
              <table:table-cell office:value-type="float" office:value="-0.0525752454996109">
                <text:p>-0.0525752454996109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99563432">
                <text:p>7.99563432</text:p>
              </table:table-cell>
              <table:table-cell office:value-type="float" office:value="-0.0525752454996109">
                <text:p>-0.0525752454996109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99767926">
                <text:p>7.99767926</text:p>
              </table:table-cell>
              <table:table-cell office:value-type="float" office:value="-0.0525752454996109">
                <text:p>-0.0525752454996109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99916468">
                <text:p>7.99916468</text:p>
              </table:table-cell>
              <table:table-cell office:value-type="float" office:value="-0.0525752454996109">
                <text:p>-0.0525752454996109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00123808">
                <text:p>8.00123808</text:p>
              </table:table-cell>
              <table:table-cell office:value-type="float" office:value="-0.0501533597707748">
                <text:p>-0.0501533597707748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0033812">
                <text:p>8.0033812</text:p>
              </table:table-cell>
              <table:table-cell office:value-type="float" office:value="-0.0501533597707748">
                <text:p>-0.0501533597707748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00530614">
                <text:p>8.00530614</text:p>
              </table:table-cell>
              <table:table-cell office:value-type="float" office:value="-0.0501533597707748">
                <text:p>-0.0501533597707748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00659656">
                <text:p>8.00659656</text:p>
              </table:table-cell>
              <table:table-cell office:value-type="float" office:value="-0.0501533597707748">
                <text:p>-0.0501533597707748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00869478">
                <text:p>8.00869478</text:p>
              </table:table-cell>
              <table:table-cell office:value-type="float" office:value="-0.0501533597707748">
                <text:p>-0.0501533597707748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01096094">
                <text:p>8.01096094</text:p>
              </table:table-cell>
              <table:table-cell office:value-type="float" office:value="-0.0501533597707748">
                <text:p>-0.0501533597707748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01228776">
                <text:p>8.01228776</text:p>
              </table:table-cell>
              <table:table-cell office:value-type="float" office:value="-0.0473493486642838">
                <text:p>-0.0473493486642838</text:p>
              </table:table-cell>
              <table:table-cell office:value-type="float" office:value="0.370271354913712">
                <text:p>0.3702713549137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01451372">
                <text:p>8.01451372</text:p>
              </table:table-cell>
              <table:table-cell office:value-type="float" office:value="-0.0473493486642838">
                <text:p>-0.0473493486642838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01653222">
                <text:p>8.01653222</text:p>
              </table:table-cell>
              <table:table-cell office:value-type="float" office:value="-0.0473493486642838">
                <text:p>-0.0473493486642838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0185355">
                <text:p>8.0185355</text:p>
              </table:table-cell>
              <table:table-cell office:value-type="float" office:value="-0.0473493486642838">
                <text:p>-0.0473493486642838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01999946">
                <text:p>8.01999946</text:p>
              </table:table-cell>
              <table:table-cell office:value-type="float" office:value="-0.0473493486642838">
                <text:p>-0.0473493486642838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02217674">
                <text:p>8.02217674</text:p>
              </table:table-cell>
              <table:table-cell office:value-type="float" office:value="-0.0436882972717285">
                <text:p>-0.0436882972717285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02424784">
                <text:p>8.02424784</text:p>
              </table:table-cell>
              <table:table-cell office:value-type="float" office:value="-0.0436882972717285">
                <text:p>-0.0436882972717285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0262527">
                <text:p>8.0262527</text:p>
              </table:table-cell>
              <table:table-cell office:value-type="float" office:value="-0.0436882972717285">
                <text:p>-0.0436882972717285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02759234">
                <text:p>8.02759234</text:p>
              </table:table-cell>
              <table:table-cell office:value-type="float" office:value="-0.0436882972717285">
                <text:p>-0.0436882972717285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02965896">
                <text:p>8.02965896</text:p>
              </table:table-cell>
              <table:table-cell office:value-type="float" office:value="-0.0436882972717285">
                <text:p>-0.0436882972717285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03169616">
                <text:p>8.03169616</text:p>
              </table:table-cell>
              <table:table-cell office:value-type="float" office:value="-0.0406458675861359">
                <text:p>-0.0406458675861359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3373872">
                <text:p>8.03373872</text:p>
              </table:table-cell>
              <table:table-cell office:value-type="float" office:value="-0.0406458675861359">
                <text:p>-0.0406458675861359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0352337">
                <text:p>8.0352337</text:p>
              </table:table-cell>
              <table:table-cell office:value-type="float" office:value="-0.0406458675861359">
                <text:p>-0.0406458675861359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03675306">
                <text:p>8.03675306</text:p>
              </table:table-cell>
              <table:table-cell office:value-type="float" office:value="-0.0406458675861359">
                <text:p>-0.0406458675861359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0382951">
                <text:p>8.0382951</text:p>
              </table:table-cell>
              <table:table-cell office:value-type="float" office:value="-0.0406458675861359">
                <text:p>-0.0406458675861359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0396551">
                <text:p>8.0396551</text:p>
              </table:table-cell>
              <table:table-cell office:value-type="float" office:value="-0.0406458675861359">
                <text:p>-0.0406458675861359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04121378">
                <text:p>8.04121378</text:p>
              </table:table-cell>
              <table:table-cell office:value-type="float" office:value="-0.0361324697732925">
                <text:p>-0.0361324697732925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04257638">
                <text:p>8.04257638</text:p>
              </table:table-cell>
              <table:table-cell office:value-type="float" office:value="-0.0361324697732925">
                <text:p>-0.0361324697732925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04411592">
                <text:p>8.04411592</text:p>
              </table:table-cell>
              <table:table-cell office:value-type="float" office:value="-0.0361324697732925">
                <text:p>-0.0361324697732925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04590092">
                <text:p>8.04590092</text:p>
              </table:table-cell>
              <table:table-cell office:value-type="float" office:value="-0.0361324697732925">
                <text:p>-0.0361324697732925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04734984">
                <text:p>8.04734984</text:p>
              </table:table-cell>
              <table:table-cell office:value-type="float" office:value="-0.0361324697732925">
                <text:p>-0.0361324697732925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0487034">
                <text:p>8.0487034</text:p>
              </table:table-cell>
              <table:table-cell office:value-type="float" office:value="-0.0361324697732925">
                <text:p>-0.0361324697732925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05021788">
                <text:p>8.05021788</text:p>
              </table:table-cell>
              <table:table-cell office:value-type="float" office:value="-0.0361324697732925">
                <text:p>-0.0361324697732925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05162244">
                <text:p>8.05162244</text:p>
              </table:table-cell>
              <table:table-cell office:value-type="float" office:value="-0.0302277375012636">
                <text:p>-0.0302277375012636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0531336">
                <text:p>8.0531336</text:p>
              </table:table-cell>
              <table:table-cell office:value-type="float" office:value="-0.0302277375012636">
                <text:p>-0.0302277375012636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05451314">
                <text:p>8.05451314</text:p>
              </table:table-cell>
              <table:table-cell office:value-type="float" office:value="-0.0302277375012636">
                <text:p>-0.0302277375012636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05600206">
                <text:p>8.05600206</text:p>
              </table:table-cell>
              <table:table-cell office:value-type="float" office:value="-0.0302277375012636">
                <text:p>-0.0302277375012636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0574019">
                <text:p>8.0574019</text:p>
              </table:table-cell>
              <table:table-cell office:value-type="float" office:value="-0.0302277375012636">
                <text:p>-0.0302277375012636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05875616">
                <text:p>8.05875616</text:p>
              </table:table-cell>
              <table:table-cell office:value-type="float" office:value="-0.0302277375012636">
                <text:p>-0.0302277375012636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06028926">
                <text:p>8.06028926</text:p>
              </table:table-cell>
              <table:table-cell office:value-type="float" office:value="-0.0302277375012636">
                <text:p>-0.0302277375012636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06166584">
                <text:p>8.06166584</text:p>
              </table:table-cell>
              <table:table-cell office:value-type="float" office:value="-0.0258613210171461">
                <text:p>-0.0258613210171461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06317786">
                <text:p>8.06317786</text:p>
              </table:table-cell>
              <table:table-cell office:value-type="float" office:value="-0.0258613210171461">
                <text:p>-0.0258613210171461</text:p>
              </table:table-cell>
              <table:table-cell office:value-type="float" office:value="0.40781244635582">
                <text:p>0.407812446355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06467788">
                <text:p>8.06467788</text:p>
              </table:table-cell>
              <table:table-cell office:value-type="float" office:value="-0.0258613210171461">
                <text:p>-0.0258613210171461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06619618">
                <text:p>8.06619618</text:p>
              </table:table-cell>
              <table:table-cell office:value-type="float" office:value="-0.0258613210171461">
                <text:p>-0.0258613210171461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0676057">
                <text:p>8.0676057</text:p>
              </table:table-cell>
              <table:table-cell office:value-type="float" office:value="-0.0258613210171461">
                <text:p>-0.0258613210171461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06912158">
                <text:p>8.06912158</text:p>
              </table:table-cell>
              <table:table-cell office:value-type="float" office:value="-0.0258613210171461">
                <text:p>-0.0258613210171461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0705272">
                <text:p>8.0705272</text:p>
              </table:table-cell>
              <table:table-cell office:value-type="float" office:value="-0.0258613210171461">
                <text:p>-0.0258613210171461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.07205044">
                <text:p>8.07205044</text:p>
              </table:table-cell>
              <table:table-cell office:value-type="float" office:value="-0.020953731611371">
                <text:p>-0.020953731611371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07340288">
                <text:p>8.07340288</text:p>
              </table:table-cell>
              <table:table-cell office:value-type="float" office:value="-0.020953731611371">
                <text:p>-0.020953731611371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.07493424">
                <text:p>8.07493424</text:p>
              </table:table-cell>
              <table:table-cell office:value-type="float" office:value="-0.020953731611371">
                <text:p>-0.020953731611371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07628504">
                <text:p>8.07628504</text:p>
              </table:table-cell>
              <table:table-cell office:value-type="float" office:value="-0.020953731611371">
                <text:p>-0.020953731611371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07769184">
                <text:p>8.07769184</text:p>
              </table:table-cell>
              <table:table-cell office:value-type="float" office:value="-0.020953731611371">
                <text:p>-0.020953731611371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0791955">
                <text:p>8.0791955</text:p>
              </table:table-cell>
              <table:table-cell office:value-type="float" office:value="-0.020953731611371">
                <text:p>-0.020953731611371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08056532">
                <text:p>8.08056532</text:p>
              </table:table-cell>
              <table:table-cell office:value-type="float" office:value="-0.020953731611371">
                <text:p>-0.020953731611371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.0821297">
                <text:p>8.0821297</text:p>
              </table:table-cell>
              <table:table-cell office:value-type="float" office:value="-0.0157767478376627">
                <text:p>-0.0157767478376627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08350414">
                <text:p>8.08350414</text:p>
              </table:table-cell>
              <table:table-cell office:value-type="float" office:value="-0.0157767478376627">
                <text:p>-0.0157767478376627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0850706">
                <text:p>8.0850706</text:p>
              </table:table-cell>
              <table:table-cell office:value-type="float" office:value="-0.0157767478376627">
                <text:p>-0.0157767478376627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08643284">
                <text:p>8.08643284</text:p>
              </table:table-cell>
              <table:table-cell office:value-type="float" office:value="-0.0157767478376627">
                <text:p>-0.0157767478376627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.0879971">
                <text:p>8.0879971</text:p>
              </table:table-cell>
              <table:table-cell office:value-type="float" office:value="-0.0157767478376627">
                <text:p>-0.0157767478376627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08934296">
                <text:p>8.08934296</text:p>
              </table:table-cell>
              <table:table-cell office:value-type="float" office:value="-0.0157767478376627">
                <text:p>-0.0157767478376627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09069932">
                <text:p>8.09069932</text:p>
              </table:table-cell>
              <table:table-cell office:value-type="float" office:value="-0.0157767478376627">
                <text:p>-0.0157767478376627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0922084">
                <text:p>8.0922084</text:p>
              </table:table-cell>
              <table:table-cell office:value-type="float" office:value="-0.0107149695977569">
                <text:p>-0.0107149695977569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09358686">
                <text:p>8.09358686</text:p>
              </table:table-cell>
              <table:table-cell office:value-type="float" office:value="-0.0107149695977569">
                <text:p>-0.0107149695977569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095391">
                <text:p>8.095391</text:p>
              </table:table-cell>
              <table:table-cell office:value-type="float" office:value="-0.0107149695977569">
                <text:p>-0.0107149695977569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09702152">
                <text:p>8.09702152</text:p>
              </table:table-cell>
              <table:table-cell office:value-type="float" office:value="-0.0107149695977569">
                <text:p>-0.0107149695977569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09841114">
                <text:p>8.09841114</text:p>
              </table:table-cell>
              <table:table-cell office:value-type="float" office:value="-0.0107149695977569">
                <text:p>-0.0107149695977569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09974544">
                <text:p>8.09974544</text:p>
              </table:table-cell>
              <table:table-cell office:value-type="float" office:value="-0.0107149695977569">
                <text:p>-0.0107149695977569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10129738">
                <text:p>8.10129738</text:p>
              </table:table-cell>
              <table:table-cell office:value-type="float" office:value="-0.00617065420374274">
                <text:p>-0.00617065420374274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10264284">
                <text:p>8.10264284</text:p>
              </table:table-cell>
              <table:table-cell office:value-type="float" office:value="-0.00617065420374274">
                <text:p>-0.00617065420374274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10415484">
                <text:p>8.10415484</text:p>
              </table:table-cell>
              <table:table-cell office:value-type="float" office:value="-0.00617065420374274">
                <text:p>-0.00617065420374274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10553826">
                <text:p>8.10553826</text:p>
              </table:table-cell>
              <table:table-cell office:value-type="float" office:value="-0.00617065420374274">
                <text:p>-0.00617065420374274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1070673">
                <text:p>8.1070673</text:p>
              </table:table-cell>
              <table:table-cell office:value-type="float" office:value="-0.00617065420374274">
                <text:p>-0.00617065420374274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10846634">
                <text:p>8.10846634</text:p>
              </table:table-cell>
              <table:table-cell office:value-type="float" office:value="-0.00617065420374274">
                <text:p>-0.00617065420374274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10995414">
                <text:p>8.10995414</text:p>
              </table:table-cell>
              <table:table-cell office:value-type="float" office:value="-0.00617065420374274">
                <text:p>-0.00617065420374274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11134554">
                <text:p>8.11134554</text:p>
              </table:table-cell>
              <table:table-cell office:value-type="float" office:value="-0.00138362881261855">
                <text:p>-0.00138362881261855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1126856">
                <text:p>8.1126856</text:p>
              </table:table-cell>
              <table:table-cell office:value-type="float" office:value="-0.00138362881261855">
                <text:p>-0.00138362881261855</text:p>
              </table:table-cell>
              <table:table-cell office:value-type="float" office:value="0.429760545492172">
                <text:p>0.4297605454921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11447952">
                <text:p>8.11447952</text:p>
              </table:table-cell>
              <table:table-cell office:value-type="float" office:value="-0.00138362881261855">
                <text:p>-0.00138362881261855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11601432">
                <text:p>8.11601432</text:p>
              </table:table-cell>
              <table:table-cell office:value-type="float" office:value="-0.00138362881261855">
                <text:p>-0.00138362881261855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11739856">
                <text:p>8.11739856</text:p>
              </table:table-cell>
              <table:table-cell office:value-type="float" office:value="-0.00138362881261855">
                <text:p>-0.00138362881261855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1189177">
                <text:p>8.1189177</text:p>
              </table:table-cell>
              <table:table-cell office:value-type="float" office:value="-0.00138362881261855">
                <text:p>-0.00138362881261855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12028318">
                <text:p>8.12028318</text:p>
              </table:table-cell>
              <table:table-cell office:value-type="float" office:value="-0.00138362881261855">
                <text:p>-0.00138362881261855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12166036">
                <text:p>8.12166036</text:p>
              </table:table-cell>
              <table:table-cell office:value-type="float" office:value="0.00393661484122276">
                <text:p>0.00393661484122276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12319094">
                <text:p>8.12319094</text:p>
              </table:table-cell>
              <table:table-cell office:value-type="float" office:value="0.00393661484122276">
                <text:p>0.00393661484122276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12453574">
                <text:p>8.12453574</text:p>
              </table:table-cell>
              <table:table-cell office:value-type="float" office:value="0.00393661484122276">
                <text:p>0.00393661484122276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12604534">
                <text:p>8.12604534</text:p>
              </table:table-cell>
              <table:table-cell office:value-type="float" office:value="0.00393661484122276">
                <text:p>0.00393661484122276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1274392">
                <text:p>8.1274392</text:p>
              </table:table-cell>
              <table:table-cell office:value-type="float" office:value="0.00393661484122276">
                <text:p>0.00393661484122276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12894752">
                <text:p>8.12894752</text:p>
              </table:table-cell>
              <table:table-cell office:value-type="float" office:value="0.00393661484122276">
                <text:p>0.00393661484122276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13031914">
                <text:p>8.13031914</text:p>
              </table:table-cell>
              <table:table-cell office:value-type="float" office:value="0.00393661484122276">
                <text:p>0.00393661484122276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13169338">
                <text:p>8.13169338</text:p>
              </table:table-cell>
              <table:table-cell office:value-type="float" office:value="0.0102738570421934">
                <text:p>0.0102738570421934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.13319896">
                <text:p>8.13319896</text:p>
              </table:table-cell>
              <table:table-cell office:value-type="float" office:value="0.0102738570421934">
                <text:p>0.0102738570421934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13457158">
                <text:p>8.13457158</text:p>
              </table:table-cell>
              <table:table-cell office:value-type="float" office:value="0.0102738570421934">
                <text:p>0.0102738570421934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.13612402">
                <text:p>8.13612402</text:p>
              </table:table-cell>
              <table:table-cell office:value-type="float" office:value="0.0102738570421934">
                <text:p>0.0102738570421934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13753334">
                <text:p>8.13753334</text:p>
              </table:table-cell>
              <table:table-cell office:value-type="float" office:value="0.0102738570421934">
                <text:p>0.0102738570421934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13906264">
                <text:p>8.13906264</text:p>
              </table:table-cell>
              <table:table-cell office:value-type="float" office:value="0.0102738570421934">
                <text:p>0.0102738570421934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14042438">
                <text:p>8.14042438</text:p>
              </table:table-cell>
              <table:table-cell office:value-type="float" office:value="0.0102738570421934">
                <text:p>0.0102738570421934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14195422">
                <text:p>8.14195422</text:p>
              </table:table-cell>
              <table:table-cell office:value-type="float" office:value="0.0151224518194795">
                <text:p>0.0151224518194795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14331162">
                <text:p>8.14331162</text:p>
              </table:table-cell>
              <table:table-cell office:value-type="float" office:value="0.0151224518194795">
                <text:p>0.0151224518194795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1446728">
                <text:p>8.1446728</text:p>
              </table:table-cell>
              <table:table-cell office:value-type="float" office:value="0.0151224518194795">
                <text:p>0.0151224518194795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1465586">
                <text:p>8.1465586</text:p>
              </table:table-cell>
              <table:table-cell office:value-type="float" office:value="0.0151224518194795">
                <text:p>0.0151224518194795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14810574">
                <text:p>8.14810574</text:p>
              </table:table-cell>
              <table:table-cell office:value-type="float" office:value="0.0151224518194795">
                <text:p>0.0151224518194795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1494947">
                <text:p>8.1494947</text:p>
              </table:table-cell>
              <table:table-cell office:value-type="float" office:value="0.0151224518194795">
                <text:p>0.0151224518194795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1510008">
                <text:p>8.1510008</text:p>
              </table:table-cell>
              <table:table-cell office:value-type="float" office:value="0.0197785571217537">
                <text:p>0.0197785571217537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15237738">
                <text:p>8.15237738</text:p>
              </table:table-cell>
              <table:table-cell office:value-type="float" office:value="0.0197785571217537">
                <text:p>0.0197785571217537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15371574">
                <text:p>8.15371574</text:p>
              </table:table-cell>
              <table:table-cell office:value-type="float" office:value="0.0197785571217537">
                <text:p>0.0197785571217537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15524012">
                <text:p>8.15524012</text:p>
              </table:table-cell>
              <table:table-cell office:value-type="float" office:value="0.0197785571217537">
                <text:p>0.0197785571217537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15659002">
                <text:p>8.15659002</text:p>
              </table:table-cell>
              <table:table-cell office:value-type="float" office:value="0.0197785571217537">
                <text:p>0.0197785571217537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15813648">
                <text:p>8.15813648</text:p>
              </table:table-cell>
              <table:table-cell office:value-type="float" office:value="0.0197785571217537">
                <text:p>0.0197785571217537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1595345">
                <text:p>8.1595345</text:p>
              </table:table-cell>
              <table:table-cell office:value-type="float" office:value="0.0197785571217537">
                <text:p>0.0197785571217537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16106258">
                <text:p>8.16106258</text:p>
              </table:table-cell>
              <table:table-cell office:value-type="float" office:value="0.0248943511396647">
                <text:p>0.0248943511396647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16246816">
                <text:p>8.16246816</text:p>
              </table:table-cell>
              <table:table-cell office:value-type="float" office:value="0.0248943511396647">
                <text:p>0.0248943511396647</text:p>
              </table:table-cell>
              <table:table-cell office:value-type="float" office:value="0.489553838968277">
                <text:p>0.489553838968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1640918">
                <text:p>8.1640918</text:p>
              </table:table-cell>
              <table:table-cell office:value-type="float" office:value="0.0248943511396647">
                <text:p>0.0248943511396647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16549252">
                <text:p>8.16549252</text:p>
              </table:table-cell>
              <table:table-cell office:value-type="float" office:value="0.0248943511396647">
                <text:p>0.0248943511396647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16706334">
                <text:p>8.16706334</text:p>
              </table:table-cell>
              <table:table-cell office:value-type="float" office:value="0.0248943511396647">
                <text:p>0.0248943511396647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16844726">
                <text:p>8.16844726</text:p>
              </table:table-cell>
              <table:table-cell office:value-type="float" office:value="0.0248943511396647">
                <text:p>0.0248943511396647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16995136">
                <text:p>8.16995136</text:p>
              </table:table-cell>
              <table:table-cell office:value-type="float" office:value="0.0248943511396647">
                <text:p>0.0248943511396647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17132866">
                <text:p>8.17132866</text:p>
              </table:table-cell>
              <table:table-cell office:value-type="float" office:value="0.0310022160410881">
                <text:p>0.0310022160410881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.17268794">
                <text:p>8.17268794</text:p>
              </table:table-cell>
              <table:table-cell office:value-type="float" office:value="0.0310022160410881">
                <text:p>0.0310022160410881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17418878">
                <text:p>8.17418878</text:p>
              </table:table-cell>
              <table:table-cell office:value-type="float" office:value="0.0310022160410881">
                <text:p>0.0310022160410881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.17556318">
                <text:p>8.17556318</text:p>
              </table:table-cell>
              <table:table-cell office:value-type="float" office:value="0.0310022160410881">
                <text:p>0.0310022160410881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.17710822">
                <text:p>8.17710822</text:p>
              </table:table-cell>
              <table:table-cell office:value-type="float" office:value="0.0310022160410881">
                <text:p>0.0310022160410881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.17851666">
                <text:p>8.17851666</text:p>
              </table:table-cell>
              <table:table-cell office:value-type="float" office:value="0.0310022160410881">
                <text:p>0.0310022160410881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.1800616">
                <text:p>8.1800616</text:p>
              </table:table-cell>
              <table:table-cell office:value-type="float" office:value="0.0310022160410881">
                <text:p>0.0310022160410881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.18144178">
                <text:p>8.18144178</text:p>
              </table:table-cell>
              <table:table-cell office:value-type="float" office:value="0.0364549830555916">
                <text:p>0.0364549830555916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.18296464">
                <text:p>8.18296464</text:p>
              </table:table-cell>
              <table:table-cell office:value-type="float" office:value="0.0364549830555916">
                <text:p>0.0364549830555916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18431166">
                <text:p>8.18431166</text:p>
              </table:table-cell>
              <table:table-cell office:value-type="float" office:value="0.0364549830555916">
                <text:p>0.0364549830555916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18566358">
                <text:p>8.18566358</text:p>
              </table:table-cell>
              <table:table-cell office:value-type="float" office:value="0.0364549830555916">
                <text:p>0.0364549830555916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.1872048">
                <text:p>8.1872048</text:p>
              </table:table-cell>
              <table:table-cell office:value-type="float" office:value="0.0364549830555916">
                <text:p>0.0364549830555916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.18858808">
                <text:p>8.18858808</text:p>
              </table:table-cell>
              <table:table-cell office:value-type="float" office:value="0.0364549830555916">
                <text:p>0.0364549830555916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19012322">
                <text:p>8.19012322</text:p>
              </table:table-cell>
              <table:table-cell office:value-type="float" office:value="0.0364549830555916">
                <text:p>0.0364549830555916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19151296">
                <text:p>8.19151296</text:p>
              </table:table-cell>
              <table:table-cell office:value-type="float" office:value="0.0414018630981445">
                <text:p>0.0414018630981445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19306272">
                <text:p>8.19306272</text:p>
              </table:table-cell>
              <table:table-cell office:value-type="float" office:value="0.0414018630981445">
                <text:p>0.0414018630981445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19455558">
                <text:p>8.19455558</text:p>
              </table:table-cell>
              <table:table-cell office:value-type="float" office:value="0.0414018630981445">
                <text:p>0.0414018630981445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.19609702">
                <text:p>8.19609702</text:p>
              </table:table-cell>
              <table:table-cell office:value-type="float" office:value="0.0414018630981445">
                <text:p>0.0414018630981445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.19750238">
                <text:p>8.19750238</text:p>
              </table:table-cell>
              <table:table-cell office:value-type="float" office:value="0.0414018630981445">
                <text:p>0.0414018630981445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19903902">
                <text:p>8.19903902</text:p>
              </table:table-cell>
              <table:table-cell office:value-type="float" office:value="0.0414018630981445">
                <text:p>0.0414018630981445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20041418">
                <text:p>8.20041418</text:p>
              </table:table-cell>
              <table:table-cell office:value-type="float" office:value="0.0414018630981445">
                <text:p>0.0414018630981445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.20191696">
                <text:p>8.20191696</text:p>
              </table:table-cell>
              <table:table-cell office:value-type="float" office:value="0.0457842648029327">
                <text:p>0.0457842648029327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.2032845">
                <text:p>8.2032845</text:p>
              </table:table-cell>
              <table:table-cell office:value-type="float" office:value="0.0457842648029327">
                <text:p>0.0457842648029327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.20461382">
                <text:p>8.20461382</text:p>
              </table:table-cell>
              <table:table-cell office:value-type="float" office:value="0.0457842648029327">
                <text:p>0.0457842648029327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.20616882">
                <text:p>8.20616882</text:p>
              </table:table-cell>
              <table:table-cell office:value-type="float" office:value="0.0457842648029327">
                <text:p>0.0457842648029327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.20756218">
                <text:p>8.20756218</text:p>
              </table:table-cell>
              <table:table-cell office:value-type="float" office:value="0.0457842648029327">
                <text:p>0.0457842648029327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20909016">
                <text:p>8.20909016</text:p>
              </table:table-cell>
              <table:table-cell office:value-type="float" office:value="0.0457842648029327">
                <text:p>0.0457842648029327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21046102">
                <text:p>8.21046102</text:p>
              </table:table-cell>
              <table:table-cell office:value-type="float" office:value="0.0457842648029327">
                <text:p>0.0457842648029327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.21200614">
                <text:p>8.21200614</text:p>
              </table:table-cell>
              <table:table-cell office:value-type="float" office:value="0.050166055560112">
                <text:p>0.050166055560112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.21336582">
                <text:p>8.21336582</text:p>
              </table:table-cell>
              <table:table-cell office:value-type="float" office:value="0.050166055560112">
                <text:p>0.050166055560112</text:p>
              </table:table-cell>
              <table:table-cell office:value-type="float" office:value="0.525559604167938">
                <text:p>0.5255596041679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21517018">
                <text:p>8.21517018</text:p>
              </table:table-cell>
              <table:table-cell office:value-type="float" office:value="0.050166055560112">
                <text:p>0.050166055560112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.21655796">
                <text:p>8.21655796</text:p>
              </table:table-cell>
              <table:table-cell office:value-type="float" office:value="0.050166055560112">
                <text:p>0.050166055560112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.21810232">
                <text:p>8.21810232</text:p>
              </table:table-cell>
              <table:table-cell office:value-type="float" office:value="0.050166055560112">
                <text:p>0.050166055560112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.21949438">
                <text:p>8.21949438</text:p>
              </table:table-cell>
              <table:table-cell office:value-type="float" office:value="0.050166055560112">
                <text:p>0.050166055560112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.22102866">
                <text:p>8.22102866</text:p>
              </table:table-cell>
              <table:table-cell office:value-type="float" office:value="0.0546526350080967">
                <text:p>0.0546526350080967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.22237436">
                <text:p>8.22237436</text:p>
              </table:table-cell>
              <table:table-cell office:value-type="float" office:value="0.0546526350080967">
                <text:p>0.0546526350080967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.22373528">
                <text:p>8.22373528</text:p>
              </table:table-cell>
              <table:table-cell office:value-type="float" office:value="0.0546526350080967">
                <text:p>0.0546526350080967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.22524356">
                <text:p>8.22524356</text:p>
              </table:table-cell>
              <table:table-cell office:value-type="float" office:value="0.0546526350080967">
                <text:p>0.0546526350080967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22660178">
                <text:p>8.22660178</text:p>
              </table:table-cell>
              <table:table-cell office:value-type="float" office:value="0.0546526350080967">
                <text:p>0.0546526350080967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.22815382">
                <text:p>8.22815382</text:p>
              </table:table-cell>
              <table:table-cell office:value-type="float" office:value="0.0546526350080967">
                <text:p>0.0546526350080967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.22953754">
                <text:p>8.22953754</text:p>
              </table:table-cell>
              <table:table-cell office:value-type="float" office:value="0.0546526350080967">
                <text:p>0.0546526350080967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23105456">
                <text:p>8.23105456</text:p>
              </table:table-cell>
              <table:table-cell office:value-type="float" office:value="0.0598451048135757">
                <text:p>0.0598451048135757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2324526">
                <text:p>8.2324526</text:p>
              </table:table-cell>
              <table:table-cell office:value-type="float" office:value="0.0598451048135757">
                <text:p>0.0598451048135757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.23394858">
                <text:p>8.23394858</text:p>
              </table:table-cell>
              <table:table-cell office:value-type="float" office:value="0.0598451048135757">
                <text:p>0.0598451048135757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23534636">
                <text:p>8.23534636</text:p>
              </table:table-cell>
              <table:table-cell office:value-type="float" office:value="0.0598451048135757">
                <text:p>0.0598451048135757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.23670348">
                <text:p>8.23670348</text:p>
              </table:table-cell>
              <table:table-cell office:value-type="float" office:value="0.0598451048135757">
                <text:p>0.0598451048135757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2382457">
                <text:p>8.2382457</text:p>
              </table:table-cell>
              <table:table-cell office:value-type="float" office:value="0.0598451048135757">
                <text:p>0.0598451048135757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23960632">
                <text:p>8.23960632</text:p>
              </table:table-cell>
              <table:table-cell office:value-type="float" office:value="0.0598451048135757">
                <text:p>0.0598451048135757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.24116206">
                <text:p>8.24116206</text:p>
              </table:table-cell>
              <table:table-cell office:value-type="float" office:value="0.0658801272511482">
                <text:p>0.0658801272511482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2425402">
                <text:p>8.2425402</text:p>
              </table:table-cell>
              <table:table-cell office:value-type="float" office:value="0.0658801272511482">
                <text:p>0.0658801272511482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24406618">
                <text:p>8.24406618</text:p>
              </table:table-cell>
              <table:table-cell office:value-type="float" office:value="0.0658801272511482">
                <text:p>0.0658801272511482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24570866">
                <text:p>8.24570866</text:p>
              </table:table-cell>
              <table:table-cell office:value-type="float" office:value="0.0658801272511482">
                <text:p>0.0658801272511482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.24729046">
                <text:p>8.24729046</text:p>
              </table:table-cell>
              <table:table-cell office:value-type="float" office:value="0.0658801272511482">
                <text:p>0.0658801272511482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.24863638">
                <text:p>8.24863638</text:p>
              </table:table-cell>
              <table:table-cell office:value-type="float" office:value="0.0658801272511482">
                <text:p>0.0658801272511482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.25018352">
                <text:p>8.25018352</text:p>
              </table:table-cell>
              <table:table-cell office:value-type="float" office:value="0.0658801272511482">
                <text:p>0.0658801272511482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.25153372">
                <text:p>8.25153372</text:p>
              </table:table-cell>
              <table:table-cell office:value-type="float" office:value="0.0718115419149399">
                <text:p>0.0718115419149399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25306286">
                <text:p>8.25306286</text:p>
              </table:table-cell>
              <table:table-cell office:value-type="float" office:value="0.0718115419149399">
                <text:p>0.0718115419149399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25445714">
                <text:p>8.25445714</text:p>
              </table:table-cell>
              <table:table-cell office:value-type="float" office:value="0.0718115419149399">
                <text:p>0.0718115419149399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25595818">
                <text:p>8.25595818</text:p>
              </table:table-cell>
              <table:table-cell office:value-type="float" office:value="0.0718115419149399">
                <text:p>0.0718115419149399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25736006">
                <text:p>8.25736006</text:p>
              </table:table-cell>
              <table:table-cell office:value-type="float" office:value="0.0718115419149399">
                <text:p>0.0718115419149399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25869694">
                <text:p>8.25869694</text:p>
              </table:table-cell>
              <table:table-cell office:value-type="float" office:value="0.0718115419149399">
                <text:p>0.0718115419149399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26021724">
                <text:p>8.26021724</text:p>
              </table:table-cell>
              <table:table-cell office:value-type="float" office:value="0.0718115419149399">
                <text:p>0.0718115419149399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26159898">
                <text:p>8.26159898</text:p>
              </table:table-cell>
              <table:table-cell office:value-type="float" office:value="0.0778152048587799">
                <text:p>0.0778152048587799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26312348">
                <text:p>8.26312348</text:p>
              </table:table-cell>
              <table:table-cell office:value-type="float" office:value="0.0778152048587799">
                <text:p>0.0778152048587799</text:p>
              </table:table-cell>
              <table:table-cell office:value-type="float" office:value="0.505434095859528">
                <text:p>0.5054340958595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26464556">
                <text:p>8.26464556</text:p>
              </table:table-cell>
              <table:table-cell office:value-type="float" office:value="0.0778152048587799">
                <text:p>0.0778152048587799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26617214">
                <text:p>8.26617214</text:p>
              </table:table-cell>
              <table:table-cell office:value-type="float" office:value="0.0778152048587799">
                <text:p>0.0778152048587799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26846472">
                <text:p>8.26846472</text:p>
              </table:table-cell>
              <table:table-cell office:value-type="float" office:value="0.0778152048587799">
                <text:p>0.0778152048587799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27045392">
                <text:p>8.27045392</text:p>
              </table:table-cell>
              <table:table-cell office:value-type="float" office:value="0.0778152048587799">
                <text:p>0.0778152048587799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27192314">
                <text:p>8.27192314</text:p>
              </table:table-cell>
              <table:table-cell office:value-type="float" office:value="0.0858305394649506">
                <text:p>0.0858305394649506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27375536">
                <text:p>8.27375536</text:p>
              </table:table-cell>
              <table:table-cell office:value-type="float" office:value="0.0858305394649506">
                <text:p>0.0858305394649506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2759292">
                <text:p>8.2759292</text:p>
              </table:table-cell>
              <table:table-cell office:value-type="float" office:value="0.0858305394649506">
                <text:p>0.0858305394649506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27727774">
                <text:p>8.27727774</text:p>
              </table:table-cell>
              <table:table-cell office:value-type="float" office:value="0.0858305394649506">
                <text:p>0.0858305394649506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27925284">
                <text:p>8.27925284</text:p>
              </table:table-cell>
              <table:table-cell office:value-type="float" office:value="0.0858305394649506">
                <text:p>0.0858305394649506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28134472">
                <text:p>8.28134472</text:p>
              </table:table-cell>
              <table:table-cell office:value-type="float" office:value="0.0858305394649506">
                <text:p>0.0858305394649506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283286">
                <text:p>8.283286</text:p>
              </table:table-cell>
              <table:table-cell office:value-type="float" office:value="0.0920632928609848">
                <text:p>0.0920632928609848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2845888">
                <text:p>8.2845888</text:p>
              </table:table-cell>
              <table:table-cell office:value-type="float" office:value="0.0920632928609848">
                <text:p>0.0920632928609848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28665536">
                <text:p>8.28665536</text:p>
              </table:table-cell>
              <table:table-cell office:value-type="float" office:value="0.0920632928609848">
                <text:p>0.0920632928609848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28901718">
                <text:p>8.28901718</text:p>
              </table:table-cell>
              <table:table-cell office:value-type="float" office:value="0.0920632928609848">
                <text:p>0.0920632928609848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29034824">
                <text:p>8.29034824</text:p>
              </table:table-cell>
              <table:table-cell office:value-type="float" office:value="0.0920632928609848">
                <text:p>0.0920632928609848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.29236294">
                <text:p>8.29236294</text:p>
              </table:table-cell>
              <table:table-cell office:value-type="float" office:value="0.0970224365592003">
                <text:p>0.0970224365592003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29441662">
                <text:p>8.29441662</text:p>
              </table:table-cell>
              <table:table-cell office:value-type="float" office:value="0.0970224365592003">
                <text:p>0.0970224365592003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29639074">
                <text:p>8.29639074</text:p>
              </table:table-cell>
              <table:table-cell office:value-type="float" office:value="0.0970224365592003">
                <text:p>0.0970224365592003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2976981">
                <text:p>8.2976981</text:p>
              </table:table-cell>
              <table:table-cell office:value-type="float" office:value="0.0970224365592003">
                <text:p>0.0970224365592003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29974388">
                <text:p>8.29974388</text:p>
              </table:table-cell>
              <table:table-cell office:value-type="float" office:value="0.0970224365592003">
                <text:p>0.0970224365592003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30196796">
                <text:p>8.30196796</text:p>
              </table:table-cell>
              <table:table-cell office:value-type="float" office:value="0.10333438962698">
                <text:p>0.10333438962698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30326898">
                <text:p>8.30326898</text:p>
              </table:table-cell>
              <table:table-cell office:value-type="float" office:value="0.10333438962698">
                <text:p>0.10333438962698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30526378">
                <text:p>8.30526378</text:p>
              </table:table-cell>
              <table:table-cell office:value-type="float" office:value="0.10333438962698">
                <text:p>0.10333438962698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307358">
                <text:p>8.307358</text:p>
              </table:table-cell>
              <table:table-cell office:value-type="float" office:value="0.10333438962698">
                <text:p>0.10333438962698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30931272">
                <text:p>8.30931272</text:p>
              </table:table-cell>
              <table:table-cell office:value-type="float" office:value="0.10333438962698">
                <text:p>0.10333438962698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31065828">
                <text:p>8.31065828</text:p>
              </table:table-cell>
              <table:table-cell office:value-type="float" office:value="0.10333438962698">
                <text:p>0.10333438962698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31293096">
                <text:p>8.31293096</text:p>
              </table:table-cell>
              <table:table-cell office:value-type="float" office:value="0.108693234622478">
                <text:p>0.108693234622478</text:p>
              </table:table-cell>
              <table:table-cell office:value-type="float" office:value="0.552982985973358">
                <text:p>0.5529829859733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31512656">
                <text:p>8.31512656</text:p>
              </table:table-cell>
              <table:table-cell office:value-type="float" office:value="0.108693234622478">
                <text:p>0.108693234622478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31653684">
                <text:p>8.31653684</text:p>
              </table:table-cell>
              <table:table-cell office:value-type="float" office:value="0.108693234622478">
                <text:p>0.108693234622478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31808016">
                <text:p>8.31808016</text:p>
              </table:table-cell>
              <table:table-cell office:value-type="float" office:value="0.108693234622478">
                <text:p>0.108693234622478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3194679">
                <text:p>8.3194679</text:p>
              </table:table-cell>
              <table:table-cell office:value-type="float" office:value="0.108693234622478">
                <text:p>0.108693234622478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32096224">
                <text:p>8.32096224</text:p>
              </table:table-cell>
              <table:table-cell office:value-type="float" office:value="0.11338321864605">
                <text:p>0.11338321864605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3223429">
                <text:p>8.3223429</text:p>
              </table:table-cell>
              <table:table-cell office:value-type="float" office:value="0.11338321864605">
                <text:p>0.11338321864605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32367494">
                <text:p>8.32367494</text:p>
              </table:table-cell>
              <table:table-cell office:value-type="float" office:value="0.11338321864605">
                <text:p>0.11338321864605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32519972">
                <text:p>8.32519972</text:p>
              </table:table-cell>
              <table:table-cell office:value-type="float" office:value="0.11338321864605">
                <text:p>0.11338321864605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3265435">
                <text:p>8.3265435</text:p>
              </table:table-cell>
              <table:table-cell office:value-type="float" office:value="0.11338321864605">
                <text:p>0.11338321864605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32859534">
                <text:p>8.32859534</text:p>
              </table:table-cell>
              <table:table-cell office:value-type="float" office:value="0.11338321864605">
                <text:p>0.11338321864605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33063552">
                <text:p>8.33063552</text:p>
              </table:table-cell>
              <table:table-cell office:value-type="float" office:value="0.11338321864605">
                <text:p>0.11338321864605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33268446">
                <text:p>8.33268446</text:p>
              </table:table-cell>
              <table:table-cell office:value-type="float" office:value="0.117013394832611">
                <text:p>0.117013394832611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33415358">
                <text:p>8.33415358</text:p>
              </table:table-cell>
              <table:table-cell office:value-type="float" office:value="0.117013394832611">
                <text:p>0.117013394832611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3361256">
                <text:p>8.3361256</text:p>
              </table:table-cell>
              <table:table-cell office:value-type="float" office:value="0.117013394832611">
                <text:p>0.117013394832611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3382182">
                <text:p>8.3382182</text:p>
              </table:table-cell>
              <table:table-cell office:value-type="float" office:value="0.117013394832611">
                <text:p>0.117013394832611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3401689">
                <text:p>8.3401689</text:p>
              </table:table-cell>
              <table:table-cell office:value-type="float" office:value="0.117013394832611">
                <text:p>0.117013394832611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341518">
                <text:p>8.341518</text:p>
              </table:table-cell>
              <table:table-cell office:value-type="float" office:value="0.117316320538521">
                <text:p>0.117316320538521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34355634">
                <text:p>8.34355634</text:p>
              </table:table-cell>
              <table:table-cell office:value-type="float" office:value="0.117316320538521">
                <text:p>0.117316320538521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34553506">
                <text:p>8.34553506</text:p>
              </table:table-cell>
              <table:table-cell office:value-type="float" office:value="0.117316320538521">
                <text:p>0.117316320538521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34702612">
                <text:p>8.34702612</text:p>
              </table:table-cell>
              <table:table-cell office:value-type="float" office:value="0.117316320538521">
                <text:p>0.117316320538521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3491082">
                <text:p>8.3491082</text:p>
              </table:table-cell>
              <table:table-cell office:value-type="float" office:value="0.117316320538521">
                <text:p>0.117316320538521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35117624">
                <text:p>8.35117624</text:p>
              </table:table-cell>
              <table:table-cell office:value-type="float" office:value="0.117316320538521">
                <text:p>0.117316320538521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35318344">
                <text:p>8.35318344</text:p>
              </table:table-cell>
              <table:table-cell office:value-type="float" office:value="0.117381744086742">
                <text:p>0.117381744086742</text:p>
              </table:table-cell>
              <table:table-cell office:value-type="float" office:value="0.617560565471649">
                <text:p>0.6175605654716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35503046">
                <text:p>8.35503046</text:p>
              </table:table-cell>
              <table:table-cell office:value-type="float" office:value="0.117381744086742">
                <text:p>0.117381744086742</text:p>
              </table:table-cell>
              <table:table-cell office:value-type="float" office:value="0.617560565471649">
                <text:p>0.6175605654716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